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11</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德语媒体：外交还是对抗？</text:span>
</text:h>
      <text:p text:style-name="P4">
Author: None (Language: zh)</text:p>
      <text:p text:style-name="P4">
Publisher: None</text:p>
      <text:p text:style-name="P4">
Time: 2023-05-10T-4:05:00Z</text:p>
      <text:p text:style-name="P4">
Description: 《世界报》主编发表评论，认为德国外长贝尔博克面对中国时的明确言辞指明了正确的方向。《新苏黎世报》认为，中国对德国实施双重战略。《焦点周刊》写道，德国财长所在自民党应该是做对了。</text:p>
      <text:p text:style-name="P4">
Videos: []</text:p>
      <text:p text:style-name="P4">
Images: ["<text:a xlink:type="simple" xlink:href="https://static.dw.com/image/65561385_303.jpg" text:style-name="Internet_20_link" text:visited-style-name="Visited_20_Internet_20_Link">
65561385_303.jpg</text:a>
"]</text:p>
      <text:p text:style-name="P4">
Subject: 评论分析</text:p>
      <text:p text:style-name="P4">
Subjects: ['贝尔博克', '林德纳', '德中关系']</text:p>
      <text:p text:style-name="P4">
Keywords: ['意见反馈']</text:p>
      <text:p text:style-name="P4">
ID: 65577941</text:p>
      <!--METADATA-->
      <text:p text:style-name="P4">
<text:a xlink:type="simple" xlink:href="https://www.dw.com/zh/overlay/image/article/65577941/65561385" text:style-name="Internet_20_link" text:visited-style-name="Visited_20_Internet_20_Link">
 <draw:frame draw:style-name="fr1" draw:name="Image2" text:anchor-type="as-char" svg:width="6.9236in" svg:height="3.896998in" draw:z-index="0">
<draw:image xlink:href="../Images/dwzh/2023-05-10T-4-05-00Z/65561385_303.jpg" xlink:type="simple" xlink:show="embed" xlink:actuate="onLoad" draw:mime-type="image/jpeg"/>
</draw:frame>
</text:a>
</text:p>
      <text:p text:style-name="P4">
德中外长在柏林会晤</text:p>
      <text:p text:style-name="P4">
（德国之声中文网）《世界报》主编在评论开篇问道："她会再这样做吗？"评论写道："德国外长在面对重大冲突议题时，仍是一如往常的言辞明确：无论是中国对俄罗斯在乌克兰战争的立场，还是台湾或人权问题。对其中国同侪而言，未免太过言辞明确了，他拒绝'来自西方的教师爷'。"</text:p>
      <text:p text:style-name="P4">
评论写道，无论如何，最终还是一个老问题：外交还是对抗。"这个问题让执政联盟分裂。结果是：造势已久的中国战略迄今仍未能出炉。中国是伙伴、竞争者和体制对手，这是本届三党联合政府之前，德国就已达成的一致。但没有确定的是，中国的三种角色中，哪一个是核心。"</text:p>
      <text:p text:style-name="P4">
评论写道，即便是 <text:a xlink:type="simple" xlink:href="https://www.dw.com/zh/zh/德语媒体来自北京的外交挑衅/a-65564357" text:style-name="Internet_20_link" text:visited-style-name="Visited_20_Internet_20_Link">
 </text:a>
这个话题，外长贝尔博克也并不讳言提及。"是的，她又这样做了。在共同新闻发布会上，她友好地谈及气候保护与政府磋商方面的努力。之后则明确指出哪些方面的交流没有那么友好。"</text:p>
      <text:p text:style-name="P4">
评论写道："德国外长的道路指明了正确的方向。……友好并不能改变中国的政策。重要的是设立界限，即便在具体的方面必须合作。正如贝尔博克所为。"</text:p>
      <text:h text:style-name="P12" text:outline-level="3">
<text:span text:style-name="T4">
德国外长访华 如何为马克龙「纠偏」？</text:span>
</text:h>
      <text:h text:style-name="P12" text:outline-level="3">
<text:span text:style-name="T4">
"笼络与惩罚"</text:span>
</text:h>
      <text:p text:style-name="P4">
贝尔博克与中国外长会面的同时， <text:a xlink:type="simple" xlink:href="https://www.dw.com/zh/zh/德语媒体德国财长访华为何被取消/a-65553450" text:style-name="Internet_20_link" text:visited-style-name="Visited_20_Internet_20_Link">
 </text:a>
。这一消息也是多家其它德语媒体关注的内容。《新苏黎世报》写道："在与德国的关系上，中国追从的是双重战略：笼络与惩罚。就在秦刚访问的前一天，柏林的一枚外交炸弹爆炸了：<text:a xlink:type="simple" xlink:href="https://www.dw.com/zh/zh/德国财长遭遇中国闭门羹/a-65560282" text:style-name="Internet_20_link" text:visited-style-name="Visited_20_Internet_20_Link">
 </text:a>
 。"</text:p>
      <text:h text:style-name="P12" text:outline-level="3">
<text:span text:style-name="T4">
联合执政党意见不一</text:span>
</text:h>
      <text:p text:style-name="P4">
《焦点周刊》认为，如果林德纳是因2019年访问香港或者他所在的自民党同仁访问台湾而"受到惩罚"，那就说明，自民党做对了。文章写道："针对德国政府的冒犯原本应该予以回应，比如推迟6月20日的德中政府磋商。但很可能不会有这样的回应，因为各执政党在北京的议题上立场不一。"</text:p>
      <text:p text:style-name="P4">
文章写道："柏林政府感受到北京的压力。绿党所追求的价值观导向的外交政策，鉴于社民党的反对以及北京的进攻性姿态，越来越难以实现。对自民党来说，如果他们受到北京的惩罚，那就说明，他们都做对了。"</text:p>
      <text:p text:style-name="P4">
<text:span text:style-name="T5">
摘编自其他媒体的内容，不代表德国之声的立场或观点。</text:span>
</text:p>
      <text:p text:style-name="P4">
Source: <text:a xlink:type="simple" xlink:href="https://www.dw.com/zh/德语媒体：外交还是对抗？/a-65577941" text:style-name="Internet_20_link" text:visited-style-name="Visited_20_Internet_20_Link">
https://www.dw.com/zh/德语媒体：外交还是对抗？/a-65577941?maca=chi-rss-chi-all-1127-rdf</text:a>
</text:p>
      <!--NEWS-->
      <text:h text:style-name="P10" text:outline-level="1">
<text:span text:style-name="T4">
成蕾遭捕逾千日 伴侶：她最牽掛骨肉分離</text:span>
</text:h>
      <text:p text:style-name="P4">
Author: None (Language: zh)</text:p>
      <text:p text:style-name="P4">
Publisher: None</text:p>
      <text:p text:style-name="P4">
Time: 2023-05-10T05:38:00Z</text:p>
      <text:p text:style-name="P4">
Description: 澳籍華裔記者成蕾本週遭中國逮捕關押逾1000天。她的伴侶向DW透露，雖然成蕾努力維持正常的身心狀態，但她對於與孩子分離太久感到擔憂。專家示警，成蕾案將對在中國生活或工作的外國人帶來寒蟬效應。</text:p>
      <text:p text:style-name="P4">
Videos: []</text:p>
      <text:p text:style-name="P4">
Images: ["<text:a xlink:type="simple" xlink:href="https://static.dw.com/image/56492674_303.jpg" text:style-name="Internet_20_link" text:visited-style-name="Visited_20_Internet_20_Link">
56492674_303.jpg</text:a>
", "<text:a xlink:type="simple" xlink:href="https://static.dw.com/image/63029997_401.jpg" text:style-name="Internet_20_link" text:visited-style-name="Visited_20_Internet_20_Link">
63029997_401.jpg</text:a>
"]</text:p>
      <text:p text:style-name="P4">
Subject: 时政风云</text:p>
      <text:p text:style-name="P4">
Subjects: []</text:p>
      <text:p text:style-name="P4">
Keywords: ['澳大利亚', '岛屿主权争端', '专题报道：全景观看“习马会”', '移民难民', '中国', '中共十九大', '人权', '德中关系']</text:p>
      <text:p text:style-name="P4">
ID: 65568832</text:p>
      <!--METADATA-->
      <text:p text:style-name="P4">
<text:a xlink:type="simple" xlink:href="https://www.dw.com/zh/overlay/image/article/65568832/56492674" text:style-name="Internet_20_link" text:visited-style-name="Visited_20_Internet_20_Link">
 <draw:frame draw:style-name="fr1" draw:name="Image3" text:anchor-type="as-char" svg:width="6.9236in" svg:height="3.896998in" draw:z-index="0">
<draw:image xlink:href="../Images/dwzh/2023-05-10T05-38-00Z/56492674_303.jpg" xlink:type="simple" xlink:show="embed" xlink:actuate="onLoad" draw:mime-type="image/jpeg"/>
</draw:frame>
</text:a>
</text:p>
      <text:p text:style-name="P4">
成蕾自從2020年8月遭中國當局以「洩漏國家機密」罪逮捕後，外界對此案進展知之甚少。</text:p>
      <text:p text:style-name="P4">
（德國之聲中文網）澳大利亞華裔記者成蕾在中國被逮捕關押已逾1000天。自從2020年8月遭中國當局以「洩漏國家機密」罪逮捕後，法院至今僅於2022年3月31日秘密開庭審理一次，審判結果至今一再拖延。</text:p>
      <text:p text:style-name="P4">
成蕾的伴侶、前中國澳洲商會首席執行長柯伊爾（Nick Coyle）本週接受DW訪問時表示， <text:a xlink:type="simple" xlink:href="https://www.dw.com/zh/zh/澳記者成蕾獄中受折磨-遲遲難與家人聯繫/a-63000785" text:style-name="Internet_20_link" text:visited-style-name="Visited_20_Internet_20_Link">
</text:a>
，但過去這段時間，成蕾每個月能定期與澳大利亞外交人員進行30分鐘的領事探視。在中國解除新冠疫情相關限制後，目前得以面對面探視。</text:p>
      <text:p text:style-name="P4">
「這是一個較正面的發展。成蕾正盡可能以最佳的身心狀態面對自己被關押的事實，對她來說，最令她擔憂也牽掛的，是與自己的孩子分離。」柯伊爾透露：「我與她的家人能透過澳大利亞外交人員在領事探視期間將訊息傳遞給她，而外交人員也會在探視她後，將她的信件轉交給我或她的家人。」</text:p>
      <text:p text:style-name="P4">
柯伊爾補充道，成蕾被逮捕後的頭六個月，因為遭警方以指定居所監視居住的方式關押，那段期間對她來說十分煎熬。但他認為成蕾在過程中展現了巨大的勇氣與韌性。透過成蕾轉交的信件，柯伊爾認為成蕾並未失去她過去所擁有的幽默感。</text:p>
      <text:p text:style-name="P4">
成蕾案件遲遲未有進展一事，澳大利亞外長黃英賢（PennyWong）週二（5月9日）再次呼籲中國政府讓成蕾與她的孩子團聚，並重申澳大利亞政對於該案持續拖延感到擔憂。部分專家認為，澳大利亞政府應該持續敦促中國政府在成蕾案件中，保持透明度，因為在她的家人無法直接親自探視她的情況之下，透明度將成為澳大利亞政府在與中國政府交涉此案時的關鍵問題。</text:p>
      <text:p text:style-name="P4">
人權觀察的澳大利亞主任蓋為碩（DanielaGavshon）告訴DW，人權應是澳大利亞政府與中國政府接觸時的一個關鍵議題。她表示：「當律師、家人或領事人員僅能以非常有限的方式接觸遭中國政府關押的被告時，像成蕾這樣的案件會變得非常緊迫。」</text:p>
      <text:p text:style-name="P4">
柯伊爾則肯定 <text:a xlink:type="simple" xlink:href="https://www.dw.com/zh/zh/中澳領導人可望見面-澳總理讓成蕾見家人/a-63050488" text:style-name="Internet_20_link" text:visited-style-name="Visited_20_Internet_20_Link">
 </text:a>
上台後，政府「一直積極主動處理成蕾一案」。他向DW表示：「在澳大利亞與中國政府嘗試修補雙邊關係的前提下，他們有持續向北京強調解決成蕾案件的重要性。」</text:p>
      <text:h text:style-name="P12" text:outline-level="3">
<text:span text:style-name="T4">
無消無息觸發「寒蟬效應」</text:span>
</text:h>
      <text:p text:style-name="P4">
成蕾並非唯一一名在過去幾年遭中國政府以間諜相關罪名逮捕的澳大利亞公民。澳籍華裔作家楊恆均2019年1月在廣州機場被公安逮捕後，便被關押至今。北京市第二中級人民法院2021年5月曾開庭審理他的「間諜案」，但至今仍未獲得最終審判結果。</text:p>
      <text:p text:style-name="P4">
各界普遍認為，成蕾與楊恆均的案件是在中澳關係惡化的大背景下所發生的，但部分觀察人士認為，目前外界很難依據所掌握的有限消息來判定，兩起案件是否為中國政府一貫使用的「人質外交」手法。人權觀察資深中國研究員王亞秋告訴DW：「成蕾的案件與兩個加拿大人的案件仍有不同之處。兩名加拿大人遭關押明顯是因為中國要報復加拿大政府逮捕華為財務長孟晚舟，但成蕾案件的大背景雖為中澳關係惡化，但外界至今仍不清楚她被捕的具體原因。」</text:p>
      <text:p text:style-name="P4">
2018年，中國華為財務長孟晚舟在加拿大遭捕後。隨後中國逮補兩名加拿大公民，以「人質外交」模式施壓加拿大放人。</text:p>
      <text:p text:style-name="P4">
<draw:frame draw:style-name="fr1" draw:name="Image4" text:anchor-type="as-char" svg:width="6.9236in" svg:height="3.896998in" draw:z-index="0">
<draw:image xlink:href="../Images/dwzh/2023-05-10T05-38-00Z/63029997_401.jpg" xlink:type="simple" xlink:show="embed" xlink:actuate="onLoad" draw:mime-type="image/jpeg"/>
</draw:frame>
</text:p>
      <text:p text:style-name="P4">
成蕾的伴侶柯伊爾說，成蕾被逮捕後的頭六個月，因為遭警方以指定居所監視居住的方式關押，那段期間對她來說十分煎熬。</text:p>
      <text:p text:style-name="P4">
不過，王亞秋認為，成蕾案肯定會對在中國生活或工作的外國人帶來寒蟬效應，因為雖然成蕾不像是中國政府過往會打壓的目標，但在她被逮捕後，外界未能獲得太多關於她的消息，這種情況「肯定會產生『寒蟬效應』」。她表示：「成蕾的基本人權都沒被滿足，而在她被關押超過1000天候，至今仍一點消息都沒有，所以這顯示，中國政府對人權的迫害比以往還嚴重。」</text:p>
      <text:p text:style-name="P4">
柯伊爾則向DW表示，他至今仍對中國政府指控成蕾犯下的罪行感到不解，在他認知中，成蕾不可能有特權獲得所謂機密資訊。他說：「作為一名在CGTN（中國環球電視網）工作的外國記者，她不可能接觸到那些資訊。成蕾是一個熱情的澳大利亞公民，但在她的記者生涯中，她也一直促進外國企業在中國或中國企業在外國有好的發展。身為一位商業記者，她認為自己要講述與經濟交往相關的正面故事。」</text:p>
      <text:p text:style-name="P4">
柯伊爾也向中國政府喊話，呼籲中國政府盡快對成蕾案作出合理判決。他說：「我理解中國有一套系統跟程序，但我也想確認，各方都能盡力解決成蕾目前面臨的狀況，讓她盡快回家與孩子團聚。」</text:p>
      <text:p text:style-name="P4">
Source: <text:a xlink:type="simple" xlink:href="https://www.dw.com/zh/成蕾遭捕逾千日-伴侶：她最牽掛骨肉分離/a-65568832" text:style-name="Internet_20_link" text:visited-style-name="Visited_20_Internet_20_Link">
https://www.dw.com/zh/成蕾遭捕逾千日-伴侶：她最牽掛骨肉分離/a-65568832?maca=chi-rss-chi-all-1127-rdf</text:a>
</text:p>
      <!--NEWS-->
      <text:h text:style-name="P10" text:outline-level="1">
<text:span text:style-name="T4">
纳粹政权：从焚书，到烧人</text:span>
</text:h>
      <text:p text:style-name="P4">
Author: None (Language: zh)</text:p>
      <text:p text:style-name="P4">
Publisher: None</text:p>
      <text:p text:style-name="P4">
Time: 2023-05-10T14:39:00Z</text:p>
      <text:p text:style-name="P4">
Description: 九十年前的五月十日，德国大小城市内，到处都可以看到焚烧"非德意志"书籍的熊熊火焰，这些书籍当中包括著名作家托马斯·曼，艾里希·玛丽亚·雷马克以及埃里希·凯斯特纳的作品。</text:p>
      <text:p text:style-name="P4">
Videos: []</text:p>
      <text:p text:style-name="P4">
Images: ["<text:a xlink:type="simple" xlink:href="https://static.dw.com/image/65530397_303.jpg" text:style-name="Internet_20_link" text:visited-style-name="Visited_20_Internet_20_Link">
65530397_303.jpg</text:a>
", "<text:a xlink:type="simple" xlink:href="https://static.dw.com/image/65512299_401.jpg" text:style-name="Internet_20_link" text:visited-style-name="Visited_20_Internet_20_Link">
65512299_401.jpg</text:a>
", "<text:a xlink:type="simple" xlink:href="https://static.dw.com/image/65532385_401.jpg" text:style-name="Internet_20_link" text:visited-style-name="Visited_20_Internet_20_Link">
65532385_401.jpg</text:a>
", "<text:a xlink:type="simple" xlink:href="https://static.dw.com/image/64972651_401.jpg" text:style-name="Internet_20_link" text:visited-style-name="Visited_20_Internet_20_Link">
64972651_401.jpg</text:a>
", "<text:a xlink:type="simple" xlink:href="https://static.dw.com/image/65512130_401.jpg" text:style-name="Internet_20_link" text:visited-style-name="Visited_20_Internet_20_Link">
65512130_401.jpg</text:a>
", "<text:a xlink:type="simple" xlink:href="https://static.dw.com/image/55813568_401.jpg" text:style-name="Internet_20_link" text:visited-style-name="Visited_20_Internet_20_Link">
55813568_401.jpg</text:a>
", "<text:a xlink:type="simple" xlink:href="https://static.dw.com/image/65512309_401.jpg" text:style-name="Internet_20_link" text:visited-style-name="Visited_20_Internet_20_Link">
65512309_401.jpg</text:a>
", "<text:a xlink:type="simple" xlink:href="https://static.dw.com/image/64062196_401.jpg" text:style-name="Internet_20_link" text:visited-style-name="Visited_20_Internet_20_Link">
64062196_401.jpg</text:a>
"]</text:p>
      <text:p text:style-name="P4">
Subject: 文化经纬</text:p>
      <text:p text:style-name="P4">
Subjects: []</text:p>
      <text:p text:style-name="P4">
Keywords: ['纳粹罪行', '纳粹名画事件', '两次世界大战', '纳粹']</text:p>
      <text:p text:style-name="P4">
ID: 65578764</text:p>
      <!--METADATA-->
      <text:p text:style-name="P4">
<text:a xlink:type="simple" xlink:href="https://www.dw.com/zh/overlay/image/article/65578764/65530397" text:style-name="Internet_20_link" text:visited-style-name="Visited_20_Internet_20_Link">
 <draw:frame draw:style-name="fr1" draw:name="Image5" text:anchor-type="as-char" svg:width="6.9236in" svg:height="3.896998in" draw:z-index="0">
<draw:image xlink:href="../Images/dwzh/2023-05-10T14-39-00Z/65530397_303.jpg" xlink:type="simple" xlink:show="embed" xlink:actuate="onLoad" draw:mime-type="image/jpeg"/>
</draw:frame>
</text:a>
</text:p>
      <text:p text:style-name="P4">
（德国之声中文网）五月一个阴雨连绵的晚上，柏林大剧院广场上，熊熊的火焰照亮了围观者的脸庞，而德国作家埃里希·凯斯特纳（Erich Kästner）此时此刻就站在人群中。身着黑色制服的纳粹冲锋队员将成捆成捆的书籍扔向火堆，高音喇叭里则播放着凯斯特纳等违禁作家的名字："反对堕落、反对道德沦丧！捍卫家庭和国家的公序良俗！我要将海因里希·曼(Heinrich Mann)、恩斯特·格拉瑟（Ernst Gläser）、埃里希·凯斯特纳（Erich Kästner）的书籍付之一炬。"</text:p>
      <text:p text:style-name="P4">
<draw:frame draw:style-name="fr1" draw:name="Image6" text:anchor-type="as-char" svg:width="6.9236in" svg:height="3.896998in" draw:z-index="0">
<draw:image xlink:href="../Images/dwzh/2023-05-10T14-39-00Z/65512299_401.jpg" xlink:type="simple" xlink:show="embed" xlink:actuate="onLoad" draw:mime-type="image/jpeg"/>
</draw:frame>
</text:p>
      <text:p text:style-name="P4">
见证了纳粹焚书的柏林贝贝尔广场</text:p>
      <text:p text:style-name="P4">
上述场景发生在1933年5月10日。 <text:a xlink:type="simple" xlink:href="https://www.dw.com/zh/zh/80多年前的纳粹焚书事件/a-51626150" text:style-name="Internet_20_link" text:visited-style-name="Visited_20_Internet_20_Link">
 </text:a>
 。</text:p>
      <text:p text:style-name="P4">
就焚书事件写过多部专著的历史学家特莱斯（WernerTreß）表示："如果没有纳粹，没有发生焚书事件，那么德国的文化多样性以及二十年代涌现出的创新精神想必都会得以延续。"魏玛共和国时期出现的文化艺术复兴，在纳粹上台后很快就烟消云散。而五月十日的焚书狂潮就是一个标志性的事件。</text:p>
      <text:h text:style-name="P12" text:outline-level="3">
<text:span text:style-name="T4">
文化精英纷纷出逃</text:span>
</text:h>
      <text:p text:style-name="P4">
早在焚书行动开始之前，很多被禁的作家就已离开了德国，比如阿尔弗雷德·科尔（Alfred Kerr）、贝尔托尔特-布莱希特（BertoltBrecht）、托马斯和海因里希·曼（Thomas und Heinrich Mann）兄弟俩、艾丽卡和克劳斯·曼（Erika und KlausMann)兄妹、艾尔莎·拉斯克·舒勒（Else Lasker-Schüler）、伊尔姆加德·昆（Irmgard Keun）、恩斯特·托勒（ErnstToller）。</text:p>
      <text:p text:style-name="P4">
<draw:frame draw:style-name="fr1" draw:name="Image7" text:anchor-type="as-char" svg:width="6.9236in" svg:height="3.896998in" draw:z-index="0">
<draw:image xlink:href="../Images/dwzh/2023-05-10T14-39-00Z/65532385_401.jpg" xlink:type="simple" xlink:show="embed" xlink:actuate="onLoad" draw:mime-type="image/jpeg"/>
</draw:frame>
</text:p>
      <text:p text:style-name="P4">
纳粹统治时期，被迫流亡的艾丽卡和克劳斯·曼（Erika und Klaus Mann)兄妹。</text:p>
      <text:p text:style-name="P4">
魏玛共和国时期的文化精英纷纷逃离德国。因为1933年1月30日希特拉上台那一天起，他们就已经意识到，他们在德国已经没有未来了。</text:p>
      <text:h text:style-name="P12" text:outline-level="3">
<text:span text:style-name="T4">
纳粹的死敌：犹太人、左翼人士以及自由派分子</text:span>
</text:h>
      <text:p text:style-name="P4">
早在掌权的数年之前，纳粹就显露出了对反对派赶尽杀绝的决心。被纳粹视作死敌的，除了全体犹太人之外，还包括那些持不同政见的艺术家们。所有不肯接受纳粹意识形态的人，都会被定性为"非德意志化"，成为被禁的异类。遭禁作品及作家的黑名单不断更新，截至1933年5月，黑名单上已有200多名作家，而一年之后，遭禁作品更是多达3500部。</text:p>
      <text:p text:style-name="P4">
作家雷马克尤其受到纳粹的痛恨。1928年，他反映一战残酷场景的小说《西线无战事》出版，并在两年之后被好莱坞搬上银幕。作品中表现出的和平主义理念，令纳粹和保守派感到大为不满，在他们看来，这是对德国士兵的极大侮辱。1930年，好莱坞拍摄的同名电影在德国上映时，纳粹冲锋队在日后官至宣传部长的戈培尔的怂恿下冲击影院，并使影片一度被禁演。</text:p>
      <text:p text:style-name="P4">
<draw:frame draw:style-name="fr1" draw:name="Image8" text:anchor-type="as-char" svg:width="6.9236in" svg:height="3.896998in" draw:z-index="0">
<draw:image xlink:href="../Images/dwzh/2023-05-10T14-39-00Z/64972651_401.jpg" xlink:type="simple" xlink:show="embed" xlink:actuate="onLoad" draw:mime-type="image/jpeg"/>
</draw:frame>
</text:p>
      <text:p text:style-name="P4">
作家雷马克的《西线无战事》三次被搬上银幕，共获六次奥斯卡奖项。</text:p>
      <text:p text:style-name="P4">
作品遭禁时，作家雷马克已经离开了德国。早在1933年纳粹上台之前，他就移民去了瑞士。</text:p>
      <text:h text:style-name="P12" text:outline-level="3">
<text:span text:style-name="T4">
来自美国的公开信</text:span>
</text:h>
      <text:p text:style-name="P4">
卡斯特纳可能是唯一一位在1933年5月10日晚上看着自己的书被烧毁的作家，而同一时间，《纽约时报》则发表了一份面向德国大学生的公开信。 <text:a xlink:type="simple" xlink:href="https://www.dw.com/zh/zh/历史上的今天大学生成为纳粹德国焚书运动主力/a-16799195" text:style-name="Internet_20_link" text:visited-style-name="Visited_20_Internet_20_Link">
</text:a>
 。</text:p>
      <text:p text:style-name="P4">
<draw:frame draw:style-name="fr1" draw:name="Image9" text:anchor-type="as-char" svg:width="6.9236in" svg:height="3.896998in" draw:z-index="0">
<draw:image xlink:href="../Images/dwzh/2023-05-10T14-39-00Z/65512130_401.jpg" xlink:type="simple" xlink:show="embed" xlink:actuate="onLoad" draw:mime-type="image/jpeg"/>
</draw:frame>
</text:p>
      <text:p text:style-name="P4">
反对纳粹焚书的公开信作者凯勒</text:p>
      <text:p text:style-name="P4">
"如果你们相信，你们能够扼杀思想的话，那么， 你们显然没有吸取历史的教训。暴君们曾多次试图扼杀思想，但思想却从未被打倒，并最终战胜暴君。"</text:p>
      <text:p text:style-name="P4">
公开信的作者是美国聋哑及盲人女作家凯勒（ Helen Keller）。同杰克·伦敦、海明威、高尔基等一众外国作家一样 ，凯勒的作品也在纳粹德国被禁止和焚烧。</text:p>
      <text:h text:style-name="P12" text:outline-level="3">
<text:span text:style-name="T4">
"卡斯凯特就站在那儿"</text:span>
</text:h>
      <text:p text:style-name="P4">
1933年5月10日发生在柏林的焚书行动中，突然有一位女士高喊："卡斯凯特就站在那儿"。作家本人后来写道：此时此刻令焚书行动的目击者卡斯凯特感到"极为不舒服"。他离开了焚书现场，但留在了德国，生活的艰辛可想而知。不过，因为他不是犹太人，所以得以坚持到1945年纳粹垮台。</text:p>
      <text:p text:style-name="P4">
<draw:frame draw:style-name="fr1" draw:name="Image10" text:anchor-type="as-char" svg:width="6.9236in" svg:height="3.896998in" draw:z-index="0">
<draw:image xlink:href="../Images/dwzh/2023-05-10T14-39-00Z/55813568_401.jpg" xlink:type="simple" xlink:show="embed" xlink:actuate="onLoad" draw:mime-type="image/jpeg"/>
</draw:frame>
</text:p>
      <text:p text:style-name="P4">
1970年，作家卡斯凯特在一次图书阅读会上。</text:p>
      <text:p text:style-name="P4">
迫害、酷刑、死亡    但大多数人并没有如此幸运。记者和作家卡尔·冯·奥西茨基（Carl vonOssietzky）于1933年被捕，经历了多年监禁和酷刑之后，于1938年死于严密监守下的医院。反军国主义作家埃里希·穆赫萨姆（Erich Mühsam）1934年在奥拉宁堡集中营中被杀害。而留在柏林照顾父亲的德国犹太诗人格特鲁德·科尔马（Gertrud Kolmar ）于1943年死于奥斯威辛集中营。</text:p>
      <text:p text:style-name="P4">
对于那些得以逃离纳粹魔掌的作家来说，在异国他乡以及不同的语言环境中开始新的生活也绝非易事。很多作家不得不停止写作，比如畅销书《人造丝绸女孩》的作者伊尔姆加德·昆以及《柏林亚历山大广场》的作者阿尔弗雷德·多柏林（Alfred Döblin）。更有甚者，一些作家因心理或经济问题，最终选择了自杀，如瓦尔特·本杰明，斯蒂芬·茨威格或恩斯特·拖勒等。</text:p>
      <text:h text:style-name="P12" text:outline-level="3">
<text:span text:style-name="T4">
流亡中的成功作家</text:span>
</text:h>
      <text:p text:style-name="P4">
背井离乡的德国文化精英中，能够继续从事文化事业，并取得成功的，只是极少数。他们当中包括布莱希特和托马斯·曼。</text:p>
      <text:p text:style-name="P4">
历史学家特雷斯表示："对于美国的大学和文化机构来说，大量来自德国的移民简直是个意外收获，他们的影响至今犹在。但这些人才的流失对德国造成的损失，则至今都无法得到弥补。"</text:p>
      <text:h text:style-name="P12" text:outline-level="3">
<text:span text:style-name="T4">
焚书的地方，最终也会烧人</text:span>
</text:h>
      <text:p text:style-name="P4">
焚书行动纪念馆所在的柏林贝贝尔广场上有这样的碑文："焚书的地方，最终也将烧人。"纪念馆则是以色列艺术家乌尔曼设计的一个充满空书架的照明地井。</text:p>
      <text:p text:style-name="P4">
<draw:frame draw:style-name="fr1" draw:name="Image11" text:anchor-type="as-char" svg:width="6.9236in" svg:height="3.896998in" draw:z-index="0">
<draw:image xlink:href="../Images/dwzh/2023-05-10T14-39-00Z/65512309_401.jpg" xlink:type="simple" xlink:show="embed" xlink:actuate="onLoad" draw:mime-type="image/jpeg"/>
</draw:frame>
</text:p>
      <text:p text:style-name="P4">
柏林贝贝尔广场上的焚书纪念馆</text:p>
      <text:p text:style-name="P4">
这个警句本来出自德国犹太诗人海涅1820年的作品，但纳粹时期竟然变成了残酷的现实。特雷斯说："纳粹们在1933年焚烧书籍，1938年焚烧犹太教堂，1942/43年针对欧洲犹太人的大屠杀中，就开始烧人了。"</text:p>
      <text:h text:style-name="P12" text:outline-level="3">
<text:span text:style-name="T4">
焚书：并不是纳粹独创</text:span>
</text:h>
      <text:p text:style-name="P4">
海涅当然不是一名预言家，他之所以写出这样的警句，是反映西班牙中世纪时的宗教审判所。焚书并不是纳粹的独创，而是有着漫长的历史传承。无论是基督教，还是伊斯兰教历史中，都曾有过长达数百年的焚书烧人历史，古希腊以及近代的伊朗和俄罗斯，也曾有过焚烧书籍的情况出现。</text:p>
      <text:p text:style-name="P4">
<draw:frame draw:style-name="fr1" draw:name="Image12" text:anchor-type="as-char" svg:width="6.9236in" svg:height="3.896998in" draw:z-index="0">
<draw:image xlink:href="../Images/dwzh/2023-05-10T14-39-00Z/64062196_401.jpg" xlink:type="simple" xlink:show="embed" xlink:actuate="onLoad" draw:mime-type="image/jpeg"/>
</draw:frame>
</text:p>
      <text:p text:style-name="P4">
德国犹太人诗人海涅：焚书的地方，最终也会烧人。</text:p>
      <text:p text:style-name="P4">
世界上所有的专制政权都惧怕基于自由思想的文字，因为这会威胁到他们的统治地位。正是基于这种恐惧，纳粹在1933年5月10日也焚烧了诗人海涅的作品，而海涅本人早在七十年前就已客死巴黎了。</text:p>
      <text:p text:style-name="P4">
Source: <text:a xlink:type="simple" xlink:href="https://www.dw.com/zh/纳粹政权：从焚书，到烧人/a-65578764" text:style-name="Internet_20_link" text:visited-style-name="Visited_20_Internet_20_Link">
https://www.dw.com/zh/纳粹政权：从焚书，到烧人/a-65578764?maca=chi-rss-chi-all-1127-rdf</text:a>
</text:p>
      <!--NEWS-->
      <text:h text:style-name="P10" text:outline-level="1">
<text:span text:style-name="T4">
世维会代表出席大众汽车股东会　吁关闭新疆工厂</text:span>
</text:h>
      <text:p text:style-name="P4">
Author: None</text:p>
      <text:p text:style-name="P4">
Publisher: Radio Free Asia (Organization)</text:p>
      <text:p text:style-name="P4">
Published Time: 2023-05-10T15:27:00-04:00</text:p>
      <text:p text:style-name="P4">
Modified Time: 2023-05-11T10:01:26-04:00</text:p>
      <text:p text:style-name="P4">
Description: None</text:p>
      <text:p text:style-name="P4">
Videos: []</text:p>
      <text:p text:style-name="P4">
Audios: ["<text:a xlink:type="simple" xlink:href="https://www.rfa.org/mandarin/yataibaodao/junshiwaijiao/kw-05102023101807.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13" text:anchor-type="as-char" svg:width="6.9236in" svg:height="3.88615in" draw:z-index="0">
<draw:image xlink:href="../Images/rfamandarin/2023-05-10T15-27-00-04-00/000000.png" xlink:type="simple" xlink:show="embed" xlink:actuate="onLoad" draw:mime-type="image/png"/>
</draw:frame>
德国大众汽车10日的年度股东会场外，人权活动人士要求大众汽车撤出新疆。 <text:a xlink:type="simple" xlink:href="https://www.rfa.org/mandarin/yataibaodao/junshiwaijiao/kw-05102023101807.html/@@images/image" text:style-name="Internet_20_link" text:visited-style-name="Visited_20_Internet_20_Link">
</text:a>
世界维吾尔代表大会推特截图  <text:a xlink:type="simple" xlink:href="https://www.rfa.org/mandarin/yataibaodao/junshiwaijiao/kw-05102023101807.html/@@stream" text:style-name="Internet_20_link" text:visited-style-name="Visited_20_Internet_20_Link">
</text:a>
</text:p>
      <text:p text:style-name="P4">
德国大众汽车公司周三（10日）举行年度股东会。维吾尔人权团体代表在会中发言，批评该公司在新疆的生产线以及中国供应商均涉及使用强迫劳工。他们呼吁大众公司关闭新疆工厂，并切断与相关供应商的联系。</text:p>
      <text:p text:style-name="P4">
<text:a xlink:type="simple" xlink:href="https://www.rfa.org/mandarin/yataibaodao/junshiwaijiao/ck-03082023081107.html" text:style-name="Internet_20_link" text:visited-style-name="Visited_20_Internet_20_Link">
 <text:span text:style-name="T4">
大众汽车CEO称新疆工厂无强迫劳动被抨击</text:span>
 </text:a>
  * <text:a xlink:type="simple" xlink:href="https://www.rfa.org/mandarin/Xinwen/4-12232022122531.html" text:style-name="Internet_20_link" text:visited-style-name="Visited_20_Internet_20_Link">
 <text:span text:style-name="T4">
打击新疆强迫劳动 美参院致信八大车厂要查</text:span>
 </text:a>
</text:p>
      <text:p text:style-name="Horizontal_20_Line"/>
      <text:p text:style-name="P4">
在德国大众汽车10日的年度股东会上，该公司首席执行官奥利弗·布鲁姆（OliverBlume）表示：“在中国，作为市场中的第一名，我们的运营处于强势地位。去年，我们在这里的全电动ID家庭车辆的交付量增加了一倍多。为了在未来确保这一地位，我们需要正确的战略和适当的步伐。”</text:p>
      <text:p text:style-name="Quotations">

<text:p text:style-name="P4">
【大众汽车在新疆设厂被股东怒斥，董事长惨遭蛋糕袭击！】  &gt;
  在大众汽车5 月 10&gt;
 日股东大会上，与会人士猛烈抨击大众在新疆建设有争议的工厂，反映出投资者对该地区人权记录的担忧。大众汽车董事长不得不低头躲避激进人士扔的蛋糕。股东们还指出，来自中国电动汽车的竞争日益激烈，&gt;
 <text:a xlink:type="simple" xlink:href="https://t.co/ZU3MUGtrTQ" text:style-name="Internet_20_link" text:visited-style-name="Visited_20_Internet_20_Link">
 </text:a>
&gt;
&gt;
 — 自由亚洲电台 (@RFA_Chinese) <text:a xlink:type="simple" xlink:href="https://twitter.com/RFA_Chinese/status/1656433391787466752" text:style-name="Internet_20_link" text:visited-style-name="Visited_20_Internet_20_Link">
&gt;
 </text:a>
</text:p>

</text:p>
      <text:p text:style-name="P4">
布鲁姆谈到中国电动车市场的快速发展，以及大众汽车保持其市场领导地位的战略，即根据中国人的口味设计产品，并建立本地合作伙伴关系。不过，他并没有提到该公司在中国新疆乌鲁木齐与上汽集团合资的生产厂。</text:p>
      <text:p text:style-name="P4">
<draw:frame draw:style-name="fr1" draw:name="Image14" text:anchor-type="as-char" svg:width="6.9236in" svg:height="4.61393in" draw:z-index="0">
<draw:image xlink:href="../Images/rfamandarin/2023-05-10T15-27-00-04-00/000001.png" xlink:type="simple" xlink:show="embed" xlink:actuate="onLoad" draw:mime-type="image/png"/>
</draw:frame>
2023年5月10日，德国柏林，大众汽车首席执行官Oliver Blume在公司年度股东大会上发言。（路透社）  <text:a xlink:type="simple" xlink:href="https://www.rfa.org/mandarin/yataibaodao/junshiwaijiao/kw-05102023101807.html/2023-05-10t091723z_1445940820_rc2lv0asm0fu_rtrmadp_3_volkswagen-agm.jpg" text:style-name="Internet_20_link" text:visited-style-name="Visited_20_Internet_20_Link">
</text:a>
</text:p>
      <text:p text:style-name="P4">
<text:span text:style-name="T4">
世维会呼吁大众公司：关闭新疆工厂 排除涉强迫劳动供应商</text:span>
</text:p>
      <text:p text:style-name="P4">
大会中，人权组织“世界维吾尔代表大会”的代表海玉尔·库尔班（Haiyuer Kuerban）受邀以“重要股东保护伞组织” （DachverbandKritische Aktionaere）的名义发言，提出他们对于该工厂在人权方面的担忧。</text:p>
      <text:p text:style-name="P4">
库尔班告诉本台:“我在演讲里主要要求大众公司关闭在乌鲁木齐的工厂，还有彻底切断它在中国的那些涉及维吾尔强迫劳动的中国公司的所有联系。”</text:p>
      <text:p text:style-name="P4">
库尔班说，德国大众汽车公司作为全世界最大的汽车生产企业之一，也是唯一一个在新疆建立生产业务的公司。10年前，该公司首次在这个中国当局对维吾尔和其他少数民族进行迫害的地区建立了生产线。</text:p>
      <text:p text:style-name="P4">
出于人权问题的担忧，世界维吾尔代表大会早就要求大众公司不要在新疆建立工厂，尤其在2017年，习近平领导下的中共当局在新疆实行一系列种族灭绝政策后，世维会担忧大众公司的供应链存在更多强迫劳动问题，也对该公司施加了更大的舆论压力。</text:p>
      <text:p text:style-name="P4">
<text:span text:style-name="T4">
英国大学报告披露：西方车厂涉及维吾尔人强迫劳动</text:span>
</text:p>
      <text:p text:style-name="P4">
库尔班特别提到，英国谢菲尔德哈伦大学（Sheffield HallamUniversity）在2022年的一份调查报告指出，西方国家的汽车工厂与维吾尔人的强迫劳动之间存在大量联系。很多中国零部件供应商的原料、加工都在新疆，因此国际供应链很容易涉及强迫劳工等侵犯人权的问题。</text:p>
      <text:p text:style-name="P4">
“这个报告里面非常明确地显示，大众公司，特别是和其有直接联系的、在大众公司供应链里扮演着很重要角色的中国公司，在当地中共实行的强迫劳动项目中积极参加，录用从集中营直接调动到各个生产工厂进行强迫劳动的维吾尔人。”库尔班说。</text:p>
      <text:p text:style-name="P4">
据路透社报道，股东大会上，大约有十名活动人士打断高管们的讲话，高声谴责该公司的车辆是用强迫劳动制造的，并挥舞写有“结束维吾尔强迫劳动”的横幅。还有一名抗议人士向大众汽车董事长投出蛋糕，迫使他不得不低头躲避。安全人员随后将抗议者们带出了会场。</text:p>
      <text:p text:style-name="P4">
<draw:frame draw:style-name="fr1" draw:name="Image15" text:anchor-type="as-char" svg:width="6.9236in" svg:height="4.992565in" draw:z-index="0">
<draw:image xlink:href="../Images/rfamandarin/2023-05-10T15-27-00-04-00/000002.png" xlink:type="simple" xlink:show="embed" xlink:actuate="onLoad" draw:mime-type="image/png"/>
</draw:frame>
2023年5月10日，示威人士在德国柏林举行的大众汽车股份公司年度大会前抗议。（路透社）  <text:a xlink:type="simple" xlink:href="https://www.rfa.org/mandarin/yataibaodao/junshiwaijiao/kw-05102023101807.html/2023-05-10t073807z_1718244086_rc2jv0awwp43_rtrmadp_3_volkswagen-agm.jpg" text:style-name="Internet_20_link" text:visited-style-name="Visited_20_Internet_20_Link">
</text:a>
</text:p>
      <text:p text:style-name="P4">
对此，大众汽车发言人告诉路透社：“建设性的对话很重要，股东大会为此提供了一个很好的机会。除了少数人，每个人都遵循指定的指导方针。”</text:p>
      <text:p text:style-name="P4">
<text:span text:style-name="T4">
大众在新疆设厂是政治决定？</text:span>
</text:p>
      <text:p text:style-name="P4">
那么，大众汽车公司对于外界有关新疆工厂的人权问题担忧是如何回应的呢？库尔班说：“他们对中共对维吾尔人的破坏性政策，他们都认知，他们对这个方面有高度的重视。但是他们回避应答我们的主要要求之一，即关闭乌鲁木齐的工厂。”</text:p>
      <text:p text:style-name="P4">
库尔班还告诉本台，当初大众公司在新疆设厂很可能是一个政治性的决定：“根据我们的判断和德国主要媒体的判断，这主要是政治决定，而不是一个经济方面的决定。德国媒体报道说，当时大众公司要在广东地区建立一个大规模的生产基地，中国政府对大众公司施加压力，让他们在乌鲁木齐也要建立一个工厂。”</text:p>
      <text:p text:style-name="P4">
库尔班说，虽然他们无法独立核实这一说法，但大众在乌鲁木齐的生产线规模相对其在中国其他地区的工厂要小很多。德国有关经济分析人士认为，该工厂在生产效率和经济效益方面都不好，10年来也并未给大众公司在经济上带来任何盈利。</text:p>
      <text:p text:style-name="P4">
<text:span text:style-name="T4">
库尔班：低估政治风险 大众公司现在左右为难</text:span>
</text:p>
      <text:p text:style-name="P4">
库尔班认为，中国当局让大众公司在新疆设厂是为了让其更加依赖中国，而大众汽车高层当初很可能大大低估了新疆工厂给他们带来的政治风险。如今，当地的情况已演变成“种族灭绝”的严酷状况，大众公司现在是左右为难。</text:p>
      <text:p text:style-name="P4">
<draw:frame draw:style-name="fr1" draw:name="Image16" text:anchor-type="as-char" svg:width="6.9236in" svg:height="4.603112in" draw:z-index="0">
<draw:image xlink:href="../Images/rfamandarin/2023-05-10T15-27-00-04-00/000003.png" xlink:type="simple" xlink:show="embed" xlink:actuate="onLoad" draw:mime-type="image/png"/>
</draw:frame>
2023年5月10日，德国柏林，大众汽车集团监事会主席汉斯·迪特·潘师（Hans Dieter Poetsch）在公司年度股东大会上发言。（路透社）  <text:a xlink:type="simple" xlink:href="https://www.rfa.org/mandarin/yataibaodao/junshiwaijiao/kw-05102023101807.html/2023-05-10t083110z_231684636_rc2kv0a72zlr_rtrmadp_3_volkswagen-agm.jpg" text:style-name="Internet_20_link" text:visited-style-name="Visited_20_Internet_20_Link">
</text:a>
</text:p>
      <text:p text:style-name="P4">
“在世界维吾尔人大会代表与大众公司高层进行对话的时候，他们也坦白了这一点。也就是，他们虽然想把这个工厂关闭，但他们在法律上没有这样的权利。据说当地的工厂是他们在当地的合作公司所持有，他们没有办法单独做出这样的一个决定。”库尔班说，“更重要的是，他们害怕中国政府把这个作为理由，对他们报复。”</text:p>
      <text:p text:style-name="P4">
今年2月底，大众汽车中国执行长贝瑞德（Ralf Brandstätter）曾前往新疆工厂视察，并声称没有在该工厂发现任何侵犯人权的迹象，将继续在当地生产。</text:p>
      <text:p text:style-name="P4">
库尔班说，在本次股东大会之前，他们已和大众公司的一些大股东进行了沟通，向他们陈述在人权方面的担忧：“要求他们利用自己在大众公司的投资、自己的决定权，对大众公司的执行委员会施压，使他们关闭在乌鲁木齐的工厂，并断绝与所有涉及使用强迫劳工的中国公司的联系。”</text:p>
      <text:p text:style-name="P4">
针对本台有关新疆工厂和强迫劳动等问题的质询,大众汽车公司回复本台表示，大众汽车集团“坚决反对与其全球业务活动中存在强迫劳动和童工”，而且“不容忍任何例外情况”。该公司还表示，“我们仍然没有强迫劳动的证据——无论是在我们的合资工厂还是在供应链中。”</text:p>
      <text:p text:style-name="P4">
记者：凯迪 责编：何平 网编: 何足</text:p>
      <text:p text:style-name="P4">
Source: <text:a xlink:type="simple" xlink:href="https://www.rfa.org/mandarin/yataibaodao/junshiwaijiao/kw-05102023101807.html" text:style-name="Internet_20_link" text:visited-style-name="Visited_20_Internet_20_Link">
https://www.rfa.org/mandarin/yataibaodao/junshiwaijiao/kw-05102023101807.html</text:a>
</text:p>
      <!--NEWS-->
      <text:h text:style-name="P10" text:outline-level="1">
<text:span text:style-name="T4">
专栏 | 网络博弈：《乌衣你在哪儿》关注中国反抗不义女性</text:span>
</text:h>
      <text:p text:style-name="P4">
Author: None</text:p>
      <text:p text:style-name="P4">
Publisher: Radio Free Asia (Organization)</text:p>
      <text:p text:style-name="P4">
Published Time: 2023-05-10T15:57:00-04:00</text:p>
      <text:p text:style-name="P4">
Modified Time: 2023-05-11T02:43:27-04:00</text:p>
      <text:p text:style-name="P4">
Description: None</text:p>
      <text:p text:style-name="P4">
Videos: []</text:p>
      <text:p text:style-name="P4">
Audios: ["<text:a xlink:type="simple" xlink:href="https://www.rfa.org/mandarin/zhuanlan/wangluoboyi/iwar-051020231534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 text:anchor-type="as-char" svg:width="6.9236in" svg:height="3.88615in" draw:z-index="0">
<draw:image xlink:href="../Images/rfamandarin/2023-05-10T15-57-00-04-00/000000.png" xlink:type="simple" xlink:show="embed" xlink:actuate="onLoad" draw:mime-type="image/png"/>
</draw:frame>
 长安修明填词的另一首歌曲《乌衣你在哪儿》 <text:a xlink:type="simple" xlink:href="https://www.rfa.org/mandarin/zhuanlan/wangluoboyi/iwar-05102023153418.html/@@images/image" text:style-name="Internet_20_link" text:visited-style-name="Visited_20_Internet_20_Link">
</text:a>
长安修明油管视频截图  <text:a xlink:type="simple" xlink:href="https://www.rfa.org/mandarin/zhuanlan/wangluoboyi/iwar-05102023153418.html/@@stream" text:style-name="Internet_20_link" text:visited-style-name="Visited_20_Internet_20_Link">
</text:a>
</text:p>
      <text:p text:style-name="P4">
上期节目里，我们为大家介绍了从中国到美国求学的文人画家长安修明创作的呼吁中国释放白纸运动被捕青年的歌曲《少年的诗篇》。今天的节目，我们为大家介绍长安修明填词的另一首歌曲《乌衣你在哪儿》。</text:p>
      <text:p text:style-name="P4">
乌衣是中国一位90后女孩，她的网名是乌衣古城，微博名是我能抱起120斤。据民生观察网站的消息，去年2月11号，去江苏丰县声援探望铁链女的乌衣和另外一位网友被徐州警方以“寻衅滋事”的罪名拘捕，一周后获释。乌衣获释后在微博上披露了在徐州被关押期间被殴打虐待的情况，去年3月2号再次被徐州警方带走，在徐州沛县再次被以“寻衅滋事”的名义监视居住。</text:p>
      <text:p text:style-name="P4">
今天的《网络博弈》节目请听我们对《乌衣你在哪儿》这首歌的歌词作者长安修明的专访。</text:p>
      <text:p text:style-name="P4">
连续两个三八节，海外舆网络舆论在关注铁链女和中国拐卖妇女现象的同时，也呼吁中国释放因关注铁链女而失去自由的乌衣。</text:p>
      <text:p text:style-name="P4">
长安修明创作的很多歌曲关注中国维权运动。他这首歌曲《乌衣你在哪儿》去年11月发表遭到中国封禁的美国油管网个人帐号上。长安修明在油管上表示，以此歌致敬每一位反抗不义的女性，一起向历史要答案。</text:p>
      <text:p text:style-name="P4">
实际上，长安修明不仅关注中国这些因为维权遭受打压的女性，也关注伊朗等世界其它地方有共同苦难的女性的命运。</text:p>
      <text:p text:style-name="P4">
另外，长安修明还在油管个人频道上推出了《你不要爱我 》、《那个时刻》等多个关注中国底层政治诉求或者反洗脑的歌曲。</text:p>
      <text:p text:style-name="P4">
详细情况请点击本网页《网络博弈》节目的音频文件链接。</text:p>
      <text:p text:style-name="P4">
欢迎大家在网上转推《网络博弈》节目声音链接。</text:p>
      <text:p text:style-name="P4">
主持人小安的社交媒体：</text:p>
      <text:p text:style-name="P4">
推特账号：https://twitter.com/XIAOAN000</text:p>
      <text:p text:style-name="P4">
脸书账号：https://www.facebook.com/pei.an.58</text:p>
      <text:p text:style-name="P4">
声明：自由亚洲电台播出的被采访者的观点并不一定代表自由亚洲电台的立场。</text:p>
      <text:p text:style-name="P4">
Source: <text:a xlink:type="simple" xlink:href="https://www.rfa.org/mandarin/zhuanlan/wangluoboyi/iwar-05102023153418.html" text:style-name="Internet_20_link" text:visited-style-name="Visited_20_Internet_20_Link">
https://www.rfa.org/mandarin/zhuanlan/wangluoboyi/iwar-05102023153418.html</text:a>
</text:p>
      <!--NEWS-->
      <text:h text:style-name="P10" text:outline-level="1">
<text:span text:style-name="T4">
深度专题｜“蜜獾行动”揭密(上)：一张萤幕截图泄露中国隐密的舆论操作</text:span>
</text:h>
      <text:p text:style-name="P4">
Author: 编译：董喆</text:p>
      <text:p text:style-name="P4">
Publisher: Radio Free Asia (Organization)</text:p>
      <text:p text:style-name="P4">
Published Time: 2023-05-10T19:34:00-04:00</text:p>
      <text:p text:style-name="P4">
Modified Time: 2023-05-11T09:47:13-04:00</text:p>
      <text:p text:style-name="P4">
Description: 编译：董喆</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 "<text:a xlink:type="simple" xlink:href="000006.png" text:style-name="Internet_20_link" text:visited-style-name="Visited_20_Internet_20_Link">
000006.png</text:a>
", "<text:a xlink:type="simple" xlink:href="000007.png" text:style-name="Internet_20_link" text:visited-style-name="Visited_20_Internet_20_Link">
000007.png</text:a>
", "<text:a xlink:type="simple" xlink:href="000008.png" text:style-name="Internet_20_link" text:visited-style-name="Visited_20_Internet_20_Link">
000008.png</text:a>
", "<text:a xlink:type="simple" xlink:href="000009.png" text:style-name="Internet_20_link" text:visited-style-name="Visited_20_Internet_20_Link">
000009.png</text:a>
", "<text:a xlink:type="simple" xlink:href="000010.png" text:style-name="Internet_20_link" text:visited-style-name="Visited_20_Internet_20_Link">
000010.png</text:a>
", "<text:a xlink:type="simple" xlink:href="000011.png" text:style-name="Internet_20_link" text:visited-style-name="Visited_20_Internet_20_Link">
000011.png</text:a>
"]</text:p>
      <!--METADATA-->
      <text:p text:style-name="P4">
<draw:frame draw:style-name="fr1" draw:name="Image18" text:anchor-type="as-char" svg:width="6.9236in" svg:height="4.645512in" draw:z-index="0">
<draw:image xlink:href="../Images/rfamandarin/2023-05-10T19-34-00-04-00/000000.png" xlink:type="simple" xlink:show="embed" xlink:actuate="onLoad" draw:mime-type="image/png"/>
</draw:frame>
 <text:a xlink:type="simple" xlink:href="https://www.rfa.org/mandarin/shishi-hecha/hc-05102023174311.html/@@images/image" text:style-name="Internet_20_link" text:visited-style-name="Visited_20_Internet_20_Link">
</text:a>
 Photo: RFA</text:p>
      <text:p text:style-name="P4">
“美国一直只有一个规则，就是没有规则。”2022年3月，推特帐号Clark Roosevelt发表了一则 <text:span text:style-name="T5">
<text:a xlink:type="simple" xlink:href="https://web.archive.org/web/20220713035553/https:/twitter.com/ClarkRoosevelt3/status/1498863694406909953" text:style-name="Internet_20_link" text:visited-style-name="Visited_20_Internet_20_Link">
</text:a>
</text:span>
 ，附上文件截图“美国霸权病之一：永不关闭的监听之门”，指控美国对中国人权问题“叫嚣”，却“无视国际规则和道义”。</text:p>
      <text:p text:style-name="P4">
这个帐号在推特上宛若孤狼，未与任何帐号建立连结，这篇推文也仅只收获一个点赞。但巧合的是，“美国霸权病之一：永不关闭的监听之门”这则萤幕截图，2022年12月时却在微博上获得两百多个帐号的转发。</text:p>
      <text:p text:style-name="P4">
澳洲战略研究所（ASPI）的一份研究“ <text:span text:style-name="T5">
<text:a xlink:type="simple" xlink:href="https://www.aspi.org.au/report/gaming-public-opinion" text:style-name="Internet_20_link" text:visited-style-name="Visited_20_Internet_20_Link">
 </text:a>
</text:span>
”，收集Twitter、Facebook、Reddit、新浪微博和字节跳动产品等多个平台的数据，揭开了一个与“Spamouflage”相关的中共网路影响力营运行动，旨在描绘美国的网路霸权形象。</text:p>
      <text:p text:style-name="P4">
ASPI将Clark Roosevelt指向“垃圾伪装Spamouflage”中国大外宣行动的一环，而ClarkRoosevelt截图的一隅疑似泄露了这一行动的代号——“蜜獾行动”，背后牵涉的是中国盐城市公安局以及中国网路安全公司奇安信。</text:p>
      <text:p text:style-name="P4">
<text:span text:style-name="T4">
什么是Spamouflage？他们如何进化？</text:span>
</text:p>
      <text:p text:style-name="P4">
Spamouflage结合英文单字Spam（垃圾邮件或讯息）和Camouflage（伪装），代表一个散播虚假消息的行动单位。</text:p>
      <text:p text:style-name="P4">
Spamouflage一词最早由社群媒体分析公司“Graphika” <text:span text:style-name="T5">
<text:a xlink:type="simple" xlink:href="https://public-assets.graphika.com/reports/graphika_report_spamouflage.pdf" text:style-name="Internet_20_link" text:visited-style-name="Visited_20_Internet_20_Link">
 </text:a>
 </text:span>
，一个行动单位由数个虚假帐号组成，他们的头像多数来自图库甚至是AI生成肖像，并使用虚构的名字，在社交平台上发表抖音影片或是风景照，却也穿插对特定政治话题的看法，时而轻松时而政治地的偷渡假讯息攻击。在Spamouflage网络中的帐号经常在同一时间发表类似的内容，也经常点赞、分享或评论彼此的贴文。</text:p>
      <text:p text:style-name="P4">
2018年下半年Spamouflage就已略见活跃，被用以攻击中国异议富豪郭文贵，但并未激起涟漪。Graphika接着观察到一个跨平台的中文社群网络在2019年持续在YouTube、Twitter和Facebook上攻击香港示威者，目的疑似在支持中国政府。</text:p>
      <text:p text:style-name="P4">
历时5年，ASPI发现Spamouflage更进化了，这个社群网络更加专注于影响中国以外的受众，推送的叙事从中英文扩展至俄语、菲律宾语、韩语、法语、日语、印尼语、西班牙语等，且至少在全球40个社群平台上运作，中国与俄罗斯都不例外。</text:p>
      <text:p text:style-name="P4">
且有别过往Spamouflage的假帐号只在圈内互动、使用假名假图的特征，ASPI发现这些虚假帐号开始学会打造自己的“人物设定”。</text:p>
      <text:p text:style-name="P4">
<draw:frame draw:style-name="fr1" draw:name="Image19" text:anchor-type="as-char" svg:width="6.9236in" svg:height="5.386941in" draw:z-index="0">
<draw:image xlink:href="../Images/rfamandarin/2023-05-10T19-34-00-04-00/000001.png" xlink:type="simple" xlink:show="embed" xlink:actuate="onLoad" draw:mime-type="image/png"/>
</draw:frame>
 名为ErinChew的Spamouflage帐号自称居住在悉尼和圣地亚哥。 （图／ASPI）  <text:a xlink:type="simple" xlink:href="https://www.rfa.org/mandarin/shishi-hecha/hc-05102023174311.html/56fe1-540d70baerin-chew7684spamouflage5e33865f81ea7a315c454f4f572896ea68a83002-5716-aspi.png" text:style-name="Internet_20_link" text:visited-style-name="Visited_20_Internet_20_Link">
</text:a>
</text:p>
      <text:p text:style-name="P4">
2021年美中在澳洲大打 <text:span text:style-name="T5">
<text:a xlink:type="simple" xlink:href="https://www.rfa.org/mandarin/yataibaodao/ql1-05182021034913.html" text:style-name="Internet_20_link" text:visited-style-name="Visited_20_Internet_20_Link">
</text:a>
 </text:span>
，ASPI揭露Spamouflage帐号更直接的介入澳洲政治，试图煽动边缘政党和支持阴谋论的个人帐号，增加民众对政府的不信任。这些虚假帐号变得更加“真实”，他们有名有姓有工作，将自己打造为一个真实的澳洲人。</text:p>
      <text:p text:style-name="P4">
将时间推进至2023年4月，ASPI发表了最新报告 <text:span text:style-name="T5">
<text:a xlink:type="simple" xlink:href="https://www.aspi.org.au/report/gaming-public-opinion" text:style-name="Internet_20_link" text:visited-style-name="Visited_20_Internet_20_Link">
 </text:a>
 </text:span>
，揭露2022年期间社群平台上再度出现一起疑似由中国政府主导的网路行动，大力宣称美国中央情报局（CIA）和国家安全局（NSA）正在不负责任地对中国和其他国家进行网路间谍活动。</text:p>
      <text:p text:style-name="P4">
ASPI仍根据社群平台上的多方证据，认为这些论述的目的除了战略宣传，甚至可能为了支持中国网路安全服务拓展到一带一路国家。</text:p>
      <text:p text:style-name="P4">
<text:span text:style-name="T4">
中国网路安全公司报告如何带动舆论</text:span>
</text:p>
      <text:p text:style-name="P4">
ASPI首先从中国网路安全公司发表报告嗅到不对劲。</text:p>
      <text:p text:style-name="P4">
从2015年至2022年，中国网路安全公司至少发布了16份报告将针对中国的APT攻击（注）归咎于美国，其中2015年与2016年的两个高峰，各自起因前一年度的史诺登事件以及美国中情局Vault7（中国译作“穹顶7”）外泄事件。</text:p>
      <text:p text:style-name="P4">
2022年中国网路安全公司相关报告数量突增，但前一年美国政府并未有大规模泄漏事件，俄罗斯网路安全公司卡巴斯基也未有相关报告，因此ASPI认为这并不寻常。</text:p>
      <text:p text:style-name="P4">
<draw:frame draw:style-name="fr1" draw:name="Image20" text:anchor-type="as-char" svg:width="6.9236in" svg:height="3.191021in" draw:z-index="0">
<draw:image xlink:href="../Images/rfamandarin/2023-05-10T19-34-00-04-00/000002.png" xlink:type="simple" xlink:show="embed" xlink:actuate="onLoad" draw:mime-type="image/png"/>
</draw:frame>
2015至2022中国网路安全公司发表有关美国网路运作的报告数量。 （图／ASPI）  <text:a xlink:type="simple" xlink:href="https://www.rfa.org/mandarin/shishi-hecha/hc-05102023174311.html/56fe2-201581f320224e2d570b7db28def5b895168516c53f8767c8868670995dc7f8e570b7db28def904b4f5c76845831544a657891cf3002-5716-aspi.png" text:style-name="Internet_20_link" text:visited-style-name="Visited_20_Internet_20_Link">
</text:a>
</text:p>
      <text:p text:style-name="P4">
同年，ASPI统计中国外交部发言人至少评论了13次有关美国网路活动的问题，中国官媒如《环球时报》、新华社和《人民日报》至少发表了23篇有关美国网路行动的英文文章。</text:p>
      <text:p text:style-name="P4">
通过分析中国政府的公开声明及官媒报道，ASPI发现“美国的网路间谍行动”的指控，主要是基于两家中国网路安全公司在2022年发表的报告，同时社群平台上也出现了大量且同质的舆论。</text:p>
      <text:p text:style-name="P4">
奇安信旗下的盘古实验室于2022年3月 <text:span text:style-name="T5">
<text:a xlink:type="simple" xlink:href="https://www.globaltimes.cn/page/202202/1252952.shtml" text:style-name="Internet_20_link" text:visited-style-name="Visited_20_Internet_20_Link">
 </text:a>
</text:span>
 美国国安局（NSA）使用后门程式Bvp47监控45个国家长达十年；9月，中国一家网路安全公司“奇虎360”与国家计算机病毒应急处理中心发表 <text:span text:style-name="T5">
<text:a xlink:type="simple" xlink:href="https://www.rfa.org/mandarin/Xinwen/2-09132022111408.html" text:style-name="Internet_20_link" text:visited-style-name="Visited_20_Internet_20_Link">
</text:a>
 </text:span>
，指控NSA曾经试图渗透中国西北工业大学。</text:p>
      <text:p text:style-name="P4">
中国网路安全公司发布美国网路活动报告，接着中国官方与媒体口径一致的指责美国的网路霸权，再到社群平台可疑帐号的群起唱和，隐晦透露了中共产党的对外宣传。</text:p>
      <text:p text:style-name="P4">
<text:span text:style-name="T4">
Spamouflage与党同行的美国霸权叙事</text:span>
</text:p>
      <text:p text:style-name="P4">
ASPI认定“蜜獾行动”是一项对外宣传串联行动的专案代名，它来自一则推文的萤幕截图，截图中露出了“蜜獾行动...扩散工作情况”，让ASPI一窥这个代名。“蜜獾行动”的主轴，是在网络上力推一篇文章““美国霸权病之一：永不关闭的监听之门”（One of the diseases of Americanhegemony: the door of wiretapping that never closes）”。    ASPI收集了他们认为是“蜜獾行动”的帐号在2022年1月1日至2023年1月1日间所发布的 3,560 则推文、209 则网站论坛文章、126 则Reddit贴文、37 则部落格贴文、10 则 Facebook 贴文和 71 则新浪微博贴文。</text:p>
      <text:p text:style-name="P4">
<draw:frame draw:style-name="fr1" draw:name="Image21" text:anchor-type="as-char" svg:width="6.9236in" svg:height="4.473806in" draw:z-index="0">
<draw:image xlink:href="../Images/rfamandarin/2023-05-10T19-34-00-04-00/000003.png" xlink:type="simple" xlink:show="embed" xlink:actuate="onLoad" draw:mime-type="image/png"/>
</draw:frame>
Spamouflage帐号截图的页签不慎泄漏疑似这项网路行动的名称。 （图／ASPI）  <text:a xlink:type="simple" xlink:href="https://www.rfa.org/mandarin/shishi-hecha/hc-05102023174311.html/56fe3-spamouflage5e33865f622a5716768498017c644e0d614e6d296f0f75914f3c901998057db28def884c52d57684540d7a313002-5716-aspi.png" text:style-name="Internet_20_link" text:visited-style-name="Visited_20_Internet_20_Link">
</text:a>
</text:p>
      <text:p text:style-name="P4">
ASPI发现，这一舆论操作网络中的帐号应该已经存在多年，因为他们与过去遭揭发的Spamouflage相关帐号具有相同的特征，像是使用AI生成的图像，以及曾张贴批评郭文贵的贴文。而这些贴文皆是在北京时间的工作日的上班时间发布，发文频率更是在盘古实验室发表报告后达到高峰。</text:p>
      <text:p text:style-name="P4">
<draw:frame draw:style-name="fr1" draw:name="Image22" text:anchor-type="as-char" svg:width="6.9236in" svg:height="3.731281in" draw:z-index="0">
<draw:image xlink:href="../Images/rfamandarin/2023-05-10T19-34-00-04-00/000004.png" xlink:type="simple" xlink:show="embed" xlink:actuate="onLoad" draw:mime-type="image/png"/>
</draw:frame>
ASPI侦测2022年1月1日至2023年1月1日的Spamouflage相关推文，虚线处为盘古实验室有关美国NSA间谍行动报告发布时间。 （图／ASPI）<text:a xlink:type="simple" xlink:href="https://www.rfa.org/mandarin/shishi-hecha/hc-05102023174311.html/56fe4-aspi50756e2c20225e7416708165e581f320235e7416708165e57684spamouflage76f895dc63a86587-865b7dda865570ba76e453e45be69a575ba4670995dc7f8e570bnsa95938adc884c52d55831544a767c5e03664295933002-5716-aspi.png" text:style-name="Internet_20_link" text:visited-style-name="Visited_20_Internet_20_Link">
 </text:a>
</text:p>
      <text:p text:style-name="P4">
在Twitter 上，这些帐号经常使用#USCyberHegemony、#USsurveillance、#美国黑客入侵别国、#美式霸权、#抵制云法案、#骇客美国、#霸权主义等标签，并搭配嘲讽图卡，谴责美国的网路操作。</text:p>
      <text:p text:style-name="P4">
<draw:frame draw:style-name="fr1" draw:name="Image23" text:anchor-type="as-char" svg:width="6.9236in" svg:height="5.678693in" draw:z-index="0">
<draw:image xlink:href="../Images/rfamandarin/2023-05-10T19-34-00-04-00/000005.png" xlink:type="simple" xlink:show="embed" xlink:actuate="onLoad" draw:mime-type="image/png"/>
</draw:frame>
 Spamouflage帐号推文的嘲讽图卡。（图／ASPI）  <text:a xlink:type="simple" xlink:href="https://www.rfa.org/mandarin/shishi-hecha/hc-05102023174311.html/56fe5-spamouflage5e33865f63a86587768456328af7571653613002-5716-aspi.png" text:style-name="Internet_20_link" text:visited-style-name="Visited_20_Internet_20_Link">
 </text:a>
</text:p>
      <text:p text:style-name="P4">
ASPI还发现，这些帐号并未把宣传范围局限在Spamouflage之间，而是与中共的宣传者一同唱和。环球电视网评论部门T-House以及中国驻喀拉蚩总领事李碧建，都曾转发推特一则由Spamouflage帐号发表的推文，该推文指控美国是骇客帝国。</text:p>
      <text:p text:style-name="P4">
<draw:frame draw:style-name="fr1" draw:name="Image24" text:anchor-type="as-char" svg:width="6.9236in" svg:height="2.937285in" draw:z-index="0">
<draw:image xlink:href="../Images/rfamandarin/2023-05-10T19-34-00-04-00/000006.png" xlink:type="simple" xlink:show="embed" xlink:actuate="onLoad" draw:mime-type="image/png"/>
</draw:frame>
中国官员与官媒转发Spamouflage帐号推文的证据。 （图／ASPI）  <text:a xlink:type="simple" xlink:href="https://www.rfa.org/mandarin/shishi-hecha/hc-05102023174311.html/56fe6-4e2d570b5b9854e182075b985a928f49767cspamouflage5e33865f63a8658776848b4964da3002-5716-aspi.png" text:style-name="Internet_20_link" text:visited-style-name="Visited_20_Internet_20_Link">
</text:a>
</text:p>
      <text:p text:style-name="P4">
<text:span text:style-name="T4">
蜜獾行动也在中国防火墙内运作的证据</text:span>
</text:p>
      <text:p text:style-name="P4">
蜜獾行动也不只局限在西方社交平台，更与中国社交平台协作。 ASPI从发布内容、时间以及IP位置揭露了这一行动的串连证据。</text:p>
      <text:p text:style-name="P4">
ASPI观察到，“美国霸权病之一：永不关闭的监听之门”的报告截图在twitter上几乎没有引起任何互动，因此不太可能触及到中国网民，并将其搬运到中国社交平台。ASPI在中国网站上搜寻后，却发现有200多个帐号曾发表相同的截图和描述，而这些帐号通常使用卡通或女模当作大头贴，这与西方平台上Spamouflage帐号特征雷同。</text:p>
      <text:p text:style-name="P4">
<draw:frame draw:style-name="fr1" draw:name="Image25" text:anchor-type="as-char" svg:width="6.9236in" svg:height="4.311578in" draw:z-index="0">
<draw:image xlink:href="../Images/rfamandarin/2023-05-10T19-34-00-04-00/000007.png" xlink:type="simple" xlink:show="embed" xlink:actuate="onLoad" draw:mime-type="image/png"/>
</draw:frame>
 推特与微博流传相同的“美国霸权病之一”文章截图。（图／ASPI）  <text:a xlink:type="simple" xlink:href="https://www.rfa.org/mandarin/shishi-hecha/hc-05102023174311.html/56fe7-63a8727982075fae535a6d4150b376f8540c7684300c7f8e570b97386b0a75c54e4b4e00300d65877ae0622a57163002-5716-aspi.png" text:style-name="Internet_20_link" text:visited-style-name="Visited_20_Internet_20_Link">
 </text:a>
</text:p>
      <text:p text:style-name="P4">
且与先前的Spamouflage网络一样，几乎所有新浪微博贴文都是在北京时间的“996期间”（上午9点上班，晚上9点下班，每周工作6天。）发布的。且这些帐户明显非真实，却没有被微博视为假帐号而停权，ASPI认为平台没有阻止Spamouflage在中国社交媒体上的活动，可能是中国政府默许。</text:p>
      <text:p text:style-name="P4">
<draw:frame draw:style-name="fr1" draw:name="Image26" text:anchor-type="as-char" svg:width="6.9236in" svg:height="3.658595in" draw:z-index="0">
<draw:image xlink:href="../Images/rfamandarin/2023-05-10T19-34-00-04-00/000008.png" xlink:type="simple" xlink:show="embed" xlink:actuate="onLoad" draw:mime-type="image/png"/>
</draw:frame>
Spamouflage帐号在西方与中国社群平台发布推文的时间大致相同。 （图／ASPI）  <text:a xlink:type="simple" xlink:href="https://www.rfa.org/mandarin/shishi-hecha/hc-05102023174311.html/56fe8-spamouflage5e33865f5728897f65b982074e2d570b793e7fa45e7353f0767c5e0363a86587768466429593592781f476f8540c3002-5716-aspi.png" text:style-name="Internet_20_link" text:visited-style-name="Visited_20_Internet_20_Link">
</text:a>
</text:p>
      <text:p text:style-name="P4">
<text:span text:style-name="T4">
Spamouflage与公安局的微妙关系</text:span>
</text:p>
      <text:p text:style-name="P4">
ASPI进一步追踪微博以外的社交平台，发表类似贴文的帐号IP位置经溯源，来自盐城市的有8个，南京市有8个，镇江市有7个，另外有5个来自北京——几乎都环绕在江苏省。</text:p>
      <text:p text:style-name="P4">
首先ASPI发现知乎上一个名为“新垣结衣”的帐号反覆发布一篇题为“美国霸权病之一”的文章。这个帐号先前的活动历史包含曾点赞盐城市阜宁县和响水县小学教师工资问答，并收藏了有关江苏自学考试报名的文章。</text:p>
      <text:p text:style-name="P4">
而在字节跳动旗下的平台今日头条，一个名为“吉娃娃呀吉娃娃”的帐号仅发布了6篇有关美国监视的文章，而这些文章传播范围仅止于中英社交平台上的Spamouflage帐号。ASPI发现，截至报告发布时，这个帐号仅有4个粉丝，每篇文章最多只被阅读了7次。且“吉娃娃呀吉娃娃”关注的帐号只有一个——盐城市公安局交通警察支队。</text:p>
      <text:p text:style-name="P4">
<draw:frame draw:style-name="fr1" draw:name="Image27" text:anchor-type="as-char" svg:width="6.9236in" svg:height="5.116666in" draw:z-index="0">
<draw:image xlink:href="../Images/rfamandarin/2023-05-10T19-34-00-04-00/000009.png" xlink:type="simple" xlink:show="embed" xlink:actuate="onLoad" draw:mime-type="image/png"/>
</draw:frame>
 今日头条帐号“吉娃娃呀吉娃娃”。 （图／ASPI）<text:a xlink:type="simple" xlink:href="https://www.rfa.org/mandarin/shishi-hecha/hc-05102023174311.html/56fe9-4eca65e5982d689d5e33865f300c54095a035a03544054095a035a03300d3002-5716-aspi.png" text:style-name="Internet_20_link" text:visited-style-name="Visited_20_Internet_20_Link">
 </text:a>
</text:p>
      <text:p text:style-name="P4">
其一是仅有一篇贴文，且正巧与美国网路霸权相关的帐号“大鹏5776”，其大头照是一名中国员警的自拍，且贴文发布位置显示为江苏。另一则是名为“用户7763546981”的帐号，其大头照是一公安局，华邮通过定位得出该照片为江苏省盐城市建湖县港北派出所。这两个帐号在本文发表前都以自行向微博申请注销。</text:p>
      <text:p text:style-name="P4">
<draw:frame draw:style-name="fr1" draw:name="Image28" text:anchor-type="as-char" svg:width="6.9236in" svg:height="3.602143in" draw:z-index="0">
<draw:image xlink:href="../Images/rfamandarin/2023-05-10T19-34-00-04-00/000010.png" xlink:type="simple" xlink:show="embed" xlink:actuate="onLoad" draw:mime-type="image/png"/>
</draw:frame>
“大鹏5776”微博帐号的大头照为一名中国员警的自拍。 （图／ASPI）  <text:a xlink:type="simple" xlink:href="https://www.rfa.org/mandarin/shishi-hecha/hc-05102023174311.html/56fe10-300c59279d6c5776300d5fae535a5e33865f76845927982d716770ba4e00540d4e2d570b54e18b66768481ea62cd3002-5716-aspi.png" text:style-name="Internet_20_link" text:visited-style-name="Visited_20_Internet_20_Link">
 </text:a>
</text:p>
      <text:p text:style-name="P4">
<draw:frame draw:style-name="fr1" draw:name="Image29" text:anchor-type="as-char" svg:width="6.9236in" svg:height="5.311757in" draw:z-index="0">
<draw:image xlink:href="../Images/rfamandarin/2023-05-10T19-34-00-04-00/000011.png" xlink:type="simple" xlink:show="embed" xlink:actuate="onLoad" draw:mime-type="image/png"/>
</draw:frame>
“用户7763546981”的帐号，其大头照是一公安局。 （图／ASPI）  <text:a xlink:type="simple" xlink:href="https://www.rfa.org/mandarin/shishi-hecha/hc-05102023174311.html/56fe11-300c752862377763546981300d76845e33865f-51765927982d7167662f4e00516c5b895c403002-5716-aspi.png" text:style-name="Internet_20_link" text:visited-style-name="Visited_20_Internet_20_Link">
</text:a>
</text:p>
      <text:p text:style-name="P4">
但ASPI也表示，尽管这些帐号存有潜在的关联，但仍然没有足够的公开证据可以证实盐城市公安局直接经营Spamouflage帐号。有鉴于推特和脸书母公司Meta早已将Spamouflage归咎于中国政府，ASPI根据上述证据推断，中国公安机构可能是中国宣传系统开展Spamouflage行动的关键行为者之一。</text:p>
      <text:p text:style-name="Horizontal_20_Line"/>
      <text:p text:style-name="P4">
<text:span text:style-name="T4">
中共有插手Spamouflage吗？</text:span>
</text:p>
      <text:p text:style-name="P4">
长期以来，各大智库或是民主国家机构一直缺乏直接证据证明Spamouflage这类型的资讯战，是直接由中国解放军或是中国国家安全部直接伸手操作。</text:p>
      <text:p text:style-name="P4">
ASPI指出，由于各大社群平台开始揭露帐号来源，Spamouflage行动需要通过VPN掩饰，且要进行跨中西平台的资讯操作，中国需要批准这些帐号绕过防火墙，以上显示中共极有可能投入人力与成本经营Spamouflage行动。</text:p>
      <text:p text:style-name="P4">
ASPI发现蜜獾行动中多数帐号的操作手法并不成熟，显示这些帐号可能是由商业公司或是网路评论员操作的。报告引述兰德公司（RANDCorporation）分析师的说法，指出Spamouflage 关联帐号并非由中国军方运营，而可能是由中共宣传部门、统战部门或两者共同营运的。</text:p>
      <text:p text:style-name="P4">
ASPI认为，中共通过这一波外宣，企图展示中国网路安全公司有能力揭发美国的秘密行动，并营造中共才是一个负责任大国的形象。</text:p>
      <text:p text:style-name="P4">
下一篇我们将讨论奇安信公司与盐城市公安局在这一波宣传中各自扮演的角色，以及中国网路安全公司如何配合外宣，并进一步满足自身利益。</text:p>
      <text:p text:style-name="P4">
注：APT攻击全名为进阶持续性威胁（dvanced PersistentThreat），意指针对特定组织的复杂且多面向网路攻击，这类型攻击时间可以是数天、数周甚至是更长。</text:p>
      <text:p text:style-name="P4">
<text:span text:style-name="T5">
“本系列由亚洲事实查核实验室编译并对翻译负全部责任。此报告的英文原版可在澳洲战略政策研究所的网站上找到，连结如下： </text:span>
<text:a xlink:type="simple" xlink:href="https://www.aspi.org.au/report/gaming-public-opinion" text:style-name="Internet_20_link" text:visited-style-name="Visited_20_Internet_20_Link">
</text:a>
 _ ”    _</text:p>
      <text:p text:style-name="P4">
<text:span text:style-name="T5">
“ 亚洲事实查核实验室对本研究的翻译负全部责任。该报告的英文原版可以在澳大利亚战略政策研究所的网站上找到： </text:span>
<text:a xlink:type="simple" xlink:href="https://www.aspi.org.au/report/gaming-public-opinion" text:style-name="Internet_20_link" text:visited-style-name="Visited_20_Internet_20_Link">
</text:a>
 _ “ _</text:p>
      <text:p text:style-name="P4">
Source: <text:a xlink:type="simple" xlink:href="https://www.rfa.org/mandarin/shishi-hecha/hc-05102023174311.html" text:style-name="Internet_20_link" text:visited-style-name="Visited_20_Internet_20_Link">
https://www.rfa.org/mandarin/shishi-hecha/hc-05102023174311.html</text:a>
</text:p>
      <!--NEWS-->
      <text:h text:style-name="P10" text:outline-level="1">
<text:span text:style-name="T4">
选连任银弹不能少 拜登展开募款之旅</text:span>
</text:h>
      <text:p text:style-name="P4">
Publisher: 法新社</text:p>
      <text:p text:style-name="P4">
Published Time: 2023-05-11T-15:02:08+00:00</text:p>
      <text:p text:style-name="P4">
Modified Time: 2023-05-11T08:50:01+00:00</text:p>
      <text:p text:style-name="P4">
Description: （法新社华盛顿10日电） 正式投入2024年美国总统选战之后，拜登今天展开募款之旅。此次的选战支出，可能再次刷新所有选战纪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0" text:anchor-type="as-char" svg:width="6.9236in" svg:height="3.617581in" draw:z-index="0">
<draw:image xlink:href="../Images/rficn/2023-05-11T-15-02-08-00-00/000000.png" xlink:type="simple" xlink:show="embed" xlink:actuate="onLoad" draw:mime-type="image/png"/>
</draw:frame>
</text:p>
      <text:p text:style-name="P4">
在纽约市北郊演讲就举债上限批评共和党之后，拜登预计在曼哈顿参加两场募款活动，可望获得大金主奥援。</text:p>
      <text:p text:style-name="P4">
其中一场将由全球资产管理公司黑石集团（Blackstone Group）前执行副董事长詹姆斯（TonyJames）主持。至于参加的代价？根据CNBC报导，每人要2万5000美元。</text:p>
      <text:p text:style-name="P4">
之后，拜登将前往商人洛戈泰蒂斯（George Logothetis）寓所参加募款晚宴。</text:p>
      <text:p text:style-name="P4">
美国以外，在豪宅举行的这类活动扯上政治、金钱和鸡尾酒，似乎…不太得体，尤其是有国家元首出席时。</text:p>
      <text:p text:style-name="P4">
但在美国，有钱能使鬼推磨，甚至从吸金能力就能评判一位候选人。其立论基础是，如果获得够多具影响力的金主砸钱支持，那此人就是赢家。</text:p>
      <text:p text:style-name="P4">
拜登阵营幕僚告诉「华盛顿邮报」（Washington Post），希望募得超过20亿美元，帮助这位80岁的民主党人连任。</text:p>
      <text:p text:style-name="P4">
前总统川普被视为拜登最需要认真看待的共和党潜在对手，幕僚表示，川普因封口费被控34项罪名，反而让大笔捐款涌入。</text:p>
      <text:p text:style-name="P4">
根据非营利竞选经费追踪网站Open Secrets，2024年大选开销可能是美国史上之最。</text:p>
      <text:p text:style-name="P4">
当然这些钱不只来自富豪或大企业，根据OpenSecrets，2020年拜登收到的4亿多美元就是来自个人小额捐款，每笔捐款金额不到200美元。（译者：郑诗韵/核稿：陈政一）</text:p>
      <text:p text:style-name="P4">
Source: <text:a xlink:type="simple" xlink:href="https://www.rfi.fr/cn/%E5%9B%BD%E9%99%85%E6%8A%A5%E9%81%93/20230511-%E9%80%89%E8%BF%9E%E4%BB%BB%E9%93%B6%E5%BC%B9%E4%B8%8D%E8%83%BD%E5%B0%91-%E6%8B%9C%E7%99%BB%E5%B1%95%E5%BC%80%E5%8B%9F%E6%AC%BE%E4%B9%8B%E6%97%85" text:style-name="Internet_20_link" text:visited-style-name="Visited_20_Internet_20_Link">
https://www.rfi.fr/cn/%E5%9B%BD%E9%99%85%E6%8A%A5%E9%81%93/20230511-%E9%80%89%E8%BF%9E%E4%BB%BB%E9%93%B6%E5%BC%B9%E4%B8%8D%E8%83%BD%E5%B0%91-%E6%8B%9C%E7%99%BB%E5%B1%95%E5%BC%80%E5%8B%9F%E6%AC%BE%E4%B9%8B%E6%97%85</text:a>
</text:p>
      <!--NEWS-->
      <text:h text:style-name="P10" text:outline-level="1">
<text:span text:style-name="T4">
柯瑞夺27分退湖人 勇士保住卫冕一线生机</text:span>
</text:h>
      <text:p text:style-name="P4">
Publisher: 法新社</text:p>
      <text:p text:style-name="P4">
Published Time: 2023-05-11T-21:18:11+00:00</text:p>
      <text:p text:style-name="P4">
Modified Time: 2023-05-11T06:50:02+00:00</text:p>
      <text:p text:style-name="P4">
Description: （法新社旧金山10日电） 勇士的柯瑞今天夺得27分，魏金斯、葛林也分别砍进25分、20分，在季后赛次轮第5战121比106获胜，在系列赛追成2比3，也暂时保住争取卫冕的一线生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 text:anchor-type="as-char" svg:width="6.9236in" svg:height="3.617581in" draw:z-index="0">
<draw:image xlink:href="../Images/rficn/2023-05-11T-21-18-11-00-00/000000.png" xlink:type="simple" xlink:show="embed" xlink:actuate="onLoad" draw:mime-type="image/png"/>
</draw:frame>
</text:p>
      <text:p text:style-name="P4">
美国职篮NBA卫冕军金州勇士，这次季后赛打得跌跌撞撞，今天在次轮1比3落后的情况下，在主场迎战洛杉矶湖人。</text:p>
      <text:p text:style-name="P4">
背水一战的勇士，此役在柯瑞（Stephen Curry）飙进一记三分球后，17比5领先达两位数。湖人一阵追赶拉近，并在芮维斯（AustinReaves）两罚俱中之际，将落后追到剩下两分。勇士靠普尔（Jordan Poole）读秒阶段切入后的抛投得手，在首节32比28领先。</text:p>
      <text:p text:style-name="P4">
次节湖人打出13比8开局，在詹姆斯（LeBron James）两罚俱中后1分超前。勇士在葛林（DraymondGreen）进球后要回领先，并靠魏金斯（AndrewWiggins）的「三分打」扩大分差。在柯瑞砍进压哨的大号三分球后，勇士上半场70比59领先湖人达两位数。</text:p>
      <text:p text:style-name="P4">
勇士第3节在魏金斯的灌篮后，将领先扩大到整场比赛最多的18分。湖人则在施洛德（DennisSchroder）飙进三分球、詹姆斯上篮得手后，两度将落后缩小到剩下11分差距。3节打完时，勇士93比82维持11分领先优势。</text:p>
      <text:p text:style-name="P4">
末节湖人在芮维斯砍进三分球后，一度将落后缩小到9分。勇士暂停过后，靠柯瑞连拿5分，再将分差拉开到两位数，自此勇士保持两位数的安全距离，最终以15分之差获胜。</text:p>
      <text:p text:style-name="P4">
勇士此役赢球扳回一城，目前在系列赛仍以2比3落后，接下来将到湖人主场踢馆，盼能一举扳平战局。</text:p>
      <text:p text:style-name="P4">
勇士柯瑞攻下全场最高27分，并送出8次助攻，魏金斯贡献了25分，葛林有20分、10篮板的双十成绩，培顿（Gary PaytonII）与替补的普尔分别进帐13分、11分，汤普森（Klay Thompson）虽获10分，但包括三分球6投2中在内，12次出手仅投进3球，手感明显不佳。</text:p>
      <text:p text:style-name="P4">
詹姆斯攻下湖人全队最高25分，戴维斯贡献23分、9篮板，罗素（D'Angelo Russell）、芮维斯都拿下15分，板凳出发的施洛德则有14分进帐。</text:p>
      <text:p text:style-name="P4">
Source: <text:a xlink:type="simple" xlink:href="https://www.rfi.fr/cn/%E8%BF%90%E5%8A%A8%E5%A4%A9%E5%9C%B0/20230511-%E6%9F%AF%E7%91%9E%E5%A4%BA27%E5%88%86%E9%80%80%E6%B9%96%E4%BA%BA-%E5%8B%87%E5%A3%AB%E4%BF%9D%E4%BD%8F%E5%8D%AB%E5%86%95%E4%B8%80%E7%BA%BF%E7%94%9F%E6%9C%BA" text:style-name="Internet_20_link" text:visited-style-name="Visited_20_Internet_20_Link">
https://www.rfi.fr/cn/%E8%BF%90%E5%8A%A8%E5%A4%A9%E5%9C%B0/20230511-%E6%9F%AF%E7%91%9E%E5%A4%BA27%E5%88%86%E9%80%80%E6%B9%96%E4%BA%BA-%E5%8B%87%E5%A3%AB%E4%BF%9D%E4%BD%8F%E5%8D%AB%E5%86%95%E4%B8%80%E7%BA%BF%E7%94%9F%E6%9C%BA</text:a>
</text:p>
      <!--NEWS-->
      <text:h text:style-name="P10" text:outline-level="1">
<text:span text:style-name="T4">
应反贪腐机构要求 巴基斯坦前总理还押8天</text:span>
</text:h>
      <text:p text:style-name="P4">
Publisher: 法新社</text:p>
      <text:p text:style-name="P4">
Published Time: 2023-05-11T-26:32:08+00:00</text:p>
      <text:p text:style-name="P4">
Modified Time: 2023-05-11T06:20:03+00:00</text:p>
      <text:p text:style-name="P4">
Description: （法新社伊斯兰马巴德10日电） 巴基斯坦前总理伊姆兰汗（Imran Khan）遭到拘留后，法院已应巴基斯坦最高反贪机构要求，批准还押伊姆兰汗8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3.617581in" draw:z-index="0">
<draw:image xlink:href="../Images/rficn/2023-05-11T-26-32-08-00-00/000000.png" xlink:type="simple" xlink:show="embed" xlink:actuate="onLoad" draw:mime-type="image/png"/>
</draw:frame>
</text:p>
      <text:p text:style-name="P4">
伊姆兰汗昨天在首都伊斯兰马巴德（Islamabad）高等法院例行聆讯期间被逮捕，并在夜里被带往一处不明地点，随后在警察总部特别召开的闭门反贪腐法庭应讯。</text:p>
      <text:p text:style-name="P4">
伊姆兰汗的律师柏卡里（Ali Bukhari）在电话中告诉法新社，法院已应巴基斯坦最高反贪机构要求，批准还押伊姆兰汗8天。</text:p>
      <text:p text:style-name="P4">
伊姆兰汗的另一名律师玛瓦（Afzal Marwat）稍早表示，伊姆兰汗「精神不错」，但抱怨前来拘捕他的准军事部队殴打他的头和腿。</text:p>
      <text:p text:style-name="P4">
伊姆兰汗曾为板球超级球星，至今仍深受欢迎。他先前说，他有数十起官司缠身，是当前岌岌可危的政府和军方机构阻止他重新掌权的行动一环。</text:p>
      <text:p text:style-name="P4">
Source: <text:a xlink:type="simple" xlink:href="https://www.rfi.fr/cn/%E5%9B%BD%E9%99%85%E6%8A%A5%E9%81%93/20230511-%E5%BA%94%E5%8F%8D%E8%B4%AA%E8%85%90%E6%9C%BA%E6%9E%84%E8%A6%81%E6%B1%82-%E5%B7%B4%E5%9F%BA%E6%96%AF%E5%9D%A6%E5%89%8D%E6%80%BB%E7%90%86%E8%BF%98%E6%8A%BC8%E5%A4%A9" text:style-name="Internet_20_link" text:visited-style-name="Visited_20_Internet_20_Link">
https://www.rfi.fr/cn/%E5%9B%BD%E9%99%85%E6%8A%A5%E9%81%93/20230511-%E5%BA%94%E5%8F%8D%E8%B4%AA%E8%85%90%E6%9C%BA%E6%9E%84%E8%A6%81%E6%B1%82-%E5%B7%B4%E5%9F%BA%E6%96%AF%E5%9D%A6%E5%89%8D%E6%80%BB%E7%90%86%E8%BF%98%E6%8A%BC8%E5%A4%A9</text:a>
</text:p>
      <!--NEWS-->
      <text:h text:style-name="P10" text:outline-level="1">
<text:span text:style-name="T4">
加拿大和拉脱维亚宣布  共同训练乌克兰初阶军官</text:span>
</text:h>
      <text:p text:style-name="P4">
Publisher: 法新社</text:p>
      <text:p text:style-name="P4">
Published Time: 2023-05-11T-6:02:07+00:00</text:p>
      <text:p text:style-name="P4">
Modified Time: 2023-05-11T10:50:02+00:00</text:p>
      <text:p text:style-name="P4">
Description: （法新社渥太华10日电） 加拿大和拉脱维亚的国防部长今天共同宣布，两国最快下周起将联手训练乌克兰初阶军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617581in" draw:z-index="0">
<draw:image xlink:href="../Images/rficn/2023-05-11T-6-02-07-00-00/000000.png" xlink:type="simple" xlink:show="embed" xlink:actuate="onLoad" draw:mime-type="image/png"/>
</draw:frame>
</text:p>
      <text:p text:style-name="P4">
这项训练会在拉脱维亚进行，以加拿大在英国和欧洲的军事部署及训练为基础，将巩固北大西洋公约组织（NATO）的防御并支援乌克兰。</text:p>
      <text:p text:style-name="P4">
加拿大国防部长安南德（Anita Anand）于拉脱维亚防长姆尔涅采（InaraMurniece）来访期间，在渥太华告诉记者：「今天我可以宣布，加拿大和拉脱维亚最快将于5月15日开始，在拉脱维亚共同训练乌克兰官兵。」</text:p>
      <text:p text:style-name="P4">
安南德指出，两国军方「将为乌克兰武装部队成员，提供提升领导能力的训练。」</text:p>
      <text:p text:style-name="P4">
乌克兰初阶军官将接受有关「战斗中的权责、计划和下令的过程、机动协调、情报、侦察、规画及执行」等指导。</text:p>
      <text:p text:style-name="P4">
过去一年，加拿大承诺向乌克兰提供价值超过10亿加币（约新台币230亿元）的军事援助以抵御俄罗斯侵略，其中包括战车、装甲车、地对空飞弹、榴弹炮和弹药。</text:p>
      <text:p text:style-name="P4">
从2015年以来，加拿大还训练了数万名乌克兰部队人员。乌克兰总统泽伦斯基（VolodymyrZelenskyy）本月稍早表示，他已经跟加拿大总理杜鲁道（Justin Trudeau）讨论长期的防务合作。</text:p>
      <text:p text:style-name="P4">
另外，加拿大在东欧地区驻扎超过1100名部队官兵，其中包括在拉脱维亚的800人。</text:p>
      <text:p text:style-name="P4">
Source: <text:a xlink:type="simple" xlink:href="https://www.rfi.fr/cn/%E5%9B%BD%E9%99%85%E6%8A%A5%E9%81%93/20230511-%E5%8A%A0%E6%8B%BF%E5%A4%A7%E5%92%8C%E6%8B%89%E8%84%B1%E7%BB%B4%E4%BA%9A%E5%AE%A3%E5%B8%83-%E5%85%B1%E5%90%8C%E8%AE%AD%E7%BB%83%E4%B9%8C%E5%85%8B%E5%85%B0%E5%88%9D%E9%98%B6%E5%86%9B%E5%AE%98" text:style-name="Internet_20_link" text:visited-style-name="Visited_20_Internet_20_Link">
https://www.rfi.fr/cn/%E5%9B%BD%E9%99%85%E6%8A%A5%E9%81%93/20230511-%E5%8A%A0%E6%8B%BF%E5%A4%A7%E5%92%8C%E6%8B%89%E8%84%B1%E7%BB%B4%E4%BA%9A%E5%AE%A3%E5%B8%83-%E5%85%B1%E5%90%8C%E8%AE%AD%E7%BB%83%E4%B9%8C%E5%85%8B%E5%85%B0%E5%88%9D%E9%98%B6%E5%86%9B%E5%AE%98</text:a>
</text:p>
      <!--NEWS-->
      <text:h text:style-name="P10" text:outline-level="1">
<text:span text:style-name="T4">
英国央行升息至4.5% 创15年来最高水准</text:span>
</text:h>
      <text:p text:style-name="P4">
Publisher: 法新社</text:p>
      <text:p text:style-name="P4">
Published Time: 2023-05-11T0:32:09+00:00</text:p>
      <text:p text:style-name="P4">
Modified Time: 2023-05-11T13:20:03+00:00</text:p>
      <text:p text:style-name="P4">
Description: （法新社伦敦11日电） 英国央行英格兰银行（Bank of England）今天决议将基准利率调高1码至4.5%，以对抗居高不下的通膨，创下近15年来最高水准。</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3.617581in" draw:z-index="0">
<draw:image xlink:href="../Images/rficn/2023-05-11T0-32-09-00-00/000000.png" xlink:type="simple" xlink:show="embed" xlink:actuate="onLoad" draw:mime-type="image/png"/>
</draw:frame>
</text:p>
      <text:p text:style-name="P4">
这是英国央行连续第12度升息，英国通膨率目前仍盘踞在10%以上。</text:p>
      <text:p text:style-name="P4">
Source: <text:a xlink:type="simple" xlink:href="https://www.rfi.fr/cn/%E8%B4%A2%E7%BB%8F%E5%BF%AB%E8%AE%AF/20230511-%E8%8B%B1%E5%9B%BD%E5%A4%AE%E8%A1%8C%E5%8D%87%E6%81%AF%E8%87%B34-5-%E5%88%9B15%E5%B9%B4%E6%9D%A5%E6%9C%80%E9%AB%98%E6%B0%B4%E5%87%86" text:style-name="Internet_20_link" text:visited-style-name="Visited_20_Internet_20_Link">
https://www.rfi.fr/cn/%E8%B4%A2%E7%BB%8F%E5%BF%AB%E8%AE%AF/20230511-%E8%8B%B1%E5%9B%BD%E5%A4%AE%E8%A1%8C%E5%8D%87%E6%81%AF%E8%87%B34-5-%E5%88%9B15%E5%B9%B4%E6%9D%A5%E6%9C%80%E9%AB%98%E6%B0%B4%E5%87%86</text:a>
</text:p>
      <!--NEWS-->
      <text:h text:style-name="P10" text:outline-level="1">
<text:span text:style-name="T4">
亚投行行长：人民币不可能取代美元</text:span>
</text:h>
      <text:p text:style-name="P4">
Author: None</text:p>
      <text:p text:style-name="P4">
Publisher: Radio Free Asia (Organization)</text:p>
      <text:p text:style-name="P4">
Published Time: 2023-05-11T00:06:01-04:00</text:p>
      <text:p text:style-name="P4">
Modified Time: 2023-05-11T00:06:0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5" text:anchor-type="as-char" svg:width="6.9236in" svg:height="4.612011in" draw:z-index="0">
<draw:image xlink:href="../Images/rfamandarin/2023-05-11T00-06-01-04-00/000000.png" xlink:type="simple" xlink:show="embed" xlink:actuate="onLoad" draw:mime-type="image/png"/>
</draw:frame>
 亚投行行长金立群资料照。 <text:a xlink:type="simple" xlink:href="https://www.rfa.org/mandarin/Xinwen/st1-05102023234639.html/@@images/image" text:style-name="Internet_20_link" text:visited-style-name="Visited_20_Internet_20_Link">
</text:a>
路透资料照。</text:p>
      <text:p text:style-name="P4">
根据香港明报报道，澳门BEYOND国际科技创新博览会10号开幕，阿里巴巴董事会执行副主席蔡崇信在嘉宾交流环节向亚投行行长金立群提问，美元在国际商贸中的地位何时会被其他货币取代？金立群答道，美元的重要性会变，但其仍是国际储备货币，人民币重要性虽然提升，但“取代”意味着美元完全退出，“这不可能”。</text:p>
      <text:p text:style-name="P4">
明报报道，蔡崇信又称，美国制裁经济体量较小的俄罗斯相对容易，但制裁中国的话，就相当于美元“自取灭亡（self-destruction）”。</text:p>
      <text:p text:style-name="P4">
根据中央社综合明报及凤凰网科技报道，金立群强调，除非整个美国破产，美元才会被“摧毁”，“认为人民币重要性上升、就会驱逐美元的想法是错误的，人民币其实是在与美元和其他货币更紧密合作，维持国际贸易和投资秩序。”</text:p>
      <text:p text:style-name="P4">
责编 许书婷</text:p>
      <text:p text:style-name="P4">
Source: <text:a xlink:type="simple" xlink:href="https://www.rfa.org/mandarin/Xinwen/st1-05102023234639.html" text:style-name="Internet_20_link" text:visited-style-name="Visited_20_Internet_20_Link">
https://www.rfa.org/mandarin/Xinwen/st1-05102023234639.html</text:a>
</text:p>
      <!--NEWS-->
      <text:h text:style-name="P10" text:outline-level="1">
<text:span text:style-name="T4">
日外相證實 與北約商討在日開設辦事處</text:span>
</text:h>
      <text:p text:style-name="P4">
Author: None (Language: zh)</text:p>
      <text:p text:style-name="P4">
Publisher: None</text:p>
      <text:p text:style-name="P4">
Time: 2023-05-11T02:00:00Z</text:p>
      <text:p text:style-name="P4">
Description: 先前就有日媒透露，北約可能在東京開設辦事處，預計明年啟動；中國抨擊此舉是「東進亞太、干預地區事務」。如今有哪些最新進展？在日本設立北約辦事處，有何重大意義？</text:p>
      <text:p text:style-name="P4">
Videos: []</text:p>
      <text:p text:style-name="P4">
Images: ["<text:a xlink:type="simple" xlink:href="https://static.dw.com/image/64567580_303.jpg" text:style-name="Internet_20_link" text:visited-style-name="Visited_20_Internet_20_Link">
64567580_303.jpg</text:a>
", "<text:a xlink:type="simple" xlink:href="https://static.dw.com/image/65348404_401.jpg" text:style-name="Internet_20_link" text:visited-style-name="Visited_20_Internet_20_Link">
65348404_401.jpg</text:a>
", "<text:a xlink:type="simple" xlink:href="https://static.dw.com/image/65541558_401.jpg" text:style-name="Internet_20_link" text:visited-style-name="Visited_20_Internet_20_Link">
65541558_401.jpg</text:a>
"]</text:p>
      <text:p text:style-name="P4">
Subject: 时政风云</text:p>
      <text:p text:style-name="P4">
Subjects: ['岛屿主权争端', '日本', '北大西洋公约组织']</text:p>
      <text:p text:style-name="P4">
Keywords: ['日本', '北约', '办事处', 'G7峰会', '岸田文雄']</text:p>
      <text:p text:style-name="P4">
ID: 65582973</text:p>
      <!--METADATA-->
      <text:p text:style-name="P4">
<text:a xlink:type="simple" xlink:href="https://www.dw.com/zh/overlay/image/article/65582973/64567580" text:style-name="Internet_20_link" text:visited-style-name="Visited_20_Internet_20_Link">
 <draw:frame draw:style-name="fr1" draw:name="Image36" text:anchor-type="as-char" svg:width="6.9236in" svg:height="3.896998in" draw:z-index="0">
<draw:image xlink:href="../Images/dwzh/2023-05-11T02-00-00Z/64567580_303.jpg" xlink:type="simple" xlink:show="embed" xlink:actuate="onLoad" draw:mime-type="image/jpeg"/>
</draw:frame>
</text:a>
</text:p>
      <text:p text:style-name="P4">
2023年1月，日本首相岸田文雄（右）在東京與北約秘書長斯托爾滕貝格會晤。</text:p>
      <text:p text:style-name="P4">
（德國之聲中文網）日本外相林芳正週三（5月10日）在接受美國有線電視新聞網（CNN）專訪時證實， <text:a xlink:type="simple" xlink:href="https://www.dw.com/zh/zh/北约拟开设日本办公室促进印太磋商/a-65501311" text:style-name="Internet_20_link" text:visited-style-name="Visited_20_Internet_20_Link">
</text:a>
 。9日，日本駐美大使富田浩二也告訴路透社，日本正積極爭取於東京設立北約辦事處。</text:p>
      <text:p text:style-name="P4">
林芳正說，「我們已經在討論了，但還沒有最終確定細節」，並稱這將是北約在亞洲的第一個辦事處。他表示，欲設立北約辦事處是出於國安考量，因為俄烏戰爭所帶來的影響，已遠遠超出了歐洲邊界，迫使日本重新思考區域安全問題。</text:p>
      <text:p text:style-name="P4">
林芳正向CNN表示：「世界（已經）變得更加不穩定。在東歐發生的事，不僅僅是東歐的問題，而是直接影響到了太平洋區域的局勢。這就是為什麼我們在東亞和北約之間的合作變得愈來愈重要。」</text:p>
      <text:p text:style-name="P4">
日本並非北約成員國，但林芳正強調，此舉發了一個重要信號，即北約在亞太的盟友正以「非常穩定的方式」與其合作。</text:p>
      <text:p text:style-name="P4">
今年1月， <text:a xlink:type="simple" xlink:href="https://www.dw.com/zh/zh/北约秘书长访问日本-扩大合作应对中国挑战/a-64568428" text:style-name="Internet_20_link" text:visited-style-name="Visited_20_Internet_20_Link">
 </text:a>
，與日本首相岸田文雄談論俄烏戰爭和中國日益壯大的軍事力量，並承諾將加強雙邊聯繫互動。</text:p>
      <text:p text:style-name="P4">
對於林芳正的發言，北約在截稿前尚未回應CNN的置評請求。本月稍早，《日經亞洲》首次援引匿名的北約及日本官員說法，報導了北約欲於日本開設辦事處的計劃，但北約至今未證實該報導，其發言人僅表示不便深入談論「北約盟國正在審議的事項細節」。</text:p>
      <text:p text:style-name="P4">
路透社報導，富田浩二9日在華盛頓的一場活動上透露，在日本開設北約辦事處是兩方「正在努力加強夥伴關係的方式之一」，且「我們正朝著這個方向努力」，但強調目前並未收到任何「最終確認」。</text:p>
      <text:h text:style-name="P12" text:outline-level="3">
<text:span text:style-name="T4">
中國：高度警戒</text:span>
</text:h>
      <text:p text:style-name="P4">
《日經亞洲》3日援引匿名消息透露，北約在日辦事處將於2024年開放。報導分析，北約在烏克蘭和維也納等地已設有類似的辦事處，若再立足日本，北約將能與太平洋地區的夥伴如韓國、澳大利亞和新西蘭，<text:a xlink:type="simple" xlink:href="https://www.dw.com/zh/zh/美官員g7與北約領袖將聚焦中國及加大對俄施壓/a-62226746" text:style-name="Internet_20_link" text:visited-style-name="Visited_20_Internet_20_Link">
 </text:a>
 。</text:p>
      <text:p text:style-name="P4">
該報導發布後，中國即提出強烈反對，稱面對北約的「東擴」，需要「高度警惕」。</text:p>
      <text:p text:style-name="P4">
<draw:frame draw:style-name="fr1" draw:name="Image37" text:anchor-type="as-char" svg:width="6.9236in" svg:height="3.896998in" draw:z-index="0">
<draw:image xlink:href="../Images/dwzh/2023-05-11T02-00-00Z/65348404_401.jpg" xlink:type="simple" xlink:show="embed" xlink:actuate="onLoad" draw:mime-type="image/jpeg"/>
</draw:frame>
</text:p>
      <text:p text:style-name="P4">
2023年4月，七大工業國集團（G7）外長會議於日本開幕</text:p>
      <text:p text:style-name="P4">
「亞洲是和平穩定的高地、合作開發的熱土，不應成為地緣爭奪的角斗場，」中國外交部發言人毛寧4日說道：「北約持續東進亞太、干預地區事務，勢必破壞地區和平穩定，促推陣營對抗。」</text:p>
      <text:p text:style-name="P4">
林芳正在證實日本正與北約商討設辦一事之後，試圖淡化此舉可能近一步激化緊張局勢的擔憂。她告訴CNN：「我們沒有得罪任何人，我們是在保護自己免受任何形式的干擾和擔憂，以及在部分情況下產生的（區域）威脅。」</text:p>
      <text:h text:style-name="P12" text:outline-level="3">
<text:span text:style-name="T4">
G7峰會將在廣島登場</text:span>
</text:h>
      <text:p text:style-name="P4">
今年的七國集團（G7）領導人峰會將於5月19日至21日在日本廣島舉行，烏克蘭總統澤倫斯基已受邀以遠程通話方式參與，與加拿大、法國、德國、意大利、英國、美國和歐盟的領導人一同出席會議。</text:p>
      <text:p text:style-name="P4">
路透社報導，富田浩二稱，這場會議將尋求讓北約對中國的態度更加一致。</text:p>
      <text:p text:style-name="P4">
美國《時代雜誌》（TIME）9日報導，即將登上其雜誌下一期封面的日本首相岸田文雄，也希望利用在廣島——這個二戰時期被原子彈轟炸的城市——舉辦的G7峰會，說服「世界上最強大的民主國家」，只有集體決心才能面對日益好戰的俄羅斯、中國和朝鮮的獨裁威脅。</text:p>
      <text:p text:style-name="P4">
報導指出，岸田已著手徹底改變這個東亞國家的外交關係：包括撫平與韓國的歷史怨恨、加強與美國和其他國家的安全聯盟，以及將國防開支提高了50%以上。對岸田來說，俄烏戰爭是一鳴警鐘，「企圖用武力單方面改變現狀，無論在世界哪個地方發生，都是不允許的。」</text:p>
      <text:p text:style-name="P4">
日本現階段面對的挑戰，包含與俄羅斯在陸、海領土的爭端，來自朝鮮的威脅，以及中國可能對台灣展開的侵略行動。去年8月，北京為抗議美國前眾議院議長佩洛西（NancyPelosi）訪台而舉行環台軍演，當時5枚導彈落入日本專屬經濟區的水域。</text:p>
      <text:p text:style-name="P4">
岸田10日在接受《日經亞洲》專訪時亦重申台灣海峽和平的重要性，稱這不僅是對日本，對全球都很重要。他表示：「我們的立場一直是，台灣問題應該通過對話和平解決，我相信七國集團在這方面（的立場）是一致的。」</text:p>
      <text:p text:style-name="P4">
<draw:frame draw:style-name="fr1" draw:name="Image38" text:anchor-type="as-char" svg:width="6.9236in" svg:height="3.896998in" draw:z-index="0">
<draw:image xlink:href="../Images/dwzh/2023-05-11T02-00-00Z/65541558_401.jpg" xlink:type="simple" xlink:show="embed" xlink:actuate="onLoad" draw:mime-type="image/jpeg"/>
</draw:frame>
</text:p>
      <text:p text:style-name="P4">
日韓領導人試圖努力修補雙方長期存在的歷史恩怨。</text:p>
      <text:p text:style-name="P4">
（綜合報導）</text:p>
      <text:p text:style-name="P4">
Source: <text:a xlink:type="simple" xlink:href="https://www.dw.com/zh/日外相證實-與北約商討在日開設辦事處/a-65582973" text:style-name="Internet_20_link" text:visited-style-name="Visited_20_Internet_20_Link">
https://www.dw.com/zh/日外相證實-與北約商討在日開設辦事處/a-65582973?maca=chi-rss-chi-all-1127-rdf</text:a>
</text:p>
      <!--NEWS-->
      <text:h text:style-name="P10" text:outline-level="1">
<text:span text:style-name="T4">
扣押國殤之柱遭批 香港保安局長致函駁斥WSJ</text:span>
</text:h>
      <text:p text:style-name="P4">
Author: None (Language: zh)</text:p>
      <text:p text:style-name="P4">
Publisher: None</text:p>
      <text:p text:style-name="P4">
Time: 2023-05-11T03:07:00Z</text:p>
      <text:p text:style-name="P4">
Description: 香港警方國安處日前扣押六四紀念藝術品「國殤之柱」，《華爾街日報》（WSJ）評論文章質疑港警「未經正當程序」，香港保安局長鄧炳強致函該報駁斥。他在信中說了什麼？</text:p>
      <text:p text:style-name="P4">
Videos: []</text:p>
      <text:p text:style-name="P4">
Images: ["<text:a xlink:type="simple" xlink:href="https://static.dw.com/image/60596382_303.jpg" text:style-name="Internet_20_link" text:visited-style-name="Visited_20_Internet_20_Link">
60596382_303.jpg</text:a>
", "<text:a xlink:type="simple" xlink:href="https://static.dw.com/image/17665126_303.jpg" text:style-name="Internet_20_link" text:visited-style-name="Visited_20_Internet_20_Link">
17665126_303.jpg</text:a>
", "<text:a xlink:type="simple" xlink:href="https://static.dw.com/image/17665121_303.jpg" text:style-name="Internet_20_link" text:visited-style-name="Visited_20_Internet_20_Link">
17665121_303.jpg</text:a>
", "<text:a xlink:type="simple" xlink:href="https://static.dw.com/image/17665116_303.jpg" text:style-name="Internet_20_link" text:visited-style-name="Visited_20_Internet_20_Link">
17665116_303.jpg</text:a>
", "<text:a xlink:type="simple" xlink:href="https://static.dw.com/image/17665114_303.jpg" text:style-name="Internet_20_link" text:visited-style-name="Visited_20_Internet_20_Link">
17665114_303.jpg</text:a>
", "<text:a xlink:type="simple" xlink:href="https://static.dw.com/image/17665119_303.jpg" text:style-name="Internet_20_link" text:visited-style-name="Visited_20_Internet_20_Link">
17665119_303.jpg</text:a>
", "<text:a xlink:type="simple" xlink:href="https://static.dw.com/image/17665125_303.jpg" text:style-name="Internet_20_link" text:visited-style-name="Visited_20_Internet_20_Link">
17665125_303.jpg</text:a>
", "<text:a xlink:type="simple" xlink:href="https://static.dw.com/image/17665118_303.jpg" text:style-name="Internet_20_link" text:visited-style-name="Visited_20_Internet_20_Link">
17665118_303.jpg</text:a>
", "<text:a xlink:type="simple" xlink:href="https://static.dw.com/image/17665123_303.jpg" text:style-name="Internet_20_link" text:visited-style-name="Visited_20_Internet_20_Link">
17665123_303.jpg</text:a>
", "<text:a xlink:type="simple" xlink:href="https://static.dw.com/image/17665133_303.jpg" text:style-name="Internet_20_link" text:visited-style-name="Visited_20_Internet_20_Link">
17665133_303.jpg</text:a>
", "<text:a xlink:type="simple" xlink:href="https://static.dw.com/image/17665135_303.jpg" text:style-name="Internet_20_link" text:visited-style-name="Visited_20_Internet_20_Link">
17665135_303.jpg</text:a>
", "<text:a xlink:type="simple" xlink:href="https://static.dw.com/image/17665139_303.jpg" text:style-name="Internet_20_link" text:visited-style-name="Visited_20_Internet_20_Link">
17665139_303.jpg</text:a>
", "<text:a xlink:type="simple" xlink:href="https://static.dw.com/image/17665143_303.jpg" text:style-name="Internet_20_link" text:visited-style-name="Visited_20_Internet_20_Link">
17665143_303.jpg</text:a>
", "<text:a xlink:type="simple" xlink:href="https://static.dw.com/image/54718487_303.jpg" text:style-name="Internet_20_link" text:visited-style-name="Visited_20_Internet_20_Link">
54718487_303.jpg</text:a>
", "<text:a xlink:type="simple" xlink:href="https://static.dw.com/image/18496835_303.jpg" text:style-name="Internet_20_link" text:visited-style-name="Visited_20_Internet_20_Link">
18496835_303.jpg</text:a>
", "<text:a xlink:type="simple" xlink:href="https://static.dw.com/image/16868819_303.jpg" text:style-name="Internet_20_link" text:visited-style-name="Visited_20_Internet_20_Link">
16868819_303.jpg</text:a>
", "<text:a xlink:type="simple" xlink:href="https://static.dw.com/image/49058113_303.jpg" text:style-name="Internet_20_link" text:visited-style-name="Visited_20_Internet_20_Link">
49058113_303.jpg</text:a>
", "<text:a xlink:type="simple" xlink:href="https://static.dw.com/image/53687868_303.jpg" text:style-name="Internet_20_link" text:visited-style-name="Visited_20_Internet_20_Link">
53687868_303.jpg</text:a>
", "<text:a xlink:type="simple" xlink:href="https://static.dw.com/image/48500325_303.jpg" text:style-name="Internet_20_link" text:visited-style-name="Visited_20_Internet_20_Link">
48500325_303.jpg</text:a>
", "<text:a xlink:type="simple" xlink:href="https://static.dw.com/image/49052039_303.jpg" text:style-name="Internet_20_link" text:visited-style-name="Visited_20_Internet_20_Link">
49052039_303.jpg</text:a>
", "<text:a xlink:type="simple" xlink:href="https://static.dw.com/image/53683634_303.jpg" text:style-name="Internet_20_link" text:visited-style-name="Visited_20_Internet_20_Link">
53683634_303.jpg</text:a>
", "<text:a xlink:type="simple" xlink:href="https://static.dw.com/image/53683618_303.jpg" text:style-name="Internet_20_link" text:visited-style-name="Visited_20_Internet_20_Link">
53683618_303.jpg</text:a>
"]</text:p>
      <text:p text:style-name="P4">
Subject: 时政风云</text:p>
      <text:p text:style-name="P4">
Subjects: ['天安门', '六四事件', '专题报道：六四30周年']</text:p>
      <text:p text:style-name="P4">
Keywords: ['天安门', '香港民主运动', '国安法', '维园烛光晚会', '六四']</text:p>
      <text:p text:style-name="P4">
ID: 65582981</text:p>
      <!--METADATA-->
      <text:p text:style-name="P4">
<text:a xlink:type="simple" xlink:href="https://www.dw.com/zh/overlay/image/article/65582981/60596382" text:style-name="Internet_20_link" text:visited-style-name="Visited_20_Internet_20_Link">
 <draw:frame draw:style-name="fr1" draw:name="Image39" text:anchor-type="as-char" svg:width="6.9236in" svg:height="3.896998in" draw:z-index="0">
<draw:image xlink:href="../Images/dwzh/2023-05-11T03-07-00Z/60596382_303.jpg" xlink:type="simple" xlink:show="embed" xlink:actuate="onLoad" draw:mime-type="image/jpeg"/>
</draw:frame>
</text:a>
</text:p>
      <text:p text:style-name="P4">
「國殤之柱」至2021年為止，都一直在香港大學公開展示（資料照）</text:p>
      <text:p text:style-name="P4">
（德國之聲中文網）六四天安門事件將屆34週年之際，香港警方日前取走紀念該事件的藝術品「國殤之柱」引發爭議。香港保安局局長鄧炳強10日發函反駁《華爾街日報》一篇評論文章，駁斥內容「毫無根據」、「嚴重誤導讀者」。</text:p>
      <text:p text:style-name="P4">
《華爾街日報》週一（5月8日）發布一篇以〈顛覆性藝術在香港是犯罪〉為題的英文評論文章（該報中文網標題則為〈香港警方扣押六四紀念雕塑『國殤之柱』〉），稱香港警方5日在「未經正當程序」的情況下，「悄悄依搜索令」扣押了這座存放於香港大學的巨大藝術品，質疑程序不正當。</text:p>
      <text:p text:style-name="P4">
該報導指，「國殤之柱」及 <text:a xlink:type="simple" xlink:href="https://www.dw.com/zh/zh/墙外文摘-维园悼念仪式不再港人如何海外移植/a-62037585" text:style-name="Internet_20_link" text:visited-style-name="Visited_20_Internet_20_Link">
 </text:a>
，反映「 <text:a xlink:type="simple" xlink:href="https://www.dw.com/zh/zh/专访支联会国安法下悼六四-试炼港人良心底线/a-57774052" text:style-name="Internet_20_link" text:visited-style-name="Visited_20_Internet_20_Link">
 </text:a>
 的」。</text:p>
      <ul>
        <li>
          <draw:frame draw:style-name="fr1" draw:name="Image40" text:anchor-type="as-char" svg:width="6.9236in" svg:height="3.896998in" draw:z-index="0">
            <draw:image xlink:href="../Images/dwzh/2023-05-11T03-07-00Z/17665126_303.jpg" xlink:type="simple" xlink:show="embed" xlink:actuate="onLoad" draw:mime-type="image/jpeg"/>
          </draw:frame>
        </li>
      </ul>
      <h5>
六四、天安门—不能忘却的记忆</h5>
      <text:h text:style-name="P12" text:outline-level="3">
<text:span text:style-name="T4">
民主女神</text:span>
</text:h>
      <text:p text:style-name="P4">
天安门晨曦下，抗议者用塑料泡沫和石膏材质在金属支架上树立起一座高约10米的民主女神像，女神所处位置正对天安门城楼上的毛泽东像。在6月4日清晨，士兵动用坦克和武装车辆推倒了这座塑像。</text:p>
      <ul>
        <li>
          <draw:frame draw:style-name="fr1" draw:name="Image41" text:anchor-type="as-char" svg:width="6.9236in" svg:height="3.896998in" draw:z-index="0">
            <draw:image xlink:href="../Images/dwzh/2023-05-11T03-07-00Z/17665121_303.jpg" xlink:type="simple" xlink:show="embed" xlink:actuate="onLoad" draw:mime-type="image/jpeg"/>
          </draw:frame>
        </li>
      </ul>
      <h5>
六四、天安门—不能忘却的记忆</h5>
      <text:h text:style-name="P12" text:outline-level="3">
<text:span text:style-name="T4">
唱歌的女警</text:span>
</text:h>
      <text:p text:style-name="P4">
在中国政府六四镇压之前，局势已经趋于紧张，但市民们经常会向士兵和警察送东西。有时候，入城部队会与示威者一起高唱爱国歌曲。图中这位女警在天安门广场上引吭高歌，而几天之后，军队进驻，民主运动遭到武力镇压。</text:p>
      <ul>
        <li>
          <draw:frame draw:style-name="fr1" draw:name="Image42" text:anchor-type="as-char" svg:width="6.9236in" svg:height="3.896998in" draw:z-index="0">
            <draw:image xlink:href="../Images/dwzh/2023-05-11T03-07-00Z/17665116_303.jpg" xlink:type="simple" xlink:show="embed" xlink:actuate="onLoad" draw:mime-type="image/jpeg"/>
          </draw:frame>
        </li>
      </ul>
      <h5>
六四、天安门—不能忘却的记忆</h5>
      <text:h text:style-name="P12" text:outline-level="3">
<text:span text:style-name="T4">
挣扎</text:span>
</text:h>
      <text:p text:style-name="P4">
1989年6月3日，六四镇压一天之前，人民大会堂附近，一位妇女被夹在了民主派示威者和军队中间。当天午夜，第38军向手无寸铁的民众开火，最终夺取了被示威者占领数周的天安门广场。</text:p>
      <ul>
        <li>
          <draw:frame draw:style-name="fr1" draw:name="Image43" text:anchor-type="as-char" svg:width="6.9236in" svg:height="3.896998in" draw:z-index="0">
            <draw:image xlink:href="../Images/dwzh/2023-05-11T03-07-00Z/17665114_303.jpg" xlink:type="simple" xlink:show="embed" xlink:actuate="onLoad" draw:mime-type="image/jpeg"/>
          </draw:frame>
        </li>
      </ul>
      <h5>
六四、天安门—不能忘却的记忆</h5>
      <text:h text:style-name="P12" text:outline-level="3">
<text:span text:style-name="T4">
缴获的武器</text:span>
</text:h>
      <text:p text:style-name="P4">
镇压之前一天，数千名示威者围绕在一辆公共汽车周围，一张摆在车顶的桌子上摆放着缴获的武器。在政府宣布戒严之后，士兵和示威民众之间曾一度关系微妙。示威者有时向士兵送上礼物慰问，而部队也曾暂时退却。</text:p>
      <ul>
        <li>
          <draw:frame draw:style-name="fr1" draw:name="Image44" text:anchor-type="as-char" svg:width="6.9236in" svg:height="3.896998in" draw:z-index="0">
            <draw:image xlink:href="../Images/dwzh/2023-05-11T03-07-00Z/17665119_303.jpg" xlink:type="simple" xlink:show="embed" xlink:actuate="onLoad" draw:mime-type="image/jpeg"/>
          </draw:frame>
        </li>
      </ul>
      <h5>
六四、天安门—不能忘却的记忆</h5>
      <text:h text:style-name="P12" text:outline-level="3">
<text:span text:style-name="T4">
为民主而抗争</text:span>
</text:h>
      <text:p text:style-name="P4">
6月3日深夜，一辆装甲运兵车刚刚冲破了示威者搭建的路障，便在人民大会党门前被示威者团团围住。与此同时，不远处的戒严部队士兵正在准备对示威者开火。</text:p>
      <ul>
        <li>
          <draw:frame draw:style-name="fr1" draw:name="Image45" text:anchor-type="as-char" svg:width="6.9236in" svg:height="3.896998in" draw:z-index="0">
            <draw:image xlink:href="../Images/dwzh/2023-05-11T03-07-00Z/17665125_303.jpg" xlink:type="simple" xlink:show="embed" xlink:actuate="onLoad" draw:mime-type="image/jpeg"/>
          </draw:frame>
        </li>
      </ul>
      <h5>
六四、天安门—不能忘却的记忆</h5>
      <text:h text:style-name="P12" text:outline-level="3">
<text:span text:style-name="T4">
燃烧着的运兵车</text:span>
</text:h>
      <text:p text:style-name="P4">
6月3日晚间，示威者在天安门长安街上点火焚烧一辆装甲运兵车。这是摄影师威德内尔（JeffWidener）当晚拍摄的最后一幅照片，此后不久他便被示威者掷出的砖头意外击中。虽然遭受剧烈脑震荡，但由于手中相机的外壳抵消了大部分冲击力，威德内尔逃过一劫，没有生命危险。</text:p>
      <ul>
        <li>
          <draw:frame draw:style-name="fr1" draw:name="Image46" text:anchor-type="as-char" svg:width="6.9236in" svg:height="3.896998in" draw:z-index="0">
            <draw:image xlink:href="../Images/dwzh/2023-05-11T03-07-00Z/17665118_303.jpg" xlink:type="simple" xlink:show="embed" xlink:actuate="onLoad" draw:mime-type="image/jpeg"/>
          </draw:frame>
        </li>
      </ul>
      <h5>
六四、天安门—不能忘却的记忆</h5>
      <text:h text:style-name="P12" text:outline-level="3">
<text:span text:style-name="T4">
镇压</text:span>
</text:h>
      <text:p text:style-name="P4">
6月4日，学生领导的民主运动遭血腥镇压之后第一天，一辆装载着士兵的卡车在北京宾馆门前的长安街上巡逻。当天，一辆类似卡车上的士兵向北京宾馆大堂内站立的旅游者开枪。</text:p>
      <ul>
        <li>
          <draw:frame draw:style-name="fr1" draw:name="Image47" text:anchor-type="as-char" svg:width="6.9236in" svg:height="3.896998in" draw:z-index="0">
            <draw:image xlink:href="../Images/dwzh/2023-05-11T03-07-00Z/17665123_303.jpg" xlink:type="simple" xlink:show="embed" xlink:actuate="onLoad" draw:mime-type="image/jpeg"/>
          </draw:frame>
        </li>
      </ul>
      <h5>
六四、天安门—不能忘却的记忆</h5>
      <text:h text:style-name="P12" text:outline-level="3">
<text:span text:style-name="T4">
“坦克人”</text:span>
</text:h>
      <text:p text:style-name="P4">
6月4日，一个拿着购物袋的孤身男子站在长安街的正中间，试图阻挡坦克编队的去路。二十五年之后，此人的最终命运依然不为人所知。这一场景成为了天安门民主运动最具象征意义的图像之一。</text:p>
      <ul>
        <li>
          <draw:frame draw:style-name="fr1" draw:name="Image48" text:anchor-type="as-char" svg:width="6.9236in" svg:height="3.896998in" draw:z-index="0">
            <draw:image xlink:href="../Images/dwzh/2023-05-11T03-07-00Z/17665133_303.jpg" xlink:type="simple" xlink:show="embed" xlink:actuate="onLoad" draw:mime-type="image/jpeg"/>
          </draw:frame>
        </li>
      </ul>
      <h5>
六四、天安门—不能忘却的记忆</h5>
      <text:h text:style-name="P12" text:outline-level="3">
<text:span text:style-name="T4">
死去的英雄</text:span>
</text:h>
      <text:p text:style-name="P4">
6月5日，一群民众在长安街上展示一张据称摄于当地一处太平间的图片，画面上的死者据称都是38军士兵在抢占天安门广场过程中枪杀的示威者。死者身上巨大的创口显示士兵动用了达姆弹。大赦国际组织认为，至少300名平民被杀。</text:p>
      <ul>
        <li>
          <draw:frame draw:style-name="fr1" draw:name="Image49" text:anchor-type="as-char" svg:width="6.9236in" svg:height="3.896998in" draw:z-index="0">
            <draw:image xlink:href="../Images/dwzh/2023-05-11T03-07-00Z/17665135_303.jpg" xlink:type="simple" xlink:show="embed" xlink:actuate="onLoad" draw:mime-type="image/jpeg"/>
          </draw:frame>
        </li>
      </ul>
      <h5>
六四、天安门—不能忘却的记忆</h5>
      <text:h text:style-name="P12" text:outline-level="3">
<text:span text:style-name="T4">
清扫</text:span>
</text:h>
      <text:p text:style-name="P4">
军队镇压民主运动后，两位妇女正在打扫广场，她们身后是一辆已经被烧毁的公共汽车。抗议运动中多辆汽车和军车被烧毁，一些士兵因此身亡或受伤。</text:p>
      <ul>
        <li>
          <draw:frame draw:style-name="fr1" draw:name="Image50" text:anchor-type="as-char" svg:width="6.9236in" svg:height="3.896998in" draw:z-index="0">
            <draw:image xlink:href="../Images/dwzh/2023-05-11T03-07-00Z/17665139_303.jpg" xlink:type="simple" xlink:show="embed" xlink:actuate="onLoad" draw:mime-type="image/jpeg"/>
          </draw:frame>
        </li>
      </ul>
      <h5>
六四、天安门—不能忘却的记忆</h5>
      <text:h text:style-name="P12" text:outline-level="3">
<text:span text:style-name="T4">
保卫毛泽东</text:span>
</text:h>
      <text:p text:style-name="P4">
镇压之后几天，天安门城楼前始终有士兵和坦克守护。</text:p>
      <ul>
        <li>
          <draw:frame draw:style-name="fr1" draw:name="Image51" text:anchor-type="as-char" svg:width="6.9236in" svg:height="3.896998in" draw:z-index="0">
            <draw:image xlink:href="../Images/dwzh/2023-05-11T03-07-00Z/17665143_303.jpg" xlink:type="simple" xlink:show="embed" xlink:actuate="onLoad" draw:mime-type="image/jpeg"/>
          </draw:frame>
        </li>
      </ul>
      <h5>
六四、天安门—不能忘却的记忆</h5>
      <text:h text:style-name="P12" text:outline-level="3">
<text:span text:style-name="T4">
兄弟并肩</text:span>
</text:h>
      <text:p text:style-name="P4">
1989年5月下旬，美联社摄影记者威德内尔（左）和华人摄影师刘香成在紫禁城前留影纪念。当时可能他们都没有想到，几天之后中国政府便动用武力镇压了天安门民主运动。</text:p>
      <text:p text:style-name="P4">
作者: Jeff Widener/石涛</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根據香港政府官網10日公告的信件副本，保安局局長鄧炳強以英文致函《華爾街日報》。鄧炳強稱，保安局5日持法庭手令，檢取一件涉及《國安法》『煽動顛覆國家政權』案件的證物，並於當天迅速發布相關新聞稿。</text:p>
      <text:p text:style-name="P4">
他說，香港執法機構有責任將違法的行為與物件「繩之以法」，警方此次行動「合法合理」，因此《華爾街日報》文章中對此執法行動「悄悄執行」、「未經正當程序」的指控不是事實；他也批評，該報導稱「刑事調查案件」僅涉及「異議」、又稱該案「證物」為「藝術品」，完全是誤導。</text:p>
      <text:p text:style-name="P4">
《華爾街日報》尚未回應路透社的置評請求。</text:p>
      <text:p text:style-name="P4">
<text:a xlink:type="simple" xlink:href="https://www.dw.com/zh/zh/香港警方扣押国殇之柱-创作者称太离谱/a-65529588" text:style-name="Internet_20_link" text:visited-style-name="Visited_20_Internet_20_Link">
 </text:a>
。他說，此雕塑在香港展示已經多年，香港當局此時「把這座雕塑當作對民主運動不利的證據」，十分「奇怪」。</text:p>
      <ul>
        <li>
          <draw:frame draw:style-name="fr1" draw:name="Image52" text:anchor-type="as-char" svg:width="6.9236in" svg:height="3.896998in" draw:z-index="0">
            <draw:image xlink:href="../Images/dwzh/2023-05-11T03-07-00Z/54718487_303.jpg" xlink:type="simple" xlink:show="embed" xlink:actuate="onLoad" draw:mime-type="image/jpeg"/>
          </draw:frame>
        </li>
      </ul>
      <h5>
香港和台湾曾经这样紀念六四</h5>
      <text:h text:style-name="P12" text:outline-level="3">
<text:span text:style-name="T4">
一周年纪念</text:span>
</text:h>
      <text:p text:style-name="P4">
1990年6月4日，香港民众首次走上街头，纪念天安门大屠杀一周年。这一年起，香港支联会每年组织大规模悼念活动。由于1989年民主运动在中国大陆是禁忌话题，香港逐渐成为各类与六四有关的追思活动的中心。</text:p>
      <ul>
        <li>
          <draw:frame draw:style-name="fr1" draw:name="Image53" text:anchor-type="as-char" svg:width="6.9236in" svg:height="3.896998in" draw:z-index="0">
            <draw:image xlink:href="../Images/dwzh/2023-05-11T03-07-00Z/18496835_303.jpg" xlink:type="simple" xlink:show="embed" xlink:actuate="onLoad" draw:mime-type="image/jpeg"/>
          </draw:frame>
        </li>
      </ul>
      <h5>
香港和台湾曾经这样紀念六四</h5>
      <text:h text:style-name="P12" text:outline-level="3">
<text:span text:style-name="T4">
维园烛光</text:span>
</text:h>
      <text:p text:style-name="P4">
自1990年以来，每年6月4日晚，香港维多利亚公园都举行烛光晚会，悼念六四死难者，表达自由民主诉求。参加人数少则数万人，多则十多万人（据组织方支联会数字，一般高于警方公布数字），为全球规模最大的六四纪念活动。（2015年资料图片）</text:p>
      <ul>
        <li>
          <draw:frame draw:style-name="fr1" draw:name="Image54" text:anchor-type="as-char" svg:width="6.9236in" svg:height="3.896998in" draw:z-index="0">
            <draw:image xlink:href="../Images/dwzh/2023-05-11T03-07-00Z/16868819_303.jpg" xlink:type="simple" xlink:show="embed" xlink:actuate="onLoad" draw:mime-type="image/jpeg"/>
          </draw:frame>
        </li>
      </ul>
      <h5>
香港和台湾曾经这样紀念六四</h5>
      <text:h text:style-name="P12" text:outline-level="3">
<text:span text:style-name="T4">
天安门的故人</text:span>
</text:h>
      <text:p text:style-name="P4">
2013年，台北民众举行烛光晚会，纪念六四，声援狱中的诺贝尔和平奖得主刘晓波。刘晓波是89民运代表人物之一、与周舵、高新、侯德健一同被成为“天安门四君子"。</text:p>
      <ul>
        <li>
          <draw:frame draw:style-name="fr1" draw:name="Image55" text:anchor-type="as-char" svg:width="6.9236in" svg:height="3.896998in" draw:z-index="0">
            <draw:image xlink:href="../Images/dwzh/2023-05-11T03-07-00Z/49058113_303.jpg" xlink:type="simple" xlink:show="embed" xlink:actuate="onLoad" draw:mime-type="image/jpeg"/>
          </draw:frame>
        </li>
      </ul>
      <h5>
香港和台湾曾经这样紀念六四</h5>
      <text:h text:style-name="P12" text:outline-level="3">
<text:span text:style-name="T4">
遥望台北</text:span>
</text:h>
      <text:p text:style-name="P4">
2019年，六四30周年之际，台北举办了专题纪念活动。此前还在台北中正纪念堂前放置了由台湾艺术家雪克（Shake）搭建的充气“坦克人”艺术装置，亲历六四的王丹、周锋锁等民运人士到场参与。</text:p>
      <ul>
        <li>
          <draw:frame draw:style-name="fr1" draw:name="Image56" text:anchor-type="as-char" svg:width="6.9236in" svg:height="3.896998in" draw:z-index="0">
            <draw:image xlink:href="../Images/dwzh/2023-05-11T03-07-00Z/53687868_303.jpg" xlink:type="simple" xlink:show="embed" xlink:actuate="onLoad" draw:mime-type="image/jpeg"/>
          </draw:frame>
        </li>
      </ul>
      <h5>
香港和台湾曾经这样紀念六四</h5>
      <text:h text:style-name="P12" text:outline-level="3">
<text:span text:style-name="T4">
两岸三地成唯一</text:span>
</text:h>
      <text:p text:style-name="P4">
台湾的六四纪念活动，规模和历史远远不及香港，但近年来开始得到更多关注。2020年，尽管受到疫情影响，仍有三千多人参加了在台北的烛光悼念晚会。由于这一年香港和澳门都以防疫为由禁止六四集会，台湾成为两岸三地唯一可以纪念六四的地方。</text:p>
      <ul>
        <li>
          <draw:frame draw:style-name="fr1" draw:name="Image57" text:anchor-type="as-char" svg:width="6.9236in" svg:height="3.896998in" draw:z-index="0">
            <draw:image xlink:href="../Images/dwzh/2023-05-11T03-07-00Z/48500325_303.jpg" xlink:type="simple" xlink:show="embed" xlink:actuate="onLoad" draw:mime-type="image/jpeg"/>
          </draw:frame>
        </li>
      </ul>
      <h5>
香港和台湾曾经这样紀念六四</h5>
      <text:h text:style-name="P12" text:outline-level="3">
<text:span text:style-name="T4">
六四纪念馆</text:span>
</text:h>
      <text:p text:style-name="P4">
香港六四纪念馆2012年起临时设址九龙，先后迁至城市大学和尖沙咀，在物色新馆址过程中屡遭挫折，被迫多次关闭。2018年支联会在旺角购买房产作为新址，2019年4月重新开馆。2021年4月休馆翻新后，5月底重新开放，但数日后被当局以“证照不全”为由再度关闭。</text:p>
      <ul>
        <li>
          <draw:frame draw:style-name="fr1" draw:name="Image58" text:anchor-type="as-char" svg:width="6.9236in" svg:height="3.896998in" draw:z-index="0">
            <draw:image xlink:href="../Images/dwzh/2023-05-11T03-07-00Z/49052039_303.jpg" xlink:type="simple" xlink:show="embed" xlink:actuate="onLoad" draw:mime-type="image/jpeg"/>
          </draw:frame>
        </li>
      </ul>
      <h5>
香港和台湾曾经这样紀念六四</h5>
      <text:h text:style-name="P12" text:outline-level="3">
<text:span text:style-name="T4">
国殇之柱</text:span>
</text:h>
      <text:p text:style-name="P4">
2019年六四30周年之际，香港大学生清洗丹麦艺术家高智活（JensGalschiøt）的作品“国殇之柱”。它曾在香港各间大学巡回展出，现矗立在香港大学黄克竞楼平台。传统上，支联会每年都会派人在六四前夕洗刷该雕塑。</text:p>
      <ul>
        <li>
          <draw:frame draw:style-name="fr1" draw:name="Image59" text:anchor-type="as-char" svg:width="6.9236in" svg:height="3.896998in" draw:z-index="0">
            <draw:image xlink:href="../Images/dwzh/2023-05-11T03-07-00Z/53683634_303.jpg" xlink:type="simple" xlink:show="embed" xlink:actuate="onLoad" draw:mime-type="image/jpeg"/>
          </draw:frame>
        </li>
      </ul>
      <h5>
香港和台湾曾经这样紀念六四</h5>
      <text:h text:style-name="P12" text:outline-level="3">
<text:span text:style-name="T4">
疫情下的追思</text:span>
</text:h>
      <text:p text:style-name="P4">
新冠疫情下的2020年，因有防疫限聚令，当局31年来首次未批准维园六四集会。但仍有数万港人来到维多利亚公园燃烛默哀。</text:p>
      <ul>
        <li>
          <draw:frame draw:style-name="fr1" draw:name="Image60" text:anchor-type="as-char" svg:width="6.9236in" svg:height="3.896998in" draw:z-index="0">
            <draw:image xlink:href="../Images/dwzh/2023-05-11T03-07-00Z/53683618_303.jpg" xlink:type="simple" xlink:show="embed" xlink:actuate="onLoad" draw:mime-type="image/jpeg"/>
          </draw:frame>
        </li>
      </ul>
      <h5>
香港和台湾曾经这样紀念六四</h5>
      <text:h text:style-name="P12" text:outline-level="3">
<text:span text:style-name="T4">
再度遭禁</text:span>
</text:h>
      <text:p text:style-name="P4">
2021年，香港当局再度禁止六四纪念晚会。一年前香港国安法生效后，香港社会的言论、集会自由空间受到进一步挤压。同时，澳门的民间六四纪念活动也连续第二年遭禁。</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從佇立到封存，從封存到扣押</text:span>
</text:h>
      <text:p text:style-name="P4">
高志活創作的「國殤之柱」描繪了數十具撕裂和扭曲的屍體，以紀念1989年在天安門事件的鎮壓中喪生的抗議者，1997年在香港的天安門廣場紀念活動中首次展出，此後一直在香港大學公開展示。這座高8公尺、重達兩噸的「國殤之柱」是香港民主運動的重要象徵之一。</text:p>
      <text:p text:style-name="P4">
港大2021年稱，該校經外部法律建議和風險評估，並「衡量了大學的整體利益」後，決定 <text:a xlink:type="simple" xlink:href="https://www.dw.com/zh/zh/大学移除六四艺术品-香港自由剩多少/a-60248294" text:style-name="Internet_20_link" text:visited-style-name="Visited_20_Internet_20_Link">
</text:a>
，此後該藝術品便一直被封存於該校所有土地的一個貨櫃中。</text:p>
      <text:p text:style-name="P4">
《香港01》今年2月報導，高志活稱他曾多次向該校校方交涉無果，考慮採取法律行動、取回「國殤之柱」。《華爾街日報》報導，他感到自己試圖取回該藝品的努力受阻，並於5日得知警方以將其扣押。</text:p>
      <text:p text:style-name="P4">
在《港區國安法》頒布實施以前，香港每年均會舉行 <text:a xlink:type="simple" xlink:href="https://www.dw.com/zh/zh/港警封闭维园-民众点亮手机纪念六四/a-57778270" text:style-name="Internet_20_link" text:visited-style-name="Visited_20_Internet_20_Link">
 </text:a>
。但自2020年以來，香港警方以疫情限制為由，禁止了相關紀念活動。此次「國殤之柱」的扣押，又發生在6月4日前幾週，引發輿論臆測，此事是否是香港當局抹除 <text:a xlink:type="simple" xlink:href="https://www.dw.com/zh/zh/烛光有罪香港民众发挥创意悼六四/a-57767905" text:style-name="Internet_20_link" text:visited-style-name="Visited_20_Internet_20_Link">
</text:a>
 的進一步舉動。</text:p>
      <text:h text:style-name="P12" text:outline-level="3">
<text:span text:style-name="T4">
無評論 no comments 走進台北紀念六四33週年現場</text:span>
</text:h>
      <text:p text:style-name="P4">
（《華爾街日報》、路透社、香港保安局、《香港01》等）</text:p>
      <text:p text:style-name="P4">
Source: <text:a xlink:type="simple" xlink:href="https://www.dw.com/zh/扣押國殤之柱遭批-香港保安局長致函駁斥wsj/a-65582981" text:style-name="Internet_20_link" text:visited-style-name="Visited_20_Internet_20_Link">
https://www.dw.com/zh/扣押國殤之柱遭批-香港保安局長致函駁斥wsj/a-65582981?maca=chi-rss-chi-all-1127-rdf</text:a>
</text:p>
      <!--NEWS-->
      <text:h text:style-name="P10" text:outline-level="1">
<text:span text:style-name="T4">
三年疫情后重启雄安建设　习近平高调赴雄安欲重振经济</text:span>
</text:h>
      <text:p text:style-name="P4">
Author: None</text:p>
      <text:p text:style-name="P4">
Publisher: Radio Free Asia (Organization)</text:p>
      <text:p text:style-name="P4">
Published Time: 2023-05-11T03:28:00-04:00</text:p>
      <text:p text:style-name="P4">
Modified Time: 2023-05-11T13:57:05-04:00</text:p>
      <text:p text:style-name="P4">
Description: None</text:p>
      <text:p text:style-name="P4">
Videos: []</text:p>
      <text:p text:style-name="P4">
Audios: ["<text:a xlink:type="simple" xlink:href="https://www.rfa.org/mandarin/yataibaodao/zhengzhi/gt-0511202303274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61" text:anchor-type="as-char" svg:width="6.9236in" svg:height="4.612011in" draw:z-index="0">
<draw:image xlink:href="../Images/rfamandarin/2023-05-11T03-28-00-04-00/000000.png" xlink:type="simple" xlink:show="embed" xlink:actuate="onLoad" draw:mime-type="image/png"/>
</draw:frame>
 雄安新区2023年4月的街景。 <text:a xlink:type="simple" xlink:href="https://www.rfa.org/mandarin/yataibaodao/zhengzhi/gt-05112023032743.html/@@images/image" text:style-name="Internet_20_link" text:visited-style-name="Visited_20_Internet_20_Link">
</text:a>
AP资料照  <text:a xlink:type="simple" xlink:href="https://www.rfa.org/mandarin/yataibaodao/zhengzhi/gt-05112023032743.html/@@stream" text:style-name="Internet_20_link" text:visited-style-name="Visited_20_Internet_20_Link">
</text:a>
</text:p>
      <text:p text:style-name="P4">
中共总书记习近平本周三（10日）率领总理李强等高官到河北雄安新区视察，重启雄安新区建设。有学者表示，习近平打算借着肯定建设雄安，给衰弱的中国经济注入强心剂。</text:p>
      <text:p text:style-name="P4">
<text:a xlink:type="simple" xlink:href="https://www.rfa.org/mandarin/yataibaodao/jingmao/gt2-01202023013527.html" text:style-name="Internet_20_link" text:visited-style-name="Visited_20_Internet_20_Link">
 </text:a>
</text:p>
      <ul>
        <li>
<text:span text:style-name="T4">
<text:a xlink:type="simple" xlink:href="https://www.rfa.org/mandarin/yataibaodao/zhengzhi/hc-08032021111419.html" text:style-name="Internet_20_link" text:visited-style-name="Visited_20_Internet_20_Link">
 </text:a>
 </text:span>
  * <text:a xlink:type="simple" xlink:href="https://www.rfa.org/mandarin/ytbdzhuantixilie/xijinping-zheshinian/kw4-09272022091927.html" text:style-name="Internet_20_link" text:visited-style-name="Visited_20_Internet_20_Link">
 <text:span text:style-name="T4">
从无数“烂尾”看习近平的治国模式</text:span>
 </text:a>
</li>
      </ul>
      <text:p text:style-name="P4">
据央视周三报道，习近平在河北省委书记倪岳峰、省长王正谱陪同下对雄安新区进行调研。国务院总理李强、中共中央办公厅主任蔡奇，副总理丁薛祥随行。央视播放的画面中，习近平首先考察被称为亚洲最大的雄安站：“5月10日，习近平乘高铁前往雄安新区，抵达后，首先考察了雄安站的建设运行情况，习近平随后乘车来到容东片区南文营社区。习近平：（考察养老院）三顿饭吗，管三顿，这很丰盛，祝老人们健康长寿。”</text:p>
      <text:p text:style-name="P4">
<draw:frame draw:style-name="fr1" draw:name="Image62" text:anchor-type="as-char" svg:width="6.9236in" svg:height="3.912861in" draw:z-index="0">
<draw:image xlink:href="../Images/rfamandarin/2023-05-11T03-28-00-04-00/000001.png" xlink:type="simple" xlink:show="embed" xlink:actuate="onLoad" draw:mime-type="image/png"/>
</draw:frame>
2023年5月10日，中共总书记习近平率领总理李强等高官到雄安新区视察。（视频截图/CCTV）  <text:a xlink:type="simple" xlink:href="https://www.rfa.org/mandarin/yataibaodao/zhengzhi/gt-05112023032743.html/2.jpg" text:style-name="Internet_20_link" text:visited-style-name="Visited_20_Internet_20_Link">
</text:a>
</text:p>
      <text:p text:style-name="P4">
习近平在考察河北省雄安新区时说，实践证明，中共中央关于建设雄安新区的重大决策完全正确，各方面工作扎实有效。</text:p>
      <text:p text:style-name="P4">
今年是河北雄安新区成立的第六年，三年疫情封控期间，雄安建设项目近乎停顿。北京独立评论人士吴强认为，习近平带领政治局4名常委到雄安新区考察，特别是国务院总理第一次到雄安新区，其规格很高。他对本台说：“如此高规格反映了北京试图重新启动雄安的项目。这个时间点非常有意思，一方面，在疫情彻底结束，中国各方面都在复苏重启的情景下，习近平借到雄安视察，试图重启雄安项目。”</text:p>
      <text:p text:style-name="P4">
今年1月下旬，有网民上传的视频显示，被称为亚洲最大的雄安站广场上杂草丛生，雄安火车站每天仅有几列往返北京的列车。此景象引发网民热议。但最近广场上的草已被除尽。</text:p>
      <text:p text:style-name="P4">
<text:span text:style-name="T4">
疫情三年雄安项目近乎停顿现又重启</text:span>
</text:p>
      <text:p text:style-name="P4">
学者吴强说，在过去三年，雄安建设项目相对冷淡和平静，引来民间的嘲笑。但这次习近平等4名政治局常委到雄安，希望重整经济：“试图把雄安重新作为一个抓手，在国内各方面政策陷于贫乏的情景之下，面临大萧条到来的风险转换之际，试图以雄安这个抓手表明北京的某种信心。这对‘两个维护’的权威是以一个强心剂”</text:p>
      <text:p text:style-name="P4">
2017年开始建设的雄安新区，至今给人的印象是一座现代化空城。在抖音平台，网民发布的市区建筑远比人多。疫情结束后，行人依然稀少，而且出现了地摊。当地一位视频拍摄者说：“建设六年的雄安新区为什么会变成一座空城呢，空城用来形容现在的雄安新区再适合不过了，我好多客户去雄安新区后都非常的纳闷，为什么雄安新区里面建设得那么好，但里面却没人呢，跟一座空城一样......”</text:p>
      <text:p text:style-name="P4">
<text:span text:style-name="T4">
雄安居民：房子太多没那么多人住</text:span>
</text:p>
      <text:p text:style-name="P4">
另一位雄安居民说，区内安置房租金都在下降：“雄安新区安置房租金下降的真正原因，其实就是供需关系，好多雄安市民都分到三套房，现在都想往外租，但是真正要租房的又没那么多人。”</text:p>
      <text:p text:style-name="P4">
对于雄安新区无法吸引外来人才，江苏宜兴时事评论人士张建平对本台说：“当时建雄安新区据说要把它建成一个副都，国土资源部、住建部都可以迁往当地，然后又慢慢冷却，又遇到疫情，后来又说雄安新区是一个省级开发区，说要建成智慧城市。现在全国都在建智慧城市，没有吸引力，除非你把中南海搬过去。”</text:p>
      <text:p text:style-name="P4">
<text:span text:style-name="T4">
已投资入八千亿元人民币仍是空城</text:span>
</text:p>
      <text:p text:style-name="P4">
雄安新区是中国第19个国家级新区，也是首个由中共中央、国务院印发通知成立的国家级新区。据官方最新数据，截至去年11月底，雄安新区累计实施重点项目240个，总投资超8000亿元人民币，累计完成投资超过4900亿元。</text:p>
      <text:p text:style-name="P4">
记者：古亭 责编：许书婷 嘉远 网编：瑞哲</text:p>
      <text:p text:style-name="P4">
Source: <text:a xlink:type="simple" xlink:href="https://www.rfa.org/mandarin/yataibaodao/zhengzhi/gt-05112023032743.html" text:style-name="Internet_20_link" text:visited-style-name="Visited_20_Internet_20_Link">
https://www.rfa.org/mandarin/yataibaodao/zhengzhi/gt-05112023032743.html</text:a>
</text:p>
      <!--NEWS-->
      <text:h text:style-name="P10" text:outline-level="1">
<text:span text:style-name="T4">
“汶川地震15年”（上）：遇难学童家长叹维权路漫漫</text:span>
</text:h>
      <text:p text:style-name="P4">
Author: None</text:p>
      <text:p text:style-name="P4">
Publisher: Radio Free Asia (Organization)</text:p>
      <text:p text:style-name="P4">
Published Time: 2023-05-11T05:15:00-04:00</text:p>
      <text:p text:style-name="P4">
Modified Time: 2023-05-11T13:56:25-04:00</text:p>
      <text:p text:style-name="P4">
Description: None</text:p>
      <text:p text:style-name="P4">
Videos: []</text:p>
      <text:p text:style-name="P4">
Audios: ["<text:a xlink:type="simple" xlink:href="https://www.rfa.org/mandarin/yataibaodao/renquanfazhi/ec-0511202305152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63" text:anchor-type="as-char" svg:width="6.9236in" svg:height="3.874983in" draw:z-index="0">
<draw:image xlink:href="../Images/rfamandarin/2023-05-11T05-15-00-04-00/000000.png" xlink:type="simple" xlink:show="embed" xlink:actuate="onLoad" draw:mime-type="image/png"/>
</draw:frame>
 周兴蓉今年年初曾到北京上访 <text:a xlink:type="simple" xlink:href="https://www.rfa.org/mandarin/yataibaodao/renquanfazhi/ec-05112023051522.html/@@images/image" text:style-name="Internet_20_link" text:visited-style-name="Visited_20_Internet_20_Link">
</text:a>
周兴蓉提供  <text:a xlink:type="simple" xlink:href="https://www.rfa.org/mandarin/yataibaodao/renquanfazhi/ec-05112023051522.html/@@stream" text:style-name="Internet_20_link" text:visited-style-name="Visited_20_Internet_20_Link">
</text:a>
</text:p>
      <text:p text:style-name="P4">
5月12号是四川汶川大地震15周年，不少因豆腐渣工程遇难的学童家长，多年来坚持维权为他们的孩子讨公道。这些家长年初再到京上访时，遭政府派人以暴力手段驱离。他们感叹上访艰难，但不会放弃。</text:p>
      <text:p text:style-name="P4">
<text:a xlink:type="simple" xlink:href="https://www.rfa.org/mandarin/yataibaodao/renquanfazhi/ec-05122022073257.html" text:style-name="Internet_20_link" text:visited-style-name="Visited_20_Internet_20_Link">
 <text:span text:style-name="T4">
汶川地震十四周年 遇难学生家长无惧打压 坚持追究豆渣校舍责任</text:span>
 </text:a>
  * <text:a xlink:type="simple" xlink:href="https://www.rfa.org/mandarin/yataibaodao/renquanfazhi/gf2-05122021074034.html" text:style-name="Internet_20_link" text:visited-style-name="Visited_20_Internet_20_Link">
 <text:span text:style-name="T4">
汶川地震十三周年 罹难者家属坚决追责</text:span>
 </text:a>
 <text:a xlink:type="simple" xlink:href="https://www.rfa.org/mandarin/yataibaodao/renquanfazhi/sc-05122021152814.html" text:style-name="Internet_20_link" text:visited-style-name="Visited_20_Internet_20_Link">
 **** </text:a>
  * <text:a xlink:type="simple" xlink:href="https://www.rfa.org/mandarin/Xinwen/al0510a-05102021041437.html" text:style-name="Internet_20_link" text:visited-style-name="Visited_20_Internet_20_Link">
 <text:span text:style-name="T4">
“猪坚强”弥留举国神伤 豆腐渣工程亡灵无人问</text:span>
 </text:a>
 <text:a xlink:type="simple" xlink:href="https://www.rfa.org/mandarin/yataibaodao/renquanfazhi/gf-05122020063502.html" text:style-name="Internet_20_link" text:visited-style-name="Visited_20_Internet_20_Link">
 **** </text:a>
  * <text:a xlink:type="simple" xlink:href="https://www.rfa.org/mandarin/yataibaodao/renquanfazhi/gf1-05112018095222.html" text:style-name="Internet_20_link" text:visited-style-name="Visited_20_Internet_20_Link">
 <text:span text:style-name="T4">
汶川重建“伟大胜利”？ 外界质疑贪腐</text:span>
 </text:a>
  * <text:a xlink:type="simple" xlink:href="https://www.rfa.org/mandarin/yataibaodao/juyuan-06052008181009.html" text:style-name="Internet_20_link" text:visited-style-name="Visited_20_Internet_20_Link">
 <text:span text:style-name="T4">
公安厅封聚源中学禁采访 政府抚恤金三万二</text:span>
 </text:a>
</text:p>
      <text:p text:style-name="P4">
都江堰聚源中学是"512"大地震遇难学生的重灾区，整座教学大楼倒塌，造成超过200名师生被活埋，包括当年15岁半读初三的卢前亮。失去儿子的周兴蓉也因此走上15年的维权路。</text:p>
      <text:p text:style-name="P4">
<draw:frame draw:style-name="fr1" draw:name="Image64" text:anchor-type="as-char" svg:width="6.9236in" svg:height="3.895679in" draw:z-index="0">
<draw:image xlink:href="../Images/rfamandarin/2023-05-11T05-15-00-04-00/000001.png" xlink:type="simple" xlink:show="embed" xlink:actuate="onLoad" draw:mime-type="image/png"/>
</draw:frame>
图为四川都江堰市聚源中学在地震中被夷为平地，但附近的楼房却没有倒。(AFP)  <text:a xlink:type="simple" xlink:href="https://www.rfa.org/mandarin/yataibaodao/renquanfazhi/gf-05122020063502.html/1-2.jpg" text:style-name="Internet_20_link" text:visited-style-name="Visited_20_Internet_20_Link">
</text:a>
</text:p>
      <text:p text:style-name="P4">
<text:span text:style-name="T4">
川震豆腐渣遇难学童家长坚持维权 在京上访曾遭暴力对待</text:span>
</text:p>
      <text:p text:style-name="P4">
周兴蓉对本台访问，她表示，至今无法走出丧子阴霾，多年来坚持上访超过一百次，想为儿子和自己讨公道，但官方一直不受理。曾多次上访的她，今年2月在疫情封控解除不久，与另一名遇难学生家长，再尝试到北京上访，但被自称是公安局的人，用暴力手段强行带走。</text:p>
      <text:p text:style-name="P4">
周兴蓉："我和另外一个聚源中学的家长，到了北京之后，不敢去租需要身份证的旅店，第二天早晨六点过，我们想早点出门去办事，结果我们出门，我们还懵着，还没来得及反应，就有4、5个口音全是北京、河北的彪形大汉，把我控制住，把另外一个家长捉住，强行把我们扔上车，抢我们的背包，我的小包背带是铁链的，都扯断了，抢了我们的手机，然后收走我们的身份证，我说我们违了什么法，有一个彪形大汉，他就说我们是公安局的，就是骂我，不让我说话，还说要用胶带封我的嘴。"</text:p>
      <text:p text:style-name="P4">
周兴蓉形容，这次到北京上访的计划失败，无法到信访局，只能在石家庄高铁站拍一张相片，为自己曾作出的努力，留点证据。</text:p>
      <text:p text:style-name="P4">
<draw:frame draw:style-name="fr1" draw:name="Image65" text:anchor-type="as-char" svg:width="6.9236in" svg:height="5.982423in" draw:z-index="0">
<draw:image xlink:href="../Images/rfamandarin/2023-05-11T05-15-00-04-00/000002.png" xlink:type="simple" xlink:show="embed" xlink:actuate="onLoad" draw:mime-type="image/png"/>
</draw:frame>
周兴蓉的维权计划因被强行驱离而失败，只能在高铁站拍照留证明。（受访者提供）.jpg  <text:a xlink:type="simple" xlink:href="https://www.rfa.org/mandarin/yataibaodao/renquanfazhi/ec-05112023051522.html/5468517484c976847ef467438ba1521256e088ab5f3a884c9a7179bb800c59318d25-53ea80fd57289ad894c17ad962cd716775598bc1660e3002-53d78bbf800563d04f9b.jpg" text:style-name="Internet_20_link" text:visited-style-name="Visited_20_Internet_20_Link">
</text:a>
</text:p>
      <text:p text:style-name="P4">
周兴蓉："因为我们只有两个人，处于弱势，我想报110，手机也没有，什么都没有，怎样报？然后我们同行的家长就叫我，他说：'大姐，你别叫了，我们已经落在他们的手，敌不过他们，根本没有反抗的能力。'然后，都江堰聚源镇政府的人就来了几个人，然后就上车，直接把我们拉到石家庄，买了回都江堰的高铁，在上了动车之后，我就要求拍一张石家庄车站的照片，那时候他们就把手机给了我，我想记得留一个证据吧。"</text:p>
      <text:p text:style-name="P4">
<text:span text:style-name="T4">
周兴蓉：为儿子上京维权失败 也同步失去人身自由</text:span>
</text:p>
      <text:p text:style-name="P4">
她表示，自儿子遇难后，她尝试过不同方法要求讨公道，曾写信到政法委、最高人民法院和人民检察院，所有的信都没有回音，要求地方法院立案，案件未开庭已直接被结案，无法讨回公道，也失去了人身自由。</text:p>
      <text:p text:style-name="P4">
<draw:frame draw:style-name="fr1" draw:name="Image66" text:anchor-type="as-char" svg:width="6.9236in" svg:height="5.570351in" draw:z-index="0">
<draw:image xlink:href="../Images/rfamandarin/2023-05-11T05-15-00-04-00/000003.png" xlink:type="simple" xlink:show="embed" xlink:actuate="onLoad" draw:mime-type="image/png"/>
</draw:frame>
周兴蓉的儿子是15年前地震聚源中学被活埋遇难学童之一。（受访者提供）  <text:a xlink:type="simple" xlink:href="https://www.rfa.org/mandarin/yataibaodao/renquanfazhi/ec-05112023051522.html/5468517484c97684513f5b50662f155e74524d57309707805a6e904e2d5b6688ab6d3b57cb904796be5b667ae54e4b4e003002-53d78bbf800563d04f9b.jpg" text:style-name="Internet_20_link" text:visited-style-name="Visited_20_Internet_20_Link">
</text:a>
</text:p>
      <text:p text:style-name="P4">
周兴蓉："地方政府的人，大家都认识，他们都叫我们别去的，就说去不了，说我们的身份信息，都被都江堰市掌控，一旦购票，他们就知道，又说，有什么事情回来处理和解决，但是回来，又没有什么说法，又不给解决，然后就是控制你的人身自由，就是不让你出去。前几天，我想出去散散心，重庆都不让我去。"</text:p>
      <text:p text:style-name="P4">
15年过去，周兴蓉感慨维权路太难，但她强调，再难也不会放弃。</text:p>
      <text:p text:style-name="P4">
周兴蓉："我要的是承认当年是豆腐渣工程，当初也承诺过追责，但是到现在为止，15年没有人追责，这15年实在太难太难啦！没有机会就不等于我不去争取啊，他们是违法的，这边豆腐渣工程不追究，他们做了违法乱纪的事，对我造成的人身伤害，和家庭伤害、身体伤害也不给说法，不等于我就坚守，我现在依然在坚持，他们不给我说法，我会永远坚持下去，不会放弃的。"</text:p>
      <text:p text:style-name="P4">
曾多次就豆腐渣工程，为儿子桑兴鹏维权的绵竹市富新二小家长桑军，与周兴蓉有不同体会，他已不相信上访能讨回公道。</text:p>
      <text:p text:style-name="P4">
<draw:frame draw:style-name="fr1" draw:name="Image67" text:anchor-type="as-char" svg:width="6.9236in" svg:height="5.1927in" draw:z-index="0">
<draw:image xlink:href="../Images/rfamandarin/2023-05-11T05-15-00-04-00/000004.png" xlink:type="simple" xlink:show="embed" xlink:actuate="onLoad" draw:mime-type="image/png"/>
</draw:frame>
桑军表示，不会忘记遇难的儿子，但不想幼子前途因维权影响被迫放弃。（受访者提供）  <text:a xlink:type="simple" xlink:href="https://www.rfa.org/mandarin/yataibaodao/renquanfazhi/ec-05112023051522.html/6851519b8868793a-4e0d4f1a5fd88bb0904796be7684513f5b50-4f464e0d60f35e7c5b50524d901456e07ef467435f7154cd88ab8feb653e5f033002-53d78bbf800563d04f9b.jpg" text:style-name="Internet_20_link" text:visited-style-name="Visited_20_Internet_20_Link">
</text:a>
</text:p>
      <text:p text:style-name="P4">
桑军："当时温家宝说会追查违建的事情，叫我们回家等消息，15年了，已经换了3位总理，李克强、李强，习近平上台，都没有提到512，到现在都没有一个说法。北京我也去过，还是叫我们回到地方解决，所以我们现在说，只好放弃，因为维权太难了，实在太难。"</text:p>
      <text:p text:style-name="P4">
<text:span text:style-name="T4">
遇难学童家长：担心被秋后算帐 殃及下一代 已放弃维权</text:span>
</text:p>
      <text:p text:style-name="P4">
桑军承认，是心有不甘，但担心会影响另一个儿子的前途，是他放弃维权的主因。</text:p>
      <text:p text:style-name="P4">
桑军："为娃娃的事情，我曾被抓过6、7次，被拉到派出所，也被拘留过，当时把我加入了黑名单。但我另一个孩子读书很好，如果跟他们作对，对孩子日后的工作会有影响，他们（政府的人）是这样说，因为中国政府会秋后算帐，三代都要查，我只能放弃。说实在话，都想维权，但害怕影响这个孩子，不想挺而走险，只能去悼念。"</text:p>
      <text:p text:style-name="P4">
桑军表示，不少富新二小的家长，都有同样的担心，不敢再上街表达诉求，但每年512下午都坚持到市政府外悼念遇难学生。</text:p>
      <text:p text:style-name="P4">
记者：陈子非 责编：许书婷 嘉远 网编：瑞哲</text:p>
      <text:p text:style-name="P4">
Source: <text:a xlink:type="simple" xlink:href="https://www.rfa.org/mandarin/yataibaodao/renquanfazhi/ec-05112023051522.html" text:style-name="Internet_20_link" text:visited-style-name="Visited_20_Internet_20_Link">
https://www.rfa.org/mandarin/yataibaodao/renquanfazhi/ec-05112023051522.html</text:a>
</text:p>
      <!--NEWS-->
      <text:h text:style-name="P10" text:outline-level="1">
<text:span text:style-name="T4">
嘲讽香港区议会选举改革挨批 明报将停载尊子漫画</text:span>
</text:h>
      <text:p text:style-name="P4">
Publisher: 法新社</text:p>
      <text:p text:style-name="P4">
Published Time: 2023-05-11T06:32:08+00:00</text:p>
      <text:p text:style-name="P4">
Modified Time: 2023-05-11T06:05:01+00:00</text:p>
      <text:p text:style-name="P4">
Description: （法新社香港10日电） 香港最着名的政治漫画家尊子与直接知情的消息人士今天说，尊子一篇嘲讽区议会改革方案的讽刺漫画遭到政府机关批评后，「明报」将自14日起停止连载尊子连环漫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3.617581in" draw:z-index="0">
<draw:image xlink:href="../Images/rficn/2023-05-11T06-32-08-00-00/000000.png" xlink:type="simple" xlink:show="embed" xlink:actuate="onLoad" draw:mime-type="image/png"/>
</draw:frame>
</text:p>
      <text:p text:style-name="P4">
使用笔名「尊子」的漫画家黄纪钧，自1983年起在香港主流中文报纸「明报」刊载针对香港时事与公共政策的讽刺漫画。</text:p>
      <text:p text:style-name="P4">
他9日刊出的3格连环漫画，描绘一名男子跟一名女子说，「只要长官觉得合适」，都可以委任做防火灭罪委员会，即使会考中英数不合格、体检没有过关也可以。</text:p>
      <text:p text:style-name="P4">
在这幅漫画刊出的一周前，香港宣布将大幅缩减区议会直接民选席次，实际上是摧毁香港最后的民主机构。</text:p>
      <text:p text:style-name="P4">
黄纪钧的连环漫画刊载后，马上遭到香港民政及青年事务局局长麦美娟谴责，称这幅漫画「扭曲」、「有违传媒道德」。</text:p>
      <text:p text:style-name="P4">
黄纪钧今天告诉法新社，明报将不再刊载他的漫画。他说：「漫画只是一个媒介。每个人都应该做他应该做的事以及我们能做的事。」</text:p>
      <text:p text:style-name="P4">
直接知情的消息人士告诉法新社，黄纪钧的漫画将自14日停刊。目前还不清楚漫画停止连载是否是无限期。</text:p>
      <text:p text:style-name="P4">
这不是黄纪钧第一次遭受政府批评。他先前的作品曾惹怒至少5个政府部门，包括警务处与拥有很大权力的保安局。20多年前，他的作品也曾在澳门与新加坡遭到封禁。</text:p>
      <text:p text:style-name="P4">
最近几年，由于香港当局活化殖民时代的煽动罪，以及2020年北京在香港发生反送中抗议后实施国家安全法，在香港刊载嘲讽政治的言论刊物容易引发法律风险。</text:p>
      <text:p text:style-name="P4">
明报是继「苹果日报」2021年被迫关闭后，最后一个持续刊载黄纪钧漫画的香港主流媒体。苹果日报是由泛民主派媒体大亨黎智英创办。</text:p>
      <text:p text:style-name="P4">
讽刺时事新闻节目「头条新闻」（Headliner）也中箭落马，2020年遭香港通讯事务管理局裁定，有一集节目涉及污蔑、污辱警方，在香港电台播出30多年后暂停制播。</text:p>
      <text:p text:style-name="P4">
黄纪钧当时接受访问时告诉法新社说：「笑话可以是非常危险的，当权者想让群众相信只能跟随他们的步伐，而笑话正好可以一矢中的，揭破谎言，将当权者拉下台。」</text:p>
      <text:p text:style-name="P4">
Source: <text:a xlink:type="simple" xlink:href="https://www.rfi.fr/cn/%E5%9B%BD%E9%99%85%E6%8A%A5%E9%81%93/20230511-%E5%98%B2%E8%AE%BD%E9%A6%99%E6%B8%AF%E5%8C%BA%E8%AE%AE%E4%BC%9A%E9%80%89%E4%B8%BE%E6%94%B9%E9%9D%A9%E6%8C%A8%E6%89%B9-%E6%98%8E%E6%8A%A5%E5%B0%86%E5%81%9C%E8%BD%BD%E5%B0%8A%E5%AD%90%E6%BC%AB%E7%94%BB" text:style-name="Internet_20_link" text:visited-style-name="Visited_20_Internet_20_Link">
https://www.rfi.fr/cn/%E5%9B%BD%E9%99%85%E6%8A%A5%E9%81%93/20230511-%E5%98%B2%E8%AE%BD%E9%A6%99%E6%B8%AF%E5%8C%BA%E8%AE%AE%E4%BC%9A%E9%80%89%E4%B8%BE%E6%94%B9%E9%9D%A9%E6%8C%A8%E6%89%B9-%E6%98%8E%E6%8A%A5%E5%B0%86%E5%81%9C%E8%BD%BD%E5%B0%8A%E5%AD%90%E6%BC%AB%E7%94%BB</text:a>
</text:p>
      <!--NEWS-->
      <text:h text:style-name="P10" text:outline-level="1">
<text:span text:style-name="T4">
會晤法外長 秦剛：支持歐洲加強戰略自主</text:span>
</text:h>
      <text:p text:style-name="P4">
Author: None (Language: zh)</text:p>
      <text:p text:style-name="P4">
Publisher: None</text:p>
      <text:p text:style-name="P4">
Time: 2023-05-11T06:43:00Z</text:p>
      <text:p text:style-name="P4">
Description: 會晤德國外長之後，中國外長秦剛來到訪歐之旅的第二站——巴黎。他與法國外長科隆納談了什麼？法方再次呼籲中國發揮作用，在俄烏之間扮演「和平使者」角色，中國有何回應？</text:p>
      <text:p text:style-name="P4">
Videos: []</text:p>
      <text:p text:style-name="P4">
Images: ["<text:a xlink:type="simple" xlink:href="https://static.dw.com/image/65583426_303.jpg" text:style-name="Internet_20_link" text:visited-style-name="Visited_20_Internet_20_Link">
65583426_303.jpg</text:a>
", "<text:a xlink:type="simple" xlink:href="https://static.dw.com/image/65513753_401.jpeg" text:style-name="Internet_20_link" text:visited-style-name="Visited_20_Internet_20_Link">
65513753_401....</text:a>
"]</text:p>
      <text:p text:style-name="P4">
Subject: 时政风云</text:p>
      <text:p text:style-name="P4">
Subjects: ['中法关系', '中欧关系', '马克龙', '秦刚', '卢沙野']</text:p>
      <text:p text:style-name="P4">
Keywords: ['意见反馈']</text:p>
      <text:p text:style-name="P4">
ID: 65583307</text:p>
      <!--METADATA-->
      <text:p text:style-name="P4">
<text:a xlink:type="simple" xlink:href="https://www.dw.com/zh/overlay/image/article/65583307/65583426" text:style-name="Internet_20_link" text:visited-style-name="Visited_20_Internet_20_Link">
 <draw:frame draw:style-name="fr1" draw:name="Image69" text:anchor-type="as-char" svg:width="6.9236in" svg:height="3.896998in" draw:z-index="0">
<draw:image xlink:href="../Images/dwzh/2023-05-11T06-43-00Z/65583426_303.jpg" xlink:type="simple" xlink:show="embed" xlink:actuate="onLoad" draw:mime-type="image/jpeg"/>
</draw:frame>
</text:a>
</text:p>
      <text:p text:style-name="P4">
5月10日，中國外長秦剛（左）赴巴黎會見法國外長柯隆納（右），雙方就烏克蘭和其他區域安全問題交換意見。</text:p>
      <text:p text:style-name="P4">
（德國之聲中文網） <text:a xlink:type="simple" xlink:href="https://www.dw.com/zh/zh/中国外长秦刚本周出访德法挪三国/a-65549318" text:style-name="Internet_20_link" text:visited-style-name="Visited_20_Internet_20_Link">
 </text:a>
，於週三（5月10日）在巴黎會見了法國外長科隆納（CatherineColonna）。法方強調，在北京尋求調停俄烏戰爭的過程中，中國可為「全球和平與穩定」發揮重要作用。</text:p>
      <text:p text:style-name="P4">
法新社報導，科隆納在會議開始時告訴秦剛：「我們知道中國在世界舞台上的重要性，以及中國的角色在促進全球和平穩定上的重要性。」她呼籲中國應努力說服俄羅斯「回到充分尊重《聯合國憲章》的軌道上」。</text:p>
      <text:p text:style-name="P4">
中國外交部11日發布會後新聞稿指出，科隆納稱法方願就烏克蘭等重大國際地區問題同中方加強溝通，尋找更多共同點；秦剛則回應道，中國在烏克蘭問題上一直「致力於推動危機的政治解決」方案，並願意「保持溝通」，「繼續為此發揮建設性作用」。</text:p>
      <text:p text:style-name="P4">
同時，秦剛重申了中國看待和處理烏克蘭問題的出發點， <text:a xlink:type="simple" xlink:href="https://www.dw.com/zh/zh/中国的12点立场声明引起何种反响/a-64813222" text:style-name="Internet_20_link" text:visited-style-name="Visited_20_Internet_20_Link">
</text:a>
，包含應尊重各國主權、領土完整；應遵守聯合國憲章宗旨和原則；應重視各國合理安全關切；應支持一切有利於和平解決危機的努力。</text:p>
      <text:p text:style-name="P4">
<draw:frame draw:style-name="fr1" draw:name="Image70" text:anchor-type="as-char" svg:width="6.9236in" svg:height="3.896998in" draw:z-index="0">
<draw:image xlink:href="../Images/dwzh/2023-05-11T06-43-00Z/65513753_401.jpeg" xlink:type="simple" xlink:show="embed" xlink:actuate="onLoad" draw:mime-type="image/jpeg"/>
</draw:frame>
</text:p>
      <text:p text:style-name="P4">
法國外長科隆納在會見秦剛之前，即在內閣會議上籲北京應敦促俄羅斯「回歸和平」。</text:p>
      <text:p text:style-name="P4">
路透社報導，秦剛在與法國外長的會談上也呼籲法國，應與中國加大市場的相互開放程度，以打造出一條「更具韌性的中法供應鏈」。他強調，中國支持歐洲「加強戰略自主」，主張「不針對、不依附、也不受制於第三方」的中歐關係。</text:p>
      <text:p text:style-name="P4">
科隆納則表示，願意與中國在氣候變化、生物多樣性、能源轉型等領域加強合作，並就其他地區安全問題進行討論，包含朝鮮近期發射了一系列導彈，「態度令人擔憂」，她呼籲秦剛應思考如何「團結一致地應對」此局勢，與國際社會一同「為半島和區域穩定而努力」。</text:p>
      <text:h text:style-name="P12" text:outline-level="3">
<text:span text:style-name="T4">
中國能否成為俄烏調解人？</text:span>
</text:h>
      <text:p text:style-name="P4">
此前，科隆納即在一次法國內閣會議上表示，北京應該敦促俄羅斯「回歸和平」。她說：「中國有必要利用其與俄羅斯的關係，讓俄羅斯更清楚了解自己正處於僵局之中，並告訴俄羅斯要恢復理智。」</text:p>
      <text:p text:style-name="P4">
4月，法國總統馬克龍（Emmanuel Macron）出訪中國時即表示， <text:a xlink:type="simple" xlink:href="https://www.dw.com/zh/zh/马克龙中国在寻求乌克兰和平中可以扮演重要角色/a-65235895" text:style-name="Internet_20_link" text:visited-style-name="Visited_20_Internet_20_Link">
</text:a>
。同時，他也表示歐洲不應該成為華盛頓的「隨從」，也不應該陷入任何有關台灣的衝突之中。</text:p>
      <text:p text:style-name="P4">
當時馬克龍的發言引起廣泛爭議，也招致了不少法國盟友的批評。其中德國國防部長皮斯托瑞斯（BorisPistorius）表示，他「很不幸」聽到這些話，並強調：「我們從未成為或有成為美國附庸的危險。」</text:p>
      <text:p text:style-name="P4">
法新社10日分析，中國一直試圖將自己描繪成俄烏戰爭的中立方，包含發表烏克蘭戰爭立場聲明文件；習近平4月底也與烏克蘭總統澤連斯基（VolodymyrZelenskyy）通話。然而， <text:a xlink:type="simple" xlink:href="https://www.dw.com/zh/zh/中驻法大使克里米亚言论惹议-前苏联国家谴责/a-65410931" text:style-name="Internet_20_link" text:visited-style-name="Visited_20_Internet_20_Link">
 </text:a>
 ，使中方立場再次受到質疑。</text:p>
      <text:p text:style-name="P4">
秦剛在出訪法國之前，9日於柏林會見德國外長貝爾博克（Annalena Baerbock）時，也就烏克蘭問題進行了激烈討論。 <text:a xlink:type="simple" xlink:href="https://www.dw.com/zh/zh/德外長會秦剛中國中立等於支持俄羅斯/a-65568174" text:style-name="Internet_20_link" text:visited-style-name="Visited_20_Internet_20_Link">
</text:a>
</text:p>
      <text:h text:style-name="P12" text:outline-level="3">
<text:span text:style-name="T4">
回应争议 马克龙强调对台立场不变</text:span>
</text:h>
      <text:p text:style-name="P4">
（綜合報導）</text:p>
      <text:p text:style-name="P4">
Source: <text:a xlink:type="simple" xlink:href="https://www.dw.com/zh/會晤法外長-秦剛：支持歐洲加強戰略自主/a-65583307" text:style-name="Internet_20_link" text:visited-style-name="Visited_20_Internet_20_Link">
https://www.dw.com/zh/會晤法外長-秦剛：支持歐洲加強戰略自主/a-65583307?maca=chi-rss-chi-all-1127-rdf</text:a>
</text:p>
      <!--NEWS-->
      <text:h text:style-name="P10" text:outline-level="1">
<text:span text:style-name="T4">
丑闻缠身 美国议员受联邦刑事起诉</text:span>
</text:h>
      <text:p text:style-name="P4">
Author: 联合早报 (Person)</text:p>
      <text:p text:style-name="P4">
Publisher: 联合早报 (Organization)</text:p>
      <text:p text:style-name="P4">
Published Time: 2023-05-11T07:07</text:p>
      <text:p text:style-name="P4">
Modified Time: 2023-05-11T07:58</text:p>
      <text:p text:style-name="P4">
Description: 美国共和党人、众议员桑托斯（George Santos）誓言要对抗欺诈、洗钱和盗窃公共资金的指控，他拒绝因履历造假辞去职务。综合路透社和新华社报道，美国纽约东区联邦地区法院星期三（...</text:p>
      <text:p text:style-name="P4">
Videos: []</text:p>
      <text:p text:style-name="P4">
Audios: []</text:p>
      <text:p text:style-name="P4">
Images: []</text:p>
      <text:p text:style-name="P4">
Type: NewsArticle</text:p>
      <text:p text:style-name="P4">
Breadcrumbs: ['即时', '国际']</text:p>
      <text:p text:style-name="P4">
Keywords: ['美国', '共和党', '诈骗', '造假', '国会议员']</text:p>
      <!--METADATA-->
      <text:p text:style-name="P4">
美国共和党人、众议员桑托斯（George Santos）誓言要对抗欺诈、洗钱和盗窃公共资金的指控，他拒绝因 <text:a xlink:type="simple" xlink:href="https://www.zaobao.com/realtime/world/story20230303-1368840" text:style-name="Internet_20_link" text:visited-style-name="Visited_20_Internet_20_Link">
</text:a>
 辞去职务。</text:p>
      <text:p text:style-name="P4">
综合路透社和新华社报道，美国纽约东区联邦地区法院星期三（5月10日）解封的起诉书显示，桑托斯受到联邦刑事起诉。起诉书列举13项针对桑托斯的联邦刑事罪名，包括电信诈骗、洗钱、盗取公共资金，以及向众议院进行虚假陈述。</text:p>
      <text:p text:style-name="P4">
桑托斯在纽约中央伊斯利普的法庭出庭接受指控后不久说：“这是一场猎巫行动。”这与前总统特朗普经常提出的主张相呼应。</text:p>
      <text:p text:style-name="P4">
桑托斯接着说：“我将打我的仗。我会做到。我将对抗猎巫行为。我将洗清我的名誉，我期待着这样做。”</text:p>
      <text:p text:style-name="P4">
桑托斯现年34岁，是一名共和党人，在2022年11月 <text:a xlink:type="simple" xlink:href="https://www.zaobao.com/keywords/us-midterm-elections-2022" text:style-name="Internet_20_link" text:visited-style-name="Visited_20_Internet_20_Link">
 </text:a>
中当选纽约州联邦众议员。过去半年，桑托斯接连被爆履历造假、涉嫌违反竞选资金法、诈骗等。在各方压力下，桑托斯承认履历造假，但否认有犯罪行为，并多次重申不会辞职。今年4月，桑托斯宣布将竞选连任美国国会众议员。</text:p>
      <text:p text:style-name="P4">
以222对213的微弱优势控制议院的众议院共和党高层说，他们将等待法律程序的发展，之后再对不认罪的桑托斯采取进一步行动。桑托斯获准以50万美元（约66万新元）保释在外，并将于6月30日再次出庭。这意味着他可以回到华盛顿并在国会投票。作为保释的条件，他同意交出护照并限制旅行。</text:p>
      <text:p text:style-name="P4">
美国国会众议院道德委员会今年3月开始调查桑托斯，以确定桑托斯是否在2022年竞选国会众议员期间从事非法活动，以及是否未在向众议院提交的文书中披露需要信息等。</text:p>
      <text:p text:style-name="P4">
迄今为止，已有九名众议院共和党人呼吁桑托斯辞职，其中包括来自他家乡纽约州的六名共和党人。但众议院第二号共和党人斯卡利斯（SteveScalise）说，党团暂不对桑托斯作出判断。</text:p>
      <text:p text:style-name="P4">
Source: <text:a xlink:type="simple" xlink:href="https://www.zaobao.com.sg/realtime/world/story20230511-1393335" text:style-name="Internet_20_link" text:visited-style-name="Visited_20_Internet_20_Link">
https://www.zaobao.com.sg/realtime/world/story20230511-1393335</text:a>
</text:p>
      <!--NEWS-->
      <text:h text:style-name="P10" text:outline-level="1">
<text:span text:style-name="T4">
日本发生5.4级地震 无海啸危险</text:span>
</text:h>
      <text:p text:style-name="P4">
Author: 联合早报 (Person)</text:p>
      <text:p text:style-name="P4">
Publisher: 联合早报 (Organization)</text:p>
      <text:p text:style-name="P4">
Published Time: 2023-05-11T07:09</text:p>
      <text:p text:style-name="P4">
Modified Time: 2023-05-11T07:18</text:p>
      <text:p text:style-name="P4">
Description: 日本千叶县南部星期四（5月11日）凌晨4时16分（新加坡时间凌晨3时16分）发生5.4级地震。日本气象厅说，地震不会引发海啸。据日本气象厅数据，本次地震震中位于北纬35.2度、东经...</text:p>
      <text:p text:style-name="P4">
Videos: []</text:p>
      <text:p text:style-name="P4">
Audios: []</text:p>
      <text:p text:style-name="P4">
Images: []</text:p>
      <text:p text:style-name="P4">
Type: NewsArticle</text:p>
      <text:p text:style-name="P4">
Breadcrumbs: ['即时', '国际']</text:p>
      <text:p text:style-name="P4">
Keywords: ['日本', '地震']</text:p>
      <!--METADATA-->
      <text:p text:style-name="P4">
日本千叶县南部星期四（5月11日）凌晨4时16分（新加坡时间凌晨3时16分）发生5.4级地震。日本气象厅说，地震不会引发海啸。</text:p>
      <text:p text:style-name="P4">
据日本气象厅数据，本次地震震中位于北纬35.2度、东经140.2度，震源深度为40公里。日本气象厅根据体感及周围状况将地震烈度分为0、1、2、3、4、5弱、5强、6弱、6强、7共10个级别。本次地震千叶县木更津市观测到的最大震级达到“5强”。千叶县、东京都、神奈川县震感强烈。</text:p>
      <text:p text:style-name="P4">
据日本广播协会电视台报道，针对本次地震，日本政府已在首相官邸危机管理中心设立“官邸联络室”，目前正在收集受灾信息。</text:p>
      <text:p text:style-name="P4">
日本地处全球最活跃的地震带——环太平洋地震带上，这也是全球地震最多的地震带。</text:p>
      <text:p text:style-name="P4">
Source: <text:a xlink:type="simple" xlink:href="https://www.zaobao.com.sg/realtime/world/story20230511-1393336" text:style-name="Internet_20_link" text:visited-style-name="Visited_20_Internet_20_Link">
https://www.zaobao.com.sg/realtime/world/story20230511-1393336</text:a>
</text:p>
      <!--NEWS-->
      <text:h text:style-name="P10" text:outline-level="1">
<text:span text:style-name="T4">
澳洲贸易部长启程访中</text:span>
</text:h>
      <text:p text:style-name="P4">
Publisher: 法新社</text:p>
      <text:p text:style-name="P4">
Published Time: 2023-05-11T07:18:10+00:00</text:p>
      <text:p text:style-name="P4">
Modified Time: 2023-05-11T07:05:02+00:00</text:p>
      <text:p text:style-name="P4">
Description: （法新社雪梨11日电） 澳洲贸易部长今天启程飞往北京访问，他矢言施压中国，要求取消对澳洲出口产品徵收的惩罚性关税。</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1" text:anchor-type="as-char" svg:width="6.9236in" svg:height="3.617581in" draw:z-index="0">
<draw:image xlink:href="../Images/rficn/2023-05-11T07-18-10-00-00/000000.png" xlink:type="simple" xlink:show="embed" xlink:actuate="onLoad" draw:mime-type="image/png"/>
</draw:frame>
</text:p>
      <text:p text:style-name="P4">
澳洲贸易部长法瑞尔（Don Farrell）表示，与中国经济和外交关系多年来陷入困境后，他对与这个澳洲最大贸易伙伴「畅通无阻」的贸易抱有希望。</text:p>
      <text:p text:style-name="P4">
他在声明中说：「访问期间，我将主张全面恢复澳洲对中国畅通无阻的出口，不论产业。」他补充说，这将让两国的出口商和生产商受益。</text:p>
      <text:p text:style-name="P4">
法瑞尔表示，他将与中国商务部长王文涛会面。</text:p>
      <text:p text:style-name="P4">
Source: <text:a xlink:type="simple" xlink:href="https://www.rfi.fr/cn/%E8%B4%A2%E7%BB%8F%E5%BF%AB%E8%AE%AF/20230511-%E6%BE%B3%E6%B4%B2%E8%B4%B8%E6%98%93%E9%83%A8%E9%95%BF%E5%90%AF%E7%A8%8B%E8%AE%BF%E4%B8%AD" text:style-name="Internet_20_link" text:visited-style-name="Visited_20_Internet_20_Link">
https://www.rfi.fr/cn/%E8%B4%A2%E7%BB%8F%E5%BF%AB%E8%AE%AF/20230511-%E6%BE%B3%E6%B4%B2%E8%B4%B8%E6%98%93%E9%83%A8%E9%95%BF%E5%90%AF%E7%A8%8B%E8%AE%BF%E4%B8%AD</text:a>
</text:p>
      <!--NEWS-->
      <text:h text:style-name="P10" text:outline-level="1">
<text:span text:style-name="T4">
以巴冲突升高 两军交火2天至少22死</text:span>
</text:h>
      <text:p text:style-name="P4">
Publisher: 法新社</text:p>
      <text:p text:style-name="P4">
Published Time: 2023-05-11T07:18:11+00:00</text:p>
      <text:p text:style-name="P4">
Modified Time: 2023-05-11T06:50:01+00:00</text:p>
      <text:p text:style-name="P4">
Description: （法新社巴勒斯坦自治区加萨市11日电） 以色列军队和加萨走廊武装分子彻夜交火，两天来至少造成22名巴勒斯坦人丧命。</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3.617581in" draw:z-index="0">
<draw:image xlink:href="../Images/rficn/2023-05-11T07-18-11-00-00/000000.png" xlink:type="simple" xlink:show="embed" xlink:actuate="onLoad" draw:mime-type="image/png"/>
</draw:frame>
</text:p>
      <text:p text:style-name="P4">
特拉维夫（TelAviv）和以色列南部响起警报声，警告将有火箭弹来袭。法新社记者目击火箭弹从加萨走廊发射。以色列官员表示，埃及正努力与巴勒斯坦武装团体伊斯兰圣战组织（IslamicJihad）斡旋，设法达成停火。</text:p>
      <text:p text:style-name="P4">
伊斯兰圣战组织表示，一名军事领导人今天在以军黎明前的攻击中丧生。</text:p>
      <text:p text:style-name="P4">
该组织的武装分支「圣城旅」（Al-Quds Brigade）发表声明说：「火箭弹发射部队指挥官盖里（AliGhali）…与其他烈士一起在加萨走廊南部遭刺杀。」</text:p>
      <text:p text:style-name="P4">
以色列宣布将目标对准「圣城旅」的火箭弹发射场后，浓烟从人口稠密的加萨走廊冒出。</text:p>
      <text:p text:style-name="P4">
以色列国防部长葛朗特（Yoav Gallant）指出，昨晚加萨走廊发射逾400枚火箭弹。伊斯兰圣战组织则表示，巴勒斯坦「反抗势力」继续开火。</text:p>
      <text:p text:style-name="P4">
以色列官员说，以色列南部城镇阿什克隆市（Ashkelon）和史德洛特（Sderot）一栋房屋和汽车遭到火箭弹攻击，军队宣布对被封锁的加萨走廊进行一系列新攻击。</text:p>
      <text:p text:style-name="P4">
巴勒斯坦卫生部表示，昨天有7人丧生。此前一天，以色列对巴勒斯坦领土发动攻击，造成15人死亡。</text:p>
      <text:p text:style-name="P4">
以色列总理尼坦雅胡（Benjamin Netanyahu）昨晚表示，以色列「仍在战斗中」，「目前为止，没有以色列平民受伤」。</text:p>
      <text:p text:style-name="P4">
尼坦雅胡联合政府去年12月成立以来，以巴冲突不断升级。</text:p>
      <text:p text:style-name="P4">
Source: <text:a xlink:type="simple" xlink:href="https://www.rfi.fr/cn/%E5%9B%BD%E9%99%85%E6%8A%A5%E9%81%93/20230511-%E4%BB%A5%E5%B7%B4%E5%86%B2%E7%AA%81%E5%8D%87%E9%AB%98-%E4%B8%A4%E5%86%9B%E4%BA%A4%E7%81%AB2%E5%A4%A9%E8%87%B3%E5%B0%9122%E6%AD%BB" text:style-name="Internet_20_link" text:visited-style-name="Visited_20_Internet_20_Link">
https://www.rfi.fr/cn/%E5%9B%BD%E9%99%85%E6%8A%A5%E9%81%93/20230511-%E4%BB%A5%E5%B7%B4%E5%86%B2%E7%AA%81%E5%8D%87%E9%AB%98-%E4%B8%A4%E5%86%9B%E4%BA%A4%E7%81%AB2%E5%A4%A9%E8%87%B3%E5%B0%9122%E6%AD%BB</text:a>
</text:p>
      <!--NEWS-->
      <text:h text:style-name="P10" text:outline-level="1">
<text:span text:style-name="T4">
客座評論：台灣政治人物的必要技能</text:span>
</text:h>
      <text:p text:style-name="P4">
Author: None (Language: zh)</text:p>
      <text:p text:style-name="P4">
Publisher: None</text:p>
      <text:p text:style-name="P4">
Time: 2023-05-11T07:41:00Z</text:p>
      <text:p text:style-name="P4">
Description: 正在積極爭取國民黨總統提名的鴻海集團創辦人郭台銘因爲在造勢活動上台語結巴而被批評，台語或其他台灣常用語言是否流利，雖然不見得會決定當選與否，但是在台灣政治上卻是一項很重要的技能。</text:p>
      <text:p text:style-name="P4">
Videos: []</text:p>
      <text:p text:style-name="P4">
Images: ["<text:a xlink:type="simple" xlink:href="https://static.dw.com/image/63881278_303.jpg" text:style-name="Internet_20_link" text:visited-style-name="Visited_20_Internet_20_Link">
63881278_303.jpg</text:a>
", "<text:a xlink:type="simple" xlink:href="https://static.dw.com/image/65369258_401.jpeg" text:style-name="Internet_20_link" text:visited-style-name="Visited_20_Internet_20_Link">
65369258_401....</text:a>
"]</text:p>
      <text:p text:style-name="P4">
Subject: 文化经纬</text:p>
      <text:p text:style-name="P4">
Subjects: []</text:p>
      <text:p text:style-name="P4">
Keywords: ['民主进步党', '台湾', '中国国民党']</text:p>
      <text:p text:style-name="P4">
ID: 65584045</text:p>
      <!--METADATA-->
      <text:p text:style-name="P4">
<text:a xlink:type="simple" xlink:href="https://www.dw.com/zh/overlay/image/article/65584045/63881278" text:style-name="Internet_20_link" text:visited-style-name="Visited_20_Internet_20_Link">
 <draw:frame draw:style-name="fr1" draw:name="Image73" text:anchor-type="as-char" svg:width="6.9236in" svg:height="3.896998in" draw:z-index="0">
<draw:image xlink:href="../Images/dwzh/2023-05-11T07-41-00Z/63881278_303.jpg" xlink:type="simple" xlink:show="embed" xlink:actuate="onLoad" draw:mime-type="image/jpeg"/>
</draw:frame>
</text:a>
</text:p>
      <text:p text:style-name="P4">
鴻海集團創辦人郭台銘近日積極爭取國民黨提名參選2024台灣總統大選。</text:p>
      <text:p text:style-name="P4">
（德國之聲中文網） <text:a xlink:type="simple" xlink:href="https://www.dw.com/zh/zh/欲角逐台灣總統-郭台銘勿讓民進黨執政/a-65234414" text:style-name="Internet_20_link" text:visited-style-name="Visited_20_Internet_20_Link">
 </text:a>
在高雄造勢活動上嘗試以台語演講，被説成是根本聽不懂、甚至人說他的台語需要「翻譯」；從出身背景和經歷來看，台語不是郭台銘的「母語」，甚至也不會是他常用的語言，那麽爲什麽他可以説是硬著頭皮還是試圖在造勢活動上用台語講話呢？</text:p>
      <text:p text:style-name="P4">
有的説法是他認爲既然是在南部的高雄、也許用台語可能會讓到場的支持者感到比較親切、可以拉近彼此之間的距離，姑且不論效果如何，倒是顯示了台語在内的各個方言可以説是台灣政治人物不可或缺的必要技能，每個政治人物都會視當下的場合與地點使用方言，不過所謂的使用並不一定是挑戰高難度表達方式，但是開場如果沒有提到的話，那可就犯了大忌。</text:p>
      <text:p text:style-name="P4">
所以每當選舉一到、候選人站上造勢場合舞台的那一刻、一開口向支持者打招呼，國台語雙聲帶根本就是台灣人口中的「小case」（小菜一碟），而且還有可能被看成是誠意不足，因爲雖然台語使用人口最多、最普遍，但是在場的可能還有說客話或者是原住民語言的族群，所以政治人物有的時候要用三、四種不同語言向大家問好。這當中又可能有不同的腔，台語的話，彰化的腔和台南的就很不一樣、桃園的客語和屏東的也很不一樣，這些都得事先打聽和準備好。</text:p>
      <text:p text:style-name="P4">
台灣在很早以前就推行「國語教育」，理論上絕大部分的人聽得懂也會說國語，所以說台語或客語等並不是用來宣揚自己政見，主要還是表示對選民的尊重；早年獨尊國語的年代也就是還沒有解嚴開放的時候，台灣當時已經有小規模的差額選舉，但是明確規定競選活動不能出現「方言」，那個年代的候選人大部分都是「很聽話」的，可是少部分「不聽話」的候選人就會違規測試底缐。</text:p>
      <text:p text:style-name="P4">
到了民主化之後就開始百無禁忌，可是也不是沒有爭議，好比説當年 <text:a xlink:type="simple" xlink:href="https://www.dw.com/zh/zh/客座評論台灣九合一選舉民進黨抗中保台失靈/a-63900750" text:style-name="Internet_20_link" text:visited-style-name="Visited_20_Internet_20_Link">
</text:a>
的競選場合大多都是說台語，就曾經被批評是「換湯不換藥」、另類地歧視其他方言、和威權時代「獨尊國語」沒兩樣，是獨尊閩南的「大河洛主義」，讓民進黨的政治人物從台語的單聲道進入了多種方言的多聲道，從此民進黨、國民黨還有其他的政治人物注意到了這件事的重要性、不但在政治上競爭、也在語言的運用上各別苗頭。</text:p>
      <text:p text:style-name="P4">
<draw:frame draw:style-name="fr1" draw:name="Image74" text:anchor-type="as-char" svg:width="6.9236in" svg:height="3.896998in" draw:z-index="0">
<draw:image xlink:href="../Images/dwzh/2023-05-11T07-41-00Z/65369258_401.jpeg" xlink:type="simple" xlink:show="embed" xlink:actuate="onLoad" draw:mime-type="image/jpeg"/>
</draw:frame>
</text:p>
      <text:p text:style-name="P4">
台灣總統蔡英文公開場合除了用「國語」，也常用台語或客語等表達親民立場，據說她有福佬客和台灣原住民血統。</text:p>
      <text:h text:style-name="P12" text:outline-level="3">
<text:span text:style-name="T4">
台灣選舉語言學</text:span>
</text:h>
      <text:p text:style-name="P4">
現在台灣的政治人物早就被訓練到多種語言切換自如，不過隨著台灣新住民愈來愈多，已經有政治人物開始準備學習香港的廣東話、越南語、印尼語，或許有人會說既然移民到台灣，應該是已經會國語才能取得國籍、拿到投票權，爲什麽政治人物反而要遷就新住民呢？曾經有政治人物說，很多選民決定投票支持的因素取決於第一印象、而第一印象則是來自於你跟他們講相同的語言，他們聽到熟悉的語言，就會覺得放心，不但拉近了距離，也會加强選民的認同感。</text:p>
      <text:p text:style-name="P4">
不會講台語或客語等未必不會當選，不過選民可能就會對你沒好感或者是沒什麽印象，拿到選票的機會就小了，民主選舉一票就是一票，任何一個候選人都不願意冒這種風險，就算當選了，這還是一樣很重要，例如桃園市，台語人口雖然不少、講客語的人口可也是從山上到海邊，還有原住民、講雲南話、大陳島話的聚落，民選官員還有民意代表逢年過節向選民拜年的時候能不講幾句嗎？</text:p>
      <text:p text:style-name="P4">
台灣許多1950、1960年代出生的所謂「外省第二代」在成長的過程中並沒有太多的機會接觸台語之類的台灣本地語言，他們接觸比較多的反而可能是自己父母家鄉的方言、住在相對封閉的眷村或者外省人居多的地區，郭台銘就是這種背景的「外省第二代」，在那一代人成長過程中，台語和客語受到嚴重歧視，在學校講要罰錢，還要脖子上吊著「我不説方言」牌子罰站的荒唐年代，所以很多「外省第二代」要到二十歲左右才有機會接觸國語以外的語言。</text:p>
      <text:p text:style-name="P4">
會説台語或客語的人大概不會否認，這些語言學習難度不亞於學習一種外語，語言的邏輯思考和習慣都和國語大不相同，以這個角度來看的話，郭台銘也許真的並沒有準備好用台語演講，至於到底會不會影響他的支持度，其實也很難説，現在當然不知道未來郭台銘是對用台語演講避之唯恐不及，還是會繼續挑戰這個對他而言可能是高難度的任務，不過起碼知道他曾經嘗試過了。</text:p>
      <text:p text:style-name="P4">
<text:span text:style-name="T5">
詹威克：台灣出生的醫界逃兵，曾經客居美國然後到英國從事媒體工作，也研究東亞歷史，八十年代離開台灣，繞世界一圈後返台定居。</text:span>
</text:p>
      <text:p text:style-name="P4">
<text:span text:style-name="T5">
德國之聲致力於為您提供客觀中立的新聞報導，以及展現多種角度的評論分析。文中評論及分析僅代表作者或專家個人立場。</text:span>
</text:p>
      <text:p text:style-name="P4">
Source: <text:a xlink:type="simple" xlink:href="https://www.dw.com/zh/客座評論：台灣政治人物的必要技能/a-65584045" text:style-name="Internet_20_link" text:visited-style-name="Visited_20_Internet_20_Link">
https://www.dw.com/zh/客座評論：台灣政治人物的必要技能/a-65584045?maca=chi-rss-chi-all-1127-rdf</text:a>
</text:p>
      <!--NEWS-->
      <text:h text:style-name="P10" text:outline-level="1">
<text:span text:style-name="T4">
川普：若未砍预算 共和党人应触发债务违约</text:span>
</text:h>
      <text:p text:style-name="P4">
Publisher: 法新社</text:p>
      <text:p text:style-name="P4">
Published Time: 2023-05-11T08:02:07+00:00</text:p>
      <text:p text:style-name="P4">
Modified Time: 2023-05-11T07:35:02+00:00</text:p>
      <text:p text:style-name="P4">
Description: （法新社华盛顿10日电） 美国前总统川普今天敦促共和党籍国会议员，如果与总统拜登同党的民主党人不同意削减开支，他们应该拒绝调高美国债务上限，触发债务违约。</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3.617581in" draw:z-index="0">
<draw:image xlink:href="../Images/rficn/2023-05-11T08-02-07-00-00/000000.png" xlink:type="simple" xlink:show="embed" xlink:actuate="onLoad" draw:mime-type="image/png"/>
</draw:frame>
</text:p>
      <text:p text:style-name="P4">
川普将角逐2024年总统大选，是共和党内声势领先的参选人。他在有线电视新闻网（CNN）现场转播节目上说：「我要跟共和党籍的众议员与参议员说，如果他们没有同意你们大减开支，你们必须让债务违约。」</text:p>
      <text:p text:style-name="P4">
美国取消所谓的举债上限往往是例行公事。但去年期中选举赢得众议院多数的共和党关切预算支出，矢言仅在支出限制实施下，才会提高目前31.4兆美元上限。</text:p>
      <text:p text:style-name="P4">
但川普在CNN「座谈会」上又说，他觉得这种情况不太可能发生。</text:p>
      <text:p text:style-name="P4">
他说：「我不认为他们会这么做，因为我觉得民主党人绝对会屈服，因为大家不希望这种事发生。但这比我们现在做的事好，因为我们花太多钱在醉醺醺的士兵身上了。」</text:p>
      <text:p text:style-name="P4">
Source: <text:a xlink:type="simple" xlink:href="https://www.rfi.fr/cn/%E5%9B%BD%E9%99%85%E6%8A%A5%E9%81%93/20230511-%E5%B7%9D%E6%99%AE-%E8%8B%A5%E6%9C%AA%E7%A0%8D%E9%A2%84%E7%AE%97-%E5%85%B1%E5%92%8C%E5%85%9A%E4%BA%BA%E5%BA%94%E8%A7%A6%E5%8F%91%E5%80%BA%E5%8A%A1%E8%BF%9D%E7%BA%A6" text:style-name="Internet_20_link" text:visited-style-name="Visited_20_Internet_20_Link">
https://www.rfi.fr/cn/%E5%9B%BD%E9%99%85%E6%8A%A5%E9%81%93/20230511-%E5%B7%9D%E6%99%AE-%E8%8B%A5%E6%9C%AA%E7%A0%8D%E9%A2%84%E7%AE%97-%E5%85%B1%E5%92%8C%E5%85%9A%E4%BA%BA%E5%BA%94%E8%A7%A6%E5%8F%91%E5%80%BA%E5%8A%A1%E8%BF%9D%E7%BA%A6</text:a>
</text:p>
      <!--NEWS-->
      <text:h text:style-name="P10" text:outline-level="1">
<text:span text:style-name="T4">
中美防長6月有望會談？雙方不同調</text:span>
</text:h>
      <text:p text:style-name="P4">
Author: None (Language: zh)</text:p>
      <text:p text:style-name="P4">
Publisher: None</text:p>
      <text:p text:style-name="P4">
Time: 2023-05-11T08:19:00Z</text:p>
      <text:p text:style-name="P4">
Description: 中美關係難回溫，據報美方有意促成兩國防長6月在新加坡會面，卻被中方回應「可能性很低」。專家指，中國若再婉拒美方邀約，恐使周遭國家不安；而美國態度如此積極，也可能失去外交優勢。為什麼？</text:p>
      <text:p text:style-name="P4">
Videos: []</text:p>
      <text:p text:style-name="P4">
Images: ["<text:a xlink:type="simple" xlink:href="https://static.dw.com/image/59244760_303.jpg" text:style-name="Internet_20_link" text:visited-style-name="Visited_20_Internet_20_Link">
59244760_303.jpg</text:a>
", "<text:a xlink:type="simple" xlink:href="https://static.dw.com/image/65367112_401.jpg" text:style-name="Internet_20_link" text:visited-style-name="Visited_20_Internet_20_Link">
65367112_401.jpg</text:a>
", "<text:a xlink:type="simple" xlink:href="https://static.dw.com/image/65401967_401.jpg" text:style-name="Internet_20_link" text:visited-style-name="Visited_20_Internet_20_Link">
65401967_401.jpg</text:a>
", "<text:a xlink:type="simple" xlink:href="https://static.dw.com/image/64640006_302.jpg" text:style-name="Internet_20_link" text:visited-style-name="Visited_20_Internet_20_Link">
64640006_302.jpg</text:a>
", "<text:a xlink:type="simple" xlink:href="https://static.dw.com/image/64640851_302.jpg" text:style-name="Internet_20_link" text:visited-style-name="Visited_20_Internet_20_Link">
64640851_302.jpg</text:a>
", "<text:a xlink:type="simple" xlink:href="https://static.dw.com/image/64636821_302.jpg" text:style-name="Internet_20_link" text:visited-style-name="Visited_20_Internet_20_Link">
64636821_302.jpg</text:a>
", "<text:a xlink:type="simple" xlink:href="https://static.dw.com/image/64639698_302.jpg" text:style-name="Internet_20_link" text:visited-style-name="Visited_20_Internet_20_Link">
64639698_302.jpg</text:a>
", "<text:a xlink:type="simple" xlink:href="https://static.dw.com/image/64639569_302.jpg" text:style-name="Internet_20_link" text:visited-style-name="Visited_20_Internet_20_Link">
64639569_302.jpg</text:a>
", "<text:a xlink:type="simple" xlink:href="https://static.dw.com/image/64639728_302.jpg" text:style-name="Internet_20_link" text:visited-style-name="Visited_20_Internet_20_Link">
64639728_302.jpg</text:a>
", "<text:a xlink:type="simple" xlink:href="https://static.dw.com/image/64641001_302.jpg" text:style-name="Internet_20_link" text:visited-style-name="Visited_20_Internet_20_Link">
64641001_302.jpg</text:a>
"]</text:p>
      <text:p text:style-name="P4">
Subject: 时政风云</text:p>
      <text:p text:style-name="P4">
Subjects: ['专题报道：习近平访美', '南希·佩洛西']</text:p>
      <text:p text:style-name="P4">
Keywords: ['中美关系', '侦查气球', '香格里拉对话']</text:p>
      <text:p text:style-name="P4">
ID: 65584930</text:p>
      <!--METADATA-->
      <text:p text:style-name="P4">
<text:a xlink:type="simple" xlink:href="https://www.dw.com/zh/overlay/image/article/65584930/59244760" text:style-name="Internet_20_link" text:visited-style-name="Visited_20_Internet_20_Link">
 <draw:frame draw:style-name="fr1" draw:name="Image76" text:anchor-type="as-char" svg:width="6.9236in" svg:height="3.896998in" draw:z-index="0">
<draw:image xlink:href="../Images/dwzh/2023-05-11T08-19-00Z/59244760_303.jpg" xlink:type="simple" xlink:show="embed" xlink:actuate="onLoad" draw:mime-type="image/jpeg"/>
</draw:frame>
</text:a>
</text:p>
      <text:p text:style-name="P4">
美國近期多次欲與中國重啟溝通未果（資料照）</text:p>
      <text:p text:style-name="P4">
（德國之聲中文網）美國國防部長奧斯汀（Lloyd Austin）希望6月在新加坡的「香格里拉對話會」（The Shangri-LaDialogue）上，會見中國新任國防部長李尚福。英國《金融時報》週四（5月11日）報導，中方表示，由於美國對該部長實施制裁，兩國防長舉行會晤的可能性很低。這是<text:a xlink:type="simple" xlink:href="https://www.dw.com/zh/zh/美中關係陷寒冰-秦剛籲美深刻反思/a-65556918" text:style-name="Internet_20_link" text:visited-style-name="Visited_20_Internet_20_Link">
 </text:a>
 。</text:p>
      <text:p text:style-name="P4">
2018年，時任將軍的李尚福尚未擔任中國國防部長，並 <text:a xlink:type="simple" xlink:href="https://www.dw.com/zh/zh/再次惹恼中国美制裁中央军委职能部门及部长/a-45599922" text:style-name="Internet_20_link" text:visited-style-name="Visited_20_Internet_20_Link">
</text:a>
。時至今日，美方表示該制裁並不阻礙奧斯汀在第三國與李尚福會面，但一些匿名知情人士告訴《金融時報》，拜登政府並無意取消制裁，而要中國在此情況下同意舉行會談，幾乎是不可能的。</text:p>
      <text:p text:style-name="P4">
白宮並未回應《金融時報》的置評請求。</text:p>
      <text:p text:style-name="P4">
<draw:frame draw:style-name="fr1" draw:name="Image77" text:anchor-type="as-char" svg:width="6.9236in" svg:height="3.896998in" draw:z-index="0">
<draw:image xlink:href="../Images/dwzh/2023-05-11T08-19-00Z/65367112_401.jpg" xlink:type="simple" xlink:show="embed" xlink:actuate="onLoad" draw:mime-type="image/jpeg"/>
</draw:frame>
</text:p>
      <text:p text:style-name="P4">
中國國防部長李尚福4月曾赴莫斯科與俄國防長會談</text:p>
      <text:p text:style-name="P4">
「香格里拉對話會」是由智庫「國際戰略研究所」（International Institute for StrategicStudies）運營的年度安全論壇，經常成為美中國防官員會面的場所。 <text:a xlink:type="simple" xlink:href="https://www.dw.com/zh/zh/美防长香格里拉对话上炮轰北京/a-62101847" text:style-name="Internet_20_link" text:visited-style-name="Visited_20_Internet_20_Link">
</text:a>
 。</text:p>
      <text:p text:style-name="P4">
倘若北京接受此次會談提議，這將是中美關係因2月 <text:a xlink:type="simple" xlink:href="https://www.dw.com/zh/zh/中國氣球能實時回傳信號美無法證實/a-65222124" text:style-name="Internet_20_link" text:visited-style-name="Visited_20_Internet_20_Link">
</text:a>
 而跌落冰點以來，雙方最高級別的面對面會談。</text:p>
      <text:p text:style-name="P4">
氣球事件後，奧斯汀及美國參謀長聯席會議主席米利將軍（General MarkMilley）曾多次請求與中國的對應官員通話，均遭中方拒絕；美國國務卿布林肯（Anthony Blinken）、財政部長耶倫（JanetYellen）等高層的訪中計畫，也被迫取消或推遲。拜登一再呼籲中美關係需要緩和，也都被中方駁斥「沒有誠意」，各界殷切期盼的美中元首通話，也遲未實現。</text:p>
      <text:p text:style-name="P4">
對此，五角大廈表示美方希望「與中國國防部長等中國軍方領導人，保持開放的溝通管道」，但「決定無視、拒絕或取消美國多項高層溝通請求的，是中國」。</text:p>
      <text:p text:style-name="P4">
中國駐美國大使館則表示，兩國正在進行「必要的溝通」。該使館發言人劉鵬宇補充，中美「不應為溝通而溝通」，呼籲「美方拿出誠意……以實際行動創造溝通所需的條件和氛圍」，才能助中美關係「重回正軌」。</text:p>
      <text:p text:style-name="P4">
然而，能否促成這場正在研擬中的會談，對中美雙方來說都成了騎虎難下的尷尬局面。</text:p>
      <text:p text:style-name="P4">
<draw:frame draw:style-name="fr1" draw:name="Image78" text:anchor-type="as-char" svg:width="6.9236in" svg:height="3.896998in" draw:z-index="0">
<draw:image xlink:href="../Images/dwzh/2023-05-11T08-19-00Z/65401967_401.jpg" xlink:type="simple" xlink:show="embed" xlink:actuate="onLoad" draw:mime-type="image/jpeg"/>
</draw:frame>
</text:p>
      <text:p text:style-name="P4">
美國防長奧斯汀（資料照）</text:p>
      <text:h text:style-name="P12" text:outline-level="3">
<text:span text:style-name="T4">
中國拒會談恐使週邊國家不安</text:span>
</text:h>
      <text:p text:style-name="P4">
《金融時報》報導，美國智庫「德國馬歇爾基金會」（German Marshall Fund）的中國問題專家葛來儀（BonnieGlaser）稱，美中競爭激烈，加之兩國高層缺乏對話，令東南亞國家感到越來越不安，倘若奧斯汀和李尚福各自出席了「香格里拉對話會」、兩人卻沒有舉行會談，這些國家將會非常「震驚」（shocked）。</text:p>
      <text:p text:style-name="P4">
葛來儀說：「問題是，他們是會責怪美國，還是中國？我的感覺是，該地區的多數國家都明白，美方一直在尋求與中方接觸，卻遭到阻撓。」</text:p>
      <text:p text:style-name="P4">
美國CSIS智庫的中國問題專家布蘭切特（JudeBlanchette）則認為，這場爭端顯示，華盛頓與北京的關係能否穩定，取決於「雙方的政治互動」。他說：「北京不與美國會面越久，歐亞就會有越多國家覺得中國冥頑不靈」。</text:p>
      <ul>
        <li>
          <draw:frame draw:style-name="fr1" draw:name="Image79" text:anchor-type="as-char" svg:width="6.9236in" svg:height="3.898288in" draw:z-index="0">
            <draw:image xlink:href="../Images/dwzh/2023-05-11T08-19-00Z/64640006_302.jpg" xlink:type="simple" xlink:show="embed" xlink:actuate="onLoad" draw:mime-type="image/jpeg"/>
          </draw:frame>
        </li>
      </ul>
      <h5>
“气球”事件加剧美中两国紧张关系</h5>
      <text:h text:style-name="P12" text:outline-level="3">
<text:span text:style-name="T4">
击落</text:span>
</text:h>
      <text:p text:style-name="P4">
中国的一个气球在美国本土上空飘荡了数日之后，2月4日，美军在南卡罗来纳州沿海水域将其击落。美国指责中国利用气球进行间谍活动。但中国方面表示，这只是一个失控的气象气球。</text:p>
      <ul>
        <li>
          <draw:frame draw:style-name="fr1" draw:name="Image80" text:anchor-type="as-char" svg:width="6.9236in" svg:height="3.898288in" draw:z-index="0">
            <draw:image xlink:href="../Images/dwzh/2023-05-11T08-19-00Z/64640851_302.jpg" xlink:type="simple" xlink:show="embed" xlink:actuate="onLoad" draw:mime-type="image/jpeg"/>
          </draw:frame>
        </li>
      </ul>
      <h5>
“气球”事件加剧美中两国紧张关系</h5>
      <text:h text:style-name="P12" text:outline-level="3">
<text:span text:style-name="T4">
搜寻</text:span>
</text:h>
      <text:p text:style-name="P4">
被击落的气球坠入距离南卡罗来纳州海岸几英里处的大海中。美国海军和海岸警卫队对气球坠落的地区进行定位，并派出直升机和舰艇在坠落区域梳理寻找气球残骸。</text:p>
      <ul>
        <li>
          <draw:frame draw:style-name="fr1" draw:name="Image81" text:anchor-type="as-char" svg:width="6.9236in" svg:height="3.898288in" draw:z-index="0">
            <draw:image xlink:href="../Images/dwzh/2023-05-11T08-19-00Z/64636821_302.jpg" xlink:type="simple" xlink:show="embed" xlink:actuate="onLoad" draw:mime-type="image/jpeg"/>
          </draw:frame>
        </li>
      </ul>
      <h5>
“气球”事件加剧美中两国紧张关系</h5>
      <text:h text:style-name="P12" text:outline-level="3">
<text:span text:style-name="T4">
打捞</text:span>
</text:h>
      <text:p text:style-name="P4">
看上去像是渔民们正在捕捞一个超大的水母，但实际上这是美军的一个负责处理爆炸物的小组成员在海上打捞中国气球被击落后的残骸。这个气球直径大约达到61米，重量相当于一架小型客机。</text:p>
      <ul>
        <li>
          <draw:frame draw:style-name="fr1" draw:name="Image82" text:anchor-type="as-char" svg:width="6.9236in" svg:height="3.898288in" draw:z-index="0">
            <draw:image xlink:href="../Images/dwzh/2023-05-11T08-19-00Z/64639698_302.jpg" xlink:type="simple" xlink:show="embed" xlink:actuate="onLoad" draw:mime-type="image/jpeg"/>
          </draw:frame>
        </li>
      </ul>
      <h5>
“气球”事件加剧美中两国紧张关系</h5>
      <text:h text:style-name="P12" text:outline-level="3">
<text:span text:style-name="T4">
残骸</text:span>
</text:h>
      <text:p text:style-name="P4">
由于气球尺寸巨大，而且对其安全性的不确定性，美国最终决定在海上击落。气球坠落地区的水深约为15米。美军正在努力打捞更多的残骸，以便更准确地了解这个飞行物的实际用途。</text:p>
      <ul>
        <li>
          <draw:frame draw:style-name="fr1" draw:name="Image83" text:anchor-type="as-char" svg:width="6.9236in" svg:height="3.898288in" draw:z-index="0">
            <draw:image xlink:href="../Images/dwzh/2023-05-11T08-19-00Z/64639569_302.jpg" xlink:type="simple" xlink:show="embed" xlink:actuate="onLoad" draw:mime-type="image/jpeg"/>
          </draw:frame>
        </li>
      </ul>
      <h5>
“气球”事件加剧美中两国紧张关系</h5>
      <text:h text:style-name="P12" text:outline-level="3">
<text:span text:style-name="T4">
工具</text:span>
</text:h>
      <text:p text:style-name="P4">
美军使用了包括水下无人机等特殊装备搜索并打捞气球残骸。“探路者”级海洋测量船利用声纳技术在坠落区寻找残骸碎片。据美军的说法，搜索面积约为2.25平方公里。</text:p>
      <ul>
        <li>
          <draw:frame draw:style-name="fr1" draw:name="Image84" text:anchor-type="as-char" svg:width="6.9236in" svg:height="3.898288in" draw:z-index="0">
            <draw:image xlink:href="../Images/dwzh/2023-05-11T08-19-00Z/64639728_302.jpg" xlink:type="simple" xlink:show="embed" xlink:actuate="onLoad" draw:mime-type="image/jpeg"/>
          </draw:frame>
        </li>
      </ul>
      <h5>
“气球”事件加剧美中两国紧张关系</h5>
      <text:h text:style-name="P12" text:outline-level="3">
<text:span text:style-name="T4">
寻获</text:span>
</text:h>
      <text:p text:style-name="P4">
美军北方司令部2月13日在一份声明中说，“打捞团队从气球坠落处寻获了一些重要的残骸，包括确认所有主要的传感器和电子装置，以及整体结构的大块物件”。</text:p>
      <ul>
        <li>
          <draw:frame draw:style-name="fr1" draw:name="Image85" text:anchor-type="as-char" svg:width="6.9236in" svg:height="3.898288in" draw:z-index="0">
            <draw:image xlink:href="../Images/dwzh/2023-05-11T08-19-00Z/64641001_302.jpg" xlink:type="simple" xlink:show="embed" xlink:actuate="onLoad" draw:mime-type="image/jpeg"/>
          </draw:frame>
        </li>
      </ul>
      <h5>
“气球”事件加剧美中两国紧张关系</h5>
      <text:h text:style-name="P12" text:outline-level="3">
<text:span text:style-name="T4">
升级</text:span>
</text:h>
      <text:p text:style-name="P4">
美国击落中国疑似间谍气球之后，美中之间的紧张关系进一步加剧。此间，中国国防部长曾拒绝同美国国防部长奥斯汀通电话来讨论与气球相关的事宜。中方称美国的击落行动是过度反应，违反了国际准则。美国商务部则将与北京疑似间谍气球计划有关的中国6个实体添加到出口黑名单中。过去几天，美军在美国西北部阿拉斯加州海岸、加拿大西北部的育空地区，以及美加边境休伦湖的上空又分别击落了三个飞行体。</text:p>
      <text:p text:style-name="P4">
作者: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美國顯得太過急切殷勤？</text:span>
</text:h>
      <text:p text:style-name="P4">
彭博社11日報導，拜登政府雖持續遭中方拒絕重啟溝通，但仍不斷嘗試促成中美雙方不分基層、高層對話的積極態度，是為了安撫「擔心美國在緩解緊張局勢方面做得不夠」的歐亞盟友。然而部分輿論也擔憂，這樣的策略可能會讓美國顯得懦弱、仰中國鼻息。</text:p>
      <text:p text:style-name="P4">
「歐巴馬國家安全委員會」（Obama National Security Council）前亞洲高級主任梅代羅斯（EvanMedeiros）認為，這個「既聰明又冒險」的策略雖可助美方取信於歐亞國家，但也可能強化中國宣稱「西方世界更需要中國」、中美議程由中方掌舵的論點。</text:p>
      <text:p text:style-name="P4">
美國中情局東亞和太平洋地區前副助理局長懷爾德（DennisWilder）也表示，此舉可能讓中國領導人認為「他們在偵查氣球被擊落後關係凍結的策略奏效了」，並判定中方在兩國外交角力中，取得了戰術優勢。</text:p>
      <text:p text:style-name="P4">
美國眾議院「中國問題特別委員會」主席加拉格爾（MikeGallagher）10日批評：「我就是搞不懂拜登政府為什麼要為了（與中國）召開會議，做出這種的急切又殷勤的追求者表現。」加拉格爾認為，此舉顯示了拜登政府想競爭其在世界其他區域地位、參與區域事務的意圖，卻讓美方的整體戰略顯得混亂而無頭緒。</text:p>
      <text:p text:style-name="P4">
（《金融時報》、彭博社）</text:p>
      <text:p text:style-name="P4">
Source: <text:a xlink:type="simple" xlink:href="https://www.dw.com/zh/中美防長6月有望會談？雙方不同調/a-65584930" text:style-name="Internet_20_link" text:visited-style-name="Visited_20_Internet_20_Link">
https://www.dw.com/zh/中美防長6月有望會談？雙方不同調/a-65584930?maca=chi-rss-chi-all-1127-rdf</text:a>
</text:p>
      <!--NEWS-->
      <text:h text:style-name="P10" text:outline-level="1">
<text:span text:style-name="T4">
不只「行人地獄」？台灣捷運重大死傷案惹議</text:span>
</text:h>
      <text:p text:style-name="P4">
Author: None (Language: zh)</text:p>
      <text:p text:style-name="P4">
Publisher: None</text:p>
      <text:p text:style-name="P4">
Time: 2023-05-11T08:39:00Z</text:p>
      <text:p text:style-name="P4">
Description: 台灣中部10日發生一起重大交通及工安死傷事故，台中捷運一輛列車撞上落入軌道的建築工地吊臂，造成1死10傷。台灣曾遭外媒形容是「行人地獄」，事故再次引發交通安全熱議。DW整理四個值得關注的提問。</text:p>
      <text:p text:style-name="P4">
Videos: []</text:p>
      <text:p text:style-name="P4">
Images: ["<text:a xlink:type="simple" xlink:href="https://static.dw.com/image/65585645_303.jpg" text:style-name="Internet_20_link" text:visited-style-name="Visited_20_Internet_20_Link">
65585645_303.jpg</text:a>
", "<text:a xlink:type="simple" xlink:href="https://static.dw.com/image/65585661_401.jpg" text:style-name="Internet_20_link" text:visited-style-name="Visited_20_Internet_20_Link">
65585661_401.jpg</text:a>
"]</text:p>
      <text:p text:style-name="P4">
Subject: 时政风云</text:p>
      <text:p text:style-name="P4">
Subjects: ['岛屿主权争端', '马英九', '专题报道：全景观看“习马会”', '专题报道：2016年台湾大选', '台湾']</text:p>
      <text:p text:style-name="P4">
Keywords: ['台湾', '交通安全', '台湾捷运']</text:p>
      <text:p text:style-name="P4">
ID: 65585044</text:p>
      <!--METADATA-->
      <text:p text:style-name="P4">
<text:a xlink:type="simple" xlink:href="https://www.dw.com/zh/overlay/image/article/65585044/65585645" text:style-name="Internet_20_link" text:visited-style-name="Visited_20_Internet_20_Link">
 <draw:frame draw:style-name="fr1" draw:name="Image86" text:anchor-type="as-char" svg:width="6.9236in" svg:height="3.896998in" draw:z-index="0">
<draw:image xlink:href="../Images/dwzh/2023-05-11T08-39-00Z/65585645_303.jpg" xlink:type="simple" xlink:show="embed" xlink:actuate="onLoad" draw:mime-type="image/jpeg"/>
</draw:frame>
</text:a>
</text:p>
      <text:p text:style-name="P4">
巨大的吊臂，直接刺穿捷運隔音牆，落入軌道（台中市政府提供）。</text:p>
      <text:p text:style-name="P4">
（德國之聲中文網）台灣台中市週三（5月10日）中午，有建築工地的吊臂自高樓墜入台中捷運軌道，一輛捷運列車隨後撞上，造成1死10傷。台灣《聯合報》報導，這是「台灣捷運首例飛來橫禍的死傷事故」。</text:p>
      <text:p text:style-name="P4">
台中捷運公司（中捷）11日上午召開記者會，默哀1分鐘向罹難者致意，也公開月台監視器畫面，說明案發經過。</text:p>
      <text:h text:style-name="P12" text:outline-level="3">
<text:span text:style-name="T4">
怎麼發生的？</text:span>
</text:h>
      <text:p text:style-name="P4">
事故發生於10日中午，台中捷運豐樂公園站。起初，外界認為是「行進中的列車」遭吊臂擊中，但中捷公司公布的監視錄影顯示，在列車啟動之前，吊臂已墜落至列車軌道。</text:p>
      <text:p text:style-name="P4">
綜合台媒報導，監視器畫面顯示，事故列車駛入月台後不到一分鐘，一旁建築工地長達40公尺、重3.3公噸（3300公斤）的吊臂，直接砸破捷運隔音牆，落入軌道。此時軌道飄出煙塵，月台保全也向前查看，立即向站長回報異狀，但自動駕駛的列車仍如常關門。</text:p>
      <text:p text:style-name="P4">
隨後，車內隨車人員確認異狀後要求行動控制中心煞停列車，列車仍離站，最終撞上吊臂殘骸，列車才因偵測到障礙物而緊急煞停。</text:p>
      <text:p text:style-name="P4">
一名受傷的加拿大籍乘客向台媒描述經過。他回憶：「我們停在捷運站，列車門還開著，然後我們看見吊臂砸下來，然後砰一聲，我們看到一陣煙霧。而且，這個時候列車還是停著的。接著我們就喊：我的天啊，發生什麼事了？這時車門開始關閉，旁邊的人叫我們不要走，列車已經開始移動，之後我們就直直撞上（吊臂）殘骸。」</text:p>
      <text:p text:style-name="P4">
中捷公司發言人11日解釋，中捷列車採無人駕駛，雖都配有隨車人員，但吊臂掉落距離不到200公尺，且懸空卡在軌道上，車頭的軌道障礙物偵測系統無法及時偵測，且僅有13秒的反應時間，才會煞車不及撞上。</text:p>
      <text:p text:style-name="P4">
台中捷運於2021年春天開通，是台灣除台北、高雄以外的第三套捷運系統，採用全自動無人駕駛。台中捷運已於11日早晨恢復全線通車。</text:p>
      <text:h text:style-name="P12" text:outline-level="3">
<text:span text:style-name="T4">
死者是誰？</text:span>
</text:h>
      <text:p text:style-name="P4">
中捷事故造成1死10傷，經當局確認，死者林淑雅當場死亡，終年52歲。</text:p>
      <text:p text:style-name="P4">
林淑雅為台灣資深人權運動者，生前為靜宜大學法律學系助理教授，曾任台灣總統府轉型正義委員會委員，也是國際特赦組織（又稱大赦國際）台灣分會前理事長。台灣總統府方、國際特赦組織等都紛紛表達哀悼。</text:p>
      <text:p text:style-name="P4">
台灣靜宜大學台灣文學系副教授黃國超在臉書表示，無法原諒這場「荒謬的工安意外」。她寫到：「台灣社會，不該遺忘淑雅。民主、國際人權、圖博人權、原權、環境權、司法改革....，一個人能做的，竟然這麼多。而她才52歲而已，你再給她30年，未來會是什麼？」</text:p>
      <text:p text:style-name="P4">
林淑雅長期致力台灣原住民運動，曾主筆《致習近平先生書》。台灣民進黨立委伍麗華在林淑雅死訊傳出後於臉書發文提及，2019年中國國家主席習近平發表《告台灣同胞書》40週年談話時，曾提到「不放棄武力統一」的非和平宣告，引發台灣輿論反彈。當時，林淑雅主筆起草了《致習近平先生書》回應中國，內文向習近平喊話稱：「台灣原住民族與台灣的主體性，拒絕威脅也不退讓」，一度引發反響。</text:p>
      <text:p text:style-name="P4">
<draw:frame draw:style-name="fr1" draw:name="Image87" text:anchor-type="as-char" svg:width="6.9236in" svg:height="3.896998in" draw:z-index="0">
<draw:image xlink:href="../Images/dwzh/2023-05-11T08-39-00Z/65585661_401.jpg" xlink:type="simple" xlink:show="embed" xlink:actuate="onLoad" draw:mime-type="image/jpeg"/>
</draw:frame>
</text:p>
      <text:p text:style-name="P4">
事發隔日，台中捷運已經恢復通車。台灣民眾對於捷運發生事故仍感震驚與質疑（台中市政府提供）。</text:p>
      <text:h text:style-name="P12" text:outline-level="3">
<text:span text:style-name="T4">
台灣近年重大交通事故？</text:span>
</text:h>
      <text:p text:style-name="P4">
台灣交通安全事故頻傳，台灣台南市本週才發生一名3歲女童與其母親，在過馬路時遭遇車禍，女童不治、母親受傷住院。</text:p>
      <text:p text:style-name="P4">
根據台灣交通部3月公布的最新數據，台灣2022年交通事故死亡人數高達3085人，創10年來新高。美國有線電視新聞網（CNN）日前報導形容台灣交通亂象為「行人地獄」，引發台灣輿論廣泛討論。中捷事故發生後再次掀起當地輿論熱議——看似比馬路更為安全的捷運系統，為何也發生交通及工安死傷事故？</text:p>
      <text:p text:style-name="P4">
台灣《聯合報》報導，本次發生的中捷事故是台灣捷運首例飛來橫禍的死傷事故。台中捷運2015年施工期間曾發生鋼梁墜落事故，造成4死4傷，當時中捷尚未開通。</text:p>
      <text:p text:style-name="P4">
台灣近年最嚴重交通事故為2021年4月的 <text:a xlink:type="simple" xlink:href="https://www.dw.com/zh/zh/太鲁阁号出轨案侦查终结-工地主任遭过失致死罪起诉/a-57226224" text:style-name="Internet_20_link" text:visited-style-name="Visited_20_Internet_20_Link">
 </text:a>
 ，造成49死和213人受傷，為台鐵近60年最嚴重的意外事故。</text:p>
      <text:h text:style-name="P12" text:outline-level="3">
<text:span text:style-name="T4">
誰該負責？</text:span>
</text:h>
      <text:p text:style-name="P4">
綜合台媒報導，涉案建築工頭及工人等8人已因涉嫌依過失致死、過失傷害及公共危險罪嫌送辦。涉案建築商「興富發」建設公司在事發後前往事故現場鞠躬致歉，台中市政府下令該公司所有項目停工，並遭罰款合共111萬元新台幣。</text:p>
      <text:p text:style-name="P4">
台中市都發局表示，根據「大眾捷運系統兩側禁建限建辦法」，捷運兩側有禁限建規定，所有施工計畫的設計圖都須經過審查，此案有送交通局審查通過，未違反禁限建規定。工地是否有疏失仍須進一步查明認定。</text:p>
      <text:p text:style-name="P4">
除了建築公司，台中市政府及台中捷運公司也遭輿論質疑，捷運系統的緊急應對措施是否有疏漏、軌道異物偵測系統是否有瑕疵。</text:p>
      <text:p text:style-name="P4">
中捷11日表示，未來將向涉案廠商求償至少新台幣2億元以上，並針對事故檢討相關緊急應變流程，亦評估在月台設置緊急按鈕，避免類似憾事再發生。</text:p>
      <text:p text:style-name="P4">
中捷事故詳細原因目前仍在調查。台灣國家運輸安全調查委員11日表示，預計一週內完成第一線作業人士初步訪談，30天內提出初步報告。</text:p>
      <text:h text:style-name="P12" text:outline-level="3">
<text:span text:style-name="T4">
让人爱恨交织的德国公共交通</text:span>
</text:h>
      <text:p text:style-name="P4">
（綜合報導）</text:p>
      <text:p text:style-name="P4">
Source: <text:a xlink:type="simple" xlink:href="https://www.dw.com/zh/不只「行人地獄」？台灣捷運重大死傷案惹議/a-65585044" text:style-name="Internet_20_link" text:visited-style-name="Visited_20_Internet_20_Link">
https://www.dw.com/zh/不只「行人地獄」？台灣捷運重大死傷案惹議/a-65585044?maca=chi-rss-chi-all-1127-rdf</text:a>
</text:p>
      <!--NEWS-->
      <text:h text:style-name="P10" text:outline-level="1">
<text:span text:style-name="T4">
日股日经指数近持平作收</text:span>
</text:h>
      <text:p text:style-name="P4">
Publisher: 法新社</text:p>
      <text:p text:style-name="P4">
Published Time: 2023-05-11T09:02:08+00:00</text:p>
      <text:p text:style-name="P4">
Modified Time: 2023-05-11T08:35:01+00:00</text:p>
      <text:p text:style-name="P4">
Description: （法新社东京11日电） 美国昨天公布符合市场预期的消费者物价数据后，华尔街股市走势不一，在投资人关注日本企业财报表现的情况下，东京股市日经指数收盘近乎持平。</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8" text:anchor-type="as-char" svg:width="6.9236in" svg:height="3.617581in" draw:z-index="0">
<draw:image xlink:href="../Images/rficn/2023-05-11T09-02-08-00-00/000000.png" xlink:type="simple" xlink:show="embed" xlink:actuate="onLoad" draw:mime-type="image/png"/>
</draw:frame>
</text:p>
      <text:p text:style-name="P4">
日股基准日经225指数收盘微涨4.54点，或0.02%，来到29126.72点。东证股价指数收盘略跌2.82点，或0.14%，来到2083.09点。</text:p>
      <text:p text:style-name="P4">
Source: <text:a xlink:type="simple" xlink:href="https://www.rfi.fr/cn/%E8%B4%A2%E7%BB%8F%E5%BF%AB%E8%AE%AF/20230511-%E6%97%A5%E8%82%A1%E6%97%A5%E7%BB%8F%E6%8C%87%E6%95%B0%E8%BF%91%E6%8C%81%E5%B9%B3%E4%BD%9C%E6%94%B6" text:style-name="Internet_20_link" text:visited-style-name="Visited_20_Internet_20_Link">
https://www.rfi.fr/cn/%E8%B4%A2%E7%BB%8F%E5%BF%AB%E8%AE%AF/20230511-%E6%97%A5%E8%82%A1%E6%97%A5%E7%BB%8F%E6%8C%87%E6%95%B0%E8%BF%91%E6%8C%81%E5%B9%B3%E4%BD%9C%E6%94%B6</text:a>
</text:p>
      <!--NEWS-->
      <text:h text:style-name="P10" text:outline-level="1">
<text:span text:style-name="T4">
郭飞雄“煽颠”罪成判囚八年</text:span>
</text:h>
      <text:p text:style-name="P4">
Author: None</text:p>
      <text:p text:style-name="P4">
Publisher: Radio Free Asia (Organization)</text:p>
      <text:p text:style-name="P4">
Published Time: 2023-05-11T09:05:00-04:00</text:p>
      <text:p text:style-name="P4">
Modified Time: 2023-05-11T13:59:54-04:00</text:p>
      <text:p text:style-name="P4">
Description: None</text:p>
      <text:p text:style-name="P4">
Videos: []</text:p>
      <text:p text:style-name="P4">
Audios: ["<text:a xlink:type="simple" xlink:href="https://www.rfa.org/mandarin/yataibaodao/renquanfazhi/gf-0511202307515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89" text:anchor-type="as-char" svg:width="6.9236in" svg:height="4.935857in" draw:z-index="0">
<draw:image xlink:href="../Images/rfamandarin/2023-05-11T09-05-00-04-00/000000.png" xlink:type="simple" xlink:show="embed" xlink:actuate="onLoad" draw:mime-type="image/png"/>
</draw:frame>
 2019年，郭飞雄在母校上海华东师范大学留影。 <text:a xlink:type="simple" xlink:href="https://www.rfa.org/mandarin/yataibaodao/renquanfazhi/gf-05112023075152.html/@@images/image" text:style-name="Internet_20_link" text:visited-style-name="Visited_20_Internet_20_Link">
</text:a>
杨茂平独家提供  <text:a xlink:type="simple" xlink:href="https://www.rfa.org/mandarin/yataibaodao/renquanfazhi/gf-05112023075152.html/@@stream" text:style-name="Internet_20_link" text:visited-style-name="Visited_20_Internet_20_Link">
</text:a>
</text:p>
      <text:p text:style-name="P4">
中国异议人士郭飞雄涉嫌煽动颠覆国家政权案5月11日在广州宣判。法院以郭飞雄成立“宪政民主”网站为由，裁定他罪名成立，判处有期徒刑八年。有评论认为，当局的判刑等同迫使长期绝食的郭飞雄走上绝路。</text:p>
      <ul>
        <li>
<text:span text:style-name="T4">
<text:a xlink:type="simple" xlink:href="https://www.rfa.org/mandarin/yataibaodao/renquanfazhi/gf-07222022072744.html" text:style-name="Internet_20_link" text:visited-style-name="Visited_20_Internet_20_Link">
 </text:a>
 </text:span>
 <text:span text:style-name="T4">
<text:a xlink:type="simple" xlink:href="https://www.rfa.org/mandarin/yataibaodao/renquanfazhi/gf-06172022105028.html" text:style-name="Internet_20_link" text:visited-style-name="Visited_20_Internet_20_Link">
 </text:a>
 </text:span>
  * <text:span text:style-name="T4">
<text:a xlink:type="simple" xlink:href="https://www.rfa.org/mandarin/Xinwen/1-01172022082904.html" text:style-name="Internet_20_link" text:visited-style-name="Visited_20_Internet_20_Link">
 </text:a>
 </text:span>
  * <text:span text:style-name="T4">
<text:a xlink:type="simple" xlink:href="https://www.rfa.org/mandarin/Xinwen/8-01162022115351.html" text:style-name="Internet_20_link" text:visited-style-name="Visited_20_Internet_20_Link">
 </text:a>
 </text:span>
  * <text:span text:style-name="T4">
<text:a xlink:type="simple" xlink:href="https://www.rfa.org/mandarin/Xinwen/5-01152022113729.html" text:style-name="Internet_20_link" text:visited-style-name="Visited_20_Internet_20_Link">
 </text:a>
 </text:span>
  * <text:a xlink:type="simple" xlink:href="https://www.rfa.org/mandarin/Xinwen/8-01102022131157.html" text:style-name="Internet_20_link" text:visited-style-name="Visited_20_Internet_20_Link">
 <text:span text:style-name="T4">
妻子在美病逝 郭飞雄被阻来美强迫失踪</text:span>
 </text:a>
</li>
      </ul>
      <text:p text:style-name="P4">
原名杨茂东的郭飞雄5月11日亲自到广州中级法院听判。法院宣称，郭飞雄长期撰写并在互联网发表文章；2020年创建“世界宪政民主论坛”发表或转发煽动性文章；2021年1月底出境受阻后，接受自由亚洲电台采访；并长期攻击、诋毁中国政治制度，煽动他人颠覆国家政权，罪名成立，判处有期徒刑八年，剥夺政治权利三年。郭飞雄不服判决，将提起上诉。</text:p>
      <text:p text:style-name="P4">
郭飞雄姐姐杨茂平获悉裁决后控制不了情绪。</text:p>
      <text:p text:style-name="P4">
杨茂平：“判八年。这是非常无耻的行为。人民向上级诉说自己的不公平，诉说自己的要求，为什么是‘煽颠’呢？他们（检方）没有具体的指控他撰写了什么煽颠的文章。他们指控的（法院）都采纳，律师替杨茂东辩护的统统不采纳，这不是跟当年的赵高‘指鹿为马’一样的吗？”</text:p>
      <text:p text:style-name="P4">
2021年，郭飞雄因要求出境到美国探望患癌病重的妻子张青而失去自由。知情人士曾向本台披露，当局一度同意让郭飞雄出国，但由于他拒绝签署悔过书，加上他被抓之后坚持绝食，因而错失了获准出国的机会。</text:p>
      <text:p text:style-name="P4">
<draw:frame draw:style-name="fr1" draw:name="Image90" text:anchor-type="as-char" svg:width="6.9236in" svg:height="4.511158in" draw:z-index="0">
<draw:image xlink:href="../Images/rfamandarin/2023-05-11T09-05-00-04-00/000001.png" xlink:type="simple" xlink:show="embed" xlink:actuate="onLoad" draw:mime-type="image/png"/>
</draw:frame>
中国维权人士郭飞雄（杨茂东）于2022年1月12日经广州市检察院批准，被广州市公安局已涉嫌“煽动颠覆国家政权罪”正式逮捕。（维权网）  <text:a xlink:type="simple" xlink:href="https://www.rfa.org/mandarin/yataibaodao/renquanfazhi/gf-05112023075152.html/image.jpg" text:style-name="Internet_20_link" text:visited-style-name="Visited_20_Internet_20_Link">
</text:a>
</text:p>
      <text:p text:style-name="P4">
杨茂平:“从杨茂东2020年12月底走出来，到2021年12月份被抓这漫长的时间，就在他们眼皮底下。那个‘煽颠’你们怎么不说出来。别人妻子（张青）去世以后又不准人家安排丧事，又给别人栽赃一个煽颠，这是颠倒黑白，栽赃陷害，罗列一些莫须有的罪名。”</text:p>
      <text:p text:style-name="P4">
<text:span text:style-name="T4">
郭飞雄坚持绝食体重锐减</text:span>
</text:p>
      <text:p text:style-name="P4">
宣判当天，郭飞雄获准与二哥杨茂全面对面短暂交谈。</text:p>
      <text:p text:style-name="P4">
杨茂平：“我弟弟（郭飞雄）以前大概有75公斤，现在只有不到45公斤。我弟弟（杨茂全）看了很心疼。他说，‘你都瘦到变形了’。就劝他，让他停止绝食。”</text:p>
      <text:p text:style-name="P4">
目前在广州定居的湖南异议人士朱承志在郭飞雄宣判前夕曾到广州中院门外观察。他估计，除非郭飞雄能重获自由，否则不会停止绝食。</text:p>
      <text:p text:style-name="P4">
<draw:frame draw:style-name="fr1" draw:name="Image91" text:anchor-type="as-char" svg:width="6.9236in" svg:height="3.710617in" draw:z-index="0">
<draw:image xlink:href="../Images/rfamandarin/2023-05-11T09-05-00-04-00/000002.png" xlink:type="simple" xlink:show="embed" xlink:actuate="onLoad" draw:mime-type="image/png"/>
</draw:frame>
湖南异议人士朱承志（图）相信，除非郭飞雄能重获自由，否则不会停止绝食。（朱承志独家提供，拍摄日期不详）  <text:a xlink:type="simple" xlink:href="https://www.rfa.org/mandarin/yataibaodao/renquanfazhi/gf-05112023075152.html/m0511gf-2.jpg" text:style-name="Internet_20_link" text:visited-style-name="Visited_20_Internet_20_Link">
</text:a>
</text:p>
      <text:p text:style-name="P4">
朱承志：“指定地点监视居住一般就是半年。他（郭飞雄）就是会绝食180天。绝食的确会对他的身体造成巨大的伤害。当局置他于死地了。我还真的担心，郭飞雄能不能够坚持到刑满释放的那一天。”</text:p>
      <text:p text:style-name="P4">
原籍湖北的郭飞雄因投身新公民运动和南方街头运动而为人所认识。他曾经两次入狱，包括因涉及组织街头活动、要求官员公示财产等而被判囚六年，直到2019年8月才刑满出狱。</text:p>
      <text:p text:style-name="P4">
记者：高锋 责编：许书婷 嘉远 网编：瑞哲</text:p>
      <text:p text:style-name="P4">
Source: <text:a xlink:type="simple" xlink:href="https://www.rfa.org/mandarin/yataibaodao/renquanfazhi/gf-05112023075152.html" text:style-name="Internet_20_link" text:visited-style-name="Visited_20_Internet_20_Link">
https://www.rfa.org/mandarin/yataibaodao/renquanfazhi/gf-05112023075152.html</text:a>
</text:p>
      <!--NEWS-->
      <text:h text:style-name="P10" text:outline-level="1">
<text:span text:style-name="T4">
乌称击溃雇佣兵 俄承认战役艰难</text:span>
</text:h>
      <text:p text:style-name="P4">
Author: 联合早报 (Person)</text:p>
      <text:p text:style-name="P4">
Publisher: 联合早报 (Organization)</text:p>
      <text:p text:style-name="P4">
Published Time: 2023-05-11T09:15</text:p>
      <text:p text:style-name="P4">
Modified Time: 2023-05-11T09:33</text:p>
      <text:p text:style-name="P4">
Description: 乌克兰部队说，它在巴赫穆特据点附近击溃了俄罗斯雇佣兵组织瓦格纳；俄方承认，正在进行一场“非常艰难”的军事行动。路透社报道，领导乌克兰地面部队的苏尔斯基（Oleksandr Syrs...</text:p>
      <text:p text:style-name="P4">
Videos: []</text:p>
      <text:p text:style-name="P4">
Audios: []</text:p>
      <text:p text:style-name="P4">
Images: []</text:p>
      <text:p text:style-name="P4">
Type: NewsArticle</text:p>
      <text:p text:style-name="P4">
Breadcrumbs: ['即时', '国际']</text:p>
      <text:p text:style-name="P4">
Keywords: ['俄罗斯', '乌克兰', '俄乌战争']</text:p>
      <!--METADATA-->
      <text:p text:style-name="P4">
乌克兰部队说，它在巴赫穆特据点附近击溃了俄罗斯雇佣兵组织瓦格纳；俄方承认，正在进行一场“非常艰难”的军事行动。</text:p>
      <text:p text:style-name="P4">
路透社报道，领导乌克兰地面部队的苏尔斯基（OleksandrSyrskyi）上校星期三（5月10日）说，由于遭到反击，巴赫穆特一些地区的俄罗斯部队已经撤退2公里，他没有提供其中细节。苏尔斯基的说法似乎支持瓦格纳负责人普里戈津的评论，他在星期二（9日）说瓦格纳已经放弃了阵地。</text:p>
      <text:p text:style-name="P4">
瓦格纳部队领导了俄罗斯对乌克兰东部城市长达数月的攻击，损失惨重，但乌克兰部队说，俄方的攻势正在停滞。</text:p>
      <text:p text:style-name="P4">
塔斯社引述克里姆林宫发言人佩斯科夫对波斯尼亚塞族的一个电视频道说：“特别军事行动继续进行。这是一个非常艰难的军事行动。当然，某些目标在一年内已经实现。”</text:p>
      <text:p text:style-name="P4">
他说：“我们成功地打击了乌克兰的军事武器。”他指的是俄罗斯在乌克兰的导弹袭击。“这项工作将继续下去。”</text:p>
      <text:p text:style-name="P4">
Source: <text:a xlink:type="simple" xlink:href="https://www.zaobao.com.sg/realtime/world/story20230511-1393345" text:style-name="Internet_20_link" text:visited-style-name="Visited_20_Internet_20_Link">
https://www.zaobao.com.sg/realtime/world/story20230511-1393345</text:a>
</text:p>
      <!--NEWS-->
      <text:h text:style-name="P10" text:outline-level="1">
<text:span text:style-name="T4">
2022年全球逾7100万人国内流离失所</text:span>
</text:h>
      <text:p text:style-name="P4">
Publisher: 法新社</text:p>
      <text:p text:style-name="P4">
Published Time: 2023-05-11T09:32:12+00:00</text:p>
      <text:p text:style-name="P4">
Modified Time: 2023-05-11T09:20:05+00:00</text:p>
      <text:p text:style-name="P4">
Description: （法新社日内瓦11日电） 监督机构人员今天说，由于多重危机而形成的「完美风暴」在2022年迫使数千万人逃离家园，使得全球的国内流离失所人数创下新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2" text:anchor-type="as-char" svg:width="6.9236in" svg:height="3.617581in" draw:z-index="0">
<draw:image xlink:href="../Images/rficn/2023-05-11T09-32-12-00-00/000000.png" xlink:type="simple" xlink:show="embed" xlink:actuate="onLoad" draw:mime-type="image/png"/>
</draw:frame>
</text:p>
      <text:p text:style-name="P4">
2022年通报的国内流离失所者（IDP）史无前例地达到7110万人，比2021年增加20%，主要原因是俄罗斯在乌克兰的战争以及淹没巴基斯坦的季风暴雨洪灾导致大规模流离失所。</text:p>
      <text:p text:style-name="P4">
根据「境内流离失所监测中心」（Internal Displacement Monitoring Centre）及「挪威难民理事会」（NorwegianRefugee Council）联合报告，2022年新增整整6090万国内流离失所者，有些人在这一年中被迫多次逃离。</text:p>
      <text:p text:style-name="P4">
这代表2022年新增的国内流离失所者创下历史新高，与2021年新增约3800万人相比，大幅增加60%。</text:p>
      <text:p text:style-name="P4">
境内流离失所监测中心主任比拉克（Alexandra Bilak）告诉法新社，这个数据「非常高」。</text:p>
      <text:p text:style-name="P4">
「大部分的新增人数是由乌克兰战争造成，但也是由于巴基斯坦的洪水、世界各地新增和持续进行的冲突，以及我们从美洲到太平洋地区看到的许多突发和缓慢发生的灾难。」</text:p>
      <text:p text:style-name="P4">
2022年由冲突造成的新增国内流离失所人数激增达到2830万人，比2021年增加近1倍，是过去10年年平均水准的3倍。</text:p>
      <text:p text:style-name="P4">
2022年除了乌克兰境内的1700万流离失所者外，巴基斯坦有800万人因巨大洪水被迫逃离家园。</text:p>
      <text:p text:style-name="P4">
撒哈拉以南非洲（Sub-Saharan Africa）约有1650万人流离失所，其中一半以上是由于冲突造成，特别是在刚果民主共和国（DemocraticRepublic of Congo）和衣索比亚。</text:p>
      <text:p text:style-name="P4">
今年全球的国内流离失所者人数预料只会增加，部分原因是新的冲突，例如肆虐苏丹的暴力冲突，已迫使数十万人逃离家园。</text:p>
      <text:p text:style-name="P4">
Source: <text:a xlink:type="simple" xlink:href="https://www.rfi.fr/cn/%E7%BC%A4%E7%BA%B7%E4%B8%96%E7%95%8C/20230511-2022%E5%B9%B4%E5%85%A8%E7%90%83%E9%80%BE7100%E4%B8%87%E4%BA%BA%E5%9B%BD%E5%86%85%E6%B5%81%E7%A6%BB%E5%A4%B1%E6%89%80" text:style-name="Internet_20_link" text:visited-style-name="Visited_20_Internet_20_Link">
https://www.rfi.fr/cn/%E7%BC%A4%E7%BA%B7%E4%B8%96%E7%95%8C/20230511-2022%E5%B9%B4%E5%85%A8%E7%90%83%E9%80%BE7100%E4%B8%87%E4%BA%BA%E5%9B%BD%E5%86%85%E6%B5%81%E7%A6%BB%E5%A4%B1%E6%89%80</text:a>
</text:p>
      <!--NEWS-->
      <text:h text:style-name="P10" text:outline-level="1">
<text:span text:style-name="T4">
中国维权人士郭飞雄被判8年</text:span>
</text:h>
      <text:p text:style-name="P4">
Author: None</text:p>
      <text:p text:style-name="P4">
Publisher: Radio Free Asia (Organization)</text:p>
      <text:p text:style-name="P4">
Published Time: 2023-05-11T09:36:00-04:00</text:p>
      <text:p text:style-name="P4">
Modified Time: 2023-05-11T10:08: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3.88615in" draw:z-index="0">
<draw:image xlink:href="../Images/rfamandarin/2023-05-11T09-36-00-04-00/000000.png" xlink:type="simple" xlink:show="embed" xlink:actuate="onLoad" draw:mime-type="image/png"/>
</draw:frame>
 中国异议人士郭飞雄 郭飞雄提供/资料照</text:p>
      <text:p text:style-name="P4">
中国著名维权人士郭飞雄（本名杨茂东）5月11日被广州中级法院以“煽动颠覆国家政权罪”判刑8年，剥夺政治权利3年。</text:p>
      <text:p text:style-name="P4">
在本台取得的法庭辩护词中，郭飞雄表示，法庭对他的政治构罪纯属莫须有，他的政治主张和政治理想从未有改变，那就是在中国彻底实现“真正的自由⺠主人权法治”。</text:p>
      <text:p text:style-name="P4">
郭飞雄当庭表示不服判决，将提起上诉。郭飞雄2021年在赴美国探望癌症晚期的妻子时在边境被捕。当局在他妻子病逝后，立即以涉嫌“煽动颠覆国家政权罪”将他拘捕。路透社报道，包括美国在内的多国外交官欲出席旁听却遭阻。</text:p>
      <text:p text:style-name="P4">
责编：陈品洁</text:p>
      <text:p text:style-name="P4">
Source: <text:a xlink:type="simple" xlink:href="https://www.rfa.org/mandarin/Xinwen/1-05112023093605.html" text:style-name="Internet_20_link" text:visited-style-name="Visited_20_Internet_20_Link">
https://www.rfa.org/mandarin/Xinwen/1-05112023093605.html</text:a>
</text:p>
      <!--NEWS-->
      <text:h text:style-name="P10" text:outline-level="1">
<text:span text:style-name="T4">
讽刺时政遭当局点名 香港漫画家尊子被迫停载</text:span>
</text:h>
      <text:p text:style-name="P4">
Author: None (Language: zh)</text:p>
      <text:p text:style-name="P4">
Publisher: None</text:p>
      <text:p text:style-name="P4">
Time: 2023-05-11T09:59:00Z</text:p>
      <text:p text:style-name="P4">
Description: 香港著名名政治漫画家尊子表示，在当局点名批评他的一篇讽刺漫画作后，《明报》周四宣布将停止刊登已连载数十年《尊子漫画》专栏。香港记者协会对于言论自由遭到打压表示痛心，认为此事件反映出香港“容不下批评的声音”。</text:p>
      <text:p text:style-name="P4">
Videos: []</text:p>
      <text:p text:style-name="P4">
Images: ["<text:a xlink:type="simple" xlink:href="https://static.dw.com/image/65588252_303.jpg" text:style-name="Internet_20_link" text:visited-style-name="Visited_20_Internet_20_Link">
65588252_303.jpg</text:a>
"]</text:p>
      <text:p text:style-name="P4">
Subject: 时政风云</text:p>
      <text:p text:style-name="P4">
Subjects: ['明镜周刊', '记者无疆界组织', '新闻自由', '谷歌', '香港', '言论自由', '雨伞革命', '香港政改', '社交媒体', '专题报道：香港“反送中”抗议']</text:p>
      <text:p text:style-name="P4">
Keywords: ['香港', '明报', '尊子', '尊子漫画', '新闻自由', '言论自由', '基本法', '香港国安法']</text:p>
      <text:p text:style-name="P4">
ID: 65588165</text:p>
      <!--METADATA-->
      <text:p text:style-name="P4">
<text:a xlink:type="simple" xlink:href="https://www.dw.com/zh/overlay/image/article/65588165/65588252" text:style-name="Internet_20_link" text:visited-style-name="Visited_20_Internet_20_Link">
 <draw:frame draw:style-name="fr1" draw:name="Image94" text:anchor-type="as-char" svg:width="6.9236in" svg:height="3.896998in" draw:z-index="0">
<draw:image xlink:href="../Images/dwzh/2023-05-11T09-59-00Z/65588252_303.jpg" xlink:type="simple" xlink:show="embed" xlink:actuate="onLoad" draw:mime-type="image/jpeg"/>
</draw:frame>
</text:a>
</text:p>
      <text:p text:style-name="P4">
香港《明报》宣布自5月14日起将停刊连载40年的"尊子漫画"</text:p>
      <text:p text:style-name="P4">
（德国之声中文网）香港《明报》宣布，自周日（5月14日）起将停刊连载40年的"尊子漫画"，"感谢尊子40年来一同见证时代变迁"。</text:p>
      <text:p text:style-name="P4">
自1983年起，笔名"尊子"的香港政治漫画家黄纪钧(Wong Kei-kwan)一直在《明报》上发表其漫画作品，内容以讽刺香港和中国政治和社会而闻名。</text:p>
      <text:p text:style-name="P4">
《明报》并未详细说明这一决定，也未立即回应路透社的置评请求。</text:p>
      <text:p text:style-name="P4">
尊子表示，明报曾多次告诉他当局点名批评他的漫画内容，最近的一次发生在本周。</text:p>
      <text:p text:style-name="P4">
他对路透社表示："我的感觉是压力正在增加，而且不会没有改变就停止。"</text:p>
      <text:p text:style-name="P4">
今年4月1日，尊子在《明报》"世纪版"发表漫画，讽刺当局预留大笔金额给纪律部队更新器材称，预留200亿不算多，因为器材多了，抓的犯人更多，要多起两座监狱，请更多狱卒。该篇漫画被香港保安局局长邓炳强批评误导市民。</text:p>
      <text:p text:style-name="P4">
路透社报道称，尊子对于漫画被停刊显得很无奈，并表示"情况继续朝糟糕的方向发展"。他指出："还有很多记者在不同平台发声，漫画只是其中之一。"</text:p>
      <text:p text:style-name="P4">
"有机会我会继续发声。"</text:p>
      <text:p text:style-name="P4">
2019年香港爆发长达数月的民主抗议活动，紧接着中国于2020年7月出台《香港国安法》。自此之后，漫画是香港媒体上为数不多毫不退缩地讽刺时政的空间。</text:p>
      <text:h text:style-name="P12" text:outline-level="3">
<text:span text:style-name="T4">
香港记协：尊子漫画停刊"反映本港容不下批评的声音"</text:span>
</text:h>
      <text:p text:style-name="P4">
对于尊子漫画被迫下架，香港记者协会对言论自由遭到打压表示痛心，并在脸书发表声明称，单是过去七个月，尊子遭政府官员六度公开批评，《明报》亦遭官员多番抨击；记协认为，"坐拥庞大资源及公权力的特区政府连番狙击一介文人，反映本港容不下批评的声音"。</text:p>
      <text:p text:style-name="P4">
声明写道："传媒机构或担心刊载的内容再遭到猛烈批评或被指违法，从而加剧自我审查，损害《基本法》所保障的新闻及言论自由空间，对社会百害而无一利。"</text:p>
      <text:p text:style-name="P4">
香港记者协会呼吁当局，"以最大包容个人表达意见的权利，而非在权力不对等的关系上肆意抨击传媒工作者及传媒机构的言论"。</text:p>
      <text:p text:style-name="P4">
香港曾经是报道中国及地区新闻的国际媒体驻点，本地媒体也充满活力。 <text:a xlink:type="simple" xlink:href="https://www.dw.com/zh/zh/年度新聞自由指數出爐-中國排名全球倒數/a-65498888" text:style-name="Internet_20_link" text:visited-style-name="Visited_20_Internet_20_Link">
 </text:a>
 。2019年时，香港排名73位。</text:p>
      <text:p text:style-name="P4">
香港当局多次强调尊重新闻自由，而且言论自由及新闻自由在《基本法》中受到保障。但警方突击搜查并关闭了几家自由派媒体，包括《苹果日报》和《立场新闻》。</text:p>
      <text:p text:style-name="P4">
在受到亲中的政治家和官员批评后，公共广播公司香港电台也削减了讽刺节目并降低报道力度。</text:p>
      <text:p text:style-name="P4">
（路透社）</text:p>
      <text:p text:style-name="P4">
Source: <text:a xlink:type="simple" xlink:href="https://www.dw.com/zh/讽刺时政遭当局点名-香港漫画家尊子被迫停载/a-65588165" text:style-name="Internet_20_link" text:visited-style-name="Visited_20_Internet_20_Link">
https://www.dw.com/zh/讽刺时政遭当局点名-香港漫画家尊子被迫停载/a-65588165?maca=chi-rss-chi-all-1127-rdf</text:a>
</text:p>
      <!--NEWS-->
      <text:h text:style-name="P10" text:outline-level="1">
<text:span text:style-name="T4">
维权人士郭飞雄"煽颠"罪名被判八年监禁</text:span>
</text:h>
      <text:p text:style-name="P4">
Author: None (Language: zh)</text:p>
      <text:p text:style-name="P4">
Publisher: None</text:p>
      <text:p text:style-name="P4">
Time: 2023-05-11T10:02:00Z</text:p>
      <text:p text:style-name="P4">
Description: 据悉，维权人士郭飞雄（本名杨茂东）在广州因煽动颠覆国家罪名被判处八年监禁。他不服判决，将提起上诉。2021年初，郭飞雄希望赴美看望重病的妻子，但被阻止出境，后再次系狱直到如今。他的妻子则在此期间病逝。德国、美国等外交官被阻止旁听5月11日的庭审。</text:p>
      <text:p text:style-name="P4">
Videos: []</text:p>
      <text:p text:style-name="P4">
Images: ["<text:a xlink:type="simple" xlink:href="https://static.dw.com/image/19277289_303.jpg" text:style-name="Internet_20_link" text:visited-style-name="Visited_20_Internet_20_Link">
19277289_303.jpg</text:a>
", "<text:a xlink:type="simple" xlink:href="https://static.dw.com/image/60412840_404.jpg" text:style-name="Internet_20_link" text:visited-style-name="Visited_20_Internet_20_Link">
60412840_404.jpg</text:a>
"]</text:p>
      <text:p text:style-name="P4">
Subject: 时政风云</text:p>
      <text:p text:style-name="P4">
Subjects: ['郭飞雄', '杨茂东', '中国维权律师', '维权人士']</text:p>
      <text:p text:style-name="P4">
Keywords: ['意见反馈']</text:p>
      <text:p text:style-name="P4">
ID: 65588550</text:p>
      <!--METADATA-->
      <text:p text:style-name="P4">
<text:a xlink:type="simple" xlink:href="https://www.dw.com/zh/overlay/image/article/65588550/19277289" text:style-name="Internet_20_link" text:visited-style-name="Visited_20_Internet_20_Link">
 <draw:frame draw:style-name="fr1" draw:name="Image95" text:anchor-type="as-char" svg:width="6.9236in" svg:height="3.896998in" draw:z-index="0">
<draw:image xlink:href="../Images/dwzh/2023-05-11T10-02-00Z/19277289_303.jpg" xlink:type="simple" xlink:show="embed" xlink:actuate="onLoad" draw:mime-type="image/jpeg"/>
</draw:frame>
</text:a>
</text:p>
      <text:p text:style-name="P4">
郭飞雄因多次参与维权曾先后入狱11年</text:p>
      <text:p text:style-name="P4">
（德国之声中文网）5月11日，据"中国人权律师团"推特账户转发署名维权人士郭飞雄（本名杨茂东）哥哥杨茂全的信息，称郭飞雄因煽动颠覆国家罪名被判8年监禁。消息人士向德国之声确认这则信息的确是杨茂全发布的。</text:p>
      <text:p text:style-name="P4">
这则信息说，郭飞雄案件5月11日在广州庭审后宣判，法庭称他长期撰写并在互联网发表文章、2020年创建世界宪政民主论坛继续发表自己和他人撰写的煽动性文章、2021年1月27日出境受阻时接受自由亚洲电台的采访发表言论，长期攻击、诋毁中国政治的制度。这则信息说，郭飞雄不服判决，将提起上诉。</text:p>
      <text:p text:style-name="P4">
据人权网站"民生观察"此前报道，现年58岁的郭飞雄，因多次参与维权曾先后入狱11年。2020年1月，郭飞雄在美国流亡的妻子张青不幸罹患肠癌。2021年1月28日，郭飞雄在上海浦东机场准备搭机赴美<text:a xlink:type="simple" xlink:href="https://www.dw.com/zh/zh/中国异议人士郭飞雄传失联-在美癌末妻吁中方放行/a-60038942" text:style-name="Internet_20_link" text:visited-style-name="Visited_20_Internet_20_Link">
 </text:a>
时，被当局以"危害国家安全"为由 <text:a xlink:type="simple" xlink:href="https://www.dw.com/zh/zh/北京不放行-多名中国维权人士错失家人最後一面/a-60394864" text:style-name="Internet_20_link" text:visited-style-name="Visited_20_Internet_20_Link">
 </text:a>
 。</text:p>
      <text:p text:style-name="P4">
<draw:frame draw:style-name="fr1" draw:name="Image96" text:anchor-type="as-char" svg:width="6.9236in" svg:height="3.889434in" draw:z-index="0">
<draw:image xlink:href="../Images/dwzh/2023-05-11T10-02-00Z/60412840_404.jpg" xlink:type="simple" xlink:show="embed" xlink:actuate="onLoad" draw:mime-type="image/jpeg"/>
</draw:frame>
</text:p>
      <text:p text:style-name="P4">
2014年系狱中的郭飞雄在探视窗后</text:p>
      <text:p text:style-name="P4">
当时，郭飞雄发表的日期为2021年1月27日的"致中国最高领导人紧急呼吁书"中说："（妻子）刚刚做完结肠癌伴肝转移开腹切除大手术，按照医院安排，马上需要进行持续24周的化疗，风险极大，生命高危。我必须立即赶赴美国，尽全力照护，帮她渡过人生最危险、最艰难的关口。妻子的遭际令我痛彻心肺，每延迟一天于我都是精神酷刑。诸位公仆亦为人夫，想必亦有常人共情同理之心"。郭飞雄当时在信中说，他与妻子"虽长期天各一方，但夫妻恩爱，相互尊重，一生结伴，万载恩情。她为我付出了一切，今天是轮到我为她付出一切的时候了。我将克服一切艰险，跨越一切刀山火海，在所不惜。如果我在2021年1月28日晚无法顺利登上上海至华盛顿的预定航班，我将即时进行无限期绝食"。</text:p>
      <text:p text:style-name="P4">
据"民生观察"信息，2021年11月，郭飞雄再次发表致中国领导人的公开信，要求放他出境探望妻子，但是却于数天后再度被扣押。据称，被扣押后郭飞雄一直绝食抗议。2022年1月10日，他的妻子在美因病去世。郭飞雄则在两天后以煽动颠覆国家政权罪名<text:a xlink:type="simple" xlink:href="https://www.dw.com/zh/zh/北京冬奥倒数两周-中国警方以煽颠罪逮捕维权人士/a-60456317" text:style-name="Internet_20_link" text:visited-style-name="Visited_20_Internet_20_Link">
 </text:a>
 。</text:p>
      <text:h text:style-name="P12" text:outline-level="3">
<text:span text:style-name="T4">
德国大使发推文</text:span>
</text:h>
      <text:p text:style-name="P4">
多个国家的外交官表示，被阻止旁听郭飞雄5月11日的庭审。德国驻华大使傅融（PatriciaFlor）在推特上表示：“我对人权捍卫者杨茂东先生（笔名：郭飞雄）今天因‘煽动颠覆国家政权罪’被判处8年有期徒刑深感震惊。我们的领事官员被阻止旁听公开进行的庭审。我们将同众多国家一道继续呼吁出于人道主义原因将他释放。”</text:p>
      <text:p text:style-name="P4">
美国驻华使领馆发布推特表示："今天，美国外交官受到阻挠，未能旁听对郭飞雄的法庭审理。郭飞雄是一名律师，目前因他的和平倡导而在广州面临审判。我们继续呼吁尽快释放郭先生，让他可以与家人团聚。"</text:p>
      <text:p text:style-name="P4">
四位不愿透露姓名的外交官向路透社表示，英国、加拿大、丹麦、法国和荷兰的外交官也被阻止进入法庭旁听，理由是外国旁听者须获得更高一级有关部门的批准。</text:p>
      <text:p text:style-name="P4">
Source: <text:a xlink:type="simple" xlink:href="https://www.dw.com/zh/维权人士郭飞雄-煽颠-罪名被判八年监禁/a-65588550" text:style-name="Internet_20_link" text:visited-style-name="Visited_20_Internet_20_Link">
https://www.dw.com/zh/维权人士郭飞雄-煽颠-罪名被判八年监禁/a-65588550?maca=chi-rss-chi-all-1127-rdf</text:a>
</text:p>
      <!--NEWS-->
      <text:h text:style-name="P10" text:outline-level="1">
<text:span text:style-name="T4">
美举债上限遭极端政治操作 叶伦警告后果严重</text:span>
</text:h>
      <text:p text:style-name="P4">
Publisher: 法新社</text:p>
      <text:p text:style-name="P4">
Published Time: 2023-05-11T10:02:09+00:00</text:p>
      <text:p text:style-name="P4">
Modified Time: 2023-05-11T09:50:01+00:00</text:p>
      <text:p text:style-name="P4">
Description: （法新社新泻11日电） 美国财政部长叶伦今天在七大工业国集团（G7）财金首长会议中警告，美国举债上限遭极端政治操作，即便未酿成违约「灾难」，也可能会因此付出「惨重的经济代价」。</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7" text:anchor-type="as-char" svg:width="6.9236in" svg:height="3.617581in" draw:z-index="0">
<draw:image xlink:href="../Images/rficn/2023-05-11T10-02-09-00-00/000000.png" xlink:type="simple" xlink:show="embed" xlink:actuate="onLoad" draw:mime-type="image/png"/>
</draw:frame>
</text:p>
      <text:p text:style-name="P4">
前美国总统川普（Donald Trump）敦促共和党籍国会议员，若民主党不同意削减开支，就拒绝提高举债上限，让美国陷入史上首次债务违约。</text:p>
      <text:p text:style-name="P4">
美国总统拜登（Joe Biden）也扬言联邦债务上限争议若不迅速解决，他将取消亚洲行，包括下周末举行的G7峰会。</text:p>
      <text:p text:style-name="P4">
叶伦在演说中表示：「就我和各领域经济学家的评估，美国一旦违约将导致经济和金融灾难。」</text:p>
      <text:p text:style-name="P4">
叶伦指出：「即便未爆发违约，针对举债上限扬言采取的极端手段，也可能要付出惨重的经济代价。」</text:p>
      <text:p text:style-name="P4">
美国上调债务上限往往是例行性的。不过，2022年拿下众院掌控权的共和党籍议员扬言，政府若不削减开支，就不会将举债上限由目前的31.4兆美元向上调高。</text:p>
      <text:p text:style-name="P4">
叶伦上周警告，国库最快6月1日告罄，届时将无法履行财政义务。</text:p>
      <text:p text:style-name="P4">
叶伦今天表示，美国2011年也曾面临类似情况，因而痛失顶级的AAA债信评等。</text:p>
      <text:p text:style-name="P4">
叶伦说：「没有道理自找麻烦，制造危机。」</text:p>
      <text:p text:style-name="P4">
她说：「美国国会从1960年以来，上调或暂时取消举债上限将近80次。我敦促国会迅速采取行动，再度这么做。」</text:p>
      <text:p text:style-name="P4">
拜登和两党主要议员9日举行协商未取得进展，但与会者同意持续努力，以避免爆发违约。</text:p>
      <text:p text:style-name="P4">
但在共和党2024年总统大选提名人选中民调领先的川普，却在美国有线电视新闻网（CNN）现场节目中呼吁：「国会的共和党籍众议员和参议员，他们若不大力削减支出，你们就要让（债务）违约。」（译者：刘淑琴/核稿：陈政一）</text:p>
      <text:p text:style-name="P4">
Source: <text:a xlink:type="simple" xlink:href="https://www.rfi.fr/cn/%E5%9B%BD%E9%99%85%E6%8A%A5%E9%81%93/20230511-%E7%BE%8E%E4%B8%BE%E5%80%BA%E4%B8%8A%E9%99%90%E9%81%AD%E6%9E%81%E7%AB%AF%E6%94%BF%E6%B2%BB%E6%93%8D%E4%BD%9C-%E5%8F%B6%E4%BC%A6%E8%AD%A6%E5%91%8A%E5%90%8E%E6%9E%9C%E4%B8%A5%E9%87%8D" text:style-name="Internet_20_link" text:visited-style-name="Visited_20_Internet_20_Link">
https://www.rfi.fr/cn/%E5%9B%BD%E9%99%85%E6%8A%A5%E9%81%93/20230511-%E7%BE%8E%E4%B8%BE%E5%80%BA%E4%B8%8A%E9%99%90%E9%81%AD%E6%9E%81%E7%AB%AF%E6%94%BF%E6%B2%BB%E6%93%8D%E4%BD%9C-%E5%8F%B6%E4%BC%A6%E8%AD%A6%E5%91%8A%E5%90%8E%E6%9E%9C%E4%B8%A5%E9%87%8D</text:a>
</text:p>
      <!--NEWS-->
      <text:h text:style-name="P10" text:outline-level="1">
<text:span text:style-name="T4">
德国政府批准中远入股汉堡港 最高参股24.99%</text:span>
</text:h>
      <text:p text:style-name="P4">
Author: None (Language: zh)</text:p>
      <text:p text:style-name="P4">
Publisher: None</text:p>
      <text:p text:style-name="P4">
Time: 2023-05-11T10:30:00Z</text:p>
      <text:p text:style-name="P4">
Description: 德国联邦政府发言人周三（5月10日）晚间表示，柏林政府批准中远集团入股汉堡港，参股股份最高为24.99%。围绕这桩收购案德国政府内部的争论已经持续了数月之久。</text:p>
      <text:p text:style-name="P4">
Videos: []</text:p>
      <text:p text:style-name="P4">
Images: ["<text:a xlink:type="simple" xlink:href="https://static.dw.com/image/56913535_303.jpg" text:style-name="Internet_20_link" text:visited-style-name="Visited_20_Internet_20_Link">
56913535_303.jpg</text:a>
"]</text:p>
      <text:p text:style-name="P4">
Subject: 经济纵横</text:p>
      <text:p text:style-name="P4">
Subjects: ['德中关系', '欧债危机', '欧盟', '岛屿主权争端', '专题报道：全景观看“习马会”', '德国', '中国', '留学德国', '中共十九大', '留学德国']</text:p>
      <text:p text:style-name="P4">
Keywords: ['德国', '中国', '汉堡港', '中远', '收购']</text:p>
      <text:p text:style-name="P4">
ID: 65589368</text:p>
      <!--METADATA-->
      <text:p text:style-name="P4">
<text:a xlink:type="simple" xlink:href="https://www.dw.com/zh/overlay/image/article/65589368/56913535" text:style-name="Internet_20_link" text:visited-style-name="Visited_20_Internet_20_Link">
 <draw:frame draw:style-name="fr1" draw:name="Image98" text:anchor-type="as-char" svg:width="6.9236in" svg:height="3.896998in" draw:z-index="0">
<draw:image xlink:href="../Images/dwzh/2023-05-11T10-30-00Z/56913535_303.jpg" xlink:type="simple" xlink:show="embed" xlink:actuate="onLoad" draw:mime-type="image/jpeg"/>
</draw:frame>
</text:a>
</text:p>
      <text:p text:style-name="P4">
中国是汉堡迄今为止最重要的贸易伙伴，约占其所处理集装箱的三分之一。</text:p>
      <text:p text:style-name="P4">
（德国之声中文网）中远集团最初计划收购汉堡港Tollerort集装箱码头35%的股份。去年10月这一收购案先是遭到德国政府的拒绝。10月26日，联邦政府批准了<text:a xlink:type="simple" xlink:href="https://www.dw.com/zh/zh/中资入股汉堡港争议双方或可接受妥协方案/a-63554802" text:style-name="Internet_20_link" text:visited-style-name="Visited_20_Internet_20_Link">
 </text:a>
 ，收购股份的比例降至24.9%。</text:p>
      <text:p text:style-name="P4">
在围绕是否应该允许中资企业入股德国港口一事，政府内部争论不断。</text:p>
      <text:p text:style-name="P4">
德国总理肖尔茨对这桩收购案持赞同态度，但是联合执政的绿党和自民党则持反对意见。</text:p>
      <text:p text:style-name="P4">
今年4月，德国信息技术安全局（BSI）将汉堡港Tollerort码头 <text:a xlink:type="simple" xlink:href="https://www.dw.com/zh/zh/汉堡港福地码头被列入关键基础设施-中远入股还有戏吗/a-65293775" text:style-name="Internet_20_link" text:visited-style-name="Visited_20_Internet_20_Link">
</text:a>
。联邦经济部表示，由于前提条件发生了变化，该部正在研究相关影响。据北德意志电台和西德意志电台的调查，联邦经济部曾主张开启一个全新的投资程序，重新评估关键基础设施的投资范围。但是这需要在联邦政府内部取得一致。</text:p>
      <text:p text:style-name="P4">
中国外交部当时敦促德国政府客观理性看待两国务实合作，为中国企业提供非歧视性的营商环境。</text:p>
      <text:p text:style-name="P4">
现在联邦政府在一份声明中表示，“修订后的收购协议符合部分禁令的条件”。同时强调，汉堡港集装箱码头归类为德国关键基础设施。</text:p>
      <text:p text:style-name="P4">
Tollerort集装箱码头运营商 <text:a xlink:type="simple" xlink:href="https://www.dw.com/zh/zh/汉堡港为何急盼中资入股/a-63519175" text:style-name="Internet_20_link" text:visited-style-name="Visited_20_Internet_20_Link">
 </text:a>
（HHLA）宣布，现在Tollerort码头可以扩建为中远集团优先对待的转运点。亚洲和欧洲之间的物流将在这里集中交汇。</text:p>
      <text:p text:style-name="P4">
HHLA公司还表示，股份收购交易“很快”就可以完成。</text:p>
      <text:p text:style-name="P4">
汉堡港方面表示，中国公司的少数股权将确保港口的就业，并加强汉堡作为物流交汇地在国内外的重要性，以及德国作为工业国家的重要性。</text:p>
      <text:p text:style-name="P4">
德国工业联合会（BDI）干事长根纳（TanjaGönner）表示，德国政府最终批准了略低于25%股份的汉堡港收购案，这对德国作为一个投资地点来说是好事。她说：“德国和欧盟的经济竞争力和技术主权需要对我们所在地的外国投资保持基本的开放，这也包括来自中国的投资。”她补充说：“扩大与中国的经济关系是合理的，即便是在地缘政治局势日益紧张的今天也是如此。”</text:p>
      <text:h text:style-name="P12" text:outline-level="3">
<text:span text:style-name="T4">
汉堡港需要投资 中国人愿意出钱：为何有人不满意？</text:span>
</text:h>
      <text:p text:style-name="P4">
（德新社、路透社等）</text:p>
      <text:p text:style-name="P4">
Source: <text:a xlink:type="simple" xlink:href="https://www.dw.com/zh/德国政府批准中远入股汉堡港-最高参股24-99/a-65589368" text:style-name="Internet_20_link" text:visited-style-name="Visited_20_Internet_20_Link">
https://www.dw.com/zh/德国政府批准中远入股汉堡港-最高参股24-99/a-65589368?maca=chi-rss-chi-all-1127-rdf</text:a>
</text:p>
      <!--NEWS-->
      <text:h text:style-name="P10" text:outline-level="1">
<text:span text:style-name="T4">
川普出席CNN座谈会 重申选举舞弊否认败选</text:span>
</text:h>
      <text:p text:style-name="P4">
Publisher: 法新社</text:p>
      <text:p text:style-name="P4">
Published Time: 2023-05-11T10:32:07+00:00</text:p>
      <text:p text:style-name="P4">
Modified Time: 2023-05-11T10:20:03+00:00</text:p>
      <text:p text:style-name="P4">
Description: （法新社纽约10日电） 美国前总统川普过今天罕见在黄金时段出席CNN现场直播座谈会，重复他关于2020年总统选举舞弊的说法，称那场选举是骗局，否认败选。</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9" text:anchor-type="as-char" svg:width="6.9236in" svg:height="3.617581in" draw:z-index="0">
<draw:image xlink:href="../Images/rficn/2023-05-11T10-32-07-00-00/000000.png" xlink:type="simple" xlink:show="embed" xlink:actuate="onLoad" draw:mime-type="image/png"/>
</draw:frame>
</text:p>
      <text:p text:style-name="P4">
川普今天在新罕布什尔州出席座谈会，这是他自2016年来首度参加美国有线电视新闻网（CNN）节目。他先前称CNN是报导「假新闻」的媒体，担任总统时从未同意接受CNN记者采访。</text:p>
      <text:p text:style-name="P4">
CNN主持人柯林斯（KaitlanCollins）今天开门见山问川普，为什么他觉得应该再度参选，川普几乎马上重复他关于2020年总统选举是一场舞弊的说法，说大多数人都相信选举被「动了手脚」。</text:p>
      <text:p text:style-name="P4">
川普散播关于2020年选举败选的谎言，让川粉在2021年1月6日闯入国会山庄闹事。在闪躲尖锐问题多年后，川普今天首度在主流媒体回答暴动案的问题。</text:p>
      <text:p text:style-name="P4">
柯林斯问川普是否会后悔他在2021年1月6日的行为时，川普马上开始赞扬当天聆听他谈话的群众规模，说部分支持者后来开始往国会山庄前进。</text:p>
      <text:p text:style-name="P4">
川普说：「他们在那里感到十分骄傲。他们是心中有爱才出现在那。这很不可思议，那是很美好的一天。」</text:p>
      <text:p text:style-name="P4">
柯林斯追问川普，为什么他没有要求支持者离开国会山庄，或是派人协助驱散抗议群众，结果川普转移话题，试图将过错怪给时任众议院议长裴洛西（NancyPelosi）。</text:p>
      <text:p text:style-name="P4">
Source: <text:a xlink:type="simple" xlink:href="https://www.rfi.fr/cn/%E5%9B%BD%E9%99%85%E6%8A%A5%E9%81%93/20230511-%E5%B7%9D%E6%99%AE%E5%87%BA%E5%B8%ADcnn%E5%BA%A7%E8%B0%88%E4%BC%9A-%E9%87%8D%E7%94%B3%E9%80%89%E4%B8%BE%E8%88%9E%E5%BC%8A%E5%90%A6%E8%AE%A4%E8%B4%A5%E9%80%89" text:style-name="Internet_20_link" text:visited-style-name="Visited_20_Internet_20_Link">
https://www.rfi.fr/cn/%E5%9B%BD%E9%99%85%E6%8A%A5%E9%81%93/20230511-%E5%B7%9D%E6%99%AE%E5%87%BA%E5%B8%ADcnn%E5%BA%A7%E8%B0%88%E4%BC%9A-%E9%87%8D%E7%94%B3%E9%80%89%E4%B8%BE%E8%88%9E%E5%BC%8A%E5%90%A6%E8%AE%A4%E8%B4%A5%E9%80%89</text:a>
</text:p>
      <!--NEWS-->
      <text:h text:style-name="P10" text:outline-level="1">
<text:span text:style-name="T4">
厄瓜多和中国签署自由贸易协定</text:span>
</text:h>
      <text:p text:style-name="P4">
Publisher: 法新社</text:p>
      <text:p text:style-name="P4">
Published Time: 2023-05-11T10:32:08+00:00</text:p>
      <text:p text:style-name="P4">
Modified Time: 2023-05-11T10:20:02+00:00</text:p>
      <text:p text:style-name="P4">
Description: （法新社基多10日电） 厄瓜多和中国今天签署一项自由贸易协定，厄瓜多期盼这项协定可在未来10年提高该国非石油出口达40亿美元。</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3.617581in" draw:z-index="0">
<draw:image xlink:href="../Images/rficn/2023-05-11T10-32-08-00-00/000000.png" xlink:type="simple" xlink:show="embed" xlink:actuate="onLoad" draw:mime-type="image/png"/>
</draw:frame>
</text:p>
      <text:p text:style-name="P4">
厄瓜多贸易部长普拉多（Julio Jose Prado）告诉媒体，这项协定涵盖该国99.6%的出口，并开启通往世上最大市场之门。</text:p>
      <text:p text:style-name="P4">
根据厄瓜多贸易部资料，中国是厄瓜多2022年上半年在非石油贸易方面的主要伙伴。</text:p>
      <text:p text:style-name="P4">
根据厄瓜多央行，两国去年双边贸易额达到破纪录的130.9亿美元。</text:p>
      <text:p text:style-name="P4">
厄瓜多保守派总统拉梭（Guillermo Lasso）2022年2月访问北京，两国开始自由贸易协商。</text:p>
      <text:p text:style-name="P4">
普拉多说：「这项协定聚焦贸易议题。我们尚未磋商服务、投资、公开采购和其他可能变得更敏感的部门。」</text:p>
      <text:p text:style-name="P4">
中国是世界第二大经济体，和拉丁美洲国家秘鲁、哥斯大黎加及智利也签署类似贸易协定。（译者：刘淑琴/核稿：陈政一）</text:p>
      <text:p text:style-name="P4">
Source: <text:a xlink:type="simple" xlink:href="https://www.rfi.fr/cn/%E5%9B%BD%E9%99%85%E6%8A%A5%E9%81%93/20230511-%E5%8E%84%E7%93%9C%E5%A4%9A%E5%92%8C%E4%B8%AD%E5%9B%BD%E7%AD%BE%E7%BD%B2%E8%87%AA%E7%94%B1%E8%B4%B8%E6%98%93%E5%8D%8F%E5%AE%9A" text:style-name="Internet_20_link" text:visited-style-name="Visited_20_Internet_20_Link">
https://www.rfi.fr/cn/%E5%9B%BD%E9%99%85%E6%8A%A5%E9%81%93/20230511-%E5%8E%84%E7%93%9C%E5%A4%9A%E5%92%8C%E4%B8%AD%E5%9B%BD%E7%AD%BE%E7%BD%B2%E8%87%AA%E7%94%B1%E8%B4%B8%E6%98%93%E5%8D%8F%E5%AE%9A</text:a>
</text:p>
      <!--NEWS-->
      <text:h text:style-name="P10" text:outline-level="1">
<text:span text:style-name="T4">
英国机场将再面临罢工六个月</text:span>
</text:h>
      <text:p text:style-name="P4">
Author: 联合早报 (Person)</text:p>
      <text:p text:style-name="P4">
Publisher: 联合早报 (Organization)</text:p>
      <text:p text:style-name="P4">
Published Time: 2023-05-11T10:39</text:p>
      <text:p text:style-name="P4">
Modified Time: 2023-05-11T12:10</text:p>
      <text:p text:style-name="P4">
Description: 包括边境部队官员在内的公共部门工人投票决定延长工业行动，英国机场又面临六个月的罢工。彭博社报道，英国公共和商业服务工会星期三（5月10日）说，在一次投票中，88%的选票支持进一步罢...</text:p>
      <text:p text:style-name="P4">
Videos: []</text:p>
      <text:p text:style-name="P4">
Audios: []</text:p>
      <text:p text:style-name="P4">
Images: []</text:p>
      <text:p text:style-name="P4">
Type: NewsArticle</text:p>
      <text:p text:style-name="P4">
Breadcrumbs: ['即时', '国际']</text:p>
      <text:p text:style-name="P4">
Keywords: ['英国', '罢工']</text:p>
      <!--METADATA-->
      <text:p text:style-name="P4">
包括边境部队官员在内的公共部门工人投票决定延长工业行动，英国机场又面临六个月的罢工。</text:p>
      <text:p text:style-name="P4">
彭博社报道，英国公共和商业服务工会星期三（5月10日）说，在一次投票中，88%的选票支持进一步罢工。这给予工会新的权力，如果关于工资、养老金和工作保障的长期争端没有达成解决方案，工会将举行涉及10多万名公务员的罢工。</text:p>
      <text:p text:style-name="P4">
参加投票的人员来自公共部门的186个部门，包括雇用护照管制官员的内政部、财政部以及教育、国防和交通部门。这可能导致多佛尔港口进一步延误，这个港口在假日高峰期曾遭受长时间的交通堵塞。这次投票率为52%，超过了英国罢工合法化所需的一半工人的最低水平。</text:p>
      <text:p text:style-name="P4">
公共和商业服务工会秘书长塞沃特卡说：“除非部长投入更多资金，否则他们将在夏天看到更多高调的破坏性行动，直到秋季。”</text:p>
      <text:p text:style-name="P4">
顽固的通货膨胀促使工人抗议实际减薪，英国这几个月面临广泛的工业行动。工业行动涉及一系列部门，包括公务员、交通、皇家邮政、学校和大学，以及国家卫生服务。</text:p>
      <text:p text:style-name="P4">
Source: <text:a xlink:type="simple" xlink:href="https://www.zaobao.com.sg/realtime/world/story20230511-1393357" text:style-name="Internet_20_link" text:visited-style-name="Visited_20_Internet_20_Link">
https://www.zaobao.com.sg/realtime/world/story20230511-1393357</text:a>
</text:p>
      <!--NEWS-->
      <text:h text:style-name="P10" text:outline-level="1">
<text:span text:style-name="T4">
英国首批三亲婴儿诞生</text:span>
</text:h>
      <text:p text:style-name="P4">
Author: 联合早报 (Person)</text:p>
      <text:p text:style-name="P4">
Publisher: 联合早报 (Organization)</text:p>
      <text:p text:style-name="P4">
Published Time: 2023-05-11T10:46</text:p>
      <text:p text:style-name="P4">
Modified Time: 2023-05-11T11:11</text:p>
      <text:p text:style-name="P4">
Description: 英国人类受精与胚胎学管理局证实，英国首批体内含有三人脱氧核糖核酸（DNA）信息的三亲婴儿已经诞生。这是在监管环境中、线粒体捐赠治疗（MDT）背景下于英国出生的首批三亲婴儿，婴儿数量...</text:p>
      <text:p text:style-name="P4">
Videos: []</text:p>
      <text:p text:style-name="P4">
Audios: []</text:p>
      <text:p text:style-name="P4">
Images: []</text:p>
      <text:p text:style-name="P4">
Type: NewsArticle</text:p>
      <text:p text:style-name="P4">
Breadcrumbs: ['即时', '国际']</text:p>
      <text:p text:style-name="P4">
Keywords: ['英国', '婴儿', 'DNA', '科学', '基因']</text:p>
      <!--METADATA-->
      <text:p text:style-name="P4">
英国人类受精与胚胎学管理局证实，英国首批体内含有三人脱氧核糖核酸（DNA）信息的三亲婴儿已经诞生。这是在监管环境中、线粒体捐赠治疗（MDT）背景下于英国出生的首批三亲婴儿，婴儿数量少于五名。</text:p>
      <text:p text:style-name="P4">
线粒体（mitochondrion）是真核细胞的“能量工厂”，线粒体内有一套独立于细胞核的遗传物质。线粒体病属于母系遗传，一旦母体存在缺陷，婴儿也会受到影响。英国人类受精与胚胎学管理局强调，目前线粒体捐赠治疗仍处于早期阶段，只有极有可能将严重线粒体疾病遗传给子女的人才有资格接受线粒体捐赠治疗。</text:p>
      <text:p text:style-name="P4">
从基因上来说，三亲婴儿有两个母亲，但是捐赠线粒体的“母亲”和孩子的遗传联系较少。这些孩子体内绝大部分的DNA（超过99.8%）依旧来自他们的父母，但还有大约0.1%的遗传物质来自线粒体捐赠女性。</text:p>
      <text:p text:style-name="P4">
2015年，英国成为首个立法生效批准线粒体捐赠治疗的国家。此后，英国纽卡斯尔生育中心于2017年获得第一个有争议的治疗许可，并开创了MDT的研究。</text:p>
      <text:p text:style-name="P4">
英国不是借助MDT诞生第一个三亲婴儿的国家。2016年，美国医生为一名携带线粒体突变的约旦女性实施了相关治疗，世界上首例三亲婴儿在墨西哥诞生。</text:p>
      <text:p text:style-name="P4">
不过，对于线粒体捐赠治疗，舆论褒贬不一。支持者认为，对于患有线粒体缺陷的女性而言，该技术能帮助她们诞下健康的孩子。反对者则认为，这是一种变相的基因改造，不符合医学伦理。</text:p>
      <text:p text:style-name="P4">
Source: <text:a xlink:type="simple" xlink:href="https://www.zaobao.com.sg/realtime/world/story20230511-1393358" text:style-name="Internet_20_link" text:visited-style-name="Visited_20_Internet_20_Link">
https://www.zaobao.com.sg/realtime/world/story20230511-1393358</text:a>
</text:p>
      <!--NEWS-->
      <text:h text:style-name="P10" text:outline-level="1">
<text:span text:style-name="T4">
波士顿亲北京侨领被捕起诉 曾涉非法监控反中人士</text:span>
</text:h>
      <text:p text:style-name="P4">
Author: None</text:p>
      <text:p text:style-name="P4">
Publisher: Radio Free Asia (Organization)</text:p>
      <text:p text:style-name="P4">
Published Time: 2023-05-11T10:49:21-04:00</text:p>
      <text:p text:style-name="P4">
Modified Time: 2023-05-11T10:49: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1" text:anchor-type="as-char" svg:width="6.9236in" svg:height="3.930818in" draw:z-index="0">
<draw:image xlink:href="../Images/rfamandarin/2023-05-11T10-49-21-04-00/000000.png" xlink:type="simple" xlink:show="embed" xlink:actuate="onLoad" draw:mime-type="image/png"/>
</draw:frame>
美国波士顿地区“中国和平统一促进会”共同会长梁利堂（LitangLiang）涉嫌非法担任外国政府代理人、监控当地反对中国政府的人士，5月9日被联邦当局逮捕起诉，11日将出庭。 <text:a xlink:type="simple" xlink:href="https://www.rfa.org/mandarin/Xinwen/2-05112023104804.html/@@images/image" text:style-name="Internet_20_link" text:visited-style-name="Visited_20_Internet_20_Link">
</text:a>
U.S. District Court</text:p>
      <text:p text:style-name="P4">
美国波士顿地区“中国和平统一促进会”共同会长梁利堂（LitangLiang）涉嫌非法担任外国政府代理人、监控当地反对中国政府的人士，5月9日被联邦当局逮捕起诉，11日将出庭。</text:p>
      <text:p text:style-name="P4">
根据起诉书，梁利堂在2018年至2022年期间曾充当中国政府代理人，向北京提供当地异见人士的照片和信息，组织针对亲民主异见人士的反抗议活动，并且向中国公安部门提供潜在的招募人员名单。</text:p>
      <text:p text:style-name="P4">
2019年8月18日波士顿曾有香港团体举办声援反送中集会，起诉书指梁利堂拍下了参与者的照片和视频，并转发给中国官员。此外他还帮助组织了针对相关集会的反抗议活动。</text:p>
      <text:p text:style-name="P4">
组织该反送中集会的香港自由委员会基金（Committee for Freedom in Hong KongFoundation）波士顿协调员许颖婷（FrancesHui）在推特上说，针对那场集会的反抗议活动领导、中华人民共和国的代理人终于被起诉和逮捕，“四年过去了，我感到松了口气，感到愤慨，同时也感到失望。”</text:p>
      <text:p text:style-name="P4">
责编：陈品洁</text:p>
      <text:p text:style-name="P4">
Source: <text:a xlink:type="simple" xlink:href="https://www.rfa.org/mandarin/Xinwen/2-05112023104804.html" text:style-name="Internet_20_link" text:visited-style-name="Visited_20_Internet_20_Link">
https://www.rfa.org/mandarin/Xinwen/2-05112023104804.html</text:a>
</text:p>
      <!--NEWS-->
      <text:h text:style-name="P10" text:outline-level="1">
<text:span text:style-name="T4">
美国安顾问苏利文与王毅会面</text:span>
</text:h>
      <text:p text:style-name="P4">
Author: None</text:p>
      <text:p text:style-name="P4">
Publisher: Radio Free Asia (Organization)</text:p>
      <text:p text:style-name="P4">
Published Time: 2023-05-11T10:54:17-04:00</text:p>
      <text:p text:style-name="P4">
Modified Time: 2023-05-11T10:54: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2" text:anchor-type="as-char" svg:width="6.9236in" svg:height="4.92469in" draw:z-index="0">
<draw:image xlink:href="../Images/rfamandarin/2023-05-11T10-54-17-04-00/000000.png" xlink:type="simple" xlink:show="embed" xlink:actuate="onLoad" draw:mime-type="image/png"/>
</draw:frame>
 美国国家安全顾问苏利文（Jake Sullivan）<text:a xlink:type="simple" xlink:href="https://www.rfa.org/mandarin/Xinwen/3-05112023105407.html/@@images/image" text:style-name="Internet_20_link" text:visited-style-name="Visited_20_Internet_20_Link">
 </text:a>
法新社图片</text:p>
      <text:p text:style-name="P4">
美国国家安全顾问苏利文（Jake Sullivan）5月11日在奥地利维也纳与中国中共中央外事办主任王毅会面。</text:p>
      <text:p text:style-name="P4">
根据美国白宫发出的新闻稿，双方就美中双边关系的关键问题、全球和地区安全问题、俄乌战争、两岸问题等，进行了坦诚、实质和建设性的讨论。双方同意在拜习会的接触基础上，保持重要的战略沟通渠道。中国官媒《新华社》则强调王毅就台湾问题全面阐述中方严正立场。</text:p>
      <text:p text:style-name="P4">
美国总统拜登（JoeBiden）周三告诉随行记者，与中国国家领导人习近平的通话取得了进展，但没有透露具体时间。在此前有传闻称美中两国高层缺乏沟通渠道，多位美国官员曾表示正努力促成与中国各部门官员进行通话或会见。中国外交部发言人汪文斌11号则是回应：“关键是美方不能一方面讲沟通，一方面却不断对中国打压遏制，不能说一套做一套。”</text:p>
      <text:p text:style-name="P4">
责编：陈品洁</text:p>
      <text:p text:style-name="P4">
Source: <text:a xlink:type="simple" xlink:href="https://www.rfa.org/mandarin/Xinwen/3-05112023105407.html" text:style-name="Internet_20_link" text:visited-style-name="Visited_20_Internet_20_Link">
https://www.rfa.org/mandarin/Xinwen/3-05112023105407.html</text:a>
</text:p>
      <!--NEWS-->
      <text:h text:style-name="P10" text:outline-level="1">
<text:span text:style-name="T4">
王沪宁出席对台工作会议　学者：准备新阶段方案</text:span>
</text:h>
      <text:p text:style-name="P4">
Author: None</text:p>
      <text:p text:style-name="P4">
Publisher: Radio Free Asia (Organization)</text:p>
      <text:p text:style-name="P4">
Published Time: 2023-05-11T10:57:00-04:00</text:p>
      <text:p text:style-name="P4">
Modified Time: 2023-05-11T13:58:12-04:00</text:p>
      <text:p text:style-name="P4">
Description: None</text:p>
      <text:p text:style-name="P4">
Videos: []</text:p>
      <text:p text:style-name="P4">
Audios: ["<text:a xlink:type="simple" xlink:href="https://www.rfa.org/mandarin/yataibaodao/gangtai/hx1-05112023084419.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03" text:anchor-type="as-char" svg:width="6.9236in" svg:height="4.612011in" draw:z-index="0">
<draw:image xlink:href="../Images/rfamandarin/2023-05-11T10-57-00-04-00/000000.png" xlink:type="simple" xlink:show="embed" xlink:actuate="onLoad" draw:mime-type="image/png"/>
</draw:frame>
2022年10月23日，王沪宁出席在北京人民大会堂举行的政治局常务委员会新成员介绍会。 <text:a xlink:type="simple" xlink:href="https://www.rfa.org/mandarin/yataibaodao/gangtai/hx1-05112023084419.html/@@images/image" text:style-name="Internet_20_link" text:visited-style-name="Visited_20_Internet_20_Link">
</text:a>
美联社/资料照  <text:a xlink:type="simple" xlink:href="https://www.rfa.org/mandarin/yataibaodao/gangtai/hx1-05112023084419.html/@@stream" text:style-name="Internet_20_link" text:visited-style-name="Visited_20_Internet_20_Link">
</text:a>
</text:p>
      <text:p text:style-name="P4">
中国全国政协主席王沪宁日前出席对台工作会议，指示要恢复扩大两岸交流，与台湾各阶层人士交朋友。有学者认为，王沪宁强调对台工作，是为准备形成新的对台方案。</text:p>
      <text:p text:style-name="P4">
<text:a xlink:type="simple" xlink:href="https://www.rfa.org/mandarin/yataibaodao/gangtai/hcm-03242023132705.html" text:style-name="Internet_20_link" text:visited-style-name="Visited_20_Internet_20_Link">
 <text:span text:style-name="T4">
【独家】国民党高层近身观察王沪宁: 武统台湾无急迫性</text:span>
 </text:a>
  * <text:span text:style-name="T4">
<text:a xlink:type="simple" xlink:href="https://www.rfa.org/mandarin/yataibaodao/zhengzhi/bx-01272023111258.html" text:style-name="Internet_20_link" text:visited-style-name="Visited_20_Internet_20_Link">
 </text:a>
 </text:span>
 <text:a xlink:type="simple" xlink:href="https://www.rfa.org/mandarin/yataibaodao/zhengzhi/tj-10242022134239.html" text:style-name="Internet_20_link" text:visited-style-name="Visited_20_Internet_20_Link">
 **** </text:a>
  * <text:a xlink:type="simple" xlink:href="https://www.rfa.org/mandarin/yataibaodao/gangtai/hx2-01052023043943.html" text:style-name="Internet_20_link" text:visited-style-name="Visited_20_Internet_20_Link">
 <text:span text:style-name="T4">
北京对台班底成形 台学者：促统、架空民进党促政治协商</text:span>
 </text:a>
</text:p>
      <text:p text:style-name="P4">
中国2023年对台工作会议9至10日在北京召开，中共中央政治局常委王沪宁3月接任全国政协主席后，首次出席对台工作会议。</text:p>
      <text:p text:style-name="P4">
新华社报导，王沪宁说，要坚持一个中国原则和“九二共识”，推动两岸关系和平发展；要秉持“两岸一家亲”理念，尊重、关爱、造福台湾同胞，完善增进台湾同胞福祉的制度和政策，持续深化两岸融合发展；要逐步恢复扩大两岸交流，同台湾各阶层人士交朋友，促进两岸同胞心灵契合；要坚决反对“台独”分裂活动和外部势力干涉，坚决捍卫国家主权和领土完整；要加强党对台工作的全面领导，深入开展调查研究，推动对台工作高质量发展。</text:p>
      <text:p text:style-name="P4">
<draw:frame draw:style-name="fr1" draw:name="Image104" text:anchor-type="as-char" svg:width="6.9236in" svg:height="3.822177in" draw:z-index="0">
<draw:image xlink:href="../Images/rfamandarin/2023-05-11T10-57-00-04-00/000001.png" xlink:type="simple" xlink:show="embed" xlink:actuate="onLoad" draw:mime-type="image/png"/>
</draw:frame>
中共2023年对台工作会议在北京召开，王沪宁出席并讲话。（视频截图/CCTV）  <text:a xlink:type="simple" xlink:href="https://www.rfa.org/mandarin/yataibaodao/gangtai/hx1-05112023084419.html/capture.jpg" text:style-name="Internet_20_link" text:visited-style-name="Visited_20_Internet_20_Link">
</text:a>
</text:p>
      <text:p text:style-name="P4">
<text:span text:style-name="T4">
王沪宁用词白话文、台湾化口吻</text:span>
</text:p>
      <text:p text:style-name="P4">
台湾的中华亚太菁英交流协会秘书长王智盛接受自由亚洲电台采访就此解读，王沪宁的提法比较特别是强化调研，符合其学者、文胆风格。</text:p>
      <text:p text:style-name="P4">
王智盛说：“过去两岸变化使北京对台政策调研不足以应付三新，即新理念、新思想、新战略，需要更多调研工作。今年对台工作重点是重新盘点和调研拟定新的对台政策，作为对台总体方略出台一个准备阶段。何时会形成新的习近平对台论述和对台总体方略？估计为了明年2024总统大选后，新的两岸阶段作预先准备。”</text:p>
      <text:p text:style-name="P4">
<text:span text:style-name="T4">
中共对台工作调整 资讯战不断进化</text:span>
</text:p>
      <text:p text:style-name="P4">
台湾的东吴大学政治学系助理教授陈方隅接受自由亚洲电台采访指出，蔡英文赢了两次大选，中共很生气，内部确实很多检讨，认为对台工作调查不准确。中共对香港选举也误判亲中派会赢，没想到输很惨。</text:p>
      <text:p text:style-name="P4">
陈方隅说：“（中共）对台工作出现很大调整，资讯战不断进化，以前有内容农场产制新东西，现在内容农场进化，伪装成一般生活型态，如爬山、电影社团等，突然之间来一些政治讯息。不一定完全否定，这是动态的。例如在一些议题夹带一些思想，帮亲中候选人讲话，藏在一些无形的东西里，中共统战手段不断调整。”</text:p>
      <text:p text:style-name="P4">
中国的国台办主任宋涛在会上坐在王沪宁右手边，王智盛指出，宋涛上任五个月，积极恢复两岸交流，会见国民党副主席夏立言、前国民党总统马英九，与台湾宫庙、企业、立委、基层村里长等各界人士频密交流。</text:p>
      <text:p text:style-name="P4">
<draw:frame draw:style-name="fr1" draw:name="Image105" text:anchor-type="as-char" svg:width="6.9236in" svg:height="5.463222in" draw:z-index="0">
<draw:image xlink:href="../Images/rfamandarin/2023-05-11T10-57-00-04-00/000002.png" xlink:type="simple" xlink:show="embed" xlink:actuate="onLoad" draw:mime-type="image/png"/>
</draw:frame>
2023年2月10日，中共中央政治局常委王沪宁（右）在北京见中国国民党副主席夏立言（左）访团。(中国国民党提供)  <text:a xlink:type="simple" xlink:href="https://www.rfa.org/mandarin/yataibaodao/gangtai/hx1-05112023084419.html/image.jpg" text:style-name="Internet_20_link" text:visited-style-name="Visited_20_Internet_20_Link">
</text:a>
</text:p>
      <text:p text:style-name="P4">
<text:span text:style-name="T4">
强化恢复和台湾各界“交朋友” 学者：宋涛已先行先试</text:span>
</text:p>
      <text:p text:style-name="P4">
王智盛说：“宋涛已先行先试，不断强化恢复跟台湾各界交流的统战工作，这是过去几年少见。放低身段，求和、求软、求交流，是不是为了新形势下对台总体方略，在执行面宋涛和王沪宁战略面有相呼应状况。”</text:p>
      <text:p text:style-name="P4">
王沪宁会中提到，中共的十八大以来，习近平总书记就对台工作提出一系列新理念、新思想、新战略，形成了新时代党解决台湾问题的总体方略；必须完整、准确、全面贯彻落实新时代党解决台湾问题的总体方略，牢牢把握两岸关系主导权和主动权。</text:p>
      <text:p text:style-name="P4">
对此，陈方隅认为，王沪宁提的“新时代党解决台湾问题的总体方略”、“牢牢把握两岸关系主导权和主动权”、“坚持九二共识、一个中国”之类的关键字，过去都出现过，没有新意。</text:p>
      <text:p text:style-name="P4">
陈方隅说：“他说什么促两岸两胞心灵契合，意思就是说，他们现在统战的手法已经可以恢复到疫情之前人与人的这种关系。我觉得就是等于在疫情后的统战，再调整对两岸的工作。”</text:p>
      <text:p text:style-name="P4">
<text:span text:style-name="T4">
“战争与和平” 2024台湾大选前中共对台语境主轴</text:span>
</text:p>
      <text:p text:style-name="P4">
陈方隅分析，中方以无人机绕台、军机军舰扰台，军事威胁，搞得兵凶战危，与今年二月以来国台办邀各界人士赴中交流相辅相成。中共认为，军事威胁愈大，会促使台湾人愈有可能采用跟中共谈判方式放弃武装策略。可预见明年台湾大选之前，中方主轴语境是“战争与和平”，意在扶植亲中派人士当选总统。</text:p>
      <text:p text:style-name="P4">
陈方隅说：“现在一手提供胡萝卜，跟大家讲，你看我这很多好处，只要来谈，反台独，附和中共，不要敬酒不吃吃罚酒。主轴就是战争与和平，假设不听话，不来跟我们谈，会有战争；再把所有战争过错怪美国、台湾。软硬两种策略要化解台湾人自我防卫决心。（营造）你看中共很可怕，我们一定不会赢，那就用谈判。”</text:p>
      <text:p text:style-name="P4">
记者：夏小华 责编：许书婷 何平 网编：瑞哲</text:p>
      <text:p text:style-name="P4">
Source: <text:a xlink:type="simple" xlink:href="https://www.rfa.org/mandarin/yataibaodao/gangtai/hx1-05112023084419.html" text:style-name="Internet_20_link" text:visited-style-name="Visited_20_Internet_20_Link">
https://www.rfa.org/mandarin/yataibaodao/gangtai/hx1-05112023084419.html</text:a>
</text:p>
      <!--NEWS-->
      <text:h text:style-name="P10" text:outline-level="1">
<text:span text:style-name="T4">
投资科技新创业失利  软银全年净损逾2200亿元</text:span>
</text:h>
      <text:p text:style-name="P4">
Publisher: 法新社</text:p>
      <text:p text:style-name="P4">
Published Time: 2023-05-11T11:02:07+00:00</text:p>
      <text:p text:style-name="P4">
Modified Time: 2023-05-11T10:50:01+00:00</text:p>
      <text:p text:style-name="P4">
Description: （法新社东京11日电） 日本软银集团今天公布年度财报指出，在公司大力投资的科技新创业历经惨淡一年后，软银年度净损超过9700亿日圆（约新台币2200亿元）。</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3.617581in" draw:z-index="0">
<draw:image xlink:href="../Images/rficn/2023-05-11T11-02-07-00-00/000000.png" xlink:type="simple" xlink:show="embed" xlink:actuate="onLoad" draw:mime-type="image/png"/>
</draw:frame>
</text:p>
      <text:p text:style-name="P4">
软银集团（SoftBankGroup）表示，截至今年3月31日的上个财年，年度净损达到9700亿日圆，销售额为6兆5700亿日圆，部分反映了旗下愿景基金（VisionFund）业务的重大亏损。</text:p>
      <text:p text:style-name="P4">
法新社报导，软银集团透过声明指出，愿景基金1号（Vision Fund 1）和愿景基金2号（Vision Fund 2）受到全球科技股暴跌的冲击。</text:p>
      <text:p text:style-name="P4">
声明提到：「在全球股市疲软的情况下，许多上市投资组合公司的股价在该财政年度下跌，尽管有几家公司的股价在第4季上涨。」</text:p>
      <text:p text:style-name="P4">
根据彭博（Bloomberg News）报导，软银指出，这两支基金亏损高达4兆3000亿日圆（320亿美元），创下历史新高。</text:p>
      <text:p text:style-name="P4">
软银集团在一连串新创企业的投资中遭逢打击，其中包含长期面临困境的共享办公室业者WeWork以及美国线上点餐外送平台DoorDash。</text:p>
      <text:p text:style-name="P4">
软银集团积极投资科技新创企业，并受到变化无常的市场力量影响。</text:p>
      <text:p text:style-name="P4">
东洋证券分析师安田秀树在软银集团财报公布前告诉法新社：「软银集团的业绩在很大程度上取决于股价。」</text:p>
      <text:p text:style-name="P4">
分析师担心，还可能会传来更多的坏消息。（译者：林沂锋/核稿：陈彦钧）</text:p>
      <text:p text:style-name="P4">
Source: <text:a xlink:type="simple" xlink:href="https://www.rfi.fr/cn/%E8%B4%A2%E7%BB%8F%E5%BF%AB%E8%AE%AF/20230511-%E6%8A%95%E8%B5%84%E7%A7%91%E6%8A%80%E6%96%B0%E5%88%9B%E4%B8%9A%E5%A4%B1%E5%88%A9-%E8%BD%AF%E9%93%B6%E5%85%A8%E5%B9%B4%E5%87%80%E6%8D%9F%E9%80%BE2200%E4%BA%BF%E5%85%83" text:style-name="Internet_20_link" text:visited-style-name="Visited_20_Internet_20_Link">
https://www.rfi.fr/cn/%E8%B4%A2%E7%BB%8F%E5%BF%AB%E8%AE%AF/20230511-%E6%8A%95%E8%B5%84%E7%A7%91%E6%8A%80%E6%96%B0%E5%88%9B%E4%B8%9A%E5%A4%B1%E5%88%A9-%E8%BD%AF%E9%93%B6%E5%85%A8%E5%B9%B4%E5%87%80%E6%8D%9F%E9%80%BE2200%E4%BA%BF%E5%85%83</text:a>
</text:p>
      <!--NEWS-->
      <text:h text:style-name="P10" text:outline-level="1">
<text:span text:style-name="T4">
韩国6月起解除冠病七天隔离措施</text:span>
</text:h>
      <text:p text:style-name="P4">
Author: 联合早报 (Person)</text:p>
      <text:p text:style-name="P4">
Publisher: 联合早报 (Organization)</text:p>
      <text:p text:style-name="P4">
Published Time: 2023-05-11T11:04</text:p>
      <text:p text:style-name="P4">
Modified Time: 2023-05-11T13:31</text:p>
      <text:p text:style-name="P4">
Description: 韩国星期四（5月11日）降低冠病疫情的危机等级，并从6月起不再要求感染者隔离七天。路透社报道，韩国当局仍建议感染者自我隔离五天，但这不是强制性的。韩国总统尹锡悦在与政府官员和医务工...</text:p>
      <text:p text:style-name="P4">
Videos: []</text:p>
      <text:p text:style-name="P4">
Audios: []</text:p>
      <text:p text:style-name="P4">
Images: []</text:p>
      <text:p text:style-name="P4">
Type: NewsArticle</text:p>
      <text:p text:style-name="P4">
Breadcrumbs: ['即时', '国际']</text:p>
      <text:p text:style-name="P4">
Keywords: ['韩国', '冠状病毒19', '尹锡悦', '隔离', '隔离措施', '戴口罩']</text:p>
      <!--METADATA-->
      <text:p text:style-name="P4">
韩国星期四（5月11日）降低冠病疫情的危机等级，并从6月起不再要求感染者隔离七天。</text:p>
      <text:p text:style-name="P4">
路透社报道，韩国当局仍建议感染者自我隔离五天，但这不是强制性的。</text:p>
      <text:p text:style-name="P4">
韩国总统尹锡悦在与政府官员和医务工作者举行的电视会议上说：“我很高兴，人们在三年零四个月后将能够恢复正常生活。”这次的会议标志着危机等级从最高的4级降至3级。</text:p>
      <text:p text:style-name="P4">
此外，在所有医疗机构和药房佩戴口罩的要求也将被取消，只有在有病人病房的医院才必须佩戴口罩。尹锡悦说，政府将“暂时”继续为冠病检测和治疗提供财政援助。</text:p>
      <text:p text:style-name="P4">
<text:a xlink:type="simple" xlink:href="https://www.zaobao.com/realtime/world/story20230505-1391186" text:style-name="Internet_20_link" text:visited-style-name="Visited_20_Internet_20_Link">
 </text:a>
，冠病疫情不再是国际关注的突发公共卫生事件（PHEIC）。</text:p>
      <text:p text:style-name="P4">
根据韩国疾病控制和预防机构的数据，拥有5200万人口的韩国累计约3130万起确诊病例，累计死亡病例3万4600起。</text:p>
      <text:p text:style-name="P4">
Source: <text:a xlink:type="simple" xlink:href="https://www.zaobao.com.sg/realtime/world/story20230511-1393363" text:style-name="Internet_20_link" text:visited-style-name="Visited_20_Internet_20_Link">
https://www.zaobao.com.sg/realtime/world/story20230511-1393363</text:a>
</text:p>
      <!--NEWS-->
      <text:h text:style-name="P10" text:outline-level="1">
<text:span text:style-name="T4">
专栏 | 绿色情报员：禽流感大进击（下）哺乳动物集体中镖意味着什么？</text:span>
</text:h>
      <text:p text:style-name="P4">
Author: None</text:p>
      <text:p text:style-name="P4">
Publisher: Radio Free Asia (Organization)</text:p>
      <text:p text:style-name="P4">
Published Time: 2023-05-11T11:11:00-04:00</text:p>
      <text:p text:style-name="P4">
Modified Time: 2023-05-11T11:15:24-04:00</text:p>
      <text:p text:style-name="P4">
Description: None</text:p>
      <text:p text:style-name="P4">
Videos: []</text:p>
      <text:p text:style-name="P4">
Audios: ["<text:a xlink:type="simple" xlink:href="https://www.rfa.org/mandarin/zhuanlan/luseqingbaoyuan/grn-0511202311054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107" text:anchor-type="as-char" svg:width="6.9236in" svg:height="5.025194in" draw:z-index="0">
<draw:image xlink:href="../Images/rfamandarin/2023-05-11T11-11-00-04-00/000000.png" xlink:type="simple" xlink:show="embed" xlink:actuate="onLoad" draw:mime-type="image/png"/>
</draw:frame>
今年初以来，秘鲁不断发现海狮死亡事件，检测后发现死因为禽流感。 <text:a xlink:type="simple" xlink:href="https://www.rfa.org/mandarin/zhuanlan/luseqingbaoyuan/grn-05112023110542.html/@@images/image" text:style-name="Internet_20_link" text:visited-style-name="Visited_20_Internet_20_Link">
</text:a>
法新社  <text:a xlink:type="simple" xlink:href="https://www.rfa.org/mandarin/zhuanlan/luseqingbaoyuan/grn-05112023110542.html/@@stream" text:style-name="Internet_20_link" text:visited-style-name="Visited_20_Internet_20_Link">
</text:a>
</text:p>
      <text:p text:style-name="P4">
有如大屠杀的电影剧情浮现秘鲁海岸，今年1月底距离首都利马不到100公里的海域，100只海狮离奇暴毙，而死亡数字在各地不断飙升，秘鲁自然保护区管理局（SERNANP）估算，直到3月初发现近3500只海狮尸体，占了全国海狮总数的3%以上。</text:p>
      <text:p text:style-name="P4">
谁杀死了海狮？答案是禽流感。这一波史上最严峻的H5N1禽流感大流行，不只禽鸟受到重大打击，哺乳动物也跟着遭殃，去年11月秘鲁发现第一例野鸟感染案例，短短2个多月，海狮开始发生集体死亡事件，一只只死前经历抽搐、出血性肺炎的痛苦折磨。</text:p>
      <text:p text:style-name="P4">
<text:span text:style-name="T4">
海狮水貂接棒吹哨</text:span>
</text:p>
      <text:p text:style-name="P4">
这一幕集体死亡的场景也在大西洋的另一头上演，去年10月西班牙的养殖场爆发大批水貂死亡，起初兽医怀疑是新冠病毒作祟，毕竟欧洲不少养殖场都传出大规模染疫，检测后发现凶手竟是禽流感病毒H5N1。最后养殖场扑杀了5万多只水貂，这些水貂逃过了新冠劫数，没想到最终死于禽流感。</text:p>
      <text:p text:style-name="P4">
<draw:frame draw:style-name="fr1" draw:name="Image108" text:anchor-type="as-char" svg:width="6.9236in" svg:height="4.672078in" draw:z-index="0">
<draw:image xlink:href="../Images/rfamandarin/2023-05-11T11-11-00-04-00/000001.png" xlink:type="simple" xlink:show="embed" xlink:actuate="onLoad" draw:mime-type="image/png"/>
</draw:frame>
西班牙水貂逃过新冠病毒，却没躲过新型禽流感H5N1的死劫。（美联社）  <text:a xlink:type="simple" xlink:href="https://www.rfa.org/mandarin/zhuanlan/luseqingbaoyuan/grn-05112023110542.html/2.jpg" text:style-name="Internet_20_link" text:visited-style-name="Visited_20_Internet_20_Link">
</text:a>
</text:p>
      <text:p text:style-name="P4">
不只是海狮、水貂中镖，法国的赤狐和猫都检测出禽流感病毒，俄罗斯、秘鲁的海豹也跟上大流行，英国的狐狸和水獭、美国的灰熊、臭鼬、浣熊等也传出病例，受波及的哺乳动物名单持续增加。</text:p>
      <text:p text:style-name="P4">
H5N1新型病毒为农场动物和自然生态带来严峻冲击，生态专家纷纷示警，随着禽流感病毒持续在不同物种演化、变异与流窜，生态风险无可避免升温。最近秘鲁和阿根廷科学家也在《Science》期刊发表文章提醒，海狮可能接触带有病原的野鸟而丧命，不过，群体死亡或有蹊跷，病毒在海狮间相互传播的可能性令人忧心。</text:p>
      <text:p text:style-name="P4">
台湾屏东科技大学兽医学系副教授郑明珠指出，过去哺乳动物曾有零星感染禽流感病毒的案例，这次疫情却出现哺乳动物集体感染，推估有两个可能性，一个是哺乳动物之间互相传染，另一个是由禽类传染给哺乳动物的方式更快，所以造成大量感染。两种方式都意味着新型禽流感病毒对哺乳动物的适应性更强，所以很多专家也担忧，未来病毒进一步跨越物种障碍之后，有没有可能出现传染人的新病毒。</text:p>
      <text:p text:style-name="P4">
台湾中兴大学微生物暨公共卫生学研究所荣誉特聘教授兼兽医学院院长张照勤表示，这些不寻常的哺乳动物感染事件，引来病毒学家和人畜共通传染病学家关注跨物种传播的风险。除了貂、海狮、海豹、熊等野生动物外，国际专家也特别注意到家禽养殖场中较难防堵的老鼠，因为H5N1会感染哺乳类动物，老鼠有没有可能感染，或者老鼠身上是否可能机械性携带病毒。一旦无法在禽场有效管制老鼠，牠们就有可能在禽场中四处窜逃，污染饲料或是接触家禽，而进一步造成H5N1散播。对于疾病的防控部分，老鼠是值得大家关注的哺乳类动物，牠们有没有可能是传播病毒的潜在宿主。</text:p>
      <text:p text:style-name="P4">
<draw:frame draw:style-name="fr1" draw:name="Image109" text:anchor-type="as-char" svg:width="6.9236in" svg:height="4.617987in" draw:z-index="0">
<draw:image xlink:href="../Images/rfamandarin/2023-05-11T11-11-00-04-00/000002.png" xlink:type="simple" xlink:show="embed" xlink:actuate="onLoad" draw:mime-type="image/png"/>
</draw:frame>
禽流感病毒不断冲破防线，人畜共通传染病的威胁跟着升温。（美联社）  <text:a xlink:type="simple" xlink:href="https://www.rfa.org/mandarin/zhuanlan/luseqingbaoyuan/grn-05112023110542.html/3.jpg" text:style-name="Internet_20_link" text:visited-style-name="Visited_20_Internet_20_Link">
</text:a>
</text:p>
      <text:p text:style-name="P4">
<text:span text:style-name="T4">
瘟疫接二连三敲门</text:span>
</text:p>
      <text:p text:style-name="P4">
人类和瘟疫的距离是不是愈来愈近？1996年，H5N1病毒在中国广东的家禽体内首次分离出来后，1997年香港出现全球首起人类病例，造成18人感染、6人死亡。2003年世界卫生组织（WHO）宣布禽流感病毒H5N1是全球的公共卫生威胁，从2003年至2023年4月6日，全球共有874人感染H5N1病毒，458人死亡，死亡率高达53%左右。</text:p>
      <text:p text:style-name="P4">
张照勤认为，以H5N1这个病毒株来说，过去它造成人类相当高的致死率，但是在这一波疫情中，病毒株有了转变。到目前为止，全球这么多国家流行，也有很多人在饲养家禽或扑杀过程中接触到病毒，全球大约只有10例人类病例，而且有些属于没有症状、不显性的感染，目前也没有人际传播发生。</text:p>
      <text:p text:style-name="P4">
不过，禽流感病毒狡猾多变，世界动物卫生组织（WOAH）根据禽类受病毒感染的致病力和致死率，将禽流感病毒分为高致病性（HPAI，又称高病原性）和低致病性（LPAI，又称低病原性）。张照勤提醒，从流行病学实证资料来看，不是只有高致病性禽流感病毒才会导致人类病例发生，其实低致病性禽流感病毒也有人畜共通传染的威胁性。目前要持续监控禽流感病毒，因为它的病毒株组合非常多，加上近年人类食用禽肉的需求增加，家禽场的数量也有所成长，因此跟人类居住环境的重叠性更高，导致人类和家禽的接触机会增加，进而提升人畜共通传染病的威胁。</text:p>
      <text:p text:style-name="P4">
多年来，H3N8数度从鸟类感染到马和狗，从未有人类病例发生。不过，2022年3月，中国向世界卫生组织通报首例人类感染H3N8禽流感病毒，目前全球共有3起案例，全都来自中国，其中一例于今年4月死亡。</text:p>
      <text:p text:style-name="P4">
台湾大学流行病学与预防医学研究所教授陈秀熙指出，H3N8病毒存在很久，大概在1960年代美国就曾经受到H3N8入侵。这个病毒从马流感逐渐感染至狗，病毒慢慢形成外溢效应，进一步成为人畜共通传染病。郑明珠认为，目前判断应该是偶发人类感染病例，H3N8属于低致病性禽流感，这一起死亡案例本身有慢性病史，可能因此增加死亡风险。</text:p>
      <text:p text:style-name="P4">
以人类感染的禽流感病毒株来看，张照勤说明，目前以H5和H7这两个亚型最受关注，H5亚型毒株有H5N1、H5N2、H5N6等，H7则有H7N7、H7N3、H7N2、H7N9等，其中H7N9在中国大陆造成相当多的人类感染病例。另外，H9N2、H10N7、H10N8、H6N1过去也曾经出现人类感染。</text:p>
      <text:p text:style-name="P4">
<text:span text:style-name="T4">
活禽市场成了病毒库</text:span>
</text:p>
      <text:p text:style-name="P4">
值得注意的是，多数病例显示活禽接触史是重要关键。郑明珠指出，过去以来，非常多的人类感染都是在活禽市场发生，尤其是中国的H7N9病例，活禽市场是主要的感染源。</text:p>
      <text:p text:style-name="P4">
<draw:frame draw:style-name="fr1" draw:name="Image110" text:anchor-type="as-char" svg:width="6.9236in" svg:height="4.638812in" draw:z-index="0">
<draw:image xlink:href="../Images/rfamandarin/2023-05-11T11-11-00-04-00/000003.png" xlink:type="simple" xlink:show="embed" xlink:actuate="onLoad" draw:mime-type="image/png"/>
</draw:frame>
 活禽市场在禽流感病毒传播上扮演重要角色。（路透社）<text:a xlink:type="simple" xlink:href="https://www.rfa.org/mandarin/zhuanlan/luseqingbaoyuan/grn-05112023110542.html/4.jpeg" text:style-name="Internet_20_link" text:visited-style-name="Visited_20_Internet_20_Link">
</text:a>
</text:p>
      <text:p text:style-name="P4">
张照勤表示，活禽市场在禽流感病毒传播上扮演重要角色，这些家禽经过长途运输送到传统市场，过程中牠们被关在狭小拥挤的笼子里，不但不符合动物福利的人道原则，家禽会产生紧迫感，在生理压力下有利病原增殖和外溢，这个时间点更容易造成人员接触而感染。另外，它也会造成环境当中的污染问题，以禽类疫病防治来说，活禽市场绝对是负面的。</text:p>
      <text:p text:style-name="P4">
此外，活禽市场还提供病毒复制增生和基因突变的绝佳环境。郑明珠解释，活禽市场聚集不同来源的禽类，包括鸭子、鸡、鹌鹑等，有时还贩售一些野味，例如野鸭子，所以禽鸟之间就可能出现传播链。而大部分的禽流感病毒源自水禽，因为水禽通常感染后不会发病，当牠们被抓到活禽市场后，病毒在空间中产生跨物种、跨禽种的传播，造成病毒重组或基因突变。</text:p>
      <text:p text:style-name="P4">
中国不时出现禽流感病毒重组或变异，郑明珠认为，这可能跟活禽市场和家禽施打禽流感疫苗脱不了关系，高知名度的禽流感如H5N1、H7N9都是从中国源起，H9N2也一直在中国出现新的重组株，所以中国过去也被视为新型禽流感的孕育中心。</text:p>
      <text:p text:style-name="P4">
张照勤提醒，除了活禽市场可能造成人跟动物之间散播外，家禽产业的地点配置也是潜在的风险因子。家禽场必须跟人类居住环境有一定的距离，中国大陆有很多后院养鸡，由于跟人的距离太近，同时无法防范候鸟或野生动物和家禽接触，近年看到许多人畜共通疾病会在这些国家地区流行，事实上不是没有原因的。</text:p>
      <text:p text:style-name="P4">
<draw:frame draw:style-name="fr1" draw:name="Image111" text:anchor-type="as-char" svg:width="6.9236in" svg:height="4.607341in" draw:z-index="0">
<draw:image xlink:href="../Images/rfamandarin/2023-05-11T11-11-00-04-00/000004.png" xlink:type="simple" xlink:show="embed" xlink:actuate="onLoad" draw:mime-type="image/png"/>
</draw:frame>
面对甚嚣尘上的大流行病警示，禽流感监测和防控措施不容大意。（路透社）  <text:a xlink:type="simple" xlink:href="https://www.rfa.org/mandarin/zhuanlan/luseqingbaoyuan/grn-05112023110542.html/5.jpeg" text:style-name="Internet_20_link" text:visited-style-name="Visited_20_Internet_20_Link">
</text:a>
</text:p>
      <text:p text:style-name="P4">
<text:span text:style-name="T4">
禽流感是下一波大流行病？</text:span>
</text:p>
      <text:p text:style-name="P4">
最近中国复旦大学和澳大利亚悉尼大学联手在《OneHealth》期刊发表一篇流行病研究，深入分析1970年至2016年总计7万多条动物流感数据，研究人员得出结论，禽流感可能是下一个人类大流行病的来源。郑明珠认为，随着禽流感病毒不断有新的演化株出现，人类大流行的风险势必升温，但也无需过于恐慌，因为人类在应对大型传染病上已有丰富的经验。</text:p>
      <text:p text:style-name="P4">
张照勤分析，目前全球会引起疫情大规模流行有两个条件，一是人类和这些动物的接触频率高不高，再来是这些动物感染病毒的机会高不高，禽流感符合了这两个要件。但是人畜共通传染病不仅有禽流感，猪只有利百病毒，其他还有伊波拉病毒，甚至这一波新冠疫情也是来自于野生动物，这些病毒都有可能冲破防线。禽流感病毒会不会成为下一波大流行最重要的病毒株，很难有明确答案，但值得大家重视和关注。</text:p>
      <text:p text:style-name="P4">
不让病毒有机可乘，除了强化生物安全防治，提升禽流感监测防疫和预警系统也是当务之急。张照勤指出，各国要持续进行候鸟的病毒基因监测，如果有家畜、犬猫等会进入相关禽场，犬猫的监测也不能疏忽；老鼠和蝙蝠的监测也很重要，因为这些动物是无孔不入，有可能钻到禽场当中；另外，靠近水禽栖地的留鸟，也要加强病毒监测。</text:p>
      <text:p text:style-name="P4">
郑明珠表示，现阶段最常看到造成人类大流行的新病毒，通常是禽流感病毒和哺乳类流感病毒在猪的体内产生重组，例如新型流感H1N1就合并了禽流感和猪流感的基因片段，所以近禽场的猪只也是重要的监测对象，各个环节做好把关，才能降低对人类健康的威胁。</text:p>
      <text:p text:style-name="P4">
撰稿、制作和主持：麦小田 责编：许书婷</text:p>
      <text:p text:style-name="P4">
Source: <text:a xlink:type="simple" xlink:href="https://www.rfa.org/mandarin/zhuanlan/luseqingbaoyuan/grn-05112023110542.html" text:style-name="Internet_20_link" text:visited-style-name="Visited_20_Internet_20_Link">
https://www.rfa.org/mandarin/zhuanlan/luseqingbaoyuan/grn-05112023110542.html</text:a>
</text:p>
      <!--NEWS-->
      <text:h text:style-name="P10" text:outline-level="1">
<text:span text:style-name="T4">
专栏 | 中国透视：为了免于恐惧的自由</text:span>
</text:h>
      <text:p text:style-name="P4">
Author: None</text:p>
      <text:p text:style-name="P4">
Publisher: Radio Free Asia (Organization)</text:p>
      <text:p text:style-name="P4">
Published Time: 2023-05-11T11:25:17-04:00</text:p>
      <text:p text:style-name="P4">
Modified Time: 2023-05-11T11:25:17-04:00</text:p>
      <text:p text:style-name="P4">
Description: None</text:p>
      <text:p text:style-name="P4">
Videos: []</text:p>
      <text:p text:style-name="P4">
Audios: ["<text:a xlink:type="simple" xlink:href="https://www.rfa.org/mandarin/zhuanlan/zhongguotoushi/panel-051120231124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2" text:anchor-type="as-char" svg:width="6.9236in" svg:height="5.427209in" draw:z-index="0">
<draw:image xlink:href="../Images/rfamandarin/2023-05-11T11-25-17-04-00/000000.png" xlink:type="simple" xlink:show="embed" xlink:actuate="onLoad" draw:mime-type="image/png"/>
</draw:frame>
台湾“八旗文化”出版社总编辑李延贺（富察）在中国大陆被拘押 <text:a xlink:type="simple" xlink:href="https://www.rfa.org/mandarin/zhuanlan/zhongguotoushi/panel-05112023112439.html/@@images/image" text:style-name="Internet_20_link" text:visited-style-name="Visited_20_Internet_20_Link">
</text:a>
贝岭脸书图片  <text:a xlink:type="simple" xlink:href="https://www.rfa.org/mandarin/zhuanlan/zhongguotoushi/panel-05112023112439.html/@@stream" text:style-name="Internet_20_link" text:visited-style-name="Visited_20_Internet_20_Link">
</text:a>
</text:p>
      <text:p text:style-name="P4">
<text:span text:style-name="T4">
主持人：</text:span>
 <text:span text:style-name="T4">
陈奎德</text:span>
</text:p>
      <text:p text:style-name="P4">
<text:span text:style-name="T4">
座谈人：张杰博士</text:span>
 <text:span text:style-name="T4">
，</text:span>
 <text:span text:style-name="T4">
周刊《九头鸟：自由言说</text:span>
 <text:span text:style-name="T4">
》</text:span>
 <text:span text:style-name="T4">
创办者，</text:span>
 <text:span text:style-name="T4">
“张杰点评”（YouTube）主持人(312-752-0875)</text:span>
</text:p>
      <text:p text:style-name="P4">
<text:span text:style-name="T4">
一、“人间蒸发”重现中国</text:span>
</text:p>
      <text:p text:style-name="P4">
最近，有一些知识人新闻人在中国大陆人间蒸发了，中国大陆，越来越像一个魔幻的恐怖世界。</text:p>
      <text:p text:style-name="P4">
我们今天想通过讨论三个案子来透视中国大陆的基本政治生态和恐怖气氛，看看这些案子有何重要特点，通过这些案子，研究习近平对中共当下处境的判断，以及他想通过这种手段达到什么目标。最后我们来看看海外中国留学生对中国内部政治情势的反应。</text:p>
      <text:p text:style-name="P4">
<text:span text:style-name="T4">
1）李延贺（富察）案</text:span>
</text:p>
      <text:p text:style-name="P4">
台湾“八旗文化”出版社总编辑李延贺在中国大陆被拘押。</text:p>
      <text:p text:style-name="P4">
北京当局4月26日证实，一名在中国失踪的台湾出版商因涉嫌违反国家安全法已被拘留。这引发了台湾文化人的寒蝉效应。台湾日益红火的出版业的上空，顿时，一大片浓重的不详云层弥漫开来，黑云压城城欲摧。</text:p>
      <text:p text:style-name="P4">
人们立即想起的，是2015年香港的“铜锣湾书店“事件。该书店五名重要书商突然先后失踪。后来才辗转透出消息，他们竟然被中国大陆当局跨越边境绑架去大陆了。</text:p>
      <text:p text:style-name="P4">
<text:span text:style-name="T4">
李延贺其人</text:span>
</text:p>
      <text:p text:style-name="P4">
李延贺，笔名富察，是台灣的一位出版商，同時也是中国公民，从2009年他作為台湾女婿就一直住在台湾。他经营的八旗文化出版社在台湾以出版批评中共的书籍而闻名。李延贺今年三月初回中国探亲，之后不久便人间蒸发，突然失联，渺无踪影。</text:p>
      <text:p text:style-name="P4">
在台湾中华民国与大陆中华人民共和国近期紧张的关系中，李延贺的拘留可能成为一个新的危机点。北京声称民主台湾是中华人民共和国的一部分，必须与中共统一。但台湾大部分人拒绝北京统一，他们厌恶习近平的极权主义统治，包括他霸王硬上弓，废弃中英联合声明，取消香港的一国两制，用港版国安法摧毁了香港的自由与法治，熄灭了香港这个国际金融中心和自由港的地位。这是人类历史上少见的野蛮毁灭文明的一出悲剧。</text:p>
      <text:p text:style-name="P4">
中国政府的国台办发言人朱凤莲4月25日在北京对记者表示，李延贺因“涉嫌从事危害国家安全的活动”正在接受调查。她没有具体说明对李延贺的指控，但称中国会保护他的合法权利。</text:p>
      <text:p text:style-name="P4">
在中国，间谍活动与批评中共其实没有严格区分，它们都被算作违反国家安全法的罪行。被指控犯有这类罪行的人可能在不许跟家人或律师取得联系的情况下遭拘留数月。</text:p>
      <text:p text:style-name="P4">
对李延贺的支持者来说，此案与2015年五名香港书商在大陆失踪的情况存在相似之处。中国调查人员秘密拘留了那几名香港人，他们都涉及一家出版社，该社出版严厉批评习近平和其他中共领导人、对他们进行耸人听闻描述的书籍。其中一名书商桂民海目前仍在中国服刑，他因被指控向国外提供情报而判处十年有期徒刑。其他书商在中国官方电视台上公开认罪后获释。</text:p>
      <text:p text:style-name="P4">
出版商李延贺1971年出生在中国东北。移居台湾之前，曾在上海文艺出版社任职。</text:p>
      <text:p text:style-name="P4">
他为自己是满族后裔而自豪，满族建立的清朝曾从1644年至1912年统治中国。李延贺于2009年在台湾成立了八旗文化出版社。</text:p>
      <text:p text:style-name="P4">
李延贺主持的八旗文化出版的书籍种类繁多，包括许多翻译类作品，以主流的非虚构类作品为主，例如美国乔治亚理工大学教授王飞凌的《中国记录：评估中华人民共和国》和杜如松(RushDoshi)的《长期博弈：中国削弱美国、建立全球霸权的大战略》的中译本。</text:p>
      <text:p text:style-name="P4">
台湾当局也许在李延贺被大陆拘留期间很难与他联系，因为目前两岸关系紧张，而且他仍是中华人民共和国公民。</text:p>
      <text:p text:style-name="P4">
“富察本身在中国大陆出生，也有可能因此不让他离开中国大陆，也是很有可能的。”2015年被中国大陆拘留的香港书商之一林荣基说，自2019年以来他一直住在台湾。他说：“在台湾的出版人要小心一些，因为你不可能改变中国的想法。”</text:p>
      <text:p text:style-name="P4">
李延贺的妻子是台湾人，她拒绝公开谈论丈夫的案件。</text:p>
      <text:p text:style-name="P4">
处理两岸关系的台湾大陆委员会在一份书面声明中表示，正与李延贺的家人保持密切联系。</text:p>
      <text:p text:style-name="P4">
“ 对于本案的处理，”该委员会表示，“政府会运用一切方法及管道，在尊重家属意见前提下，提供最贴切的关怀与协助。”</text:p>
      <text:p text:style-name="P4">
<text:span text:style-name="T4">
2）杨智渊案</text:span>
</text:p>
      <text:p text:style-name="P4">
与上述李延贺案相类似，這也是一樁赋有政治色彩的案件。中国的检察官4月25日称，台湾男子杨智渊已被大陆当局正式逮捕，他被指控犯有“分裂国家罪”。杨智渊是台湾民族党的副主席。国台办发言人朱凤莲表示，杨智渊案“进一步敲响严惩‘台独’分裂势力的警钟”。</text:p>
      <text:p text:style-name="P4">
杨智渊（1990年1月21日—），是台湾的政治人物、社运人士，创办台湾民族党。2022年8月3日，其于中国大陆福建经商居住期间，遭公安逮捕并拘留至今。</text:p>
      <text:p text:style-name="P4">
2022年8月3日，杨智渊被中华人民共和国浙江省温州市国家安全局以“涉嫌分裂国家犯罪和煽动分裂国家犯罪”为由刑事拘捕。国台办发言人马晓光当晚回应，“国家安全机关依法对涉嫌危害国家安全犯罪的台独分子采取措施，这充分说明凡是以身试法的“台独”顽固分子，都逃脱不了国家法律的严惩”，但中华民国行政院表示，目前法务部与陆委会尚未接获中国通报。</text:p>
      <text:p text:style-name="P4">
前桃园市议员王浩宇在社交媒体上表示，在被捕之前杨智渊已在中国发展。王浩宇說，大概在一两年前，他跟“白狼”（指张安乐）去中国参访之后，就定居在那里，以为他已经脱离台独阵营、加入中共，没想到还是被抓了。</text:p>
      <text:p text:style-name="P4">
杨智渊友人吴柏玮表示，据他了解，杨这次到中国大陆“应该是参与围棋比赛，同时也有些经商活动，政治信仰绝非台独”。</text:p>
      <text:p text:style-name="P4">
2022年8月10日，中国中央电视台表示，温州市国家安全局已变更杨智渊刑事强制措施，将拘传转为“指定居所监视居住”，已于8月5日通知其家属。</text:p>
      <text:p text:style-name="P4">
杨智渊是继李明哲后，又一名遭中国指定居所监视居住的台湾人。</text:p>
      <text:p text:style-name="P4">
2022年9月16日，中华民国大陆委员会声援杨智渊，表示其应无罪，呼吁中共当局释放其回台</text:p>
      <text:p text:style-name="P4">
2023年4月25日，杨智渊一案由浙江省温州市国家安全局侦查终结，并移送温州市检察院审查起诉。浙江省检察机关对杨智渊批准逮捕。</text:p>
      <text:p text:style-name="P4">
杨智渊政见</text:p>
      <text:p text:style-name="P4">
杨智渊于2008年加入民主进步党，一年后，意识到泛绿阵营与泛蓝阵营在国家意识上存在巨大差距。他曾同时与统独政党来往；他认为两岸应保持友好关系，并推动中国大陆民主化。他认为两岸人口同属于华人社会，不要因为反共而反华。其友人吴柏玮称“理论上杨应该是统派”；许多蓝营青年表示杨被抓“不可思议”。</text:p>
      <text:p text:style-name="P4">
2016年，提出“国家至上、第三位置、坚决反共、抵御外侮”的口号。</text:p>
      <text:p text:style-name="P4">
2019年11月，作为一边一国行动党不分区立委提名人，杨智渊表示，无法认同洪秀柱的“一中同表”，又认为蔡英文的两岸政策“没有自己主见”，因此要“督促蔡总统落实两岸一边一国”。此外，杨智渊斥责民主进步党“没什么小路用”，并呼吁将政党票投给小党，让小党进入立法院，“不要让民进党继续傲慢下去”。</text:p>
      <text:p text:style-name="P4">
908台湾国运动总会长周崇德表示，杨在台湾没有发展舞台，很有可能是被利诱赴中国大陆，碰巧遇到佩洛西访台，就被逮捕做外宣。佩洛西下午离开台湾，中国大陆傍晚就公布当局拘捕了一名台湾人.（RFA报道）</text:p>
      <text:p text:style-name="P4">
<text:span text:style-name="T4">
3）董郁玉案</text:span>
</text:p>
      <text:p text:style-name="P4">
中共中央旗下官媒《光明日报》评论部副主任董郁玉于一年多前被警方带走后，其家人最近被告之董将以间谍罪被起诉。董郁玉多年来虽然服务于体制内官方媒体，却以自由主义倾向和支持改革开放著称，并且频繁与在华外国记者、外交官接触。董的支持者坚信他的所作所为是正常交流，所谓间谍罪只是中共近年收紧言论空间打压异议者的又一重磅出击。</text:p>
      <text:p text:style-name="P4">
中国最具影响力之一的官媒《光明日报》评论部副主任董郁玉，于2022年2月21日在北京新侨饭店与一名日本外交官共进午餐时被警方带走调查。该名日本外交官也被带走，数小时后被释放。日本政府对于此事表示了抗议，中国政府则回应此名外交官从事了和他工作“不一致”的活动。</text:p>
      <text:p text:style-name="P4">
2023年3月23日，董郁玉家人被告知他将面临间谍罪的起诉。一直选择沉默的家人近日决定公开此事。董郁玉一年多来不被允许和家人见面，只和律师见过一次面。</text:p>
      <text:p text:style-name="P4">
<text:span text:style-name="T4">
活躍的自由派記者——董郁玉</text:span>
</text:p>
      <text:p text:style-name="P4">
61岁的董郁玉原籍辽宁抚顺，1987年北京大学法律系毕业后加入《光明日报》。1989年董因为参加六四抗议活动被下放一年，之后回到《光明日报》。他曾为历史杂志《炎黄春秋》撰文，还为《纽约时报》中文网撰写过评论。2006年，董郁玉获得美国哈佛大学尼曼新闻奖学金，在哈佛访学一年。他还曾在日本庆应义塾大学和北海道大学担任访问学者。</text:p>
      <text:p text:style-name="P4">
作为自由派记者，董郁玉经常撰写自由主义倾向的评论文章，多年来经常保持和外国媒体以及外交人员的紧密联系。</text:p>
      <text:p text:style-name="P4">
<text:span text:style-name="T4">
国际声援董郁玉</text:span>
</text:p>
      <text:p text:style-name="P4">
来自全球各国的超过60名学者、记者和知识分子联名签署了一份公开信，要求公正对待董郁玉。签署者包括披露水门事件的《华盛顿邮报》资深记者鲍勃·伍德沃德(BobWoodward)、曾任白宫副国家安全顾问的前《华尔街日报》驻华记者博明(MatthewPottinger)、七十年代就前往中国学习的中国问题专家夏伟（Orville Schell）等人。</text:p>
      <text:p text:style-name="P4">
公开信说：“正如全世界所有的记者一样，董郁玉经常和他国外交人员、记者、学者见面，这其中也包括我们中的一些人。我们的见面计划经常是在微信上商定的，也一直都是公开的，见面地点都是公开场合。”</text:p>
      <text:p text:style-name="P4">
“我们中还有一些人是董郁玉在国外学习时候的同学，比如2007年度哈佛尼曼学者。我们非常欣赏董郁玉开放幽默的性格，对世界问题的洞察力。他好学且客观，是一名优秀的中国文化使者。”</text:p>
      <text:p text:style-name="P4">
“我们所有人都可以证明董郁玉具有高度的学术道德和水准。我们就彼此国家以及世界形势进行了坦诚公开的交流，这种交流是正常的‘民间外交’的一部分，也是一直以来为中国政府所支持的。”</text:p>
      <text:p text:style-name="P4">
公开信呼吁中国政府重新考虑董郁玉可能面对的严厉处罚：“和外国外交人员、记者、学者的联系不应该成为构成间谍罪的理由。如果是这样的话，谁还愿意来中国，和中国的记者、学者以及外交人员见面？”</text:p>
      <text:p text:style-name="P4">
成立于1908年，位于华盛顿的“美国全国新闻俱乐部”(American PressClub)于4月24日发表了一篇关于此事的声明。声明说：“通过他的工作，董郁玉让世界更好的了解中国，也让中国了解美国和日本的生活。董郁玉是一位成绩斐然的记者，对他的打压有损于外界对中国的积极看法。我们呼吁中国政府撤销控诉，释放董郁玉。”</text:p>
      <text:p text:style-name="P4">
<text:span text:style-name="T4">
体制内的默默博弈</text:span>
</text:p>
      <text:p text:style-name="P4">
董郁玉在《光明日报》经常撰写关于经济事务的评论，文章往往显露他的改革和自由主义思想倾向。</text:p>
      <text:p text:style-name="P4">
2012年，董郁玉在给历史杂志《炎黄春秋》撰写的文章《共和为何成为历史大势》中，表达了中国需要建立宪政的主张。他在文中说：“在宪政民主制度所能提供的自由、安全、秩序、效率等诸多价值中，自由无疑是最重要的价值”；“希特勒德国和苏维埃社会主义共和国联盟的失败宿命，从根本上讲，就在于其压抑和扭曲人性的制度设计。”</text:p>
      <text:p text:style-name="P4">
2012年7月，董郁玉为《纽约时报》中文网撰写了一篇题为《我要送儿子去美国读大学》的文章。董郁玉在文中引用了纽时专栏作家托马斯·弗里德曼的观察：越来越多的外国移民选择去美国接受教育，美国依然是吸引全世界人才最大的磁石。董郁玉本人正是众多送子女去美国念书的家长之一，他儿子所在的精英中学北京四中，有1/4的学生希望高中毕业之后放弃中国的大学，直接赴美念大学。</text:p>
      <text:p text:style-name="P4">
旅居海外的学者吴祚来表示，中国国内官方媒体上偶尔能看到一些“不同的声音”，是因为有董郁玉这样的人在努力。“尽管中宣部有他那一套极左的思维，或者左派惯用的那一套语言表达，但是写作权和发表权在于一线的编辑。有董先生这样的人在，他就有一些量度，有一些开明度，或者是和普世价值接轨的东西就会多一些。并不是上面要放什么风，上层开明啊，不是这样。是底层一线的编辑和主任们，他们的这个代表和立场决定的。”</text:p>
      <text:p text:style-name="P4">
<text:span text:style-name="T4">
“让所有人不敢和外国人接触”？</text:span>
</text:p>
      <text:p text:style-name="P4">
董郁玉的家人在发表的声明中说，董既不是间谍，也从未充当外国特工。他和日本、美国等国的学者、记者以及外交人员的交往可以追溯到二十多年前，是公开、光明正大的，是中国多年来一直鼓励的正常知识和文化交流的一部分。</text:p>
      <text:p text:style-name="P4">
吴祚来完全不认为董郁玉有任何“间谍”行为。他说：“董先生作为一个媒体人，而且是评论者，不可能接触到深层的秘密，只是交流一些自己的看法。但是就是这样的东西，他们可以上纲上线。他们很多吃饭的地方都有监听设备，或者电话监听。他可以通过你交流的这些内容，就把你定性为泄露国家机密。”</text:p>
      <text:p text:style-name="P4">
董郁玉的家人在声明中说，目前尚不清楚具体的审判时间。根据中国目前的刑法，如果以间谍罪定罪，情节较轻的可处三年以上十年以下有期徒刑；危害国家安全的，处十年以上有期徒刑或者无期徒刑。</text:p>
      <text:p text:style-name="P4">
<text:span text:style-name="T4">
二、诸案的基本特点</text:span>
</text:p>
      <text:p text:style-name="P4">
<text:span text:style-name="T4">
1、北京跨境长臂镇压(被拘押者有中华民国台湾公民，有长期居住台湾的台湾女婿，有中华人民共和国公民……)</text:span>
</text:p>
      <text:p text:style-name="P4">
<text:span text:style-name="T4">
2、中共聚焦于掐灭异端思想及自由知识人：诸案均为思想犯、良心犯</text:span>
</text:p>
      <text:p text:style-name="P4">
<text:span text:style-name="T4">
3、习近平面对孤立态势，中国正在走向戒严，寻求准战时管制</text:span>
</text:p>
      <text:p text:style-name="P4">
<text:span text:style-name="T4">
4、《间谍法》使中国进入准战争的戒严时代，间谍罪已成为口袋罪——“莫须有”的罪名</text:span>
</text:p>
      <text:p text:style-name="P4">
4月24日，反间谍法修订草案提请十四届全国人大常委会第二次会议三审。根据中国官方新闻报道，草案三审稿进一步完善了关于网络间谍的规定，明确网络间谍的行为方式。</text:p>
      <text:p text:style-name="P4">
实际上，是大大地扩大了“间谍“定义所囊括的范围，模糊了”机密情报“和”异议思想“之间的界限。准文革的精神环境：知识精英、企业家群体噤若寒蝉。反智主义的无声的中国出现。对政权安全的焦虑令北京日益闭关锁国。这将强化中国大陆与主流国际社会之间的壁垒与敌意，制造了对中共愈加不安全的、孤立的国际环境。</text:p>
      <text:p text:style-name="P4">
<text:span text:style-name="T4">
三、镇压知识界的海外效应</text:span>
</text:p>
      <text:p text:style-name="P4">
<text:span text:style-name="T4">
东方不亮西方亮： 海外中国留学生开始组织起来发出声音。出现了类似1989年胡耀邦去世后海外留学生站出来的情势。</text:span>
</text:p>
      <text:p text:style-name="Horizontal_20_Line"/>
      <ul>
        <li>
          <text:span text:style-name="T4">
乔治华盛顿大学独立中国学生组织成立宣言：点燃我们的火炬！ （与大使馆扶植的学生会分庭抗礼）</text:span>
        </li>
      </ul>
      <text:p text:style-name="P4">
（……在我们的校园里，对公民权利和学术自由的要求却一浪比一浪高。随着去年11月底白纸革命的开始，许多手足和乔治华盛顿大学的其他数百名中国学生参与了在科根广场和华盛顿特区其他地方的守夜和抗议活动。风止但树不欲静，后白纸革命时代的问题意识和行动信念越发强大。简而言之，人们真正渴望这种真实的表达和行为，但却缺乏允许自由表达的空间。</text:p>
      <text:p text:style-name="P4">
认识到这一点，我们宣布成立乔治华盛顿大学独立中国学生会——炬火波托马克。总的来说，我们希望为乔治华盛顿大学的中国留学生和学者以及散居在更大范围内的同代中国青年，提供一个独立于中国共产党及其傀儡的组织平台、社会支持和社群。此外，我们还欢迎来自各种背景的对中国文化、政治和身份感兴趣的学生。</text:p>
      <text:p text:style-name="P4">
我们的当务之急仍然是保护乔治华盛顿大学的学生不受学联和中共的影响，并促成从参与维吾尔族种族灭绝的公司和支持中共的公司的全面撤资，作为乔治华盛顿大学与中国关系的更广泛的伦理重建的一部分。长期以来，学联和类似的组织一直保持着对中国学生的文化和政治代表权的垄断。众所周知，学联与中国共产党及其傀儡合作并接受其领导。它已经在其宣传片中公开声明了这一点。在乔治华盛顿大学的中国学生中更广为人知的是，它是由红三代和富二代领导的，他们道德赤字爆表，透明度为零。例如，在过去几年中，他们甚至挪用了名义上应当用于网络和就业相关活动的其成员的缴费。领导学联的亲共精英吹嘘他们参加中国大使馆的活动，与大使共进晚餐。这些人垄断权力并不是因为他们提供了一个有吸引力的愿景或者令人敬服的行政能力。学联通过恐吓、监视、勒索以及其他形式的压制和暴力的威胁，来保护其垄断地位-——尤其是通过恐惧。</text:p>
      <text:p text:style-name="P4">
鲁迅曾写道：”有一分热，发一分光，就令萤火一般，也可以在黑暗里发一点光，不必等候炬火。此后如竟没有炬火，我便是唯一的光。”鉴于中共、学联的压迫和学校管理层的冷血，我们不再等待炬火，而是决定在波托马克河畔燃起火星。……）</text:p>
      <text:p text:style-name="P4">
美国学生组织“雅典学会”（Athenai Institute）的主席罗里·奥康纳（RoryO’Connor）对美国之音表示，对于“民主墙”的破坏“相当于让那些几乎没有其他途径可以安全地发表意见的学生噤声。”</text:p>
      <text:p text:style-name="P4">
“雅典学会”致力于推动美国高校摆脱和中国的利益关系，以及保护学校的学术和言论自由。“雅典学会”对乔治·华盛顿大学独立中国学生会的建立提供了支持。</text:p>
      <text:p text:style-name="P4">
奥康纳说：“我们的时间和资源很少有比支持中国民主派学生更好的用途，他们仅仅因为试图真实地表达自己而现在正面临法西斯党国的代理人。”</text:p>
      <text:p text:style-name="P4">
除了“雅典学会”，乔治·华盛顿大学的一些学生组织也对独立学生会表达了支持，其中包括校园民主党与共和党组织、中国女权主义者（GW ChineseFeminists）、维吾尔人权倡议（GW Uyghur Human Rights Initiative）和俄罗斯语使用者协会（GW RussianSpeaking Association）。</text:p>
      <text:p text:style-name="P4">
独立学生会在声明中表示，学校的中国学生学者联合会（CSSA）是打压他们表达政治诉求的主要力量：“我们的当务之急仍然是保护乔治·华盛顿大学的学生不受学联和中共的影响……长期以来，学联和类似的组织一直保持着对中国学生的文化和政治代表权的垄断。”</text:p>
      <text:p text:style-name="P4">
<text:span text:style-name="T4">
2）加拿大多伦多海外中国留学生2022年5月成立《公民会》</text:span>
</text:p>
      <text:p text:style-name="P4">
一个类似于1987年和1989年在胡耀邦被整肃和逝世时在海外中国留学生引发的抗议浪潮逐渐开始在2022年-2023年兴起，可视为中国知识界的精神动向。我们相信，海外中国留学生的这一义举，将很快流行开来，形成燎原之火。</text:p>
      <text:p text:style-name="P4">
Source: <text:a xlink:type="simple" xlink:href="https://www.rfa.org/mandarin/zhuanlan/zhongguotoushi/panel-05112023112439.html" text:style-name="Internet_20_link" text:visited-style-name="Visited_20_Internet_20_Link">
https://www.rfa.org/mandarin/zhuanlan/zhongguotoushi/panel-05112023112439.html</text:a>
</text:p>
      <!--NEWS-->
      <text:h text:style-name="P10" text:outline-level="1">
<text:span text:style-name="T4">
意大利对美表态：有意退出中国“一带一路”项目</text:span>
</text:h>
      <text:p text:style-name="P4">
Author: None</text:p>
      <text:p text:style-name="P4">
Publisher: Radio Free Asia (Organization)</text:p>
      <text:p text:style-name="P4">
Published Time: 2023-05-11T11:30:00-04:00</text:p>
      <text:p text:style-name="P4">
Modified Time: 2023-05-11T14:02:00-04:00</text:p>
      <text:p text:style-name="P4">
Description: None</text:p>
      <text:p text:style-name="P4">
Videos: []</text:p>
      <text:p text:style-name="P4">
Audios: ["<text:a xlink:type="simple" xlink:href="https://www.rfa.org/mandarin/yataibaodao/junshiwaijiao/hx2-0511202309324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113" text:anchor-type="as-char" svg:width="6.9236in" svg:height="4.612011in" draw:z-index="0">
<draw:image xlink:href="../Images/rfamandarin/2023-05-11T11-30-00-04-00/000000.png" xlink:type="simple" xlink:show="embed" xlink:actuate="onLoad" draw:mime-type="image/png"/>
</draw:frame>
 意大利总理梅洛尼（GiorgiaMeloni）5月4日向访问罗马的美国联邦众议院议长麦卡锡（Kevin McCarthy）表态，她的政府支持在年底前退出中国“一带一路”合作。 <text:a xlink:type="simple" xlink:href="https://www.rfa.org/mandarin/yataibaodao/junshiwaijiao/hx2-05112023093245.html/@@images/image" text:style-name="Internet_20_link" text:visited-style-name="Visited_20_Internet_20_Link">
</text:a>
Giorgia Meloni推特  <text:a xlink:type="simple" xlink:href="https://www.rfa.org/mandarin/yataibaodao/junshiwaijiao/hx2-05112023093245.html/@@stream" text:style-name="Internet_20_link" text:visited-style-name="Visited_20_Internet_20_Link">
</text:a>
</text:p>
      <text:p text:style-name="P4">
据美国彭博社报导，意大利总理梅洛尼（Giorgia Meloni）日前向美国联邦众议院议长麦卡锡（KevinMcCarthy）表示，她的政府支持在年底前退出中国的“一带一路”合作项目。</text:p>
      <ul>
        <li>
<text:span text:style-name="T4">
<text:a xlink:type="simple" xlink:href="https://www.rfa.org/mandarin/Xinwen/5-05042023134532.html" text:style-name="Internet_20_link" text:visited-style-name="Visited_20_Internet_20_Link">
 </text:a>
 </text:span>
  * <text:a xlink:type="simple" xlink:href="https://www.rfa.org/mandarin/Xinwen/1-04192023112417.html" text:style-name="Internet_20_link" text:visited-style-name="Visited_20_Internet_20_Link">
 <text:span text:style-name="T4">
巴基斯坦工人大规模示威 抗议中国“一带一路”工程师辱真主</text:span>
 </text:a>
  * <text:a xlink:type="simple" xlink:href="https://www.rfa.org/mandarin/yataibaodao/junshiwaijiao/xx-09292021110114.html" text:style-name="Internet_20_link" text:visited-style-name="Visited_20_Internet_20_Link">
 <text:span text:style-name="T4">
美报告："一带一路"隐性债务高达3850亿美元</text:span>
 </text:a>
  * <text:a xlink:type="simple" xlink:href="https://www.rfa.org/mandarin/yataibaodao/jingmao/wy-06012020113805.html" text:style-name="Internet_20_link" text:visited-style-name="Visited_20_Internet_20_Link">
 <text:span text:style-name="T4">
多国无力偿还巨额债务 中国怎么办？</text:span>
 </text:a>
 ****</li>
      </ul>
      <text:p text:style-name="P4">
彭博社5月9日引述知情人士披露，意大利总理梅洛尼4日对访问罗马的美国联邦众议院议长麦卡锡表示，虽尚未定案，但意大利政府打算年底前退出中国“一带一路”项目，明年3月不再与北京续约。</text:p>
      <text:p text:style-name="P4">
<draw:frame draw:style-name="fr1" draw:name="Image114" text:anchor-type="as-char" svg:width="6.9236in" svg:height="4.814066in" draw:z-index="0">
<draw:image xlink:href="../Images/rfamandarin/2023-05-11T11-30-00-04-00/000001.png" xlink:type="simple" xlink:show="embed" xlink:actuate="onLoad" draw:mime-type="image/png"/>
</draw:frame>
 意大利总理梅洛尼（GiorgiaMeloni）5月4日向访问罗马的美国联邦众议院议长麦卡锡（KevinMcCarthy）表态，她的政府支持在年底前退出中国“一带一路”合作。（Giorgia Meloni推特）  <text:a xlink:type="simple" xlink:href="https://www.rfa.org/mandarin/yataibaodao/junshiwaijiao/hx2-05112023093245.html/2.jpeg" text:style-name="Internet_20_link" text:visited-style-name="Visited_20_Internet_20_Link">
</text:a>
</text:p>
      <text:p text:style-name="P4">
前意大利总理孔特（GiuseppeConte）2019年在习近平到访时，与中方签署“一带一路”备忘录，成为七大工业国（G7）首位加入的成员，引起美欧忧心中国在欧洲扩张经济影响力。</text:p>
      <text:p text:style-name="P4">
综合报导，意大利并未因此提振经济，2022年对中国的出口总额虽增至164亿欧元，比2019年的130亿欧元增加26％，但同期中国对意大利的出口却从317亿增至575亿欧元，几近倍增。2022年，意大利对中国贸易逆差高达411亿欧元，比2019年的187亿逆差增加1.2倍。</text:p>
      <text:p text:style-name="P4">
梅洛尼去年就曾表示，与中国签署“一带一路”备忘录是前政府的“一大错误”。</text:p>
      <text:p text:style-name="P4">
<draw:frame draw:style-name="fr1" draw:name="Image115" text:anchor-type="as-char" svg:width="6.9236in" svg:height="4.61393in" draw:z-index="0">
<draw:image xlink:href="../Images/rfamandarin/2023-05-11T11-30-00-04-00/000002.png" xlink:type="simple" xlink:show="embed" xlink:actuate="onLoad" draw:mime-type="image/png"/>
</draw:frame>
 意大利总理梅洛尼（GiorgiaMeloni）。（资料照/路透社）  <text:a xlink:type="simple" xlink:href="https://www.rfa.org/mandarin/yataibaodao/junshiwaijiao/hx2-05112023093245.html/3.jpg" text:style-name="Internet_20_link" text:visited-style-name="Visited_20_Internet_20_Link">
</text:a>
</text:p>
      <text:p text:style-name="P4">
台湾辅仁大学意大利语系副教授兼系主任张孟仁接受自由亚洲电台采访比喻，意大利顶多在西西里卖了一些橘子，许多重大发展並没有进行。但意大利和中国的亲近没办法马上被撕裂，梅洛尼说要和中国切断关系，也一直澄清跟美国要保持好的关系，她也许真的和麦卡锡透露不续签，但意大利《蚁报》报导，如果不续签，中国可能报复。</text:p>
      <text:p text:style-name="P4">
<text:span text:style-name="T4">
学者：梅洛尼政府借由放出风声寻找意大利最有利方案</text:span>
</text:p>
      <text:p text:style-name="P4">
张孟仁说：“意大利不想得罪中国，可能嘴巴讲不续签，其实在等中国估价。如果中国给更大好处，也许‘一带一路’升级为二点零版。跟美方透露这消息，可能美方也许也会给意大利好处。意大利最近和台湾讨论芯片问题，如果台湾芯片跟美国可以同时助攻，可让梅洛尼作出真正决定。”</text:p>
      <text:p text:style-name="P4">
张孟仁认为，意大利可能既不想得罪中国，又能跟中国签经济协议以取代“一带一路”。当初，意大利加入“一带一路”曾引起法国总统马克龙，以及美国等很多国家不满。</text:p>
      <text:p text:style-name="P4">
彭博社上月曾报导，意大利官员向台湾私下暗示，可能愿意以退出“一带一路”寻求台湾协助，促进意大利半导体技术的进步。</text:p>
      <text:p text:style-name="P4">
<text:span text:style-name="T4">
梅洛尼此时率先喊出退出“一带一路”，底气何在？</text:span>
</text:p>
      <text:p text:style-name="P4">
美国圣托马斯大学国际研究讲座教授叶耀元接受自由亚洲电台采访认为，美国现在在做全球生产链重组，意大利虽然工业发展程度不见得能跟德国相比，但有些精密技术属意大利专有，例如手表、高级汽车制造业等。美国是否有可能将意大利纳入全球生产供应链，对意大利的未来有很大帮助，但前提是到底意大利要偏向跟中国或跟美国贸易？这是最大抉择点。美国外交、商业部门在背后运作，一定有可能。</text:p>
      <text:p text:style-name="P4">
叶耀元指出，“一带一路”不是无偿补助或援助，透过中国投资银行对发展中国家贷款，很多案例没有能力偿还，中国要求拿港口或租界铁路等。意大利应是想提前让危机不要爆发。</text:p>
      <text:p text:style-name="P4">
<draw:frame draw:style-name="fr1" draw:name="Image116" text:anchor-type="as-char" svg:width="6.9236in" svg:height="4.61393in" draw:z-index="0">
<draw:image xlink:href="../Images/rfamandarin/2023-05-11T11-30-00-04-00/000003.png" xlink:type="simple" xlink:show="embed" xlink:actuate="onLoad" draw:mime-type="image/png"/>
</draw:frame>
 2019年3月23日，中意“一带一路”倡议谅解备忘录签署仪式上。 （美联社）  <text:a xlink:type="simple" xlink:href="https://www.rfa.org/mandarin/yataibaodao/junshiwaijiao/hx2-05112023093245.html/5.jpg" text:style-name="Internet_20_link" text:visited-style-name="Visited_20_Internet_20_Link">
</text:a>
</text:p>
      <text:p text:style-name="P4">
叶耀元分析，中国投资银行面对这些挑战，一定想把资金抽离，但不容易抽走。中国投资“一带一路”国家基础建设，很多是由中国公司承揽工程，钱回流到中国人身上，中国若抽资金反而影响中国企业。梅洛尼短期目标应是透过外交放话，债务不容易说断就断。</text:p>
      <text:p text:style-name="P4">
<text:span text:style-name="T4">
意大利若真退出“一带一路”会否掀起骨牌效应？</text:span>
</text:p>
      <text:p text:style-name="P4">
叶耀元认为，意大利若真退出“一带一路”，短时间不会掀起骨牌效应：“现阶段比较需要选边站的国家、印太战略区的这一路和零星的欧洲国家，逐步在美中竞争下选择特定区块，慢慢从中国的控制下抽离出来，但不会是瞬间翻盘的结果。对这些发展中国家来讲，希望美国跟中国的援助都要拿。他们也认清美中之间的对抗跟他们利益无关，当然会极尽自己的自由度，想办法从中取得两边好处。”</text:p>
      <text:p text:style-name="P4">
<draw:frame draw:style-name="fr1" draw:name="Image117" text:anchor-type="as-char" svg:width="6.9236in" svg:height="4.61393in" draw:z-index="0">
<draw:image xlink:href="../Images/rfamandarin/2023-05-11T11-30-00-04-00/000004.png" xlink:type="simple" xlink:show="embed" xlink:actuate="onLoad" draw:mime-type="image/png"/>
</draw:frame>
2019年3月23日，中国国家主席习近平（左）和前意大利总理孔蒂（Giuseppe Conte），在罗马举行中意“一带一路”倡议谅解备忘录签署仪式上。（美联社）  <text:a xlink:type="simple" xlink:href="https://www.rfa.org/mandarin/yataibaodao/junshiwaijiao/hx2-05112023093245.html/4.jpg" text:style-name="Internet_20_link" text:visited-style-name="Visited_20_Internet_20_Link">
</text:a>
</text:p>
      <text:p text:style-name="P4">
叶耀元提到，中国在意大利投资的主要不是基础建设，而是纺织厂、制衣厂或汽车零件厂等。</text:p>
      <text:p text:style-name="P4">
张孟仁也评估，会受意大利退出影响的要属西方国家，其他和中俄关系较好的所谓“南方国家”，如拉丁美洲、非洲、斯里兰卡、中亚国家，比较不受影响。</text:p>
      <text:p text:style-name="P4">
此外，世界银行行长马尔帕斯（David Malpass） 8日表示，许多低收入国家在加入中国的“一带一路”后背负庞大贷款，70多个低收入国家总共承担了3,260亿美元的债务；一半以上的国家已陷入或濒临债务困境，包括赞比亚、埃塞俄比亚和加纳等。若中国迟迟不重组债务，将给各国的政治体制带来压力。世界银行预计，今年全球经济增长率将低于2%。</text:p>
      <text:p text:style-name="P4">
记者：夏小华 责编：许书婷 何平 网编：瑞哲</text:p>
      <text:p text:style-name="P4">
Source: <text:a xlink:type="simple" xlink:href="https://www.rfa.org/mandarin/yataibaodao/junshiwaijiao/hx2-05112023093245.html" text:style-name="Internet_20_link" text:visited-style-name="Visited_20_Internet_20_Link">
https://www.rfa.org/mandarin/yataibaodao/junshiwaijiao/hx2-05112023093245.html</text:a>
</text:p>
      <!--NEWS-->
      <text:h text:style-name="P10" text:outline-level="1">
<text:span text:style-name="T4">
澳大利亚贸易部长今起访华 恢复贸易是会谈重点</text:span>
</text:h>
      <text:p text:style-name="P4">
Author: None (Language: zh)</text:p>
      <text:p text:style-name="P4">
Publisher: None</text:p>
      <text:p text:style-name="P4">
Time: 2023-05-11T12:04:00Z</text:p>
      <text:p text:style-name="P4">
Description: 澳大利亚贸易部长周四抵达北京，将同中国商业部长举行会谈。澳大利亚方面正在努力让中方消除贸易壁垒，并恢复双边外交关系的稳定发展。</text:p>
      <text:p text:style-name="P4">
Videos: []</text:p>
      <text:p text:style-name="P4">
Images: ["<text:a xlink:type="simple" xlink:href="https://static.dw.com/image/51379312_303.jpg" text:style-name="Internet_20_link" text:visited-style-name="Visited_20_Internet_20_Link">
51379312_303.jpg</text:a>
", "<text:a xlink:type="simple" xlink:href="https://static.dw.com/image/63763964_401.jpg" text:style-name="Internet_20_link" text:visited-style-name="Visited_20_Internet_20_Link">
63763964_401.jpg</text:a>
", "<text:a xlink:type="simple" xlink:href="https://static.dw.com/image/56492674_401.jpg" text:style-name="Internet_20_link" text:visited-style-name="Visited_20_Internet_20_Link">
56492674_401.jpg</text:a>
"]</text:p>
      <text:p text:style-name="P4">
Subject: 新闻广角</text:p>
      <text:p text:style-name="P4">
Subjects: ['德中关系', '澳大利亚', '汉诺威工业博览会', '岛屿主权争端', '专题报道：全景观看“习马会”', '移民难民', '中国', '中共十九大', '人权']</text:p>
      <text:p text:style-name="P4">
Keywords: ['澳大利亚', '中国', '澳中关系', '人权', '成蕾', '贸易', '关税', '新冠溯源调查']</text:p>
      <text:p text:style-name="P4">
ID: 65591021</text:p>
      <!--METADATA-->
      <text:p text:style-name="P4">
<text:a xlink:type="simple" xlink:href="https://www.dw.com/zh/overlay/image/article/65591021/51379312" text:style-name="Internet_20_link" text:visited-style-name="Visited_20_Internet_20_Link">
 <draw:frame draw:style-name="fr1" draw:name="Image118" text:anchor-type="as-char" svg:width="6.9236in" svg:height="3.896998in" draw:z-index="0">
<draw:image xlink:href="../Images/dwzh/2023-05-11T12-04-00Z/51379312_303.jpg" xlink:type="simple" xlink:show="embed" xlink:actuate="onLoad" draw:mime-type="image/jpeg"/>
</draw:frame>
</text:a>
</text:p>
      <text:p text:style-name="P4">
（德国之声中文网）澳大利亚贸易部长唐·法雷尔（Don Farrell）表示，他将在北京会晤中国商业部长王文涛，并努力"全面恢复澳大利亚各个领域的对华贸易，这对澳中双方都有利，也符合澳大利亚出口商和生产商的利益。"</text:p>
      <text:p text:style-name="P4">
法雷尔乘机飞往北京前对记者表示，澳中双方都有改善关系的意愿，但仍需付出更多的努力。他说："澳大利亚和中国之间建立强劲的贸易关系才是对该地区实现和平稳定的最大贡献。"</text:p>
      <text:p text:style-name="P4">
中国是澳大利亚的最大贸易伙伴，2022年，双边贸易总额为2870亿澳元（折合1950亿美元），其中包括中国市场无可替代的澳大利亚铁矿石。尽管如此，2019年以来，澳大利亚贸易部长再没有访问过中国。</text:p>
      <text:p text:style-name="P4">
中国商务部表示，法雷尔将在中国逗留至本周六。中方表示，希望法雷尔此次来访"能够进一步巩固双方领导人去年十一月巴厘G20峰会期间所取得的'重要共识'"。</text:p>
      <text:p text:style-name="P4">
<draw:frame draw:style-name="fr1" draw:name="Image119" text:anchor-type="as-char" svg:width="6.9236in" svg:height="3.896998in" draw:z-index="0">
<draw:image xlink:href="../Images/dwzh/2023-05-11T12-04-00Z/63763964_401.jpg" xlink:type="simple" xlink:show="embed" xlink:actuate="onLoad" draw:mime-type="image/jpeg"/>
</draw:frame>
</text:p>
      <text:p text:style-name="P4">
去年十一月巴厘G20峰会期间，中澳领导人举行会晤，并达成一系列'重要共识'"。</text:p>
      <text:p text:style-name="P4">
中国商务部发言人束珏婷表示："中方期望，中澳双方能够就发展双边经贸以及推进两国关系交换意见。"中澳两国贸易部长还将共同主持第16届中澳部长级经济联委会会议。中澳双方的经济联合委员会会议首次于1986年召开，随着双方外交摩擦的加剧，会议从2017年开始中断至今。</text:p>
      <text:p text:style-name="P4">
从2020年开始，中国方面开始对来自澳大利亚的葡萄酒、牛肉、大麦、煤炭、海鲜以及木材实施进口限制。澳大利亚要求展开新冠溯源调查的建议，引起北京强烈不满，此后不久，澳籍记者成蕾以危害国家安全罪名遭到逮捕。此外，堪培拉还出于国家安全考量，将中国网络设备制造商华为的产品排除在该国5G网建设之外。</text:p>
      <text:p text:style-name="P4">
2022年5月，工党政府上台后，尽管澳大利亚政府并没有改变对外来投资进行安全审核的政策， <text:a xlink:type="simple" xlink:href="https://www.dw.com/zh/zh/澳大利亚实施防御调整-应对地区军事威胁/a-65417123" text:style-name="Internet_20_link" text:visited-style-name="Visited_20_Internet_20_Link">
</text:a>
 但澳中外交关系还是出现了缓解的迹象。</text:p>
      <text:p text:style-name="P4">
<draw:frame draw:style-name="fr1" draw:name="Image120" text:anchor-type="as-char" svg:width="6.9236in" svg:height="3.896998in" draw:z-index="0">
<draw:image xlink:href="../Images/dwzh/2023-05-11T12-04-00Z/56492674_401.jpg" xlink:type="simple" xlink:show="embed" xlink:actuate="onLoad" draw:mime-type="image/jpeg"/>
</draw:frame>
</text:p>
      <text:p text:style-name="P4">
澳籍华裔记者成蕾已被中国关押超过一千天。</text:p>
      <text:p text:style-name="P4">
上周，澳大利亚总理阿尔巴尼斯在接受英国电视台采访时表示，他的政府不会参与"针对中国的言论战"。 <text:a xlink:type="simple" xlink:href="https://www.dw.com/zh/zh/关系改善-中澳将谈判解决大麦争端/a-65277773" text:style-name="Internet_20_link" text:visited-style-name="Visited_20_Internet_20_Link">
</text:a>
</text:p>
      <text:p text:style-name="P4">
法雷尔表示："令澳大利亚政府感到高兴的是，煤炭、棉花、铜矿石的贸易已经开始恢复，而中方也已同意就针对澳大利亚大麦征收的关税进行复查。"</text:p>
      <text:p text:style-name="P4">
澳大利亚海关数据显示，今年头几个月澳大利亚已经向中国出口了价值四千万美元的铜矿石和铜精矿，这是2020年以来首次恢复对华出口。</text:p>
      <text:p text:style-name="P4">
法雷尔表示，访华期间，他也会谈及其他一些"对澳大利亚至为重要的话题"。一般认为，上述话题可能将涉及同人权有关的个案。</text:p>
      <text:p text:style-name="P4">
阿尔巴尼斯表示，澳大利亚将会持续关注目前已被拘押超过一千天的澳大利亚记者成蕾的命运。</text:p>
      <text:p text:style-name="P4">
（路透社）</text:p>
      <text:p text:style-name="P4">
Source: <text:a xlink:type="simple" xlink:href="https://www.dw.com/zh/澳大利亚贸易部长今起访华-恢复贸易是会谈重点/a-65591021" text:style-name="Internet_20_link" text:visited-style-name="Visited_20_Internet_20_Link">
https://www.dw.com/zh/澳大利亚贸易部长今起访华-恢复贸易是会谈重点/a-65591021?maca=chi-rss-chi-all-1127-rdf</text:a>
</text:p>
      <!--NEWS-->
      <text:h text:style-name="P10" text:outline-level="1">
<text:span text:style-name="T4">
苹果涉滥用app市场优势 遭义大利监管当局盯上</text:span>
</text:h>
      <text:p text:style-name="P4">
Publisher: 法新社</text:p>
      <text:p text:style-name="P4">
Published Time: 2023-05-11T12:32:07+00:00</text:p>
      <text:p text:style-name="P4">
Modified Time: 2023-05-11T12:05:02+00:00</text:p>
      <text:p text:style-name="P4">
Description: （法新社罗马11日电） 义大利反托拉斯监管当局今天表示，美国科技巨擘苹果（Apple）涉嫌滥用在应用程式（app）市场的主导地位，已针对该公司展开调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617581in" draw:z-index="0">
<draw:image xlink:href="../Images/rficn/2023-05-11T12-32-07-00-00/000000.png" xlink:type="simple" xlink:show="embed" xlink:actuate="onLoad" draw:mime-type="image/png"/>
</draw:frame>
</text:p>
      <text:p text:style-name="P4">
义大利竞争事务监管当局在声明中表示，苹果公司「针对第3方应用程式开发商采取的隐私权政策，比自有应用程式还严格」。</text:p>
      <text:p text:style-name="P4">
义大利当局还说，第3方开发商和广告主在「从苹果取得的资料品质方面处于劣势」，也令人关切。</text:p>
      <text:p text:style-name="P4">
「遭指控的歧视行为」恐导致第3方广告主的广告营收减少，并阻挡竞争者进入或留在应用程式的开发和经销市场，进而嘉惠苹果本身的应用程式。苹果公布今年前3个月营收达948亿美元，获利为240亿美元。</text:p>
      <text:p text:style-name="P4">
美国科技巨擘的商业行径逐渐面临欧洲有关当局放大检视，而面临钜额罚款和立法，以遏阻其市场垄断地位。</text:p>
      <text:p text:style-name="P4">
Source: <text:a xlink:type="simple" xlink:href="https://www.rfi.fr/cn/%E8%B4%A2%E7%BB%8F%E5%BF%AB%E8%AE%AF/20230511-%E8%8B%B9%E6%9E%9C%E6%B6%89%E6%BB%A5%E7%94%A8app%E5%B8%82%E5%9C%BA%E4%BC%98%E5%8A%BF-%E9%81%AD%E4%B9%89%E5%A4%A7%E5%88%A9%E7%9B%91%E7%AE%A1%E5%BD%93%E5%B1%80%E7%9B%AF%E4%B8%8A" text:style-name="Internet_20_link" text:visited-style-name="Visited_20_Internet_20_Link">
https://www.rfi.fr/cn/%E8%B4%A2%E7%BB%8F%E5%BF%AB%E8%AE%AF/20230511-%E8%8B%B9%E6%9E%9C%E6%B6%89%E6%BB%A5%E7%94%A8app%E5%B8%82%E5%9C%BA%E4%BC%98%E5%8A%BF-%E9%81%AD%E4%B9%89%E5%A4%A7%E5%88%A9%E7%9B%91%E7%AE%A1%E5%BD%93%E5%B1%80%E7%9B%AF%E4%B8%8A</text:a>
</text:p>
      <!--NEWS-->
      <text:h text:style-name="P10" text:outline-level="1">
<text:span text:style-name="T4">
研究：冰川消融致海平面上升程度或被低估</text:span>
</text:h>
      <text:p text:style-name="P4">
Author: 联合早报 (Person)</text:p>
      <text:p text:style-name="P4">
Publisher: 联合早报 (Organization)</text:p>
      <text:p text:style-name="P4">
Published Time: 2023-05-11T13:08</text:p>
      <text:p text:style-name="P4">
Modified Time: 2023-05-11T13:17</text:p>
      <text:p text:style-name="P4">
Description: 世界第二大冰盖格陵兰岛冰盖快速融化，引发了人们对海平面上升及其对环境影响的担忧。一项新研究表明，因极地冰川消融导致未来海平面上升的程度可能被低估。美国加利福尼亚大学欧文分校等机构的...</text:p>
      <text:p text:style-name="P4">
Videos: []</text:p>
      <text:p text:style-name="P4">
Audios: []</text:p>
      <text:p text:style-name="P4">
Images: []</text:p>
      <text:p text:style-name="P4">
Type: NewsArticle</text:p>
      <text:p text:style-name="P4">
Breadcrumbs: ['即时', '国际']</text:p>
      <text:p text:style-name="P4">
Keywords: ['冰川', '海平面上升', '研究']</text:p>
      <!--METADATA-->
      <text:p text:style-name="P4">
世界第二大冰盖格陵兰岛冰盖快速融化，引发了人们对海平面上升及其对环境影响的担忧。一项新研究表明，因极地冰川消融导致未来海平面上升的程度可能被低估。</text:p>
      <text:p text:style-name="P4">
美国加利福尼亚大学欧文分校等机构的研究人员利用卫星收集的相关数据，对格陵兰岛西北部的一个主要海洋冰川——彼得曼冰川的接地线（冰川漂浮部分与接地部分的分界线）迁移情况和冰层融化速度进行了观测分析。</text:p>
      <text:p text:style-name="P4">
在传统预测海平面上升的冰盖融化模型中，冰川接地线不会随潮汐周期迁移，接地线冰层也不会融化。研究人员在新一期美国《国家科学院学报》上报告说，彼得曼冰川的接地线会随潮汐周期发生变化，形成一个宽的“接地区”。由于全球变暖的影响，温暖的海水会侵入冰川下，使“接地区”的冰层以更快的速度融化。</text:p>
      <text:p text:style-name="P4">
论文作者、加利福尼亚大学欧文分校地球系统专家埃里克·里尼奥说，冰层和海洋的互相作用使冰川对海水变暖变得更加敏感。如果传统预测海平面上升的冰盖融化模型将这一新发现考虑在内，关于冰川融化导致海平面上升的预测可能会更高。研究人员建议，鉴于“接地区”在冰川融化中的重要作用，未来应该对该地区冰川与海洋之间的相互作用作进一步详细研究。</text:p>
      <text:p text:style-name="P4">
Source: <text:a xlink:type="simple" xlink:href="https://www.zaobao.com.sg/realtime/world/story20230511-1393381" text:style-name="Internet_20_link" text:visited-style-name="Visited_20_Internet_20_Link">
https://www.zaobao.com.sg/realtime/world/story20230511-1393381</text:a>
</text:p>
      <!--NEWS-->
      <text:h text:style-name="P10" text:outline-level="1">
<text:span text:style-name="T4">
军港不宜太亲密？基尔与青岛友好城市计划引争议</text:span>
</text:h>
      <text:p text:style-name="P4">
Author: None (Language: zh)</text:p>
      <text:p text:style-name="P4">
Publisher: None</text:p>
      <text:p text:style-name="P4">
Time: 2023-05-11T13:08:00Z</text:p>
      <text:p text:style-name="P4">
Description: 德国许多城市都与中国城市有友好城市关系。港口城市基尔和青岛有可能成为下一对，但在德国与中国关系降温、安全防范意识上升的背景下，有关计划在当地遭到来自各界的反对和阻力。5月11日基尔市议会全体大会将讨论是否成立专家小组审核与青岛建友好城市的计划。</text:p>
      <text:p text:style-name="P4">
Videos: []</text:p>
      <text:p text:style-name="P4">
Images: ["<text:a xlink:type="simple" xlink:href="https://static.dw.com/image/59088054_303.jpg" text:style-name="Internet_20_link" text:visited-style-name="Visited_20_Internet_20_Link">
59088054_303.jpg</text:a>
", "<text:a xlink:type="simple" xlink:href="https://static.dw.com/image/18046205_303.jpg" text:style-name="Internet_20_link" text:visited-style-name="Visited_20_Internet_20_Link">
18046205_303.jpg</text:a>
", "<text:a xlink:type="simple" xlink:href="https://static.dw.com/image/18046215_303.jpg" text:style-name="Internet_20_link" text:visited-style-name="Visited_20_Internet_20_Link">
18046215_303.jpg</text:a>
", "<text:a xlink:type="simple" xlink:href="https://static.dw.com/image/18046216_303.jpg" text:style-name="Internet_20_link" text:visited-style-name="Visited_20_Internet_20_Link">
18046216_303.jpg</text:a>
", "<text:a xlink:type="simple" xlink:href="https://static.dw.com/image/18046217_303.jpg" text:style-name="Internet_20_link" text:visited-style-name="Visited_20_Internet_20_Link">
18046217_303.jpg</text:a>
", "<text:a xlink:type="simple" xlink:href="https://static.dw.com/image/18046222_303.jpg" text:style-name="Internet_20_link" text:visited-style-name="Visited_20_Internet_20_Link">
18046222_303.jpg</text:a>
", "<text:a xlink:type="simple" xlink:href="https://static.dw.com/image/18046221_303.jpg" text:style-name="Internet_20_link" text:visited-style-name="Visited_20_Internet_20_Link">
18046221_303.jpg</text:a>
", "<text:a xlink:type="simple" xlink:href="https://static.dw.com/image/18046225_303.jpg" text:style-name="Internet_20_link" text:visited-style-name="Visited_20_Internet_20_Link">
18046225_303.jpg</text:a>
", "<text:a xlink:type="simple" xlink:href="https://static.dw.com/image/18046236_303.jpg" text:style-name="Internet_20_link" text:visited-style-name="Visited_20_Internet_20_Link">
18046236_303.jpg</text:a>
", "<text:a xlink:type="simple" xlink:href="https://static.dw.com/image/18046233_303.jpg" text:style-name="Internet_20_link" text:visited-style-name="Visited_20_Internet_20_Link">
18046233_303.jpg</text:a>
", "<text:a xlink:type="simple" xlink:href="https://static.dw.com/image/18046228_303.jpg" text:style-name="Internet_20_link" text:visited-style-name="Visited_20_Internet_20_Link">
18046228_303.jpg</text:a>
", "<text:a xlink:type="simple" xlink:href="https://static.dw.com/image/18046226_303.jpg" text:style-name="Internet_20_link" text:visited-style-name="Visited_20_Internet_20_Link">
18046226_303.jpg</text:a>
", "<text:a xlink:type="simple" xlink:href="https://static.dw.com/image/54575876_401.jpg" text:style-name="Internet_20_link" text:visited-style-name="Visited_20_Internet_20_Link">
54575876_401.jpg</text:a>
"]</text:p>
      <text:p text:style-name="P4">
Subject: 时政风云</text:p>
      <text:p text:style-name="P4">
Subjects: ['基尔', '青岛', '海军', '潜艇', '安全风险', '军事技术', '友好城市', '德中关系']</text:p>
      <text:p text:style-name="P4">
Keywords: ['意见反馈']</text:p>
      <text:p text:style-name="P4">
ID: 65591634</text:p>
      <!--METADATA-->
      <text:p text:style-name="P4">
<text:a xlink:type="simple" xlink:href="https://www.dw.com/zh/overlay/image/article/65591634/59088054" text:style-name="Internet_20_link" text:visited-style-name="Visited_20_Internet_20_Link">
 <draw:frame draw:style-name="fr1" draw:name="Image122" text:anchor-type="as-char" svg:width="6.9236in" svg:height="3.896998in" draw:z-index="0">
<draw:image xlink:href="../Images/dwzh/2023-05-11T13-08-00Z/59088054_303.jpg" xlink:type="simple" xlink:show="embed" xlink:actuate="onLoad" draw:mime-type="image/jpeg"/>
</draw:frame>
</text:a>
</text:p>
      <text:p text:style-name="P4">
基尔是德国波罗的海滨的军港</text:p>
      <text:p text:style-name="P4">
（德国之声中文网）今年3月，基尔市政府与中国 <text:a xlink:type="simple" xlink:href="https://www.dw.com/zh/zh/一战百年之青岛记忆/a-17815974" text:style-name="Internet_20_link" text:visited-style-name="Visited_20_Internet_20_Link">
 </text:a>
市缔结伙伴城市关系的计划被公布，争议随之而起。反对者认为，作为德国海军重要港口的基尔， 在与中国打交道的时候必须非常谨慎，不能敞开大门。</text:p>
      <text:p text:style-name="P4">
基尔市议会中保守的基民盟（CDU）代表、市长竞选人格拉格（AntoniaGrage）是首先提出异议的一位。“非要选择中国（城市）吗？”她质问并指出，鉴于中国的专制集权色彩不断加重，希望加强“民间相互理解”不过是一种天真的愿望，“到时候来访问的，可不是帆船运动爱好者，而是忠于党的干部”，格拉格对《南德意志报》记者表示。</text:p>
      <text:h text:style-name="P12" text:outline-level="3">
<text:span text:style-name="T4">
从帆船到潜艇</text:span>
</text:h>
      <text:p text:style-name="P4">
基尔和青岛两个城市的官方联系，的确始于帆船运动。十多年前，为了准备2008年北京奥运会，帆船项目承办地青岛向曾经主办赛事的基尔寻求咨询和帮助，开始了接触和交往。与青岛类似，基尔不仅是风景宜人的海滨城市，也是德国重要的军港和海洋科学研究基地。这里有德国波罗的海舰队的基地、包括一家北约研究机构在内的多个军事、海洋科学研究所，还有造船厂和潜艇码头。</text:p>
      <text:p text:style-name="P4">
基尔大学安全政策研究所的教授克劳泽（JoachimKrause）对北德意志电视台表示，与中国保持密切关系，对基尔这座城市意味着较高的安全风险，因为对方惯常利用伙伴城市关系和学术研究领域的合作来搜集信息，具体到基尔，就是涉及潜艇技术和水下战争的敏感信息。</text:p>
      <text:h text:style-name="P12" text:outline-level="3">
<text:span text:style-name="T4">
俯瞰德国：基尔码头</text:span>
</text:h>
      <text:p text:style-name="P4">
据《南德意志报道》，建立伙伴城市的建议来自青岛。克劳泽打比方说，这就好像是俄罗斯海军的主港摩尔曼斯克提议与基尔建立伙伴城市关系，“那我们的第一反应也会是：别急，等一下！”他说，德方可以选择主动保护自己尽量免受中国的信息搜集，“或者通过伙伴城市联系为之大开方便之门”。</text:p>
      <text:p text:style-name="P4">
青岛是中国北海舰队的军港，拥有海军潜艇学院和海洋科学研究机构。基尔安全政策研究所已呼吁市政府，对友好城市的计划再做慎重考虑。</text:p>
      <text:h text:style-name="P12" text:outline-level="3">
<text:span text:style-name="T4">
德国的海洋技术“很乏味”</text:span>
</text:h>
      <text:p text:style-name="P4">
克劳泽还指出，基尔的海洋研究中心（GEOMAR）也是中国会感兴趣的目标，因为许多民用技术的研究也可用于军事领域。不过该研究中心长年参与国际合作的资深学者斐斯贝克（MartinVisbeck）则表示，对GEOMAR来说，大谈“风险”有些言过其实。该研究中心涉及军工的水下技术都是在世界市场上公开的成熟技术，“对间谍来说，我们这里相当乏味。”不过他补充说，中心“当然不会与第三方分享属于出口限制的技术”。据他介绍，该研究中心多年以来平均一直有十多名来自中国的博士生。</text:p>
      <ul>
        <li>
          <draw:frame draw:style-name="fr1" draw:name="Image123" text:anchor-type="as-char" svg:width="6.9236in" svg:height="3.896998in" draw:z-index="0">
            <draw:image xlink:href="../Images/dwzh/2023-05-11T13-08-00Z/18046205_303.jpg" xlink:type="simple" xlink:show="embed" xlink:actuate="onLoad" draw:mime-type="image/jpeg"/>
          </draw:frame>
        </li>
      </ul>
      <h5>
德中关系的过往：殖民地青岛</h5>
      <text:h text:style-name="P12" text:outline-level="3">
<text:span text:style-name="T4">
百年记忆</text:span>
</text:h>
      <text:p text:style-name="P4">
百年前的今天，1914年11月7日，青岛德军向日军投降。以此，德国失去了青岛这块“模范殖民地”。当时的德国士兵PaulPraßler拍摄的照片以罕见的角度揭开了中德关系的特殊一章。</text:p>
      <ul>
        <li>
          <draw:frame draw:style-name="fr1" draw:name="Image124" text:anchor-type="as-char" svg:width="6.9236in" svg:height="3.896998in" draw:z-index="0">
            <draw:image xlink:href="../Images/dwzh/2023-05-11T13-08-00Z/18046215_303.jpg" xlink:type="simple" xlink:show="embed" xlink:actuate="onLoad" draw:mime-type="image/jpeg"/>
          </draw:frame>
        </li>
      </ul>
      <h5>
德中关系的过往：殖民地青岛</h5>
      <text:h text:style-name="P12" text:outline-level="3">
<text:span text:style-name="T4">
被迫签约</text:span>
</text:h>
      <text:p text:style-name="P4">
1897年11月，两位德国传教士遭到谋杀后，威廉二世派军舰出航远东，逼迫中国签署99年的租借合同。</text:p>
      <ul>
        <li>
          <draw:frame draw:style-name="fr1" draw:name="Image125" text:anchor-type="as-char" svg:width="6.9236in" svg:height="3.896998in" draw:z-index="0">
            <draw:image xlink:href="../Images/dwzh/2023-05-11T13-08-00Z/18046216_303.jpg" xlink:type="simple" xlink:show="embed" xlink:actuate="onLoad" draw:mime-type="image/jpeg"/>
          </draw:frame>
        </li>
      </ul>
      <h5>
德中关系的过往：殖民地青岛</h5>
      <text:h text:style-name="P12" text:outline-level="3">
<text:span text:style-name="T4">
德式建筑</text:span>
</text:h>
      <text:p text:style-name="P4">
占领青岛后，德国计划要打造一个“模范殖民地”，显示出德国的技术实力。因此一个小渔村很快就发展成了一个现代化的城市。然而，德国人和中国人的生活被严格分开。不过所谓的中国区也是按照德国的建筑规定建造的。</text:p>
      <ul>
        <li>
          <draw:frame draw:style-name="fr1" draw:name="Image126" text:anchor-type="as-char" svg:width="6.9236in" svg:height="3.896998in" draw:z-index="0">
            <draw:image xlink:href="../Images/dwzh/2023-05-11T13-08-00Z/18046217_303.jpg" xlink:type="simple" xlink:show="embed" xlink:actuate="onLoad" draw:mime-type="image/jpeg"/>
          </draw:frame>
        </li>
      </ul>
      <h5>
德中关系的过往：殖民地青岛</h5>
      <text:h text:style-name="P12" text:outline-level="3">
<text:span text:style-name="T4">
“古力”</text:span>
</text:h>
      <text:p text:style-name="P4">
即便是100年后，当许多后建的现代化污水处理设施面对洪灾系统崩溃之时，当年建的污水处理系统依旧能够抵挡住洪水的侵袭。青岛人至今都亲昵的把井盖称作“古力”，这是德语“井盖” Gully的音译。</text:p>
      <ul>
        <li>
          <draw:frame draw:style-name="fr1" draw:name="Image127" text:anchor-type="as-char" svg:width="6.9236in" svg:height="3.896998in" draw:z-index="0">
            <draw:image xlink:href="../Images/dwzh/2023-05-11T13-08-00Z/18046222_303.jpg" xlink:type="simple" xlink:show="embed" xlink:actuate="onLoad" draw:mime-type="image/jpeg"/>
          </draw:frame>
        </li>
      </ul>
      <h5>
德中关系的过往：殖民地青岛</h5>
      <text:h text:style-name="P12" text:outline-level="3">
<text:span text:style-name="T4">
保持传统</text:span>
</text:h>
      <text:p text:style-name="P4">
那时，德国在青岛的驻军有时最多达到5000士兵。即使远离家乡，德国人也希望保持着德国的一些传统，比如图上的除夕庆祝活动（拍摄时间不详）。德国人狂欢的时候怎么能少的了啤酒……</text:p>
      <ul>
        <li>
          <draw:frame draw:style-name="fr1" draw:name="Image128" text:anchor-type="as-char" svg:width="6.9236in" svg:height="3.896998in" draw:z-index="0">
            <draw:image xlink:href="../Images/dwzh/2023-05-11T13-08-00Z/18046221_303.jpg" xlink:type="simple" xlink:show="embed" xlink:actuate="onLoad" draw:mime-type="image/jpeg"/>
          </draw:frame>
        </li>
      </ul>
      <h5>
德中关系的过往：殖民地青岛</h5>
      <text:h text:style-name="P12" text:outline-level="3">
<text:span text:style-name="T4">
德国啤酒</text:span>
</text:h>
      <text:p text:style-name="P4">
1903年起，按照德国啤酒纯酿制法酿制的“日尔曼啤酒厂”成立，如今，青岛啤酒是全球销量最多的啤酒。</text:p>
      <ul>
        <li>
          <draw:frame draw:style-name="fr1" draw:name="Image129" text:anchor-type="as-char" svg:width="6.9236in" svg:height="3.896998in" draw:z-index="0">
            <draw:image xlink:href="../Images/dwzh/2023-05-11T13-08-00Z/18046225_303.jpg" xlink:type="simple" xlink:show="embed" xlink:actuate="onLoad" draw:mime-type="image/jpeg"/>
          </draw:frame>
        </li>
      </ul>
      <h5>
德中关系的过往：殖民地青岛</h5>
      <text:h text:style-name="P12" text:outline-level="3">
<text:span text:style-name="T4">
老照片</text:span>
</text:h>
      <text:p text:style-name="P4">
这种德国人和中国人气氛和谐的合照也不能掩盖一个事实：德国人是不请自来的外来统治者。</text:p>
      <ul>
        <li>
          <draw:frame draw:style-name="fr1" draw:name="Image130" text:anchor-type="as-char" svg:width="6.9236in" svg:height="3.896998in" draw:z-index="0">
            <draw:image xlink:href="../Images/dwzh/2023-05-11T13-08-00Z/18046236_303.jpg" xlink:type="simple" xlink:show="embed" xlink:actuate="onLoad" draw:mime-type="image/jpeg"/>
          </draw:frame>
        </li>
      </ul>
      <h5>
德中关系的过往：殖民地青岛</h5>
      <text:h text:style-name="P12" text:outline-level="3">
<text:span text:style-name="T4">
殖民地的压迫</text:span>
</text:h>
      <text:p text:style-name="P4">
歧视和压迫每天都会上演。</text:p>
      <ul>
        <li>
          <draw:frame draw:style-name="fr1" draw:name="Image131" text:anchor-type="as-char" svg:width="6.9236in" svg:height="3.896998in" draw:z-index="0">
            <draw:image xlink:href="../Images/dwzh/2023-05-11T13-08-00Z/18046233_303.jpg" xlink:type="simple" xlink:show="embed" xlink:actuate="onLoad" draw:mime-type="image/jpeg"/>
          </draw:frame>
        </li>
      </ul>
      <h5>
德中关系的过往：殖民地青岛</h5>
      <text:h text:style-name="P12" text:outline-level="3">
<text:span text:style-name="T4">
花轿迎新娘</text:span>
</text:h>
      <text:p text:style-name="P4">
在青岛，两个世界突然碰撞到了一起。不过中国人被允许保持自己的传统。图片上是当时的婚庆典礼，花轿前来迎接新娘。</text:p>
      <ul>
        <li>
          <draw:frame draw:style-name="fr1" draw:name="Image132" text:anchor-type="as-char" svg:width="6.9236in" svg:height="3.896998in" draw:z-index="0">
            <draw:image xlink:href="../Images/dwzh/2023-05-11T13-08-00Z/18046228_303.jpg" xlink:type="simple" xlink:show="embed" xlink:actuate="onLoad" draw:mime-type="image/jpeg"/>
          </draw:frame>
        </li>
      </ul>
      <h5>
德中关系的过往：殖民地青岛</h5>
      <text:h text:style-name="P12" text:outline-level="3">
<text:span text:style-name="T4">
繁华市场</text:span>
</text:h>
      <text:p text:style-name="P4">
和现在一样，当时的自由集市上热闹熙攘。有卖蔬菜和谷物的商贩。中国人的饮食传统也没有发生改变。</text:p>
      <ul>
        <li>
          <draw:frame draw:style-name="fr1" draw:name="Image133" text:anchor-type="as-char" svg:width="6.9236in" svg:height="3.896998in" draw:z-index="0">
            <draw:image xlink:href="../Images/dwzh/2023-05-11T13-08-00Z/18046226_303.jpg" xlink:type="simple" xlink:show="embed" xlink:actuate="onLoad" draw:mime-type="image/jpeg"/>
          </draw:frame>
        </li>
      </ul>
      <h5>
德中关系的过往：殖民地青岛</h5>
      <text:h text:style-name="P12" text:outline-level="3">
<text:span text:style-name="T4">
时代变迁</text:span>
</text:h>
      <text:p text:style-name="P4">
这位算命先生号称通晓未来。当时他可能算不到100年后，德国和中国成为平起平坐的紧密贸易伙伴。</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主张与青岛结好的基尔现任社民党籍市长托瓦尔（Hans-WernerTovar）则强调，友好城市的目的在于推动交流和民间的相互理解，消除偏见，涉及的主要是体育、文化、教育、环保等领域。德国目前有一百多个城市都在中国有 <text:a xlink:type="simple" xlink:href="https://www.dw.com/zh/zh/微妙的德中友好城市关系/a-51740328" text:style-name="Internet_20_link" text:visited-style-name="Visited_20_Internet_20_Link">
</text:a>
 ，比如汉堡与上海、不来梅和大连、柏林和北京。</text:p>
      <text:p text:style-name="P4">
他对《南德意志报》介绍，在市议会今年3月讨论友好城市议题的时候，他并没有回避问题，而是谈到了人们对中国的种种负面观感：侵犯人权、压制少数民族、对台湾的威胁、在乌克兰战争中对俄罗斯的支持等等。但他仍然认为，除了推进对话和了解，没有更好的途径。在之后的表决中，提议得到通过，只有格拉格所在的基民盟投了反对票。但舆论争议却愈演愈烈。</text:p>
      <text:h text:style-name="P12" text:outline-level="3">
<text:span text:style-name="T4">
如何防范</text:span>
</text:h>
      <text:p text:style-name="P4">
《纽约时报》的报道称，此事在基尔引发的不安，表明德国对中国的看法正在发生转变，尤其是在俄罗斯入侵乌克兰之后——这不仅仅是因为北京对莫斯科的支持。德国最大的潜艇制造商之一蒂森克虏伯海洋系统公司正在领导一家与挪威的合资企业，建造六艘新潜艇。这家造船公司在基尔拥有3500名员工，据两名直接了解情况的人士透露，其管理人员私下承认，他们很担心。</text:p>
      <text:p text:style-name="P4">
<draw:frame draw:style-name="fr1" draw:name="Image134" text:anchor-type="as-char" svg:width="6.9236in" svg:height="3.896998in" draw:z-index="0">
<draw:image xlink:href="../Images/dwzh/2023-05-11T13-08-00Z/54575876_401.jpg" xlink:type="simple" xlink:show="embed" xlink:actuate="onLoad" draw:mime-type="image/jpeg"/>
</draw:frame>
</text:p>
      <text:p text:style-name="P4">
军事敏感信息太密集？</text:p>
      <text:p text:style-name="P4">
不来梅应用科技城市大学中国中心主任桑德拉·黑普对该报指出，城市合作带来的交流互动整体是值得肯定的，但她提醒，就中国而言，需要严格的防范措施。“绝对有必要确保这不会导致敏感信息，特别是可能对中国军方有用的信息流向中国，尤其考虑到中国攻击台湾的风险不断上升的情况下。”</text:p>
      <text:p text:style-name="P4">
托瓦尔市长对北德意志电台承认，“当然，尤其是对船厂搞间谍活动的风险是存在的。我也知道一些军事方面的专家在谈论，伙伴城市关系可能会带来新的潜在的军事风险。”但他并不认为这与计划中的城市间交往有直接关系：“如果中国人想进行间谍活动，他们肯定不需要通过城市合作伙伴关系。”</text:p>
      <text:p text:style-name="P4">
在5月11日基尔市议会的全体大会上，将讨论基民盟提出的一项议案：成立专家小组审核与青岛的友好城市关系，如有必要，终止计划。市长托瓦尔此前曾透露，最终的决定最早今年6月做出。</text:p>
      <text:p text:style-name="P4">
（德广联、南德意志报、纽约时报）</text:p>
      <text:p text:style-name="P4">
Source: <text:a xlink:type="simple" xlink:href="https://www.dw.com/zh/军港不宜太亲密？基尔与青岛友好城市计划引争议/a-65591634" text:style-name="Internet_20_link" text:visited-style-name="Visited_20_Internet_20_Link">
https://www.dw.com/zh/军港不宜太亲密？基尔与青岛友好城市计划引争议/a-65591634?maca=chi-rss-chi-all-1127-rdf</text:a>
</text:p>
      <!--NEWS-->
      <text:h text:style-name="P10" text:outline-level="1">
<text:span text:style-name="T4">
独家：美议员提案制定印太掩体计划  防范中国对台空中打击</text:span>
</text:h>
      <text:p text:style-name="P4">
Author: None</text:p>
      <text:p text:style-name="P4">
Publisher: Radio Free Asia (Organization)</text:p>
      <text:p text:style-name="P4">
Published Time: 2023-05-11T13:21:00-04:00</text:p>
      <text:p text:style-name="P4">
Modified Time: 2023-05-11T15:09:30-04:00</text:p>
      <text:p text:style-name="P4">
Description: None</text:p>
      <text:p text:style-name="P4">
Videos: []</text:p>
      <text:p text:style-name="P4">
Audios: ["<text:a xlink:type="simple" xlink:href="https://www.rfa.org/mandarin/yataibaodao/junshiwaijiao/jw-0511202311455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35" text:anchor-type="as-char" svg:width="6.9236in" svg:height="4.612011in" draw:z-index="0">
<draw:image xlink:href="../Images/rfamandarin/2023-05-11T13-21-00-04-00/000000.png" xlink:type="simple" xlink:show="embed" xlink:actuate="onLoad" draw:mime-type="image/png"/>
</draw:frame>
美国参议员鲁比奥向国会提出《2023威慑中国先发制人法案》，该法案旨在加强保护美国及台湾在印太地区的军事设施，以抵御中国潜在的空中打击。 <text:a xlink:type="simple" xlink:href="https://www.rfa.org/mandarin/yataibaodao/junshiwaijiao/jw-05112023114552.html/@@images/image" text:style-name="Internet_20_link" text:visited-style-name="Visited_20_Internet_20_Link">
</text:a>
路透社资料图片  <text:a xlink:type="simple" xlink:href="https://www.rfa.org/mandarin/yataibaodao/junshiwaijiao/jw-05112023114552.html/@@stream" text:style-name="Internet_20_link" text:visited-style-name="Visited_20_Internet_20_Link">
</text:a>
</text:p>
      <text:p text:style-name="P4">
本周四，美国参议员鲁比奥向国会提出《2023威慑中国先发制人法案》，该法案旨在加强保护美国及台湾在印太地区的军事设施，以抵御中国潜在的空中打击。</text:p>
      <text:p text:style-name="P4">
<text:a xlink:type="simple" xlink:href="https://www.rfa.org/mandarin/yataibaodao/junshiwaijiao/cl-05142021093031.html" text:style-name="Internet_20_link" text:visited-style-name="Visited_20_Internet_20_Link">
 <text:span text:style-name="T4">
四国印太联合军演 剑指中国霸权主义</text:span>
 </text:a>
  * <text:a xlink:type="simple" xlink:href="https://www.rfa.org/mandarin/yataibaodao/junshiwaijiao/hx1008a-10082021051828.html" text:style-name="Internet_20_link" text:visited-style-name="Visited_20_Internet_20_Link">
 <text:span text:style-name="T4">
美英日加新荷六国军演 印太“北约化” 集体防卫威慑中国</text:span>
 </text:a>
  * <text:span text:style-name="T4">
<text:a xlink:type="simple" xlink:href="https://www.rfa.org/mandarin/yataibaodao/gangtai/cm-09142022125207.html" text:style-name="Internet_20_link" text:visited-style-name="Visited_20_Internet_20_Link">
 </text:a>
 </text:span>
</text:p>
      <text:p text:style-name="P4">
本台独家消息，美国共和党籍参议员马可·鲁比奥（Marco Rubio）5月11日在国会提出《2023威慑中国先发制人法案》（DeterringChinese Preemptive Strikes Act of2023），该法案要求美国国防部制定旨在保护印太地区航空设施的掩体计划，以应对中国潜在的对台空中打击行动。</text:p>
      <text:p text:style-name="P4">
本台记者获得的草案版本显示，该法案指示美国国防部长就此进行分类调查，确定在印太地区，包括第一、第二和第三岛链部署的各种美国航空掩体，并改进其防御能力，以减轻中国导弹、空中无人机和其他形式的攻击对航空器造成的损害，并且为中国武力犯台做好准备。</text:p>
      <text:p text:style-name="P4">
<draw:frame draw:style-name="fr1" draw:name="Image136" text:anchor-type="as-char" svg:width="6.9236in" svg:height="4.61393in" draw:z-index="0">
<draw:image xlink:href="../Images/rfamandarin/2023-05-11T13-21-00-04-00/000001.png" xlink:type="simple" xlink:show="embed" xlink:actuate="onLoad" draw:mime-type="image/png"/>
</draw:frame>
资料图片：2023年3月19日，韩美举行空中联合演习。美国空军B-1B战略轰炸机飞抵半岛上空。（美联社）  <text:a xlink:type="simple" xlink:href="https://www.rfa.org/mandarin/yataibaodao/junshiwaijiao/jw-05112023114552.html/ap23078228502168.jpg" text:style-name="Internet_20_link" text:visited-style-name="Visited_20_Internet_20_Link">
</text:a>
</text:p>
      <text:p text:style-name="P4">
草案显示，该法案一旦通过立法，美国国防部长应在该法颁布后的120天内，向国会有关委员会提交印太地区航空器掩体的调查报告。报告提交后的60天内，国防部长还需向委员会提交具体计划，以实施对相关航空器掩体的改进，提高印太地区美国空军在中方导弹、无人机及其他形式攻击下的生存能力。</text:p>
      <text:p text:style-name="P4">
该草案计划由参议院军事委员会（Armed Service Committee）率先审议。</text:p>
      <text:p text:style-name="P4">
鲁比奥办公室向本台表示，美国致力于协助台湾防卫，以阻止实施种族灭绝的中共政权的侵略。而此前美国智库战略与国际研究中心（CSIS）和其他机构进行的兵棋推演表明，中国在入侵台湾前可能采取的战略包括对印太地区美国军事基地进行导弹袭击，以此压制美国介入潜在的台海冲突。</text:p>
      <text:p text:style-name="P4">
鲁比奥参议员在向本台发出的书面回复中表示：“希望不是一种策略，我们需要积极保护我们在全球的军事设施。加强我们在印太地区的设施保护，是维护我们的利益，并阻止针对美国及盟友敌对行动的常识。”</text:p>
      <text:p text:style-name="P4">
今年2月，中国间谍气球穿越美国本土领空后，美国舆论普遍期望该事件能够推动政府有关机构实施应对中国的反制措施。但路透社11日稍早援引消息人士透露，有内部邮件显示，美国国务院推迟了与人权相关的对华制裁、出口管制和其他敏感行动，这引发鲁比奥等美国立法者的强烈关切。</text:p>
      <text:p text:style-name="P4">
美国总统拜登就任以来多次表示，如果中共武力犯台，美国会协防台湾。截至目前，拜登政府已宣布了九次对台军售。今年3月，美国最新批准的对台军售金额高达6.19亿美元，其中包括诸多美国空军现役先进装备。然而，美国协防台湾的进展并非一帆风顺。台湾国防部长邱国正日前表示，美国2019年向台湾批准出售的66架先进F-16W战机延迟交付，台湾已经要求美国“弥补”损失。</text:p>
      <text:p text:style-name="P4">
多家美国媒体日前援引消息人士透露，拜登政府正计划通过“总统拨款权”（Presidential DrawdownAuthority）机制，跳过国会审批，向台湾紧急授权5亿美元的武器援助。邱国正8日告诉外界，相关紧急援助并非涉及军购案，而是针对上述军售延迟交付的弥补措施。</text:p>
      <text:p text:style-name="P4">
在去年美国时任众议院议长佩洛西（NancyPelosi）访台，以及今年早些时候台湾总统蔡英文过境美国等重要时间节点上，中国实施了一系列旨在展示军事威慑的对台军演行动。中方的行动几度升级台海紧张局势，不仅引起包括美国在内的印太地区各国担忧，台湾也意识到升级军事防御能力迫在眉睫。</text:p>
      <text:p text:style-name="P4">
记者：经纬 责编：何平 网编：瑞哲</text:p>
      <text:p text:style-name="Horizontal_20_Line"/>
      <text:p text:style-name="P4">
Source: <text:a xlink:type="simple" xlink:href="https://www.rfa.org/mandarin/yataibaodao/junshiwaijiao/jw-05112023114552.html" text:style-name="Internet_20_link" text:visited-style-name="Visited_20_Internet_20_Link">
https://www.rfa.org/mandarin/yataibaodao/junshiwaijiao/jw-05112023114552.html</text:a>
</text:p>
      <!--NEWS-->
      <text:h text:style-name="P10" text:outline-level="1">
<text:span text:style-name="T4">
德国宾士车厂枪击案酿2死   警逮1嫌</text:span>
</text:h>
      <text:p text:style-name="P4">
Publisher: 法新社</text:p>
      <text:p text:style-name="P4">
Published Time: 2023-05-11T13:32:09+00:00</text:p>
      <text:p text:style-name="P4">
Modified Time: 2023-05-11T13:20:04+00:00</text:p>
      <text:p text:style-name="P4">
Description: （法新社柏林11日电） 德国警方表示，一名男子今天在德国汽车大厂宾士工厂的生产大厅开火，造成两人死亡。警方说，犯嫌已被逮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7" text:anchor-type="as-char" svg:width="6.9236in" svg:height="3.617581in" draw:z-index="0">
<draw:image xlink:href="../Images/rficn/2023-05-11T13-32-09-00-00/000000.png" xlink:type="simple" xlink:show="embed" xlink:actuate="onLoad" draw:mime-type="image/png"/>
</draw:frame>
</text:p>
      <text:p text:style-name="P4">
路德维希堡市（Ludwigsburg）警方在声明中说：「一名53岁的男子在早上7时45分左右进入大厅，向两个人开枪。」</text:p>
      <text:p text:style-name="P4">
警方说，安全人员在宾士（Mercedes-Benz）辛德芬根（Sindelfingen）工厂的大厅拘留犯嫌，并将他交给警方。警方在没有遭遇抵抗的情况下逮捕他。</text:p>
      <text:p text:style-name="P4">
两名受害人都是44岁的男子，后来均因伤势过重而死亡。</text:p>
      <text:p text:style-name="P4">
警方发推文表示，没有其他人受伤。</text:p>
      <text:p text:style-name="P4">
警方说，警察和救援人员仍在现场，建筑物已被清空且无安全疑虑，对公众没有危险。</text:p>
      <text:p text:style-name="P4">
攻击的动机还在调查。</text:p>
      <text:p text:style-name="P4">
宾士在声明中确认有2人死亡，并表示死者和犯嫌都是一个外部服务提供商的员工。</text:p>
      <text:p text:style-name="P4">
声明中说：「我们对今天早上来自辛德芬根的悲惨消息深感震惊和悲伤。我们对受害者、他们的家人和现场的所有员工表示慰问。」</text:p>
      <text:p text:style-name="P4">
德国「画报」（Bild）报导，犯嫌是一家物流公司的员工。</text:p>
      <text:p text:style-name="P4">
宾士在位于斯图加特西南约17公里的辛德芬根工厂生产旗舰S-Class豪华轿车。据宾士公司表示，约有3万5000人在这座工厂上班。</text:p>
      <text:p text:style-name="P4">
Source: <text:a xlink:type="simple" xlink:href="https://www.rfi.fr/cn/%E5%9B%BD%E9%99%85%E6%8A%A5%E9%81%93/20230511-%E5%BE%B7%E5%9B%BD%E5%AE%BE%E5%A3%AB%E8%BD%A6%E5%8E%82%E6%9E%AA%E5%87%BB%E6%A1%88%E9%85%BF2%E6%AD%BB-%E8%AD%A6%E9%80%AE1%E5%AB%8C" text:style-name="Internet_20_link" text:visited-style-name="Visited_20_Internet_20_Link">
https://www.rfi.fr/cn/%E5%9B%BD%E9%99%85%E6%8A%A5%E9%81%93/20230511-%E5%BE%B7%E5%9B%BD%E5%AE%BE%E5%A3%AB%E8%BD%A6%E5%8E%82%E6%9E%AA%E5%87%BB%E6%A1%88%E9%85%BF2%E6%AD%BB-%E8%AD%A6%E9%80%AE1%E5%AB%8C</text:a>
</text:p>
      <!--NEWS-->
      <text:h text:style-name="P10" text:outline-level="1">
<text:span text:style-name="T4">
芬兰人行天桥崩塌 24伤均无生命危险</text:span>
</text:h>
      <text:p text:style-name="P4">
Publisher: 法新社</text:p>
      <text:p text:style-name="P4">
Published Time: 2023-05-11T14:02:07+00:00</text:p>
      <text:p text:style-name="P4">
Modified Time: 2023-05-11T13:50:01+00:00</text:p>
      <text:p text:style-name="P4">
Description: （法新社赫尔辛基11日电） 芬兰救难当局指出，首都赫尔辛基郊外的埃斯波��今天发生临时人行天桥崩塌意外，造成大约24人受伤，其中大部分是孩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3.617581in" draw:z-index="0">
<draw:image xlink:href="../Images/rficn/2023-05-11T14-02-07-00-00/000000.png" xlink:type="simple" xlink:show="embed" xlink:actuate="onLoad" draw:mime-type="image/png"/>
</draw:frame>
</text:p>
      <text:p text:style-name="P4">
横跨埃斯波市（Espoo）塔皮奥拉地区（Tapiola region）一处工地的这座人行天桥今天上午崩塌，导致24人受伤，所幸没有人员罹难。</text:p>
      <text:p text:style-name="P4">
警方声明指出：「天桥崩塌时，有数人往下掉落了几公尺。正就相关情况进行调查。」</text:p>
      <text:p text:style-name="P4">
警方持续在事发现场，就事故可能原因进行技术调查。</text:p>
      <text:p text:style-name="P4">
赫尔辛基医院局（Helsinki Hospital Authority）在声明中表示，伤者没有生命危险。</text:p>
      <text:p text:style-name="P4">
当地媒体引述没有受伤的同团学生说法报导，一群8年级学童结束校外教学，在返程遇上这起事故。</text:p>
      <text:p text:style-name="P4">
警方指出，事发当地有营造工程在进行，才会以夹板搭建这座临时人行天桥。</text:p>
      <text:p text:style-name="P4">
芬兰媒体刊登的照片中可以看到至少5人躺在地上，救援人员正照护他们。</text:p>
      <text:p text:style-name="P4">
Source: <text:a xlink:type="simple" xlink:href="https://www.rfi.fr/cn/%E5%9B%BD%E9%99%85%E6%8A%A5%E9%81%93/20230511-%E8%8A%AC%E5%85%B0%E4%BA%BA%E8%A1%8C%E5%A4%A9%E6%A1%A5%E5%B4%A9%E5%A1%8C-24%E4%BC%A4%E5%9D%87%E6%97%A0%E7%94%9F%E5%91%BD%E5%8D%B1%E9%99%A9" text:style-name="Internet_20_link" text:visited-style-name="Visited_20_Internet_20_Link">
https://www.rfi.fr/cn/%E5%9B%BD%E9%99%85%E6%8A%A5%E9%81%93/20230511-%E8%8A%AC%E5%85%B0%E4%BA%BA%E8%A1%8C%E5%A4%A9%E6%A1%A5%E5%B4%A9%E5%A1%8C-24%E4%BC%A4%E5%9D%87%E6%97%A0%E7%94%9F%E5%91%BD%E5%8D%B1%E9%99%A9</text:a>
</text:p>
      <!--NEWS-->
      <text:h text:style-name="P10" text:outline-level="1">
<text:span text:style-name="T4">
芬兰女总理社群媒体发文宣布申请离婚</text:span>
</text:h>
      <text:p text:style-name="P4">
Publisher: 法新社</text:p>
      <text:p text:style-name="P4">
Published Time: 2023-05-11T14:02:08+00:00</text:p>
      <text:p text:style-name="P4">
Modified Time: 2023-05-11T13:35:01+00:00</text:p>
      <text:p text:style-name="P4">
Description: （法新社赫尔辛基10日电） 芬兰总理马林（Sanna Marin）今天在社群媒体IG发文宣布和夫婿雷克南已申请离婚。马林这次大选连任失利，将卸下总理职位。</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3.617581in" draw:z-index="0">
<draw:image xlink:href="../Images/rficn/2023-05-11T14-02-08-00-00/000000.png" xlink:type="simple" xlink:show="embed" xlink:actuate="onLoad" draw:mime-type="image/png"/>
</draw:frame>
</text:p>
      <text:p text:style-name="P4">
马林在IG发文表示：「我们已经申请离婚。对于一起共度19年时光心存感激。」</text:p>
      <text:p text:style-name="P4">
马林说，她和雷克南（Markus Raikkonen）「依旧是最好的朋友」。雷克南则在他自己的IG发文宣布离婚消息。</text:p>
      <text:p text:style-name="P4">
两人育有一个五岁的女儿，马林说，「我们会继续像家人般在一起」。</text:p>
      <text:p text:style-name="P4">
马林领导的社会民主党（Social Democrats）上月大选在国会全部200个席次中，拿下43席，成为第3大党，落后保守派国家联合党（NationalCoalition Party）的48席，以及芬兰人党（Finns Party）的46席。</text:p>
      <text:p text:style-name="P4">
国家联合党目前正和芬兰人党磋商成立联合政府事宜。</text:p>
      <text:p text:style-name="P4">
Source: <text:a xlink:type="simple" xlink:href="https://www.rfi.fr/cn/%E5%9B%BD%E9%99%85%E6%8A%A5%E9%81%93/20230511-%E8%8A%AC%E5%85%B0%E5%A5%B3%E6%80%BB%E7%90%86%E7%A4%BE%E7%BE%A4%E5%AA%92%E4%BD%93%E5%8F%91%E6%96%87%E5%AE%A3%E5%B8%83%E7%94%B3%E8%AF%B7%E7%A6%BB%E5%A9%9A" text:style-name="Internet_20_link" text:visited-style-name="Visited_20_Internet_20_Link">
https://www.rfi.fr/cn/%E5%9B%BD%E9%99%85%E6%8A%A5%E9%81%93/20230511-%E8%8A%AC%E5%85%B0%E5%A5%B3%E6%80%BB%E7%90%86%E7%A4%BE%E7%BE%A4%E5%AA%92%E4%BD%93%E5%8F%91%E6%96%87%E5%AE%A3%E5%B8%83%E7%94%B3%E8%AF%B7%E7%A6%BB%E5%A9%9A</text:a>
</text:p>
      <!--NEWS-->
      <text:h text:style-name="P10" text:outline-level="1">
<text:span text:style-name="T4">
香港前议员成立对华智库　助国际社会制订对华战略</text:span>
</text:h>
      <text:p text:style-name="P4">
Author: None</text:p>
      <text:p text:style-name="P4">
Publisher: Radio Free Asia (Organization)</text:p>
      <text:p text:style-name="P4">
Published Time: 2023-05-11T14:04:00-04:00</text:p>
      <text:p text:style-name="P4">
Modified Time: 2023-05-11T15:39:19-04:00</text:p>
      <text:p text:style-name="P4">
Description: None</text:p>
      <text:p text:style-name="P4">
Videos: []</text:p>
      <text:p text:style-name="P4">
Audios: ["<text:a xlink:type="simple" xlink:href="https://www.rfa.org/mandarin/yataibaodao/gangtai/al-0511202312290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40" text:anchor-type="as-char" svg:width="6.9236in" svg:height="5.1927in" draw:z-index="0">
<draw:image xlink:href="../Images/rfamandarin/2023-05-11T14-04-00-04-00/000000.png" xlink:type="simple" xlink:show="embed" xlink:actuate="onLoad" draw:mime-type="image/png"/>
</draw:frame>
 “中国战略风险研究所” （ChinaStrategic Risks Institute，CSRI）首份报告。 <text:a xlink:type="simple" xlink:href="https://www.rfa.org/mandarin/yataibaodao/gangtai/al-05112023122903.html/@@images/image" text:style-name="Internet_20_link" text:visited-style-name="Visited_20_Internet_20_Link">
</text:a>
吕熙摄  <text:a xlink:type="simple" xlink:href="https://www.rfa.org/mandarin/yataibaodao/gangtai/al-05112023122903.html/@@stream" text:style-name="Internet_20_link" text:visited-style-name="Visited_20_Internet_20_Link">
</text:a>
</text:p>
      <text:p text:style-name="P4">
新冠疫情结束后，如何重新和中国打交道，同时防范中共在人权及国安等领域带来的风险，成为西方社会共同面对的难题。香港前立法会议员郭荣铿宣布成立全新对华政策智库，希望加强国际社会对中国风险的认识，协助决策者制订对华战略。</text:p>
      <ul>
        <li>
<text:span text:style-name="T4">
<text:a xlink:type="simple" xlink:href="https://www.rfa.org/mandarin/yataibaodao/gangtai/sc-06222022082205.html" text:style-name="Internet_20_link" text:visited-style-name="Visited_20_Internet_20_Link">
 </text:a>
 </text:span>
  * <text:span text:style-name="T4">
<text:a xlink:type="simple" xlink:href="https://www.rfa.org/mandarin/yataibaodao/gangtai/cyt-12172020113047.html" text:style-name="Internet_20_link" text:visited-style-name="Visited_20_Internet_20_Link">
 </text:a>
 </text:span>
  * <text:a xlink:type="simple" xlink:href="https://www.rfa.org/mandarin/yataibaodao/gangtai/al-07112022130914.html" text:style-name="Internet_20_link" text:visited-style-name="Visited_20_Internet_20_Link">
 <text:span text:style-name="T4">
香港公民组织被瓦解 海外港人成立新组织反映香港实况</text:span>
 </text:a>
</li>
      </ul>
      <text:p text:style-name="P4">
香港前立法会议员郭荣铿周三（10日）现身伦敦，宣布成立全新的跨国对华政策智库“中国战略风险研究所” （China Strategic RisksInstitute，CSRI）。研究所多位核心成员为英国的中国问题专家，因而以伦敦为总部，希望集合多国学者及专家的力量，对中国崛起带来的风险和机会进行客观分析，以向公众、政策制订者及商界建言献策。</text:p>
      <text:p text:style-name="P4">
<text:span text:style-name="T4">
郭荣铿：港人应向世界讲述和中共角力经验</text:span>
</text:p>
      <text:p text:style-name="P4">
本身是大律师的郭荣铿，曾任香港民主派政党公民党执委，也曾是香港立法会法律界议员，却在2020年被北京褫夺议席，之后离开香港。他目前定居美国，在纽约开设律师事务所，同时出任哈佛大学甘迺迪学院高级研究员。</text:p>
      <text:p text:style-name="P4">
在英国上议院会议室举行的成立仪式上，郭荣铿表示，作为长年和中共政权角力的前任香港立法会议员，他们亲身体验专制政权如何威胁民主社会，认为港人应向国际社会讲述和中国打交道的经历，以及看待中国问题的独特视角。</text:p>
      <text:p text:style-name="P4">
<draw:frame draw:style-name="fr1" draw:name="Image141" text:anchor-type="as-char" svg:width="6.9236in" svg:height="4.619339in" draw:z-index="0">
<draw:image xlink:href="../Images/rfamandarin/2023-05-11T14-04-00-04-00/000001.png" xlink:type="simple" xlink:show="embed" xlink:actuate="onLoad" draw:mime-type="image/png"/>
</draw:frame>
本身是大律师的郭荣铿，是香港立法会法律界议员，却在2020年被北京褫夺议席，之后离开香港。 （路透社资料图）  <text:a xlink:type="simple" xlink:href="https://www.rfa.org/mandarin/yataibaodao/gangtai/al-05112023122903.html/m0511al-2.jpg" text:style-name="Internet_20_link" text:visited-style-name="Visited_20_Internet_20_Link">
</text:a>
</text:p>
      <text:p text:style-name="P4">
他认为国际社会不可能完全不和中国做生意，然而和中国政府的接触和对话，不能单纯“为谈而谈”，而应该对中国带来的风险保持警惕。</text:p>
      <text:p text:style-name="P4">
郭荣铿说：“不要误会，我认为我们需要和中国接触，我们不可能从中国撤走所有生意，这是不切实际的，和中国做贸易也是无可避免的。但我们应基于什么条款？当我们和中国进行外交对话、和中国做生意，并和中国讨论人权议题时，应建基于什么？我自己从香港的痛苦经历中学习，希望可以和合作伙伴及政策制订者分享。”</text:p>
      <text:p text:style-name="P4">
他提到美国在华企业被调查，以至加拿大国会议员的家人被威胁，继而驱逐中国外交官的例子，都显示国际社会必须正视中国在各个范畴带来的风险。</text:p>
      <text:p text:style-name="P4">
<text:span text:style-name="T4">
英国议员：习近平上任后 我们必须更新对中国的认知</text:span>
</text:p>
      <text:p text:style-name="P4">
出席仪式的工党影子亚太事务国务大臣韦斯特（CatherineWest）欢迎研究所的出现，盼能推动各国政府制订更稳定一致的对华战略。她表示，自己曾在伦敦大学亚非学院完成中国研究硕士课程，并于九十年代在南京任职大学老师，然而自习近平主政后，中国社会已经彻底改变。</text:p>
      <text:p text:style-name="P4">
韦斯特说：“我认为我们需要不断观察中国并考虑不同元素，像我这样在九十年代的南京学习中国如何运作的人，必须持续更新我们对中国的认知。自习近平以巩固地位为目标后，我们可以看到中国的内部压迫持续增加，包括新冠疫情期间的限制，以及在新疆地区的压迫。”</text:p>
      <text:p text:style-name="P4">
<text:span text:style-name="T4">
探讨与华合作的“安全地带”</text:span>
</text:p>
      <text:p text:style-name="P4">
郭荣铿又提到，当他看着法国总统马克龙和中国国家主席习近平喝茶谈贸易时，总会疑惑世界是否已经忘记香港发生的事。他强调香港的重要性，在于印证中国如何背弃国际条约。他提醒国际社会不要堕入中国的陷阱，以为能够和中国政府对话，得以和习近平握手，就是外交成功。</text:p>
      <text:p text:style-name="P4">
对于国际现实主义者总以“零和博弈”、“大国竞争”的角度看待美中关系，郭荣铿认为相关论述相当危险，原因是中国专制政权和自由世界有根本分别，不能简而化之。因此研究所的目标，是探讨如何划出和中国交往的“安全地带”，保护西方社会的自由和民主免受侵蚀。</text:p>
      <text:p text:style-name="P4">
郭荣铿又表示，华文世界有很多关于中国问题的优秀论述，却鲜有被翻译并进入国际社会的视野。这也是研究所的成立目标，以让更多有华裔背景的专家，积极向国际社会讲述中国议题。</text:p>
      <text:p text:style-name="P4">
研究所同日发布首份报告，内含香港、台湾、英国以及美加专家的10份分析文章，从国防科技、供应链、半导体、法制以至经济等不同层面，剖析中国崛起为世界带来的风险和机会。</text:p>
      <text:p text:style-name="P4">
记者：吕熙（伦敦） 责编：嘉远 网编：瑞哲</text:p>
      <text:p text:style-name="P4">
Source: <text:a xlink:type="simple" xlink:href="https://www.rfa.org/mandarin/yataibaodao/gangtai/al-05112023122903.html" text:style-name="Internet_20_link" text:visited-style-name="Visited_20_Internet_20_Link">
https://www.rfa.org/mandarin/yataibaodao/gangtai/al-05112023122903.html</text:a>
</text:p>
      <!--NEWS-->
      <text:h text:style-name="P10" text:outline-level="1">
<text:span text:style-name="T4">
击落间谍气球后 美国为何推迟对中国的制裁？</text:span>
</text:h>
      <text:p text:style-name="P4">
Author: None (Language: zh)</text:p>
      <text:p text:style-name="P4">
Publisher: None</text:p>
      <text:p text:style-name="P4">
Time: 2023-05-11T14:12:00Z</text:p>
      <text:p text:style-name="P4">
Description: 今年二月发生间谍气球事件后，一些美国官员确信这将刺激美方采取一系列行动对抗中国。但消息人士称，美国国务院实际暂缓了针对中国的人权相关制裁、出口管制等行动，以防美中关系进一步受损。</text:p>
      <text:p text:style-name="P4">
Videos: []</text:p>
      <text:p text:style-name="P4">
Images: ["<text:a xlink:type="simple" xlink:href="https://static.dw.com/image/64734669_303.jpg" text:style-name="Internet_20_link" text:visited-style-name="Visited_20_Internet_20_Link">
64734669_303.jpg</text:a>
", "<text:a xlink:type="simple" xlink:href="https://static.dw.com/image/64640006_303.jpg" text:style-name="Internet_20_link" text:visited-style-name="Visited_20_Internet_20_Link">
64640006_303.jpg</text:a>
", "<text:a xlink:type="simple" xlink:href="https://static.dw.com/image/64640851_303.jpg" text:style-name="Internet_20_link" text:visited-style-name="Visited_20_Internet_20_Link">
64640851_303.jpg</text:a>
", "<text:a xlink:type="simple" xlink:href="https://static.dw.com/image/64636821_303.jpg" text:style-name="Internet_20_link" text:visited-style-name="Visited_20_Internet_20_Link">
64636821_303.jpg</text:a>
", "<text:a xlink:type="simple" xlink:href="https://static.dw.com/image/64639698_303.jpg" text:style-name="Internet_20_link" text:visited-style-name="Visited_20_Internet_20_Link">
64639698_303.jpg</text:a>
", "<text:a xlink:type="simple" xlink:href="https://static.dw.com/image/64639569_303.jpg" text:style-name="Internet_20_link" text:visited-style-name="Visited_20_Internet_20_Link">
64639569_303.jpg</text:a>
", "<text:a xlink:type="simple" xlink:href="https://static.dw.com/image/64639728_303.jpg" text:style-name="Internet_20_link" text:visited-style-name="Visited_20_Internet_20_Link">
64639728_303.jpg</text:a>
", "<text:a xlink:type="simple" xlink:href="https://static.dw.com/image/64641001_303.jpg" text:style-name="Internet_20_link" text:visited-style-name="Visited_20_Internet_20_Link">
64641001_303.jpg</text:a>
"]</text:p>
      <text:p text:style-name="P4">
Subject: 时政风云</text:p>
      <text:p text:style-name="P4">
Subjects: ['华为', '移民难民', '智能手机', '新疆', '人权']</text:p>
      <text:p text:style-name="P4">
Keywords: ['间谍气球', '美中关系', '人权', '制裁', '新疆', '布林肯', '华为']</text:p>
      <text:p text:style-name="P4">
ID: 65593443</text:p>
      <!--METADATA-->
      <text:p text:style-name="P4">
<text:a xlink:type="simple" xlink:href="https://www.dw.com/zh/overlay/image/article/65593443/64734669" text:style-name="Internet_20_link" text:visited-style-name="Visited_20_Internet_20_Link">
 <draw:frame draw:style-name="fr1" draw:name="Image142" text:anchor-type="as-char" svg:width="6.9236in" svg:height="3.896998in" draw:z-index="0">
<draw:image xlink:href="../Images/dwzh/2023-05-11T14-12-00Z/64734669_303.jpg" xlink:type="simple" xlink:show="embed" xlink:actuate="onLoad" draw:mime-type="image/jpeg"/>
</draw:frame>
</text:a>
</text:p>
      <text:p text:style-name="P4">
美军2月4日下午在南卡罗来纳州临近海域上空击毁首个中国高空气球，并打捞检测</text:p>
      <text:p text:style-name="P4">
（德国之声中文网）据了解美国政策的四名消息人士以及路透社取得的内部邮件，美国国务院暂缓了针对中国的人权相关制裁、出口管制和其他敏感行动，以防止美中关系进一步受损。</text:p>
      <text:p text:style-name="P4">
路透社报道称，美国国务院的"竞争行动"日程表是拜登政府中国计划的机密清单。延迟制裁的决定令部分美国官员感到震惊，也反映出美国政府内部，主张对中国采取更严厉行动以及主张更克制做法者之间的分歧。</text:p>
      <text:p text:style-name="P4">
虽然 <text:a xlink:type="simple" xlink:href="https://www.dw.com/zh/zh/布林肯因气球推迟访华-对中美关系有何影响/a-64610722" text:style-name="Internet_20_link" text:visited-style-name="Visited_20_Internet_20_Link">
 </text:a>
，但路透社看到的国务院内部文件显示，美国高级官员推迟了针对中国的行动计划。</text:p>
      <text:p text:style-name="P4">
美国国务院负责中国和台湾事务的副助理国务卿华自强（RickWaters）2月6日在一封此前未被报道的给员工的邮件中表示："国务卿的指示是推动'非气球'行动，这样我们可以专注在对应和仔细斟酌的回应。我们可以在几周内重新审视其他行动。"</text:p>
      <ul>
        <li>
          <draw:frame draw:style-name="fr1" draw:name="Image143" text:anchor-type="as-char" svg:width="6.9236in" svg:height="3.896998in" draw:z-index="0">
            <draw:image xlink:href="../Images/dwzh/2023-05-11T14-12-00Z/64640006_303.jpg" xlink:type="simple" xlink:show="embed" xlink:actuate="onLoad" draw:mime-type="image/jpeg"/>
          </draw:frame>
        </li>
      </ul>
      <h5>
“气球”事件加剧美中两国紧张关系</h5>
      <text:h text:style-name="P12" text:outline-level="3">
<text:span text:style-name="T4">
击落</text:span>
</text:h>
      <text:p text:style-name="P4">
中国的一个气球在美国本土上空飘荡了数日之后，2月4日，美军在南卡罗来纳州沿海水域将其击落。美国指责中国利用气球进行间谍活动。但中国方面表示，这只是一个失控的气象气球。</text:p>
      <ul>
        <li>
          <draw:frame draw:style-name="fr1" draw:name="Image144" text:anchor-type="as-char" svg:width="6.9236in" svg:height="3.896998in" draw:z-index="0">
            <draw:image xlink:href="../Images/dwzh/2023-05-11T14-12-00Z/64640851_303.jpg" xlink:type="simple" xlink:show="embed" xlink:actuate="onLoad" draw:mime-type="image/jpeg"/>
          </draw:frame>
        </li>
      </ul>
      <h5>
“气球”事件加剧美中两国紧张关系</h5>
      <text:h text:style-name="P12" text:outline-level="3">
<text:span text:style-name="T4">
搜寻</text:span>
</text:h>
      <text:p text:style-name="P4">
被击落的气球坠入距离南卡罗来纳州海岸几英里处的大海中。美国海军和海岸警卫队对气球坠落的地区进行定位，并派出直升机和舰艇在坠落区域梳理寻找气球残骸。</text:p>
      <ul>
        <li>
          <draw:frame draw:style-name="fr1" draw:name="Image145" text:anchor-type="as-char" svg:width="6.9236in" svg:height="3.896998in" draw:z-index="0">
            <draw:image xlink:href="../Images/dwzh/2023-05-11T14-12-00Z/64636821_303.jpg" xlink:type="simple" xlink:show="embed" xlink:actuate="onLoad" draw:mime-type="image/jpeg"/>
          </draw:frame>
        </li>
      </ul>
      <h5>
“气球”事件加剧美中两国紧张关系</h5>
      <text:h text:style-name="P12" text:outline-level="3">
<text:span text:style-name="T4">
打捞</text:span>
</text:h>
      <text:p text:style-name="P4">
看上去像是渔民们正在捕捞一个超大的水母，但实际上这是美军的一个负责处理爆炸物的小组成员在海上打捞中国气球被击落后的残骸。这个气球直径大约达到61米，重量相当于一架小型客机。</text:p>
      <ul>
        <li>
          <draw:frame draw:style-name="fr1" draw:name="Image146" text:anchor-type="as-char" svg:width="6.9236in" svg:height="3.896998in" draw:z-index="0">
            <draw:image xlink:href="../Images/dwzh/2023-05-11T14-12-00Z/64639698_303.jpg" xlink:type="simple" xlink:show="embed" xlink:actuate="onLoad" draw:mime-type="image/jpeg"/>
          </draw:frame>
        </li>
      </ul>
      <h5>
“气球”事件加剧美中两国紧张关系</h5>
      <text:h text:style-name="P12" text:outline-level="3">
<text:span text:style-name="T4">
残骸</text:span>
</text:h>
      <text:p text:style-name="P4">
由于气球尺寸巨大，而且对其安全性的不确定性，美国最终决定在海上击落。气球坠落地区的水深约为15米。美军正在努力打捞更多的残骸，以便更准确地了解这个飞行物的实际用途。</text:p>
      <ul>
        <li>
          <draw:frame draw:style-name="fr1" draw:name="Image147" text:anchor-type="as-char" svg:width="6.9236in" svg:height="3.896998in" draw:z-index="0">
            <draw:image xlink:href="../Images/dwzh/2023-05-11T14-12-00Z/64639569_303.jpg" xlink:type="simple" xlink:show="embed" xlink:actuate="onLoad" draw:mime-type="image/jpeg"/>
          </draw:frame>
        </li>
      </ul>
      <h5>
“气球”事件加剧美中两国紧张关系</h5>
      <text:h text:style-name="P12" text:outline-level="3">
<text:span text:style-name="T4">
工具</text:span>
</text:h>
      <text:p text:style-name="P4">
美军使用了包括水下无人机等特殊装备搜索并打捞气球残骸。“探路者”级海洋测量船利用声纳技术在坠落区寻找残骸碎片。据美军的说法，搜索面积约为2.25平方公里。</text:p>
      <ul>
        <li>
          <draw:frame draw:style-name="fr1" draw:name="Image148" text:anchor-type="as-char" svg:width="6.9236in" svg:height="3.896998in" draw:z-index="0">
            <draw:image xlink:href="../Images/dwzh/2023-05-11T14-12-00Z/64639728_303.jpg" xlink:type="simple" xlink:show="embed" xlink:actuate="onLoad" draw:mime-type="image/jpeg"/>
          </draw:frame>
        </li>
      </ul>
      <h5>
“气球”事件加剧美中两国紧张关系</h5>
      <text:h text:style-name="P12" text:outline-level="3">
<text:span text:style-name="T4">
寻获</text:span>
</text:h>
      <text:p text:style-name="P4">
美军北方司令部2月13日在一份声明中说，“打捞团队从气球坠落处寻获了一些重要的残骸，包括确认所有主要的传感器和电子装置，以及整体结构的大块物件”。</text:p>
      <ul>
        <li>
          <draw:frame draw:style-name="fr1" draw:name="Image149" text:anchor-type="as-char" svg:width="6.9236in" svg:height="3.896998in" draw:z-index="0">
            <draw:image xlink:href="../Images/dwzh/2023-05-11T14-12-00Z/64641001_303.jpg" xlink:type="simple" xlink:show="embed" xlink:actuate="onLoad" draw:mime-type="image/jpeg"/>
          </draw:frame>
        </li>
      </ul>
      <h5>
“气球”事件加剧美中两国紧张关系</h5>
      <text:h text:style-name="P12" text:outline-level="3">
<text:span text:style-name="T4">
升级</text:span>
</text:h>
      <text:p text:style-name="P4">
美国击落中国疑似间谍气球之后，美中之间的紧张关系进一步加剧。此间，中国国防部长曾拒绝同美国国防部长奥斯汀通电话来讨论与气球相关的事宜。中方称美国的击落行动是过度反应，违反了国际准则。美国商务部则将与北京疑似间谍气球计划有关的中国6个实体添加到出口黑名单中。过去几天，美军在美国西北部阿拉斯加州海岸、加拿大西北部的育空地区，以及美加边境休伦湖的上空又分别击落了三个飞行体。</text:p>
      <text:p text:style-name="P4">
作者: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消息人士指出，延迟对电信设备制造商华为实施出口许可规定，以及推迟对侵犯维吾尔族人权的中国官员实施制裁，令国务院中国组的士气受到打击。</text:p>
      <text:p text:style-name="P4">
拜登政府一直努力防止与中国共产党政府的关系进一步恶化。许多分析师认为，美中关系已滑落至1979年以来的最低点。</text:p>
      <text:p text:style-name="P4">
前外交官员以及两党的议会成员都认为，美国必须保持与北京的沟通渠道畅通，以避免误会和管理危机。</text:p>
      <text:p text:style-name="P4">
但消息人士表示，目前的政策过于紧跟早期的接触战略，这种战略让美国通过对中国让步来换取高层对话，但往往成效不彰。</text:p>
      <text:p text:style-name="P4">
据不愿具名的消息人士表示，布林肯已将对华政策的主要职责交给副国务卿谢尔曼。</text:p>
      <text:p text:style-name="P4">
一名国务院官员在答复路透社的提问时表示，在拜登政府的领导下，国务院与不同机构协调，对中国实施的制裁、出口管制和其他竞争性行动在数量上创下纪录。</text:p>
      <text:p text:style-name="P4">
"我们不对具体行动发表评论，这项工作既敏感又复杂，而且很显然的，有序地推动政策，对于最大限度发挥影响，并确保我们的信息清晰和准确落实至关重要。"</text:p>
      <text:p text:style-name="P4">
谢尔曼并未立即回复路透社的置评请求。今年2月9日，她在参议院外交关系委员会作证时表示，国务院正在将其工作"现代化"，并将会"继续反击中华人民共和国的侵略性军事、外交和经济做法"。</text:p>
      <text:h text:style-name="P12" text:outline-level="3">
<text:span text:style-name="T4">
拜登：我寻求的是竞争，不是冲突</text:span>
</text:h>
      <text:h text:style-name="P12" text:outline-level="3">
<text:span text:style-name="T4">
FBI原本预计4月中旬发布被击落气球的报告</text:span>
</text:h>
      <text:p text:style-name="P4">
两名消息人士称，今年三月底，华自强在一次工作人员会议上表示，遵循谢尔曼的指示，国务院将从中国的气球事件"向前看"。报道称，谢尔曼正急于重新安排布林肯的访问行程。</text:p>
      <text:p text:style-name="P4">
一名中国官员对路透社证实，如果美国按照北京的希望搁置这一问题，重新安排布林肯访华的可能性会更大。该名官员补充说，中国已表示不希望美国联邦调查局（FBI）公布对被击落气球的调查细节。</text:p>
      <text:p text:style-name="P4">
两名消息人士表示，FBI的报告原本预计在4月中旬发布。</text:p>
      <text:p text:style-name="P4">
FBI拒绝对任何报道发表评论。美国国务院则对路透社表示，从未与FBI就这个问题进行讨论，并拒绝就与中国就此事进行的讨论发表评论。</text:p>
      <text:p text:style-name="P4">
在5月2日参议院外交关系委员会的听证会上，在被问及FBI调查报告的发布时，美国务院亚太事务助理国务卿康达（DanielKritenbrink）表示："我绝对支持确保人们了解所发生的事。"</text:p>
      <text:p text:style-name="P4">
他还说道，国务院致力于管理美中之间的竞争。"在我们看来，其中一部分必须涉及高层沟通，保持渠道畅通。"</text:p>
      <text:p text:style-name="P4">
智库机构"保卫民主基金会"(FDD)中国问题专家辛格尔顿(CraigSingleton)表示，美国国务院"陷入自己制造的陷阱"，在急于恢复高层交流的情况下，放弃了旨在最大限度发挥美国影响力的行动。"这个决定立意良好，但加强了中国的影响力。"</text:p>
      <text:h text:style-name="P12" text:outline-level="3">
<text:span text:style-name="T4">
延迟对华为的控制</text:span>
</text:h>
      <text:p text:style-name="P4">
去年12月，美国设立"中国组"（China House,正式名称为"中国事务协调办公室"），这是对国务院中国事务办公室的重组，目的是在中国不断扩大影响力、对美国及其盟友构成挑战之际，强化美国在地区的政策。</text:p>
      <text:p text:style-name="P4">
消息人士表示，美国商务部以及工业和安全局已经制定规则，撤销与华为相关的出口管制许可证，还包括那些涉及较不敏感技术的许可证。他们透露，国防部和能源部准备在2月下旬支持这一变化，但由于国务院正在寻求重启布林肯的访问，因此谢尔曼不支持实施更严格的规定。</text:p>
      <text:p text:style-name="P4">
消息人士称，由于国务院的反对，决定此类行动的最终用户审查委员会（ERC）的四个机构并未对此进行投票。</text:p>
      <text:p text:style-name="P4">
此外，美国国务院还推迟了对中国官员的制裁，其中包括中共中央委员会统战部负责新疆政策的官员。美国政府称北京正在新疆对穆斯林维吾尔人实施种族灭绝。中国则否认相关指控。</text:p>
      <text:p text:style-name="P4">
三名消息人士称，2022年10月制裁首次被推迟，今年1月中旬再次推迟，原因是时间点距离布林肯访华太近。</text:p>
      <text:p text:style-name="P4">
四位消息人士表示，此类行动遭遇的阻力导致中国组的人员配置困难，人员空缺率高达40%。高级官员承认，中国组存在士气低落的问题，但否认与政策有关联。</text:p>
      <text:p text:style-name="P4">
路透社指出，美国国务院一直在努力解决特朗普执政时期招聘冻结所遗留的人员配置和士气问题。但消息人士表示，一些工作人员要求调动，认为政府的拖延显示出中国行动不是优先事项。</text:p>
      <text:p text:style-name="P4">
另一名消息人士说："即使我们只剩一步之遥，也要争论是否要行动。"</text:p>
      <text:p text:style-name="P4">
（路透社）</text:p>
      <text:p text:style-name="P4">
Source: <text:a xlink:type="simple" xlink:href="https://www.dw.com/zh/击落间谍气球后-美国为何推迟对中国的制裁？/a-65593443" text:style-name="Internet_20_link" text:visited-style-name="Visited_20_Internet_20_Link">
https://www.dw.com/zh/击落间谍气球后-美国为何推迟对中国的制裁？/a-65593443?maca=chi-rss-chi-all-1127-rdf</text:a>
</text:p>
      <!--NEWS-->
      <text:h text:style-name="P10" text:outline-level="1">
<text:span text:style-name="T4">
台湾富士康第一季度利润暴跌56%</text:span>
</text:h>
      <text:p text:style-name="P4">
Author: None (Language: zh)</text:p>
      <text:p text:style-name="P4">
Publisher: None</text:p>
      <text:p text:style-name="P4">
Time: 2023-05-11T14:16:00Z</text:p>
      <text:p text:style-name="P4">
Description: 台湾富士康公司周四（5月11日）发布第一季度财报，第一季度利润暴跌56%。富士康表示，全球经济低迷导致了智能消费电子产品的需求下滑。</text:p>
      <text:p text:style-name="P4">
Videos: []</text:p>
      <text:p text:style-name="P4">
Images: ["<text:a xlink:type="simple" xlink:href="https://static.dw.com/image/63598242_303.jpg" text:style-name="Internet_20_link" text:visited-style-name="Visited_20_Internet_20_Link">
63598242_303.jpg</text:a>
"]</text:p>
      <text:p text:style-name="P4">
Subject: 经济纵横</text:p>
      <text:p text:style-name="P4">
Subjects: ['德中关系', '富士康', '岛屿主权争端', '马英九', '专题报道：全景观看“习马会”', '专题报道：2016年台湾大选', '中国', '智能手机', '台湾', '中共十九大']</text:p>
      <text:p text:style-name="P4">
Keywords: ['富士康', '台湾', '鸿海', '苹果', '中国']</text:p>
      <text:p text:style-name="P4">
ID: 65593498</text:p>
      <!--METADATA-->
      <text:p text:style-name="P4">
<text:a xlink:type="simple" xlink:href="https://www.dw.com/zh/overlay/image/article/65593498/63598242" text:style-name="Internet_20_link" text:visited-style-name="Visited_20_Internet_20_Link">
 <draw:frame draw:style-name="fr1" draw:name="Image150" text:anchor-type="as-char" svg:width="6.9236in" svg:height="3.896998in" draw:z-index="0">
<draw:image xlink:href="../Images/dwzh/2023-05-11T14-16-00Z/63598242_303.jpg" xlink:type="simple" xlink:show="embed" xlink:actuate="onLoad" draw:mime-type="image/jpeg"/>
</draw:frame>
</text:a>
</text:p>
      <text:p text:style-name="P4">
今年1到3月，富士康净利润为128亿元新台币，同比下降56%。</text:p>
      <text:p text:style-name="P4">
（德国之声中文网） <text:a xlink:type="simple" xlink:href="https://www.dw.com/zh/zh/富士康今年1月份业绩亮眼/a-64615888" text:style-name="Internet_20_link" text:visited-style-name="Visited_20_Internet_20_Link">
 </text:a>
是全球最大的电子产品代工厂，为许多国际知名品牌代工，其中最知名的就是 <text:a xlink:type="simple" xlink:href="https://www.dw.com/zh/zh/苹果的中国麻烦/a-64071155" text:style-name="Internet_20_link" text:visited-style-name="Visited_20_Internet_20_Link">
</text:a>
 的iPhone手机。</text:p>
      <text:p text:style-name="P4">
今年1到3月，富士康净利润为128亿元新台币，同比下降56%。第一季度营收为1.46万亿元新台币，同比增长4%。</text:p>
      <text:p text:style-name="P4">
富士康董事长刘扬伟在财报电话会议上表示，公司预计第二季度智能消费电子产品和其他产品的营收也会下降，这三个月是传统的电子产品消费淡季。他预期整季将呈现季减、年减，预计年底会有更明确的方向。</text:p>
      <text:p text:style-name="P4">
他还表示，由于目前企业仍处于新事业投资、持续全球化布局阶段，资本支出相对提高，连带影响折旧摊销成本。今年要达到与去年一样的毛利率，将会有很大挑战。</text:p>
      <text:p text:style-name="P4">
富士康母公司鸿海集团扩大布局印度，当地子公司斥资30亿元印度卢比在卡纳塔克邦的班加罗尔购置土地，目的为营运需求。鸿海集团除了扩大在印度iPhone产线，也在积极<text:a xlink:type="simple" xlink:href="https://www.dw.com/zh/zh/2025年四分之一苹果手机将是印度造/a-63193200" text:style-name="Internet_20_link" text:visited-style-name="Visited_20_Internet_20_Link">
 </text:a>
 。</text:p>
      <text:p text:style-name="P4">
富士康目前在全球20多个国家都拥有生产及服务点。</text:p>
      <text:h text:style-name="P12" text:outline-level="3">
<text:span text:style-name="T4">
富士康冲突折射中国“清零”困境</text:span>
</text:h>
      <text:p text:style-name="P4">
由于中国在疫情期间采取 <text:a xlink:type="simple" xlink:href="https://www.dw.com/zh/zh/富士康iphone产能11月恐降三成以上/a-63885278" text:style-name="Internet_20_link" text:visited-style-name="Visited_20_Internet_20_Link">
 </text:a>
，再加上美中关系持续紧张等多重因素的影响，富士康也正在寻求生产线多样化。</text:p>
      <text:p text:style-name="P4">
Counterpoint Research高级分析师林科宇说，利润暴跌应被视为富士康的“投资曲线”，因为它寻求将更多资金投入到汽车产业和虚拟技术等领域。</text:p>
      <text:p text:style-name="P4">
林科宇说：“制造端则无法赚取利润，因为他们需要重新投资，升级设备和技术，支持苹果公司等客户正在开发得尖端产品。”</text:p>
      <text:p text:style-name="P4">
（法新社）</text:p>
      <text:p text:style-name="P4">
Source: <text:a xlink:type="simple" xlink:href="https://www.dw.com/zh/台湾富士康第一季度利润暴跌56/a-65593498" text:style-name="Internet_20_link" text:visited-style-name="Visited_20_Internet_20_Link">
https://www.dw.com/zh/台湾富士康第一季度利润暴跌56/a-65593498?maca=chi-rss-chi-all-1127-rdf</text:a>
</text:p>
      <!--NEWS-->
      <text:h text:style-name="P10" text:outline-level="1">
<text:span text:style-name="T4">
乌克兰何时发动反攻？ 泽伦斯基：需更多时间准备</text:span>
</text:h>
      <text:p text:style-name="P4">
Publisher: 法新社</text:p>
      <text:p text:style-name="P4">
Published Time: 2023-05-11T14:32:09+00:00</text:p>
      <text:p text:style-name="P4">
Modified Time: 2023-05-11T14:05:01+00:00</text:p>
      <text:p text:style-name="P4">
Description: （法新社基辅11日电） 英国广播公司（BBC）今天发布乌克兰总统泽伦斯基（Volodymyr Zelenskyy）专访内容。他说乌克兰部队需要更多时间来准备，以对俄罗斯军队展开备受各界期待的反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3.617581in" draw:z-index="0">
<draw:image xlink:href="../Images/rficn/2023-05-11T14-32-09-00-00/000000.png" xlink:type="simple" xlink:show="embed" xlink:actuate="onLoad" draw:mime-type="image/png"/>
</draw:frame>
</text:p>
      <text:p text:style-name="P4">
泽伦斯基说道：「我们取得军备后就可以向前推进并取得胜利，但我们会失去很多人员，我认为这是无法接受的，所以我们需要等待，我们还需要更多时间。」</text:p>
      <text:p text:style-name="P4">
乌克兰一直在训练一支新部队，同时储备西方国家供应的弹药和重型武器。分析人士指出，这将是收复俄国占领地区的关键。</text:p>
      <text:p text:style-name="P4">
基辅当局盼望收复乌克兰东部顿内茨克（Donetsk）、卢甘斯克（Lugansk），以及南部赫松（Kherson）与札波罗热（Zaporizhzhia）地区的被占领土，但何时反攻依然是个问题。</text:p>
      <text:p text:style-name="P4">
Source: <text:a xlink:type="simple" xlink:href="https://www.rfi.fr/cn/%E5%9B%BD%E9%99%85%E6%8A%A5%E9%81%93/20230511-%E4%B9%8C%E5%85%8B%E5%85%B0%E4%BD%95%E6%97%B6%E5%8F%91%E5%8A%A8%E5%8F%8D%E6%94%BB-%E6%B3%BD%E4%BC%A6%E6%96%AF%E5%9F%BA-%E9%9C%80%E6%9B%B4%E5%A4%9A%E6%97%B6%E9%97%B4%E5%87%86%E5%A4%87" text:style-name="Internet_20_link" text:visited-style-name="Visited_20_Internet_20_Link">
https://www.rfi.fr/cn/%E5%9B%BD%E9%99%85%E6%8A%A5%E9%81%93/20230511-%E4%B9%8C%E5%85%8B%E5%85%B0%E4%BD%95%E6%97%B6%E5%8F%91%E5%8A%A8%E5%8F%8D%E6%94%BB-%E6%B3%BD%E4%BC%A6%E6%96%AF%E5%9F%BA-%E9%9C%80%E6%9B%B4%E5%A4%9A%E6%97%B6%E9%97%B4%E5%87%86%E5%A4%87</text:a>
</text:p>
      <!--NEWS-->
      <text:h text:style-name="P10" text:outline-level="1">
<text:span text:style-name="T4">
专栏 | 军事无禁区：撒手锏破功－看高超音速武器谁与争锋</text:span>
</text:h>
      <text:p text:style-name="P4">
Author: None</text:p>
      <text:p text:style-name="P4">
Publisher: Radio Free Asia (Organization)</text:p>
      <text:p text:style-name="P4">
Published Time: 2023-05-11T14:38:00-04:00</text:p>
      <text:p text:style-name="P4">
Modified Time: 2023-05-11T14:40:59-04:00</text:p>
      <text:p text:style-name="P4">
Description: None</text:p>
      <text:p text:style-name="P4">
Videos: []</text:p>
      <text:p text:style-name="P4">
Audios: ["<text:a xlink:type="simple" xlink:href="https://www.rfa.org/mandarin/zhuanlan/junshiwujinqu/mil-0511202313555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4.612011in" draw:z-index="0">
<draw:image xlink:href="../Images/rfamandarin/2023-05-11T14-38-00-04-00/000000.png" xlink:type="simple" xlink:show="embed" xlink:actuate="onLoad" draw:mime-type="image/png"/>
</draw:frame>
乌克兰空军证实以爱国者防空导弹击落匕首导弹。图为部署在波兰的美制爱国者防空导弹。 <text:a xlink:type="simple" xlink:href="https://www.rfa.org/mandarin/zhuanlan/junshiwujinqu/mil-05112023135551.html/@@images/image" text:style-name="Internet_20_link" text:visited-style-name="Visited_20_Internet_20_Link">
</text:a>
美联社资料图片  <text:a xlink:type="simple" xlink:href="https://www.rfa.org/mandarin/zhuanlan/junshiwujinqu/mil-05112023135551.html/@@stream" text:style-name="Internet_20_link" text:visited-style-name="Visited_20_Internet_20_Link">
</text:a>
</text:p>
      <text:p text:style-name="P4">
本栏目每周五首播新节目，之后还有几次回放。可以在短波上收听，或透过 YouTube及RFA官网收听。</text:p>
      <text:p text:style-name="P4">
听众朋友们，大家好。您现在收听的是自由亚洲电台的「军事无禁区」栏目。我是栏目主持人亓乐义。俄罗斯形容近年研制的高超音速武器无坚不摧，是制衡美国反导弹系统的大杀器。这个说法日前已经破功。</text:p>
      <text:p text:style-name="P4">
乌克兰武装部队空军司令奥列楚克（MykolaOleshchuk）指出，5月4日晚间在基辅周边地区上空，乌军使用爱国者防空导弹击落1枚"无可匹敌”的匕首（Kinzhal）导弹，这是历史性事件。该导弹由米格-31战机从俄罗斯本土发射。《乌克兰国家通讯社》5月6日证实这项消息。俄方至今没有回应。</text:p>
      <text:p text:style-name="P4">
<text:span text:style-name="T4">
撒手锏神话破灭</text:span>
</text:p>
      <text:p text:style-name="P4">
匕首号称是高超音速导弹，飞行速度10马赫（10倍音速）能机动变轨，可根据任务需要搭载核子与常规弹头，射程2,000公里，精度优于10米。俄罗斯总统普京（VladimirPutin）2018年在国情咨文中公开表示，空射型匕首高超音速导弹2017年12月起在南部军区进行战斗值班任务。在普京汇报现场，大屏幕演示匕首导弹发射打击过程，引起全场观众热烈掌声。</text:p>
      <text:p text:style-name="P4">
俄军模拟推演结果显示，1枚匕首导弹可突破由20枚以上北约标准型和爱国者型防空导弹所组成的密集拦截火力网，作为反制美国反导弹系统量身定制的”撒手锏”武器。俄罗斯空天军司令苏洛维金（SergeySurovikin）信心十足地说，匕首导弹能有效突破西方国家当前及未来防空与反导弹系统。</text:p>
      <text:p text:style-name="P4">
去年2月俄罗斯入侵乌克兰。半年后俄罗斯国防部长绍伊古（SergeiShoigu）对外宣称，作战期间3度使用匕首高超音速导弹，成功击中高价值目标，性能无可匹敌。今年4月乌克兰获得首批爱国者导弹系统，防空能力增强，出乎预料打破俄罗斯高超音速武器无法拦截的神话。</text:p>
      <text:p text:style-name="P4">
美方在第一时间没有回应。直到5月9日国防部发言人莱德（PatrickRyder）在新闻发布会上证实，乌克兰使用爱国者导弹防御系统击落1枚俄罗斯匕首导弹。他说爱国者系统是美国和国际社会向乌克兰提供范围更广的防空能力的一部分。今后继续加紧提供陆基防空能力和弹药，帮助乌克兰控制其主权天空，保护乌克兰人免受俄罗斯巡航导弹和伊朗无人机的攻击。</text:p>
      <text:p text:style-name="P4">
请注意，莱德证实匕首导弹被击落，但没有强调它是”高超音速导弹，”而是说乌克兰击落”1枚俄罗斯导弹。”这是否暗示美国并未把匕首视为真正意义上的高超音速武器，而是一种空射型弹道导弹，不是什么新武器。</text:p>
      <text:p text:style-name="P4">
<text:span text:style-name="T4">
制导型空射弹道导弹</text:span>
</text:p>
      <text:p text:style-name="P4">
包括霍林斯（AlexHollings）在内的美国国防技术专家指出，匕首导弹是俄罗斯短程弹道导弹伊斯坎德尔的改良版，从地面发射改由米格-31多用途战机搭载从空中发射，装配专为空对地作战设计的新制导系统，属于制导型空射弹道导弹，不是全新技术；可能达到高超音速，但不是高超音速武器。</text:p>
      <text:p text:style-name="P4">
霍林斯认为，俄罗斯利用公众对”高超音速”名词的误解，通过改良原有武器系统，作为先进尖端技术推动军售，以此获得资金发展下一代武器装备。为吸引外国买家，俄罗斯必须表现出有能力开发与美国和中国同等，甚至更强的武器，以较小成本营造21世纪军事强国形象。匕首导弹是其中代表之作。</text:p>
      <text:p text:style-name="P4">
但不能否认，与陆基型和海基型发射的弹道导弹相比，空射型弹道导弹的优势显而易见。首先是发射费用低、性价比高，空射型可省去陆射和海射所使用的弹道导弹发射装置，而且不需构建预设阵地或阵位，不用一级发动机可减少发射燃料。</text:p>
      <text:p text:style-name="P4">
其次是机动性高，生存能力强。飞机搭载弹道导弹的机动速度远比陆基型与海基型快得多，活动范围也大得多。在本国领空或防区外飞行很难被敌方侦察、定位和攻击。这次匕首导弹由米格-31战机从俄罗斯本土发射，没有前出也不需要前出攻击，确保安全。由于机动性高，进而压缩敌方预警时间，突防能力强。</text:p>
      <text:p text:style-name="P4">
基于这些特点，空射型弹道导弹确实不一般，但毕竟不是高超音速武器。</text:p>
      <text:p text:style-name="P4">
什么是高超音速武器？</text:p>
      <text:p text:style-name="P4">
<text:span text:style-name="T4">
大气层内</text:span>
 <text:span text:style-name="T4">
5</text:span>
 <text:span text:style-name="T4">
马赫飞行</text:span>
</text:p>
      <text:p text:style-name="P4">
“高超音速武器”一词经常被误用。严格来说，它是指在地球大气层内、以高于5马赫飞行速度的导弹（5马赫每秒速度约1.7公里、每小时约6,120公里）。它飞行的大部分时间都在地球大气层内（而不在外太空、大气层外），要禁得住极端高温考验，并且利用空气动力学的设计特点机动操纵。</text:p>
      <text:p text:style-name="P4">
反观弹道导弹大部分飞行时间都在大气层外，没有与空气长时间相互作用的影响，在重返大气层时因空气阻力也会面临极端高温，但时间很短。高超音速导弹的不同之处，在于它们必须在大部分飞行过程中应对大气层内热效应的考验。因此，它和弹道导弹有本质上的区别。</text:p>
      <text:p text:style-name="P4">
高超音速导弹的另一个决定性特征，是它们依赖空气动力学的控制面（如导弹机翼或尾翼）进行滑行和机动，以不规则轨迹飞行，又是高超音速，敌方很难发现拦截。弹道导弹则以相对固定的拋物线轨迹飞行，也是高超音速，但它被拦截的概率比高超音速武器高。</text:p>
      <text:p text:style-name="P4">
至今符合上述定义的高超音速武器有两种：高超音速助推式滑翔导弹（HGV）和高超音速巡航导弹（HCM）。目前正式服役的有俄罗斯陆基型先锋（Avangard）导弹和中国陆基型东风-17导弹属于前者；后者服役的是俄罗斯锆石（Tsirkon）海基型高超音速反舰巡航导弹，俄方宣称采超燃冲压发动机为动力，飞行速度达9马赫。</text:p>
      <text:p text:style-name="P4">
截至目前，美国没有任何一款高超音速武器服役。但美国早于1970年代开始研发高超音速助推式滑翔导弹，飞行测试多次未达预定目标。超燃冲压发动机的研究始于1950年代，历经多次飞行试验成果有限。2013年美国空军运用X-51无人高超音速试验机，测试超燃冲压发动机并以5.1马赫速度成功飞行210秒，距理想目标相差甚远。</text:p>
      <text:p text:style-name="P4">
<text:span text:style-name="T4">
多重技术难点有待克服</text:span>
</text:p>
      <text:p text:style-name="P4">
美国国会预算办公室（CBO）今年1月应参议院军事委员会要求，完成一份《美国高超音速武器和替代品》的研究分析报告。内容指出，发展高超音速武器有许多技术难点有待克服，包括设计过硬的隔热装置，使导弹的结构材料能在大气层内飞行期间承受超过2,000°摄氏度的高温，而不会变形或熔化，同时确保弹头能够发射和接收通信和定位信号。</text:p>
      <text:p text:style-name="P4">
当飞行速度超过5马赫，导弹周围气流从平稳到湍流的转变，会破坏其稳定性并导致突然的局部温度升高。导弹转弯时，除增加导弹的热负荷，也会明显降低导弹飞行速度而缩小射程。这些因素往往限制高超音速导弹的机动能力。</text:p>
      <text:p text:style-name="P4">
发展高超音速巡航导弹需要过硬的超燃冲压技术和发动机组件。其难度被比喻在飓风中如何保持火柴能够点燃而不灭。2022年之前，美国只成功运行几分钟的超燃冲压发动机，几次成功演示说明克服一些设计难点，但仍然存在工程障碍。它必须满足导弹尺寸、射程和速度要求，需要克服极端高温和空气动力学的挑战。</text:p>
      <text:p text:style-name="P4">
俄罗斯和中国已经服役的高超音速导弹是否符合美国的研制标准，不得而知。但可以肯定，美国至今没有现役高超音速导弹，不代表技术落后，而是考虑的面向较多，尽可能缩短导弹从有到精的磨合时间。俄中两国的发展思路是先求有、再求精，磨合时间可能较长，性能要求可能不比美国高。</text:p>
      <text:p text:style-name="P4">
美国国会预算办公室的研究分析报告指出，美国发展高超音速武器主要考虑4个面向。首先，必须克服技术挑战才能部署高超音速导弹，包括承受极端高温，需要进行大量飞行测试才能定案。</text:p>
      <text:p text:style-name="P4">
<text:span text:style-name="T4">
总体技术美国领先</text:span>
</text:p>
      <text:p text:style-name="P4">
第二、高超音速武器主要用于应对导弹防御严密且对时间极为敏感的威胁。所谓时间敏感，需要在15至30分钟内对目标发动打击。基于成本考虑，如果时间不敏感，可使用便宜的巡航导弹攻击。如果时间紧迫，对方又缺乏有效的反导弹系统，则可使用成本较低具有机动弹头的弹道导弹。许多任务并不需要快速打击的高超音速武器。</text:p>
      <text:p text:style-name="P4">
第三、在冲突中，高超音速导弹可能不比带有机动弹头的弹道导弹更具生存能力，除非对方拥有高效远程导弹防御系统。迄今为止，美国的潜在对手还没有部署此类高效防御体系。</text:p>
      <text:p text:style-name="P4">
第四、与具有机动弹头并相同射程的弹道导弹相比，高超音速导弹的采购和部署成本可能高出三分之一。美国目前没有部署高超音速导弹，但相关的技术正在良好发展。美国陆军、海军和空军分别开发各自的高超音速武器，也有合作研究开发项目，预计分别从2025年至2028年部署到位。</text:p>
      <text:p text:style-name="P4">
中国导弹技术专家杨承军曾说，”美国的高超音速技术总体上是世界最先进的，只是还没有用于导弹战斗部这个领域。”美国一旦投入，很快就可以居于世界领先地位，所以”不可盲目夜郎自大。”可谓一针见血。</text:p>
      <text:p text:style-name="P4">
听众朋友们，您现在收听的是自由亚洲电台的「军事无禁区」栏目。我是栏目主持人亓乐义。谢谢大家收听。下次再会。</text:p>
      <text:p text:style-name="P4">
撰稿人/亓乐义</text:p>
      <text:p text:style-name="P4">
(本节目主持人为长期关注两岸和印太军事安全事务的军事评论员，文章代表评论员个人观点及立场)</text:p>
      <text:p text:style-name="P4">
Source: <text:a xlink:type="simple" xlink:href="https://www.rfa.org/mandarin/zhuanlan/junshiwujinqu/mil-05112023135551.html" text:style-name="Internet_20_link" text:visited-style-name="Visited_20_Internet_20_Link">
https://www.rfa.org/mandarin/zhuanlan/junshiwujinqu/mil-05112023135551.html</text:a>
</text:p>
      <!--NEWS-->
      <text:h text:style-name="P10" text:outline-level="1">
<text:span text:style-name="T4">
事实查核│ 美国政客又在倡议“炸毁台积电”吗？</text:span>
</text:h>
      <text:p text:style-name="P4">
Author: 作者：庄敬</text:p>
      <text:p text:style-name="P4">
Publisher: Radio Free Asia (Organization)</text:p>
      <text:p text:style-name="P4">
Published Time: 2023-05-11T14:44:00-04:00</text:p>
      <text:p text:style-name="P4">
Modified Time: 2023-05-11T15:42:09-04:00</text:p>
      <text:p text:style-name="P4">
Description: 作者：庄敬</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53" text:anchor-type="as-char" svg:width="6.9236in" svg:height="4.612011in" draw:z-index="0">
<draw:image xlink:href="../Images/rfamandarin/2023-05-11T14-44-00-04-00/000000.png" xlink:type="simple" xlink:show="embed" xlink:actuate="onLoad" draw:mime-type="image/png"/>
</draw:frame>
 台积电公司厂房 <text:a xlink:type="simple" xlink:href="https://www.rfa.org/mandarin/shishi-hecha/hc-05112023142510.html/@@images/image" text:style-name="Internet_20_link" text:visited-style-name="Visited_20_Internet_20_Link">
</text:a>
 REUTERS/Ann Wang</text:p>
      <text:p text:style-name="P4">
<text:span text:style-name="T4">
标签：误导</text:span>
</text:p>
      <text:p text:style-name="Horizontal_20_Line"/>
      <text:p text:style-name="P4">
<text:span text:style-name="T4">
一分钟完读：</text:span>
</text:p>
      <text:p text:style-name="P4">
中国官媒《环球时报》近日在推特转发抖音短视频，称“美国政客又动毁台歪脑筋，被当场泼冷水”。短视频截取了美国联邦众议员莫顿（SethMoulton）在一个公开论坛中的发言：“大陆非常清楚，如果‘入侵’台湾，我们就要炸掉台积电”。对此，《环时》的评论写道：“看来美国真有摧毁台湾的计划”。</text:p>
      <text:p text:style-name="P4">
亚洲事实查核实验室认为，无论是剪辑成30秒的抖音短视频，或《环时》在推特的评论，都可能误导受众，因为只要听全莫顿的完整发言便可知，他并不是在提倡炸毁台积电，只是在引述美国的决策者们针对可能发生的台海战争进行的争论。</text:p>
      <text:p text:style-name="P4">
<text:span text:style-name="T4">
深度解析：</text:span>
</text:p>
      <text:p text:style-name="P4">
《环球时报》英文版推特账号 <text:a xlink:type="simple" xlink:href="https://twitter.com/globaltimesnews/status/1655063897697824768" text:style-name="Internet_20_link" text:visited-style-name="Visited_20_Internet_20_Link">
</text:a>
，标题写着“炸毁台积电遏制大陆，美国政客又动毁台歪脑筋，被当场泼冷水”。影片中，美国联邦众议员莫顿说：“大陆非常清楚，如果‘入侵’台湾，我们就要炸掉台积电。我只是抛出这个想法，不是因为这是最佳策略，这只是一个例子，当然台湾不喜欢这个想法。”</text:p>
      <text:p text:style-name="P4">
接着，美国防部前政策次长佛洛诺伊（Michèle A.Flournoy）说：“不能炸掉台积电，如果你那么做，在第一年将对全球带来2万亿美元的经济冲击，让全球制造业停滞，这是个糟透了的主意。”</text:p>
      <text:p text:style-name="P4">
《环时》英文版在推特评论：看来美国真有毁台的计划，美国政客连台湾利益都不谈了，更不用说会考量了。他们打算把台积电变成下一个“北溪”吗？</text:p>
      <text:p text:style-name="P4">
<draw:frame draw:style-name="fr1" draw:name="Image154" text:anchor-type="as-char" svg:width="6.9236in" svg:height="7.950294in" draw:z-index="0">
<draw:image xlink:href="../Images/rfamandarin/2023-05-11T14-44-00-04-00/000001.png" xlink:type="simple" xlink:show="embed" xlink:actuate="onLoad" draw:mime-type="image/png"/>
</draw:frame>
《环球时报》英文版推特帐号5月7日转发抖音短视频，标题写着“美国政客又动毁台歪脑筋，被当场泼冷水”。  <text:a xlink:type="simple" xlink:href="https://www.rfa.org/mandarin/shishi-hecha/hc-05112023142510.html/pic1-74b074036642583182f16587724863a872795e33865f56708765e58f49767c629697f377ed5f7197f3-6a19984c5beb8457300c7f8e570b653f5ba253c852d56bc053f06b6a81667b4b-88ab757658346f5151b76c34300d3002571653d681eaglobal-times63a87279.png" text:style-name="Internet_20_link" text:visited-style-name="Visited_20_Internet_20_Link">
</text:a>
</text:p>
      <text:p text:style-name="P4">
经查，《环时》在推特发布的短视频，是由中国电视台东南卫视 <text:a xlink:type="simple" xlink:href="https://www.douyin.com/video/7229591717052271909" text:style-name="Internet_20_link" text:visited-style-name="Visited_20_Internet_20_Link">
</text:a>
 于5月5日上传，已有许多用户在社媒转发。</text:p>
      <text:p text:style-name="P4">
而这则短视频的内容也引起中国、台湾媒体关注。《中国时报》5月6日报道称 <text:a xlink:type="simple" xlink:href="https://www.chinatimes.com/newspapers/20230506000318-260119" text:style-name="Internet_20_link" text:visited-style-name="Visited_20_Internet_20_Link">
</text:a>
 ， <text:a xlink:type="simple" xlink:href="https://www.youtube.com/watch" text:style-name="Internet_20_link" text:visited-style-name="Visited_20_Internet_20_Link">
</text:a>
 等电视台的节目也讨论此事。接着， <text:a xlink:type="simple" xlink:href="https://www.cna.com.tw/news/aipl/202305080047.aspx" text:style-name="Internet_20_link" text:visited-style-name="Visited_20_Internet_20_Link">
</text:a>
 、 <text:a xlink:type="simple" xlink:href="https://udn.com/news/story/7240/7152500" text:style-name="Internet_20_link" text:visited-style-name="Visited_20_Internet_20_Link">
</text:a>
等官员陆续对此事表态。</text:p>
      <text:p text:style-name="P4">
5月10日， <text:a xlink:type="simple" xlink:href="https://www.cna.com.tw/news/aipl/202305100033.aspx" text:style-name="Internet_20_link" text:visited-style-name="Visited_20_Internet_20_Link">
 </text:a>
，被问及如何看“莫顿提到如果要威慑中国，要炸毁台积电”时，吴钊燮回应：如果仔细去看莫顿讲的前言后语，得到的结论会很不一样。外交部也随后发布 <text:a xlink:type="simple" xlink:href="https://www.mofa.gov.tw/News_Content.aspx" text:style-name="Internet_20_link" text:visited-style-name="Visited_20_Internet_20_Link">
</text:a>
，指抖音影片曲解原意、刻意误导，与莫顿实际说法有明显出入。</text:p>
      <text:p text:style-name="P4">
莫顿也回应此事，他向台湾媒体 <text:a xlink:type="simple" xlink:href="https://www.cna.com.tw/news/aipl/202305110080.aspx" text:style-name="Internet_20_link" text:visited-style-name="Visited_20_Internet_20_Link">
 </text:a>
 、 <text:a xlink:type="simple" xlink:href="https://focustaiwan.tw/politics/202305110005" text:style-name="Internet_20_link" text:visited-style-name="Visited_20_Internet_20_Link">
</text:a>
表示，中共方面选择性撷取他的发言，在社群网路上散播，试图破坏台美伙伴关系。</text:p>
      <text:p text:style-name="P4">
<text:span text:style-name="T4">
莫顿在研讨会说了什么？</text:span>
</text:p>
      <text:p text:style-name="P4">
莫顿5月2日参加智库 <text:a xlink:type="simple" xlink:href="https://milkeninstitute.org/panel/14484/united-states-and-china-navigating-strategic-competition-invite-only" text:style-name="Internet_20_link" text:visited-style-name="Visited_20_Internet_20_Link">
 </text:a>
，在完整影片的36:12处，研讨会主持人向莫顿以及与会的众议院外委会主席麦考尔（Michael McCaul）提问——美国如何以晶片相关政策制造威慑力？</text:p>
      <text:p text:style-name="P4">
莫顿回答：“你知道，有关威慑的有趣想法之一，就是让中国清楚——如果你入侵台湾，我们将炸毁台积电。我只是抛出来这个观点，不是因为这是最佳策略，而是这是一个正在被争辩的想法，当然台湾人不喜欢这个想法，对吧？因此当我们考虑如何执行一个策略时，必须考虑它的后续影响。这会促进中国国内晶片产业发展，最终赶上我们？或者我们仍可以保持领先，充分控制这个产业？这都是我们正努力想回答的问题。”</text:p>
      <text:p text:style-name="P4">
美国防部前政策次长佛洛诺伊接着说：“我可以提出一点内部不同的看法吗？有关炸毁台积电，如果你那么做，将在第一年将对全球带来2兆美元的经济冲击，让全球制造业停滞。这是个糟糕的主意。”</text:p>
      <text:p text:style-name="P4">
莫顿回应：“我不是在提倡这个主意。我所想说的是，这是美国决策者间正在热烈争辩的事情。顺便一提，如果中国接管台积电，无论是香港式的接管还是实际入侵，如果他们能完好无损掌控这家公司，美国都很可能会面临同样程度的经济后果。”</text:p>
      <text:p text:style-name="P4">
莫顿的谈话经剪辑、传播后，让“炸毁台积电”再度成为两岸媒体、社媒热门话题，部分报道、评论人士提及美国前国安顾问欧布莱恩（RobertO'Brien）也曾提出炸毁台积电。亚洲事实查核实验室此前已发布 <text:a xlink:type="simple" xlink:href="https://www.rfa.org/mandarin/shishi-hecha/hc-04072023120541.html" text:style-name="Internet_20_link" text:visited-style-name="Visited_20_Internet_20_Link">
 </text:a>
 ，欧布莱恩当时的发言遭到断章取义。</text:p>
      <text:p text:style-name="P4">
结论：</text:p>
      <text:p text:style-name="P4">
莫顿已表明自己并非提倡炸毁台积电，只是在引述美国的决策者们针对可能发生的台海战争发生过的争论。也就是说，他并没有如某些报道所说的“建议炸毁台积电以威慑中国”，抖音短视频所谓“美国政客又动毁台歪脑筋”，环球时报推论“美国真有摧毁台湾的计划”都属误导言论。</text:p>
      <text:p text:style-name="P4">
<text:span text:style-name="T5">
亚洲事实查核实验室（</text:span>
 <text:span text:style-name="T5">
Asia Fact Check Lab__）是针对当今复杂媒体环境以及新兴传播生态而成立的新单位。我们本于新闻专业，提供正确的查核报告及深度报道，期待读者对公共议题获得多元而全面的认识。读者若对任何媒体及社交软件传播的信息有疑问，欢迎以电邮__afcl@rfa.org</text:span>
 <text:span text:style-name="T5">
寄给亚洲事实查核实验室，由我们为您查证核实。</text:span>
</text:p>
      <text:p text:style-name="P4">
Source: <text:a xlink:type="simple" xlink:href="https://www.rfa.org/mandarin/shishi-hecha/hc-05112023142510.html" text:style-name="Internet_20_link" text:visited-style-name="Visited_20_Internet_20_Link">
https://www.rfa.org/mandarin/shishi-hecha/hc-05112023142510.html</text:a>
</text:p>
      <!--NEWS-->
      <text:h text:style-name="P10" text:outline-level="1">
<text:span text:style-name="T4">
葡萄牙严重干旱 农业部向欧盟求援抗旱</text:span>
</text:h>
      <text:p text:style-name="P4">
Author: 联合早报 (Person)</text:p>
      <text:p text:style-name="P4">
Publisher: 联合早报 (Organization)</text:p>
      <text:p text:style-name="P4">
Published Time: 2023-05-11T14:44</text:p>
      <text:p text:style-name="P4">
Modified Time: 2023-05-11T14:59</text:p>
      <text:p text:style-name="P4">
Description: 葡萄牙海洋和大气研究所（IPMA）星期三（5月10日）说，葡萄牙今年4月的天气异常炎热和干燥，干旱席卷了约90%的土地。目前，官员已向欧盟请求援助以帮助陷入困境的农业部门。据IPM...</text:p>
      <text:p text:style-name="P4">
Videos: []</text:p>
      <text:p text:style-name="P4">
Audios: []</text:p>
      <text:p text:style-name="P4">
Images: []</text:p>
      <text:p text:style-name="P4">
Type: NewsArticle</text:p>
      <text:p text:style-name="P4">
Breadcrumbs: ['即时', '国际']</text:p>
      <text:p text:style-name="P4">
Keywords: ['葡萄牙', '干旱', '热浪']</text:p>
      <!--METADATA-->
      <text:p text:style-name="P4">
葡萄牙海洋和大气研究所（IPMA）星期三（5月10日）说，葡萄牙今年4月的天气异常炎热和干燥，干旱席卷了约90%的土地。目前，官员已向欧盟请求援助以帮助陷入困境的农业部门。</text:p>
      <text:p text:style-name="P4">
据IPMA官网数据显示，葡萄牙89%的土地正在遭受干旱，其中34%的土地为严重干旱或极度干旱；东北部地区和南部地区受灾尤为严重。</text:p>
      <text:p text:style-name="P4">
据路透社报道，葡萄牙农民联合会称，粮食种植业和畜牧业是受干旱影响最严重的农业部门。葡农业部长安图内斯8日说，干旱天气正在影响该国农业和水库蓄水量，农业部已要求欧盟委员会解决这一问题，并期待得到欧盟的坚定支持。</text:p>
      <text:p text:style-name="P4">
报道指出，伊比利亚半岛的大片地区面临长期干旱的影响，人们担心气候变化会使情况变得更糟。葡邻国西班牙的国家气象局（AEMET）9日说，葡萄牙经历了有记录以来最干燥、最温暖的4月。</text:p>
      <text:p text:style-name="P4">
Source: <text:a xlink:type="simple" xlink:href="https://www.zaobao.com.sg/realtime/world/story20230511-1393391" text:style-name="Internet_20_link" text:visited-style-name="Visited_20_Internet_20_Link">
https://www.zaobao.com.sg/realtime/world/story20230511-1393391</text:a>
</text:p>
      <!--NEWS-->
      <text:h text:style-name="P10" text:outline-level="1">
<text:span text:style-name="T4">
德语媒体：还有多少杨茂东？</text:span>
</text:h>
      <text:p text:style-name="P4">
Author: None (Language: zh)</text:p>
      <text:p text:style-name="P4">
Publisher: None</text:p>
      <text:p text:style-name="P4">
Time: 2023-05-11T15:01:00Z</text:p>
      <text:p text:style-name="P4">
Description: 《新苏黎世报》记者从广州发来报道，维权律师郭飞雄（本名杨茂东）周四在那里庭审并宣判。前往法庭的西方外交官被禁止旁听。《世界报》关注德国三个联合执政党的对华战略意见分歧。</text:p>
      <text:p text:style-name="P4">
Videos: []</text:p>
      <text:p text:style-name="P4">
Images: ["<text:a xlink:type="simple" xlink:href="https://static.dw.com/image/60606064_303.jpg" text:style-name="Internet_20_link" text:visited-style-name="Visited_20_Internet_20_Link">
60606064_303.jpg</text:a>
", "<text:a xlink:type="simple" xlink:href="https://static.dw.com/image/63389469_401.jpg" text:style-name="Internet_20_link" text:visited-style-name="Visited_20_Internet_20_Link">
63389469_401.jpg</text:a>
"]</text:p>
      <text:p text:style-name="P4">
Subject: 评论分析</text:p>
      <text:p text:style-name="P4">
Subjects: ['郭飞雄', '杨茂东', '德中关系', '对华战略']</text:p>
      <text:p text:style-name="P4">
Keywords: ['意见反馈']</text:p>
      <text:p text:style-name="P4">
ID: 65593523</text:p>
      <!--METADATA-->
      <text:p text:style-name="P4">
<text:a xlink:type="simple" xlink:href="https://www.dw.com/zh/overlay/image/article/65593523/60606064" text:style-name="Internet_20_link" text:visited-style-name="Visited_20_Internet_20_Link">
 <draw:frame draw:style-name="fr1" draw:name="Image155" text:anchor-type="as-char" svg:width="6.9236in" svg:height="3.896998in" draw:z-index="0">
<draw:image xlink:href="../Images/dwzh/2023-05-11T15-01-00Z/60606064_303.jpg" xlink:type="simple" xlink:show="embed" xlink:actuate="onLoad" draw:mime-type="image/jpeg"/>
</draw:frame>
</text:a>
</text:p>
      <text:p text:style-name="P4">
（德国之声中文网）《新苏黎世报》写道：" <text:a xlink:type="simple" xlink:href="https://www.dw.com/zh/zh/维权人士郭飞雄煽颠罪名被判八年监禁/a-65588550" text:style-name="Internet_20_link" text:visited-style-name="Visited_20_Internet_20_Link">
</text:a>
 （郭飞雄的本名--编者注）致力于民主、新闻与言论自由。观察人士想要旁听他在广州的庭审。他们的尝试让人对中国的司法体系有了认识。"</text:p>
      <text:p text:style-name="P4">
文章写道："广州是经济大省广东的省会，也是许多国家领事馆所在地，因此，在法庭外，美国、加拿大、英国、德国、法国、荷兰和丹麦代表聚集，以表达对人权律师杨的声援。"</text:p>
      <text:p text:style-name="P4">
文章写道："外交官们希望能旁听杨的庭审。……法庭有84个房间，周四所有的庭审看上去都有空位。但 <text:a xlink:type="simple" xlink:href="https://www.dw.com/zh/zh/中国异议人士郭飞雄传失联-在美癌末妻吁中方放行/a-60038942" text:style-name="Internet_20_link" text:visited-style-name="Visited_20_Internet_20_Link">
</text:a>
庭审的29号房间并没有出现在大屏幕上，尽管据他的家人介绍，庭审应该是公开进行。"</text:p>
      <text:p text:style-name="P4">
文章写道："多名法庭工作人员向七名外交官解释说，相关庭审大厅已经满员，想要进入广州中级法院的外国人必须事先获得高级法院的许可。而多名外交官前一天已经联系了高级法院，但没有得到回复，或者得到回复也是说庭审大厅已经满员。外交官们原本希望，在看上去是一名高级人员的干预下，他们中至少有一人能获准入内。但这也未能成功之后，他们就准备离开了。"</text:p>
      <text:p text:style-name="P4">
文章写道："其中一位外交官说：'我在这里是代表我的政府的利益、价值观和观点。'对他来说，了解中国司法体系如何运作，也是重要的，因为他的国家也有些国民在中国遇到法律问题。"</text:p>
      <text:p text:style-name="P4">
文章写道："焦点自然明确是在 <text:a xlink:type="simple" xlink:href="https://www.dw.com/zh/zh/北京不放行-多名中国维权人士错失家人最後一面/a-60394864" text:style-name="Internet_20_link" text:visited-style-name="Visited_20_Internet_20_Link">
 </text:a>
……一些在广州的外交官推测着，在中国还有多少人在类似的案件中被拘押，公众无从知晓，因为他们不像杨茂东在国外有联络。其中一人说道：'如果你在广东某个村子里，你组织了一场小型的抗议，如果他们把你投进监狱，我们会听说你的事吗？'"</text:p>
      <text:p text:style-name="P4">
<draw:frame draw:style-name="fr1" draw:name="Image156" text:anchor-type="as-char" svg:width="6.9236in" svg:height="3.896998in" draw:z-index="0">
<draw:image xlink:href="../Images/dwzh/2023-05-11T15-01-00Z/63389469_401.jpg" xlink:type="simple" xlink:show="embed" xlink:actuate="onLoad" draw:mime-type="image/jpeg"/>
</draw:frame>
</text:p>
      <text:h text:style-name="P12" text:outline-level="3">
<text:span text:style-name="T4">
三党执政三种观点？德对华战略迟迟未出</text:span>
</text:h>
      <text:p text:style-name="P4">
《世界报》写道："如果想知道德国政府的中国政策，必须问三次--然后得到三个不同的回答。总理肖尔茨（社民党）、外交部长贝尔博克（绿党）以及财政部长林德纳（自民党）各有各的看法。但在外界看来，世界第四大经济体在与中国专制政体打交道上毫无战略。"</text:p>
      <text:p text:style-name="P4">
文章写道："联合执政协议中，三个执政党约定制定共同的对华战略。然而一年半过去了还没实现。"</text:p>
      <text:p text:style-name="P4">
文章写道："如果按绿党的观点，该战略应当对北京作出犀利的批评，并把人权作为一个焦点。经济关系应当与人权问题挂钩。"</text:p>
      <text:p text:style-name="P4">
文章写道， <text:a xlink:type="simple" xlink:href="https://www.dw.com/zh/zh/德语媒体德国财长访华为何被取消/a-65553450" text:style-name="Internet_20_link" text:visited-style-name="Visited_20_Internet_20_Link">
 </text:a>
后，表示："我们不会为好的生意出卖我们的自由主义价值观。"文章写道，在这一点上，绿党和自民党与社民党意见相左。而总理肖尔茨也希望与北京保持和谐的关系。他对中国中远集团入股汉堡港表达了明确的支持，尽管其它部委以及情报部门对此抱有忧虑。</text:p>
      <text:p text:style-name="P4">
文章写道："如果没有一致的战略，那么，在接下来的政府磋商中，德国有可能无法发出一致的声音，如果事关西方所关心的话题，比如中国的人权状况或者台湾的领土主权。"</text:p>
      <text:p text:style-name="P4">
<text:span text:style-name="T5">
摘编自其他媒体的内容，不代表德国之声的立场或观点。</text:span>
</text:p>
      <text:p text:style-name="P4">
Source: <text:a xlink:type="simple" xlink:href="https://www.dw.com/zh/德语媒体：还有多少杨茂东？/a-65593523" text:style-name="Internet_20_link" text:visited-style-name="Visited_20_Internet_20_Link">
https://www.dw.com/zh/德语媒体：还有多少杨茂东？/a-65593523?maca=chi-rss-chi-all-1127-rdf</text:a>
</text:p>
      <!--NEWS-->
      <text:h text:style-name="P10" text:outline-level="1">
<text:span text:style-name="T4">
加拿大将推新版护照 采“最先进”防伪功能</text:span>
</text:h>
      <text:p text:style-name="P4">
Author: 联合早报 (Person)</text:p>
      <text:p text:style-name="P4">
Publisher: 联合早报 (Organization)</text:p>
      <text:p text:style-name="P4">
Published Time: 2023-05-11T15:11</text:p>
      <text:p text:style-name="P4">
Modified Time: 2023-05-11T15:11</text:p>
      <text:p text:style-name="P4">
Description: 加拿大联邦政府星期三（5月10日）公布新版加拿大护照的设计。加官方强调，新版护照具备“最先进的”安全防伪功能。新版加拿大护照拥有多项安全功能，譬如使用了聚碳酸酯数据页。护照持有人的...</text:p>
      <text:p text:style-name="P4">
Videos: []</text:p>
      <text:p text:style-name="P4">
Audios: []</text:p>
      <text:p text:style-name="P4">
Images: []</text:p>
      <text:p text:style-name="P4">
Type: NewsArticle</text:p>
      <text:p text:style-name="P4">
Breadcrumbs: ['即时', '国际']</text:p>
      <text:p text:style-name="P4">
Keywords: ['加拿大', '护照']</text:p>
      <!--METADATA-->
      <text:p text:style-name="P4">
加拿大联邦政府星期三（5月10日）公布新版加拿大护照的设计。加官方强调，新版护照具备“最先进的”安全防伪功能。</text:p>
      <text:p text:style-name="P4">
新版加拿大护照拥有多项安全功能，譬如使用了聚碳酸酯数据页。护照持有人的个人信息将使用激光雕刻，而非墨水打印，从而使数据页更经久耐用，更不易被篡改和伪造。同时，主照片上采用了Kinegram防伪箔膜光学技术，特制的透视窗口带有护照持有者副照片，还使用了可变激光图像以及温度敏感颜料功能。</text:p>
      <text:p text:style-name="P4">
在艺术设计上，新版加拿大护照较多使用了四季自然美景的图案。其中，新封面采用了带有枫叶轮廓的图案设计，这也是数十年来的首次显著变化。</text:p>
      <text:p text:style-name="P4">
但同时新版护照也去除了旧版护照中的某些历史元素，例如一些重要的历史人物、维米岭战役纪念碑等。反对党及一些机构对此表示不满。加移民、难民和公民事务部长弗雷泽回应说，新护照的设计经过了与相关政府部门及原住民社区等的咨询、磋商。</text:p>
      <text:p text:style-name="P4">
由于新版护照的设计早在英国国王查尔斯三世批准新的皇室纹章之前就已开始，因而新护照中仍保留了原有的皇室纹章。</text:p>
      <text:p text:style-name="P4">
新版加拿大护照将于今年夏天晚些时候开始推出。加官方说，旧版护照仍然安全可靠，建议持有有效护照的加拿大公民只需在接近正常更新日期时再换领新护照。</text:p>
      <text:p text:style-name="P4">
加官方数据显示，今年以来，办理护照的申请已累计达20万9500件，已签发的护照则有21万件。</text:p>
      <text:p text:style-name="P4">
Source: <text:a xlink:type="simple" xlink:href="https://www.zaobao.com.sg/realtime/world/story20230511-1393504" text:style-name="Internet_20_link" text:visited-style-name="Visited_20_Internet_20_Link">
https://www.zaobao.com.sg/realtime/world/story20230511-1393504</text:a>
</text:p>
      <!--NEWS-->
      <text:h text:style-name="P10" text:outline-level="1">
<text:span text:style-name="T4">
美监管机构称中国审计公司存在重大缺陷　中方：愿意合作</text:span>
</text:h>
      <text:p text:style-name="P4">
Author: None</text:p>
      <text:p text:style-name="P4">
Publisher: Radio Free Asia (Organization)</text:p>
      <text:p text:style-name="P4">
Published Time: 2023-05-11T15:29:00-04:00</text:p>
      <text:p text:style-name="P4">
Modified Time: 2023-05-11T15:43: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5.1927in" draw:z-index="0">
<draw:image xlink:href="../Images/rfamandarin/2023-05-11T15-29-00-04-00/000000.png" xlink:type="simple" xlink:show="embed" xlink:actuate="onLoad" draw:mime-type="image/png"/>
</draw:frame>
 美国公开发行公司会计监督委员会（PCAOB）表示，在美上市中国企业的审计中，发现不可接受的高缺陷率。 <text:a xlink:type="simple" xlink:href="https://www.rfa.org/mandarin/Xinwen/4-05112023152444.html/@@images/image" text:style-name="Internet_20_link" text:visited-style-name="Visited_20_Internet_20_Link">
</text:a>
网络截图</text:p>
      <text:p text:style-name="P4">
美国公开发行公司会计监督委员会 （PCAOB）5月10日表示，在美上市中国企业的审计中，发现不可接受的高缺陷率。中国证监会星期四（5月11日）回应，愿意与美国同行合作，促进监管，确保全球投资者的权利和利益。</text:p>
      <text:p text:style-name="P4">
根据中国证监会回应路透社的声明，中国证监会表示美国会计监管机构在第一次审计中发现缺陷是正常的。北京将继续与美国合作。</text:p>
      <text:p text:style-name="P4">
美国公开发行公司会计监督委员会去年对中国的毕马威华振会计师事务所（KPMG HuazhenLLP）和香港普罗永道会计师事务所（PwC）进行调查及审查报告。委员会主席威廉斯（EricaWilliams）在一份声明中说，报告显示两家会计师事务所的审计工作存在不可接受的高缺陷率，以至于委员会工作人员认为审计公司未能获得足够适当的审计证据，来支持其对上市公司财务报表或财务报告内部控制的工作。</text:p>
      <text:p text:style-name="P4">
美中双方去年8月达成协议，试图解决关于中概股公司审计合规性的长期争端。北京允许美国对在纽约上市的中企进行审计检查，避免包括阿里巴巴和京东在内的约200家中国在美上市公司，可能被从美国股票市场摘牌下市。</text:p>
      <text:p text:style-name="P4">
责编：陈品洁</text:p>
      <text:p text:style-name="P4">
Source: <text:a xlink:type="simple" xlink:href="https://www.rfa.org/mandarin/Xinwen/4-05112023152444.html" text:style-name="Internet_20_link" text:visited-style-name="Visited_20_Internet_20_Link">
https://www.rfa.org/mandarin/Xinwen/4-05112023152444.html</text:a>
</text:p>
      <!--NEWS-->
      <text:h text:style-name="P10" text:outline-level="1">
<text:span text:style-name="T4">
曾披露有学生发港独讯息返港被捕 日本教授不敢赴中</text:span>
</text:h>
      <text:p text:style-name="P4">
Author: None</text:p>
      <text:p text:style-name="P4">
Publisher: Radio Free Asia (Organization)</text:p>
      <text:p text:style-name="P4">
Published Time: 2023-05-11T15:32:00-04:00</text:p>
      <text:p text:style-name="P4">
Modified Time: 2023-05-11T16:01:4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8" text:anchor-type="as-char" svg:width="6.9236in" svg:height="3.88615in" draw:z-index="0">
<draw:image xlink:href="../Images/rfamandarin/2023-05-11T15-32-00-04-00/000000.png" xlink:type="simple" xlink:show="embed" xlink:actuate="onLoad" draw:mime-type="image/png"/>
</draw:frame>
 长期关注中国问题的东京大学综合文化研究科教授阿古智子受访者提供/RFA资料</text:p>
      <text:p text:style-name="P4">
一名留学日本的香港女生近日曾在网上发表有关港独言论，返回香港后遭到逮捕。披露此事件的日本教授阿古智子5月11日告诉台湾中央社，这名女学生返港被捕一事在日本教育界引起很大回响，不少老师及中国、香港留学生都感到担忧。</text:p>
      <text:p text:style-name="P4">
阿古智子说，她本来想再到中国做研调，也暂时搁置，因为太危险了，“令人不知道红线在哪。”她也透露，该名女生目前仍未能回日本上学，目前其就读的大学只有一位老师愿意为她提供网上授课，其他老师不愿意。</text:p>
      <text:p text:style-name="P4">
根据中央社报道，阿古智子曾于香港主权移交前后在港生活几年，并在香港大学修读博士课程，2019年香港爆发“反送中” 运动，她在港亲历巨变，其后出版了相关书籍。</text:p>
      <text:p text:style-name="P4">
责编：陈品洁</text:p>
      <text:p text:style-name="P4">
Source: <text:a xlink:type="simple" xlink:href="https://www.rfa.org/mandarin/Xinwen/5-05112023153032.html" text:style-name="Internet_20_link" text:visited-style-name="Visited_20_Internet_20_Link">
https://www.rfa.org/mandarin/Xinwen/5-05112023153032.html</text:a>
</text:p>
      <!--NEWS-->
      <text:h text:style-name="P10" text:outline-level="1">
<text:span text:style-name="T4">
路透：TikTok否认推迟在美国开放购物平台</text:span>
</text:h>
      <text:p text:style-name="P4">
Author: 联合早报 (Person)</text:p>
      <text:p text:style-name="P4">
Publisher: 联合早报 (Organization)</text:p>
      <text:p text:style-name="P4">
Published Time: 2023-05-11T15:32</text:p>
      <text:p text:style-name="P4">
Modified Time: 2023-05-11T15:54</text:p>
      <text:p text:style-name="P4">
Description: 《华尔街日报》星期三（5月10日）引述不具名消息人士报道，TikTok推迟其购物平台TikTok Shop在美国开放日期。TikTok当天晚些时候否认了这一报道。路透社报道，Tik...</text:p>
      <text:p text:style-name="P4">
Videos: []</text:p>
      <text:p text:style-name="P4">
Audios: []</text:p>
      <text:p text:style-name="P4">
Images: []</text:p>
      <text:p text:style-name="P4">
Type: NewsArticle</text:p>
      <text:p text:style-name="P4">
Breadcrumbs: ['即时', '国际']</text:p>
      <text:p text:style-name="P4">
Keywords: ['TikTok', '美国']</text:p>
      <!--METADATA-->
      <text:p text:style-name="P4">
《华尔街日报》星期三（5月10日）引述不具名消息人士报道，TikTok推迟其购物平台TikTokShop在美国开放日期。TikTok当天晚些时候否认了这一报道。</text:p>
      <text:p text:style-name="P4">
路透社报道，TikTok发言人在电邮声明中指出：“TikTok致力于测试和学习战略，也很高兴继续扩大在美国的测试工作，人们对TikTokShop的兴趣日渐增强，公司邀请更多商家入驻平台。”</text:p>
      <text:p text:style-name="P4">
截至3月，TikTok在美国拥有的每月活跃用户约1亿5000万人，高于2020年的1亿人。</text:p>
      <text:p text:style-name="P4">
Source: <text:a xlink:type="simple" xlink:href="https://www.zaobao.com.sg/realtime/world/story20230511-1393506" text:style-name="Internet_20_link" text:visited-style-name="Visited_20_Internet_20_Link">
https://www.zaobao.com.sg/realtime/world/story20230511-1393506</text:a>
</text:p>
      <!--NEWS-->
      <text:h text:style-name="P10" text:outline-level="1">
<text:span text:style-name="T4">
蒙古族历史学者拉幕札部传遭中国警察跨境抓捕</text:span>
</text:h>
      <text:p text:style-name="P4">
Author: None</text:p>
      <text:p text:style-name="P4">
Publisher: Radio Free Asia (Organization)</text:p>
      <text:p text:style-name="P4">
Published Time: 2023-05-11T15:35:00-04:00</text:p>
      <text:p text:style-name="P4">
Modified Time: 2023-05-11T16:02: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9" text:anchor-type="as-char" svg:width="6.9236in" svg:height="3.897317in" draw:z-index="0">
<draw:image xlink:href="../Images/rfamandarin/2023-05-11T15-35-00-04-00/000000.png" xlink:type="simple" xlink:show="embed" xlink:actuate="onLoad" draw:mime-type="image/png"/>
</draw:frame>
 蒙古族历史学者拉幕札部 独立中文笔会官网截图</text:p>
      <text:p text:style-name="P4">
根据总部在纽约的人权组织“南蒙古人权讯息中心”消息，蒙古族历史学者、作家拉幕札部（Lhamjab A.Borjigin）5月3日遭到4名中国警察于蒙古抓捕，并送回中国。</text:p>
      <text:p text:style-name="P4">
拉幕札部在乌兰巴托的友人向“南蒙古人权讯息中心”证实这个消息。根据“南蒙古人权讯息中心”的声明稿，拉幕札部在被捕一周前曾向该人权组织透露，中国当局正在骚扰和威胁他在内蒙古的家人。</text:p>
      <text:p text:style-name="P4">
“南蒙古人权讯息中心”在声明稿中表示，拉幕札部曾告诉他们，有警察和国安人员前往探望他的家人，并向他们施压，让其家人把拉幕札部带回中国。</text:p>
      <text:p text:style-name="P4">
“他们声称要和我的女儿一起来蒙古，然后把我带回来。”声明引述拉幕札部的话表示。</text:p>
      <text:p text:style-name="P4">
本台此前报道，拉幕札部在 2019年因撰写了一本名为《中国文化大革命》的书，被控罪名为“民族分裂”“破坏民族团结”以及参与“非法出版与发行”。根据“南蒙古人权讯息中心”声明，他被判处2年徒刑。2021 年，服刑期满后，他被无限期“监视居住”，直到2023年3月6日，他成功逃离中国，抵达蒙古。</text:p>
      <text:p text:style-name="P4">
责编：陈品洁</text:p>
      <text:p text:style-name="P4">
Source: <text:a xlink:type="simple" xlink:href="https://www.rfa.org/mandarin/Xinwen/6-05112023153330.html" text:style-name="Internet_20_link" text:visited-style-name="Visited_20_Internet_20_Link">
https://www.rfa.org/mandarin/Xinwen/6-05112023153330.html</text:a>
</text:p>
      <!--NEWS-->
      <text:h text:style-name="P10" text:outline-level="1">
<text:span text:style-name="T4">
丁薛祥强调全面落实就业优先　能否挽救中国青年失业率？</text:span>
</text:h>
      <text:p text:style-name="P4">
Author: None</text:p>
      <text:p text:style-name="P4">
Publisher: Radio Free Asia (Organization)</text:p>
      <text:p text:style-name="P4">
Published Time: 2023-05-11T15:38:00-04:00</text:p>
      <text:p text:style-name="P4">
Modified Time: 2023-05-11T16:02: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0" text:anchor-type="as-char" svg:width="6.9236in" svg:height="4.612011in" draw:z-index="0">
<draw:image xlink:href="../Images/rfamandarin/2023-05-11T15-38-00-04-00/000000.png" xlink:type="simple" xlink:show="embed" xlink:actuate="onLoad" draw:mime-type="image/png"/>
</draw:frame>
 中国国务院副总理丁薛祥 法新社资料图片</text:p>
      <text:p text:style-name="P4">
高校毕业季来临，中国青年失业率再成焦点。中共中央政治局常委、国务院副总理丁薛祥对于高校毕业生等青年就业一事表示，要全面落实就业优先政策，有关稳就业政策措施要抓紧实施。</text:p>
      <text:p text:style-name="P4">
根据中国官媒新华社报道，全国高校毕业生等青年就业创业工作电视电话会议５月11日在北京举行，丁薛祥出席会议并发表讲话。丁薛祥表示，要全面落实就业优先政策，有关稳就业政策措施要抓紧实施，讲求精准与实效。大力开拓市场化就业管道，一揽子兑现社会保险补贴、吸纳就业补贴、职业培训补贴等政策。</text:p>
      <text:p text:style-name="P4">
他表示，同时实施好基层就业项目，稳定扩大“特岗计划”、“三支一扶”、“西部计划”等招募规模，落实各类优惠政策。引导大学毕业生到城乡社区就业。</text:p>
      <text:p text:style-name="P4">
根据中国今年4月公布的数据，3月份中国16到24岁青年失业率仍高达19.6%。</text:p>
      <text:p text:style-name="P4">
责编：陈品洁</text:p>
      <text:p text:style-name="P4">
Source: <text:a xlink:type="simple" xlink:href="https://www.rfa.org/mandarin/Xinwen/7-05112023153657.html" text:style-name="Internet_20_link" text:visited-style-name="Visited_20_Internet_20_Link">
https://www.rfa.org/mandarin/Xinwen/7-05112023153657.html</text:a>
</text:p>
      <!--NEWS-->
      <text:h text:style-name="P10" text:outline-level="1">
<text:span text:style-name="T4">
耶伦：债务违约将削弱美国际领导地位和国家安全</text:span>
</text:h>
      <text:p text:style-name="P4">
Author: 联合早报 (Person)</text:p>
      <text:p text:style-name="P4">
Publisher: 联合早报 (Organization)</text:p>
      <text:p text:style-name="P4">
Published Time: 2023-05-11T15:59</text:p>
      <text:p text:style-name="P4">
Modified Time: 2023-05-11T16:05</text:p>
      <text:p text:style-name="P4">
Description: 美国财政部长耶伦指出，即使美国没有出现债务违约的“灾难”，共和党拿提高美国债务上限课题来搞政治边缘政策，也可能付出“严重的经济代价”。综合彭博社和法新社报道，耶伦星期四（5月11日...</text:p>
      <text:p text:style-name="P4">
Videos: []</text:p>
      <text:p text:style-name="P4">
Audios: []</text:p>
      <text:p text:style-name="P4">
Images: []</text:p>
      <text:p text:style-name="P4">
Type: NewsArticle</text:p>
      <text:p text:style-name="P4">
Breadcrumbs: ['即时', '国际']</text:p>
      <text:p text:style-name="P4">
Keywords: ['美国财政部', '耶伦', '债务违约', '七国集团']</text:p>
      <!--METADATA-->
      <text:p text:style-name="P4">
美国财政部长耶伦指出，即使美国没有出现债务违约的“灾难”，共和党拿提高美国债务上限课题来搞政治边缘政策，也可能付出“严重的经济代价”。</text:p>
      <text:p text:style-name="P4">
综合彭博社和法新社报道，耶伦星期四（5月11日）参加七国集团（G7）财长会议，美财政部公开的演讲稿显示，耶伦认为美政府债务违约将威胁到过去几年美国在疫情复苏中努力取得的成果，将引发全球经济衰退，让美国进一步倒退，也可能削弱美国的全球经济领导地位，引发对美国捍卫国家安全利益能力的质疑。</text:p>
      <text:p text:style-name="P4">
耶伦近来一直强调债务违约可能导致的严重后果，并再三警告财政部恐在6月初就耗尽现金。</text:p>
      <text:p text:style-name="P4">
美总统拜登星期三（10日）与共和党议员就债务上限问题举行会议，但并未取得有效进展。</text:p>
      <text:p text:style-name="P4">
美前总统特朗普星期三在接受美国有线电视新闻网（CNN）直播访谈时敦促共和党坚持立场，若民主党不同意削减开支，就拒绝调高债务上限，让国家债务违约。</text:p>
      <text:p text:style-name="P4">
耶伦针对特朗普的上述言论表示， “美国永远不应该违约”，因为 “这将给经济和财政造成巨大的损害”。</text:p>
      <text:p text:style-name="P4">
此外，耶伦在星期四的G7财长会上制定了本次会议的优先事项，包括通过个别和联合行动来加强全球经济、降低通胀、加大协助乌克兰低于俄罗斯入侵，以及提高经济的长期韧性等课题。</text:p>
      <text:p text:style-name="P4">
耶伦还表明，将削弱俄罗斯对乌克兰发动战争的能力，采取行动破坏俄逃避国际制裁的企图。</text:p>
      <text:p text:style-name="P4">
Source: <text:a xlink:type="simple" xlink:href="https://www.zaobao.com.sg/realtime/world/story20230511-1393510" text:style-name="Internet_20_link" text:visited-style-name="Visited_20_Internet_20_Link">
https://www.zaobao.com.sg/realtime/world/story20230511-1393510</text:a>
</text:p>
      <!--NEWS-->
      <text:h text:style-name="P10" text:outline-level="1">
<text:span text:style-name="T4">
香港法治倒退　美议员呼吁制裁香港法官</text:span>
</text:h>
      <text:p text:style-name="P4">
Author: None</text:p>
      <text:p text:style-name="P4">
Publisher: Radio Free Asia (Organization)</text:p>
      <text:p text:style-name="P4">
Published Time: 2023-05-11T16:00:00-04:00</text:p>
      <text:p text:style-name="P4">
Modified Time: 2023-05-11T16:03:27-04:00</text:p>
      <text:p text:style-name="P4">
Description: None</text:p>
      <text:p text:style-name="P4">
Videos: []</text:p>
      <text:p text:style-name="P4">
Audios: ["<text:a xlink:type="simple" xlink:href="https://www.rfa.org/mandarin/yataibaodao/gangtai/tj-0511202310574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161" text:anchor-type="as-char" svg:width="6.9236in" svg:height="3.495301in" draw:z-index="0">
<draw:image xlink:href="../Images/rfamandarin/2023-05-11T16-00-00-04-00/000000.png" xlink:type="simple" xlink:show="embed" xlink:actuate="onLoad" draw:mime-type="image/png"/>
</draw:frame>
美国国会及行政当局中国委员会（Congressional-Executive Commission onChina，CECC）11日举办听证会，针对香港法治严重倒退的状况公开表达关切。 <text:a xlink:type="simple" xlink:href="https://www.rfa.org/mandarin/yataibaodao/gangtai/tj-05112023105743.html/@@images/image" text:style-name="Internet_20_link" text:visited-style-name="Visited_20_Internet_20_Link">
</text:a>
(CECC听证会视频截图)  <text:a xlink:type="simple" xlink:href="https://www.rfa.org/mandarin/yataibaodao/gangtai/tj-05112023105743.html/@@stream" text:style-name="Internet_20_link" text:visited-style-name="Visited_20_Internet_20_Link">
</text:a>
</text:p>
      <text:p text:style-name="P4">
自从北京当局在2020年强推《港区国安法》后，香港曾经的“一国两制”承诺名存实亡。在本周四美国国会举办的听证会上，多位议员针对香港法治严重倒退的状况公开表达关切。</text:p>
      <text:p text:style-name="P4">
<text:a xlink:type="simple" xlink:href="https://www.rfa.org/mandarin/yataibaodao/gangtai/al-04252023073750.html" text:style-name="Internet_20_link" text:visited-style-name="Visited_20_Internet_20_Link">
 </text:a>
</text:p>
      <text:p text:style-name="P4">
<text:a xlink:type="simple" xlink:href="https://www.rfa.org/mandarin/yataibaodao/gangtai/al-04252023073750.html" text:style-name="Internet_20_link" text:visited-style-name="Visited_20_Internet_20_Link">
 <text:span text:style-name="T4">
黎智英之子再赴英国 敦促英国政府为其父发声</text:span>
 </text:a>
  * <text:a xlink:type="simple" xlink:href="https://www.rfa.org/mandarin/yataibaodao/gangtai/ec-03162023071309.html" text:style-name="Internet_20_link" text:visited-style-name="Visited_20_Internet_20_Link">
 <text:span text:style-name="T4">
人权理事会谈黎智英案 其子吁联合国关注港府滥用《国安法》</text:span>
 </text:a>
  * <text:span text:style-name="T4">
<text:a xlink:type="simple" xlink:href="https://www.rfa.org/mandarin/yataibaodao/gangtai/al-01132023073845.html" text:style-name="Internet_20_link" text:visited-style-name="Visited_20_Internet_20_Link">
 </text:a>
 </text:span>
  * <text:a xlink:type="simple" xlink:href="https://www.rfa.org/mandarin/Xinwen/5-12272022110558.html" text:style-name="Internet_20_link" text:visited-style-name="Visited_20_Internet_20_Link">
 <text:span text:style-name="T4">
黎智英聘外籍律师 中国人大常委会料将释法</text:span>
 </text:a>
 <text:span text:style-name="T4">
<text:a xlink:type="simple" xlink:href="https://www.rfa.org/mandarin/yataibaodao/gangtai/ec-04212023072020.html" text:style-name="Internet_20_link" text:visited-style-name="Visited_20_Internet_20_Link">
 </text:a>
 </text:span>
  * <text:span text:style-name="T4">
<text:a xlink:type="simple" xlink:href="https://www.rfa.org/mandarin/yataibaodao/gangtai/ec-05252022081629.html" text:style-name="Internet_20_link" text:visited-style-name="Visited_20_Internet_20_Link">
 </text:a>
 </text:span>
</text:p>
      <text:p text:style-name="P4">
本周四，美国国会及行政当局中国委员会（Congressional-Executive Commission onChina，CECC）举办听证会。该委员会主席、共和党籍众议员史密斯（ChrisSmith）指出，香港在施行《港区国安法》后，法治大幅倒退：“香港不再拥有法治而是以法而制，这些法律不仅不正义，这些法律由在北京的共产党领导人制定。”</text:p>
      <text:p text:style-name="P4">
<draw:frame draw:style-name="fr1" draw:name="Image162" text:anchor-type="as-char" svg:width="6.9236in" svg:height="3.774592in" draw:z-index="0">
<draw:image xlink:href="../Images/rfamandarin/2023-05-11T16-00-00-04-00/000001.png" xlink:type="simple" xlink:show="embed" xlink:actuate="onLoad" draw:mime-type="image/png"/>
</draw:frame>
美国国会及行政当局中国委员会（Congressional-Executive Commission onChina，CECC）主席、共和党籍众议员史密斯（Chris Smith）。 (CECC听证会视频截图)  <text:a xlink:type="simple" xlink:href="https://www.rfa.org/mandarin/yataibaodao/gangtai/tj-05112023105743.html/screenshot-2023-05-11-154946.jpg" text:style-name="Internet_20_link" text:visited-style-name="Visited_20_Internet_20_Link">
</text:a>
</text:p>
      <text:p text:style-name="P4">
史密斯批评《港区国安法》严重侵犯香港人民的言论、集会等自由，但是香港官员却以此沾沾自喜：“香港保安局局长邓炳强上个月吹嘘说，在香港，跟国安相关的犯罪定罪率是100%。”</text:p>
      <text:p text:style-name="P4">
美国民主党籍众议员萨利纳斯（AndreaSalinas）也在会上表达了对于香港司法体系日渐崩坏的担忧：“我极度担心香港言论自由及民主的倒退，香港政府不断对香港市民提出充满政治意图的虚假指控，这有违国际法律标准。”</text:p>
      <text:p text:style-name="P4">
<text:span text:style-name="T4">
黎崇恩：黎智英恐被判终生监禁</text:span>
</text:p>
      <text:p text:style-name="P4">
香港《苹果日报》创办人黎智英的儿子黎崇恩也出席听证会作证。他指出，黎智英为了捍卫言论自由遭中国当局长年打压，如今黎智英被拘捕。虽然法院尚未做出最终裁决，但是依现在香港的司法趋势，黎智英很可能无法在有生之年获得自由。</text:p>
      <text:p text:style-name="P4">
<draw:frame draw:style-name="fr1" draw:name="Image163" text:anchor-type="as-char" svg:width="6.9236in" svg:height="3.783388in" draw:z-index="0">
<draw:image xlink:href="../Images/rfamandarin/2023-05-11T16-00-00-04-00/000002.png" xlink:type="simple" xlink:show="embed" xlink:actuate="onLoad" draw:mime-type="image/png"/>
</draw:frame>
香港《苹果日报》创办人黎智英的儿子黎崇恩也出席听证会作证。 (CECC听证会视频截图)  <text:a xlink:type="simple" xlink:href="https://www.rfa.org/mandarin/yataibaodao/gangtai/tj-05112023105743.html/screenshot-2023-05-11-150059.jpg" text:style-name="Internet_20_link" text:visited-style-name="Visited_20_Internet_20_Link">
</text:a>
</text:p>
      <text:p text:style-name="P4">
黎崇恩说：“他（黎智英）深信自由、民主、与人权，因为这些价值他创立了《苹果日报》，因为他说‘有自由、独立的新闻就没有民主’。……我父亲创立《苹果日报》后，他便与中国对抗，中国领导人因此针对他。香港民主运动后，香港当局粉碎了他的事业，并把他押入大牢。他现在可能会被判刑终生监禁，因为当局指控他违反《国安法》以及煽动罪。”</text:p>
      <text:p text:style-name="P4">
黎崇恩还表示，香港当局查抄《苹果日报》以及以“诈欺罪”重判黎智英5年9个月的做法不仅引发舆论哗然，也使外国企业不敢再到香港经商：“因为司法体系崩坏，在香港经商的成本变得相当高昂。”</text:p>
      <text:p text:style-name="P4">
本台粤语组此前报道，黎智英因为把厂房的0.16%面积分租给苹果集团相关公司办公，被香港法院在2022年12月以“欺诈罪”判处监禁5年9个月，罚款200万港元，并取消担任公司董事资格8年。</text:p>
      <text:p text:style-name="P4">
<text:span text:style-name="T4">
美国作家：香港年轻世代是</text:span>
 <text:span text:style-name="T4">
“</text:span>
 <text:span text:style-name="T4">
被关押的世代</text:span>
 <text:span text:style-name="T4">
”</text:span>
</text:p>
      <text:p text:style-name="P4">
长期居住在香港的美国作家科恩（BrianKern）也在听证会上指出，许多香港市民因为支持民主自由而被当局拘捕：“不是只有民主运动的领袖被关入牢中，被拘捕的都是一般的香港百姓：大学生、高中生、医疗人员、第一线急救员、律师、老师、商业人士、记者。年纪最大的被关押者是黎智英，他75岁；最年轻的判刑者才13岁，他在上周被判刑。香港当局的大抓捕影响每个产业、社群。”</text:p>
      <text:p text:style-name="P4">
<draw:frame draw:style-name="fr1" draw:name="Image164" text:anchor-type="as-char" svg:width="6.9236in" svg:height="3.475456in" draw:z-index="0">
<draw:image xlink:href="../Images/rfamandarin/2023-05-11T16-00-00-04-00/000003.png" xlink:type="simple" xlink:show="embed" xlink:actuate="onLoad" draw:mime-type="image/png"/>
</draw:frame>
 长期居住在香港的美国作家科恩（BrianKern）也在听证会上发表证词。 (CECC听证会视频截图)  <text:a xlink:type="simple" xlink:href="https://www.rfa.org/mandarin/yataibaodao/gangtai/tj-05112023105743.html/screenshot-2023-05-11-150157.jpg" text:style-name="Internet_20_link" text:visited-style-name="Visited_20_Internet_20_Link">
</text:a>
</text:p>
      <text:p text:style-name="P4">
科恩还提到，大多数被香港当局拘捕的政治犯都是年轻人：“香港的政治犯主要分3种，首先是参与香港反送中运动的抗议人士；其次，因为违反《国安法》而被抓捕的人士；第三，违反‘煽动罪’的人。这当中，因为参与民主运动而被判刑的人最多，大约有1300人。年轻人尤其被针对，有159位政治犯还未成年，这是香港政治犯总数的10%；70%的政治犯则低于30岁。我将香港今日的年轻人称为被关押的世代，他们的共同经验是被政府压迫。”</text:p>
      <text:p text:style-name="P4">
<text:span text:style-name="T4">
美国众议员点名：应制裁特定香港法官</text:span>
</text:p>
      <text:p text:style-name="P4">
科恩建议美国政府，应该制定相关政策协助香港民主法治持续发展，以及协助香港居民来美国政治避难。</text:p>
      <text:p text:style-name="P4">
史密斯议员则敦促美国政府，应该要制裁危害香港司法体系的法官：“就像我们制裁委内瑞拉以及伊朗的法官一样，我们应该制裁香港法官胡雅文，因为她侵害香港法治以及司法体系。我们也应该制裁法官郭伟健，他宣判了5位语言治疗师19个月的罪刑，因为这些治疗师发行了3本有关绵羊与野狼的童书，上述童书被认定与煽动有关。”</text:p>
      <text:p text:style-name="P4">
本台此前报道，2020年起，香港言语治疗师总工会陆续出版3本儿童绘本《羊村守卫者》、《羊村十二勇士》和《羊村清道夫》。上述绘本被当局指控影射反送中示威等相关事件，并以“羊村”和“狼村”分别描述香港和中国。该绘本导致香港言语治疗师总会的5名理事在去年9月被判刑。</text:p>
      <text:p text:style-name="P4">
记者：唐缘媛 责编：何平 网编: 何足</text:p>
      <text:p text:style-name="P4">
Source: <text:a xlink:type="simple" xlink:href="https://www.rfa.org/mandarin/yataibaodao/gangtai/tj-05112023105743.html" text:style-name="Internet_20_link" text:visited-style-name="Visited_20_Internet_20_Link">
https://www.rfa.org/mandarin/yataibaodao/gangtai/tj-05112023105743.html</text:a>
</text:p>
      <!--NEWS-->
      <text:h text:style-name="P10" text:outline-level="1">
<text:span text:style-name="T4">
报道：德国马赛地工厂发生枪击事件 酿二死</text:span>
</text:h>
      <text:p text:style-name="P4">
Author: 联合早报 (Person)</text:p>
      <text:p text:style-name="P4">
Publisher: 联合早报 (Organization)</text:p>
      <text:p text:style-name="P4">
Published Time: 2023-05-11T16:08</text:p>
      <text:p text:style-name="P4">
Modified Time: 2023-05-11T18:01</text:p>
      <text:p text:style-name="P4">
Description: 德国《图片报》报道，德国南部一家马赛地—奔驰生产厂星期四（5月11日）发生枪击事件，造成两人死亡。报道引述警方的话说，一名嫌犯已被拘留，枪击事件的背景尚不清楚。报道说，救援人员在位...</text:p>
      <text:p text:style-name="P4">
Videos: []</text:p>
      <text:p text:style-name="P4">
Audios: []</text:p>
      <text:p text:style-name="P4">
Images: []</text:p>
      <text:p text:style-name="P4">
Type: NewsArticle</text:p>
      <text:p text:style-name="P4">
Breadcrumbs: ['即时', '国际']</text:p>
      <text:p text:style-name="P4">
Keywords: ['德国', '枪击']</text:p>
      <!--METADATA-->
      <text:p text:style-name="P4">
德国《图片报》报道，德国南部一家马赛地—奔驰生产厂星期四（5月11日）发生枪击事件，造成两人死亡。</text:p>
      <text:p text:style-name="P4">
报道引述警方的话说，一名嫌犯已被拘留，枪击事件的背景尚不清楚。报道说，救援人员在位于辛德芬根的第56工厂的现场，这一工厂负责组装S级车。</text:p>
      <text:p text:style-name="P4">
德国警方在推特上证实，正在这一工厂进行一项行动，但没有提到任何伤亡。马赛地—奔驰公司证实工厂发生了一起事件，并已与当局联系，但没有详细说明。</text:p>
      <text:p text:style-name="P4">
Source: <text:a xlink:type="simple" xlink:href="https://www.zaobao.com.sg/realtime/world/story20230511-1393514" text:style-name="Internet_20_link" text:visited-style-name="Visited_20_Internet_20_Link">
https://www.zaobao.com.sg/realtime/world/story20230511-1393514</text:a>
</text:p>
      <!--NEWS-->
      <text:h text:style-name="P10" text:outline-level="1">
<text:span text:style-name="T4">
郭飞雄被以“煽颠罪”重判　国际舆论呼吁放人</text:span>
</text:h>
      <text:p text:style-name="P4">
Author: None</text:p>
      <text:p text:style-name="P4">
Publisher: Radio Free Asia (Organization)</text:p>
      <text:p text:style-name="P4">
Published Time: 2023-05-11T16:16:10-04:00</text:p>
      <text:p text:style-name="P4">
Modified Time: 2023-05-11T16:16:10-04:00</text:p>
      <text:p text:style-name="P4">
Description: None</text:p>
      <text:p text:style-name="P4">
Videos: []</text:p>
      <text:p text:style-name="P4">
Audios: ["<text:a xlink:type="simple" xlink:href="https://www.rfa.org/mandarin/yataibaodao/renquanfazhi/kw-0511202312083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65" text:anchor-type="as-char" svg:width="6.9236in" svg:height="5.212274in" draw:z-index="0">
<draw:image xlink:href="../Images/rfamandarin/2023-05-11T16-16-10-04-00/000000.png" xlink:type="simple" xlink:show="embed" xlink:actuate="onLoad" draw:mime-type="image/png"/>
</draw:frame>
 资料图片：中国异议人士郭飞雄 新公民运动  <text:a xlink:type="simple" xlink:href="https://www.rfa.org/mandarin/yataibaodao/renquanfazhi/kw-05112023120832.html/@@stream" text:style-name="Internet_20_link" text:visited-style-name="Visited_20_Internet_20_Link">
</text:a>
</text:p>
      <text:p text:style-name="P4">
中国著名维权人士郭飞雄（本名杨茂东）本周四（11日）被广州市中级法院以“煽动颠覆国家政权罪”重判8年的消息，引发国际舆论强烈关注。美国驻中国大使馆外交官被拒绝入庭旁听后，呼吁中国当局尽快放人。</text:p>
      <text:p text:style-name="P4">
<text:a xlink:type="simple" xlink:href="https://www.rfa.org/mandarin/yataibaodao/renquanfazhi/gf-05112023075152.html" text:style-name="Internet_20_link" text:visited-style-name="Visited_20_Internet_20_Link">
 <text:span text:style-name="T4">
郭飞雄“煽颠”罪成判囚八年</text:span>
 </text:a>
 <text:span text:style-name="T4">
<text:a xlink:type="simple" xlink:href="https://www.rfa.org/mandarin/yataibaodao/renquanfazhi/gf-07222022072744.html" text:style-name="Internet_20_link" text:visited-style-name="Visited_20_Internet_20_Link">
 </text:a>
 </text:span>
 <text:span text:style-name="T4">
<text:span text:style-name="T5">
*  * </text:span>
*<text:a xlink:type="simple" xlink:href="https://www.rfa.org/mandarin/Xinwen/1-01172022082904.html" text:style-name="Internet_20_link" text:visited-style-name="Visited_20_Internet_20_Link">
 </text:a>
 </text:span>
  * <text:span text:style-name="T4">
<text:a xlink:type="simple" xlink:href="https://www.rfa.org/mandarin/Xinwen/8-01162022115351.html" text:style-name="Internet_20_link" text:visited-style-name="Visited_20_Internet_20_Link">
 </text:a>
 </text:span>
  * <text:span text:style-name="T4">
<text:a xlink:type="simple" xlink:href="https://www.rfa.org/mandarin/Xinwen/5-01152022113729.html" text:style-name="Internet_20_link" text:visited-style-name="Visited_20_Internet_20_Link">
 </text:a>
 </text:span>
  * <text:a xlink:type="simple" xlink:href="https://www.rfa.org/mandarin/Xinwen/8-01102022131157.html" text:style-name="Internet_20_link" text:visited-style-name="Visited_20_Internet_20_Link">
 <text:span text:style-name="T4">
妻子在美病逝 郭飞雄被阻来美强迫失踪</text:span>
 </text:a>
</text:p>
      <text:p text:style-name="P4">
周四上午，中国著名维权人士郭飞雄被控“煽动颠覆国家政权”一案在广州市中级法院开庭审理，郭飞雄和辩护律师进行了无罪辩护。随后，法庭宣布郭飞雄“煽颠”罪成，判处有期徒刑8年，剥夺政治权利3年。郭飞雄表示不服判决，将提起上诉。</text:p>
      <text:p text:style-name="P4">
<text:span text:style-name="T4">
多国外交官被拒旁听 美德使馆呼吁北京放人</text:span>
</text:p>
      <text:p text:style-name="P4">
据路透社报道，庭审当天，来自美国、加拿大、丹麦、法国、德国、荷兰和英国等国的外交人员都被法院拒之门外。</text:p>
      <text:p text:style-name="P4">
美国驻华大使馆当天通过其推特账户表示：“今天，美国外交官受到阻挠，未能旁听对郭飞雄的法庭审理……。我们继续呼吁尽快释放郭先生，让他可以与家人团聚。”</text:p>
      <text:p text:style-name="Quotations">

<text:p text:style-name="Quotations">

<text:p text:style-name="P4">
今天，美国外交官受到阻挠，未能旁听对郭飞雄的法庭审理。郭飞雄是一名律师，目前因他的和平倡导而在广州面临审判。我们继续呼吁尽快释放郭先生，让他可以与家人团聚。&gt;
 <text:a xlink:type="simple" xlink:href="" text:style-name="Internet_20_link" text:visited-style-name="Visited_20_Internet_20_Link">
 </text:a>
&gt;
&gt;
 href="https://t.co/FEdg5mWjGZ"&gt;
https://t.co/FEdg5mWjGZ— 美国驻华使领馆 US MissionCN&gt;
 (@USA_China_Talk) <text:a xlink:type="simple" xlink:href="https://twitter.com/USA_China_Talk/status/1656546393618628611" text:style-name="Internet_20_link" text:visited-style-name="Visited_20_Internet_20_Link">
&gt;
 </text:a>
</text:p>

</text:p>

</text:p>
      <text:p text:style-name="P4">
德国驻华大使傅融（PatriciaFlor）发推文说：“我对人权捍卫者杨茂东先生（笔名：郭飞雄）今天因‘煽动颠覆国家政权罪’被判处8年有期徒刑深感震惊。我们的领事官员被阻止旁听公开进行的庭审。我们将同众多国家一道，继续呼吁出于人道主义原因将他释放。”</text:p>
      <text:p text:style-name="P4">
美国国会及行政当局中国委员会(CECC)主席克里斯∙史密斯议员(Rep. Chris Smith)在当天一场听证会上也提到：“在中国大陆，像郭飞雄这样的政治犯面临颠覆国家政权的虚假审判”。</text:p>
      <text:p text:style-name="P4">
<text:span text:style-name="T4">
人权组织</text:span>
 <text:span text:style-name="T4">
:</text:span>
 <text:span text:style-name="T4">
国际社会共同努力 让郭飞雄获释</text:span>
</text:p>
      <text:p text:style-name="P4">
现年56岁的郭飞雄是中国新公民运动的重要参与者和领导者之一,曾因参加维权行动、为法轮功辩护声援、要求中共官员财产公开等被当局多次关押。他在2006至2011年曾入狱5年；2013年被以涉嫌“聚众扰乱公共场所秩序”罪刑拘，并遭酷刑；2015年11月被判刑6年，2019年8月刑满获释。</text:p>
      <text:p text:style-name="P4">
<draw:frame draw:style-name="fr1" draw:name="Image166" text:anchor-type="as-char" svg:width="6.9236in" svg:height="5.1927in" draw:z-index="0">
<draw:image xlink:href="../Images/rfamandarin/2023-05-11T16-16-10-04-00/000001.png" xlink:type="simple" xlink:show="embed" xlink:actuate="onLoad" draw:mime-type="image/png"/>
</draw:frame>
 美国国会就郭飞雄案举行听证会（RFA资料图片）  <text:a xlink:type="simple" xlink:href="https://www.rfa.org/mandarin/yataibaodao/renquanfazhi/kw-05112023120832.html/img1261.jpg" text:style-name="Internet_20_link" text:visited-style-name="Visited_20_Internet_20_Link">
</text:a>
</text:p>
      <text:p text:style-name="P4">
2021年1月，郭飞雄试图赴美探视重病的妻子张青，但被当局拦阻未能出境。2022年1月，郭飞雄的妻子病逝后，当局即以涉嫌“煽动颠覆国家政权罪”将他囚禁至今。这次也是郭飞雄第三次被判刑。</text:p>
      <text:p text:style-name="P4">
曾授予郭飞雄“前线卫士奖”的爱尔兰人权组织“前线战士”对其被判刑8年表示谴责，并呼吁中国当局立即释放郭飞雄。前线卫士创始人、联合国人权捍卫者特别专员玛丽劳勒(MaryLawlor)表示：“这再次表明，在我们庆祝《世界人权宣言》75周年之际, 中国完全无视其中包含的许多价值观。”</text:p>
      <text:p text:style-name="P4">
国际非政府组织“人权观察”的中国部研究员王亚秋告诉本台：“我听到这个消息非常难过，但也不意外。因为郭飞雄是个非常坚强和执着的人权捍卫者，习近平自从上台以来，对人权捍卫者都是没有任何容忍的。我们‘人权观察’希望国际社会能够共同呼吁，将他立刻无条件释放。”</text:p>
      <text:p text:style-name="P4">
位于华盛顿的人权组织“自由之家”资深顾问萨拉∙库克(SarahCook)也对本台表示，中国当局显然是要让那些人权捍卫者及勇于批评中共制度的思想领袖“为其行为付出更大代价。”</text:p>
      <text:p text:style-name="P4">
今年4月，中国法院以“颠覆国家政权罪”，分别判处人权捍卫者许志永和维权律师丁家喜14年和12年的重刑。</text:p>
      <text:p text:style-name="P4">
美国民间组织“公民力量”创办人杨建利认为，如今郭飞雄又被判8年，更显示中共当局的残酷：“它知道这些人是通过任何方法都无法改变的，它就把他们最好的时间都关押在监狱中。”</text:p>
      <text:p text:style-name="P4">
<text:span text:style-name="T4">
人权组织：中共以言定罪 以法治人</text:span>
 <text:span text:style-name="T4">
毫无法治</text:span>
</text:p>
      <text:p text:style-name="P4">
根据“中国人权律师团”在推特转发的郭飞雄哥哥杨茂全提供的信息，法院宣布的郭飞雄所谓罪行包括：“长期以来撰写并在互联网发表文章”，“2020年创建世界宪政民主论坛”继续发表自己和他人撰写的煽动性文章，以及“2021年1月27日接受采访，诋毁中国政治制度”等。</text:p>
      <text:p text:style-name="P4">
不过至截稿，广州中院并未通报郭飞雄案的判决书内容，在中国网路上也无法搜寻到相关讯息。</text:p>
      <text:p text:style-name="P4">
总部位于纽约的“中国人权（HRIC)”周四就郭飞雄案发推文强调：“言论自由是基本人权！以言定罪，以法治人，毫无法治！”</text:p>
      <text:p text:style-name="P4">
“人权观察”研究员王亚秋还告诉本台，郭飞雄显然是引言获罪：“这些完全都是言论自由的范围，他希望中国这个社会能够变得更自由，更公平，更正义的一些想法是非常积极的。”王亚秋认为，该案显示中国当局对任何批评它的言论都是无法容忍的。</text:p>
      <text:p text:style-name="P4">
<draw:frame draw:style-name="fr1" draw:name="Image167" text:anchor-type="as-char" svg:width="6.9236in" svg:height="4.61393in" draw:z-index="0">
<draw:image xlink:href="../Images/rfamandarin/2023-05-11T16-16-10-04-00/000002.png" xlink:type="simple" xlink:show="embed" xlink:actuate="onLoad" draw:mime-type="image/png"/>
</draw:frame>
 中国异议人士郭飞雄 (隋牧青提供）  <text:a xlink:type="simple" xlink:href="https://www.rfa.org/mandarin/yataibaodao/renquanfazhi/kw-05112023120832.html/image.jpg" text:style-name="Internet_20_link" text:visited-style-name="Visited_20_Internet_20_Link">
</text:a>
</text:p>
      <text:p text:style-name="P4">
“自由之家”的资深顾问萨拉∙库克则表示：“不幸的是，像郭飞雄这样的案例在中国还有很多，这只是将司法系统政治化现象的冰山一角。”</text:p>
      <text:p text:style-name="P4">
熟悉郭飞雄的时事评论人士郭宝胜牧师告诉本台：“其实这次的打压完全是毫无理由的，它的目的当然就是把这个领军人物严重地重判，然后对国内这些人权民主运动进一步地威慑、镇压。”</text:p>
      <text:p text:style-name="P4">
旅美维权律师陈建刚也告诉本台，郭飞雄遭中国当局用以定罪的言论其实都没有任何敏感性，此案只是进一步反映出在习近平领导下，中国的司法大倒退。他说：“现在已经到了完全看不到法制一点点影子的地步,已经没有了审判。现在的状态只不过是以法庭走个过程，来完成当年文革对于阶级敌人进行镇压的一个程序。”</text:p>
      <text:p text:style-name="P4">
<text:span text:style-name="T4">
郭飞雄辩词谈政治主张：实现</text:span>
 <text:span text:style-name="T4">
“</text:span>
 <text:span text:style-name="T4">
真正的自由、</text:span>
 <text:span text:style-name="T4">
⺠</text:span>
 <text:span text:style-name="T4">
主、人权、法治</text:span>
 <text:span text:style-name="T4">
”</text:span>
</text:p>
      <text:p text:style-name="P4">
在本台获得的郭飞雄法庭辩护词中，郭飞雄表示法庭对他的“政治构罪纯属莫须有”，多年来，他的政治主张和政治理想从未有改变，那就是在中国彻底实现“真正的自由、⺠主、人权、法治”。</text:p>
      <text:p text:style-name="P4">
他还说，“多元均衡的宪政民主制度”是唯一可以实现中国未来人民当家作主、社会长治久安的政治制度，也是足以帮助当今中国社会彻底摆脱深层危机的“唯一出路”。</text:p>
      <text:p text:style-name="P4">
杨建利告诉本台，他已安排郭飞雄的儿子杨天策17日出席在瑞士日内瓦举行的“人权民主峰会”并发言，以此为营救他父亲进行呼吁。</text:p>
      <text:p text:style-name="P4">
记者：凯迪 责编：何平 网编: 何足 ****</text:p>
      <text:p text:style-name="P4">
Source: <text:a xlink:type="simple" xlink:href="https://www.rfa.org/mandarin/yataibaodao/renquanfazhi/kw-05112023120832.html" text:style-name="Internet_20_link" text:visited-style-name="Visited_20_Internet_20_Link">
https://www.rfa.org/mandarin/yataibaodao/renquanfazhi/kw-05112023120832.html</text:a>
</text:p>
      <!--NEWS-->
      <text:h text:style-name="P10" text:outline-level="1">
<text:span text:style-name="T4">
韩正访荷兰　国安威胁和半导体限制成焦点</text:span>
</text:h>
      <text:p text:style-name="P4">
Author: None</text:p>
      <text:p text:style-name="P4">
Publisher: Radio Free Asia (Organization)</text:p>
      <text:p text:style-name="P4">
Published Time: 2023-05-11T16:22:00-04:00</text:p>
      <text:p text:style-name="P4">
Modified Time: 2023-05-11T16:38: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8" text:anchor-type="as-char" svg:width="6.9236in" svg:height="4.612011in" draw:z-index="0">
<draw:image xlink:href="../Images/rfamandarin/2023-05-11T16-22-00-04-00/000000.png" xlink:type="simple" xlink:show="embed" xlink:actuate="onLoad" draw:mime-type="image/png"/>
</draw:frame>
中国国家副主席韩正11日到访荷兰，与荷兰总理在海牙会面。 <text:a xlink:type="simple" xlink:href="https://www.rfa.org/mandarin/Xinwen/8-05112023162001.html/@@images/image" text:style-name="Internet_20_link" text:visited-style-name="Visited_20_Internet_20_Link">
</text:a>
路透社图片</text:p>
      <text:p text:style-name="P4">
中国国家副主席韩正11日到访荷兰，与荷兰国王与总理会见，当地媒体关注荷兰的半导体禁令，以及中国对其国家安全造成的威胁。</text:p>
      <text:p text:style-name="P4">
荷兰媒体“电讯报”（DeTelegraaf）报道，近来荷兰与中国关系紧张，出于今年4月间荷兰军事情报和安全局（MIVD）和情报与安全总局（AIVD）先后发表年度报告，指中国是荷兰最大的资讯和经济安全威胁。</text:p>
      <text:p text:style-name="P4">
此外，因荷兰政府3月宣布实施半导体出口管制，使全球市占逾9成的半导体制造设备生产商艾司摩尔（ASML）出口设备到中国受到影响，掐住中国半导体升级进程，引起中国反弹。</text:p>
      <text:p text:style-name="P4">
不仅如此，在过去2年，荷兰至少8个市政当局和2个省结束和中国缔结的姊妹市和姊妹省关系。</text:p>
      <text:p text:style-name="P4">
近日欧盟外交部长会议将讨论更新中国政策，以及欧盟与印太地区约60位外长会谈也将有中国议题。中国外交部也马不停蹄出访，除了韩正之外，中国外交部长秦刚也到德国、法国和挪威进行访问。</text:p>
      <text:p text:style-name="P4">
责编：陈品洁</text:p>
      <text:p text:style-name="P4">
Source: <text:a xlink:type="simple" xlink:href="https://www.rfa.org/mandarin/Xinwen/8-05112023162001.html" text:style-name="Internet_20_link" text:visited-style-name="Visited_20_Internet_20_Link">
https://www.rfa.org/mandarin/Xinwen/8-05112023162001.html</text:a>
</text:p>
      <!--NEWS-->
      <text:h text:style-name="P10" text:outline-level="1">
<text:span text:style-name="T4">
湖北武汉一建筑起火　传有居民跳窗逃生</text:span>
</text:h>
      <text:p text:style-name="P4">
Author: None</text:p>
      <text:p text:style-name="P4">
Publisher: Radio Free Asia (Organization)</text:p>
      <text:p text:style-name="P4">
Published Time: 2023-05-11T16:27:05-04:00</text:p>
      <text:p text:style-name="P4">
Modified Time: 2023-05-11T16:27: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3.707476in" draw:z-index="0">
<draw:image xlink:href="../Images/rfamandarin/2023-05-11T16-27-05-04-00/000000.png" xlink:type="simple" xlink:show="embed" xlink:actuate="onLoad" draw:mime-type="image/png"/>
</draw:frame>
湖北武汉汉阳区王家湾附近一建筑在当地时间5月11日下午突发大火 <text:a xlink:type="simple" xlink:href="https://www.rfa.org/mandarin/Xinwen/9-05112023162336.html/@@images/image" text:style-name="Internet_20_link" text:visited-style-name="Visited_20_Internet_20_Link">
</text:a>
网路视频截图</text:p>
      <text:p text:style-name="P4">
湖北武汉汉阳区王家湾附近一建筑在当地时间5月11日下午突发大火，传有不少居民翻窗逃生。根据网传视频显示，有一楼房发生火灾现场大量黑烟冒出，楼房外平台处还有被困人员走动。</text:p>
      <text:p text:style-name="P4">
武汉市汉阳区应急管理局工作人员回应该媒体时表示，目前火势已被控制，暂未收到人员伤亡消息。《澎湃新闻》根据视频和现场图片位置指，起火地点应为山湘宾馆，但无法联系上该宾馆经营者。</text:p>
      <text:p text:style-name="P4">
中国媒体《奔流新闻》报道，有知情者说涉事建筑当时正在装修，火警发生后，有住户从6楼跳下逃生，亦有附近居民表示，由于火势较大，建筑附近部分平房还受到波及。</text:p>
      <text:p text:style-name="P4">
责编：陈品洁</text:p>
      <text:p text:style-name="P4">
Source: <text:a xlink:type="simple" xlink:href="https://www.rfa.org/mandarin/Xinwen/9-05112023162336.html" text:style-name="Internet_20_link" text:visited-style-name="Visited_20_Internet_20_Link">
https://www.rfa.org/mandarin/Xinwen/9-05112023162336.html</text:a>
</text:p>
      <!--NEWS-->
      <text:h text:style-name="P10" text:outline-level="1">
<text:span text:style-name="T4">
中国4月份汽车产销首现下滑</text:span>
</text:h>
      <text:p text:style-name="P4">
Author: None</text:p>
      <text:p text:style-name="P4">
Publisher: Radio Free Asia (Organization)</text:p>
      <text:p text:style-name="P4">
Published Time: 2023-05-11T16:32:07-04:00</text:p>
      <text:p text:style-name="P4">
Modified Time: 2023-05-11T16:32: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4.612011in" draw:z-index="0">
<draw:image xlink:href="../Images/rfamandarin/2023-05-11T16-32-07-04-00/000000.png" xlink:type="simple" xlink:show="embed" xlink:actuate="onLoad" draw:mime-type="image/png"/>
</draw:frame>
 河南省平顶山市一家汽车经销商，顾客正在看车。 <text:a xlink:type="simple" xlink:href="https://www.rfa.org/mandarin/Xinwen/10-05112023162813.html/@@images/image" text:style-name="Internet_20_link" text:visited-style-name="Visited_20_Internet_20_Link">
</text:a>
路透社资料图片</text:p>
      <text:p text:style-name="P4">
根据中国汽车工业协会在５月11日发布的数据，4月份汽车产销分别完成213.3万辆和215.9万辆，比3月分别下降17.5%和11.9%。这是今年以来首度出现下滑。</text:p>
      <text:p text:style-name="P4">
中国汽车工业协会在信息发布会上指出，经济下滑压力持续加大，需求仍然不足，汽车业需要扩大消费的政策提振。协会指出，由于3月以来的非理性促销潮造成消费者持币观望，目前汽车消费尚处于缓慢恢复过程中，加上商用车行业复苏速度不及预期，诸多不利影响造成4月产销较3月有所下降。</text:p>
      <text:p text:style-name="P4">
今年4月份数据虽与去年同期相比大幅增长，不过原因是去年正值疫情期间，当局实施清零政策，导致汽车产销跌至谷底。</text:p>
      <text:p text:style-name="P4">
责编：陈品洁</text:p>
      <text:p text:style-name="P4">
Source: <text:a xlink:type="simple" xlink:href="https://www.rfa.org/mandarin/Xinwen/10-05112023162813.html" text:style-name="Internet_20_link" text:visited-style-name="Visited_20_Internet_20_Link">
https://www.rfa.org/mandarin/Xinwen/10-05112023162813.html</text:a>
</text:p>
      <!--NEWS-->
      <text:h text:style-name="P10" text:outline-level="1">
<text:span text:style-name="T4">
韩成立国防创新委员会 尹锡悦促韩军改革增强军力</text:span>
</text:h>
      <text:p text:style-name="P4">
Author: 联合早报 (Person)</text:p>
      <text:p text:style-name="P4">
Publisher: 联合早报 (Organization)</text:p>
      <text:p text:style-name="P4">
Published Time: 2023-05-11T16:34</text:p>
      <text:p text:style-name="P4">
Modified Time: 2023-05-11T16:42</text:p>
      <text:p text:style-name="P4">
Description: 韩国总统尹锡悦要求韩国军方推行改革，增强军力，并提出成立“战略司令部”的构想。韩联社报道，韩国星期四（5月11日）正式成立总统直属国防创新委员会，将负责审议和调整韩国防部推进的《国...</text:p>
      <text:p text:style-name="P4">
Videos: []</text:p>
      <text:p text:style-name="P4">
Audios: []</text:p>
      <text:p text:style-name="P4">
Images: []</text:p>
      <text:p text:style-name="P4">
Type: NewsArticle</text:p>
      <text:p text:style-name="P4">
Breadcrumbs: ['即时', '国际']</text:p>
      <text:p text:style-name="P4">
Keywords: ['韩国', '朝鲜半岛', '军事', '尹锡悦', '朝鲜']</text:p>
      <!--METADATA-->
      <text:p text:style-name="P4">
韩国总统尹锡悦要求韩国军方推行改革，增强军力，并提出成立“战略司令部”的构想。</text:p>
      <text:p text:style-name="P4">
韩联社报道，韩国星期四（5月11日）正式成立总统直属国防创新委员会，将负责审议和调整韩国防部推进的《国防革新4.0基本计划》，并由总统亲任委员长。</text:p>
      <text:p text:style-name="P4">
尹锡悦当天在首尔龙山总统府主持召开国防创新委员会的第一次会议，他指出，在朝鲜核威胁加剧等全球安全形势瞬息万变、科技迅速发展的背景下，军方应在管理体系、软硬件方面大刀阔斧地推行改革，这样才能取信于民。</text:p>
      <text:p text:style-name="P4">
针对国防改革的目标，尹锡悦指示，面对日益升级的朝核导威胁，韩军需要具备压倒性的反制力量，根据国内外战略环境变化切实调整内部结构，成为敢打能胜、令敌生畏的强军。为此，韩军需要增强威慑力，具备对朝的侦察监视分析能力、精准打击能力、多层防空能力。</text:p>
      <text:p text:style-name="P4">
尹锡悦还说，委员会考虑成立“战略司令部”，以加强陆海空三军协作，有效整合和运用分散于各军种的战力。军方需要优化指挥体系，提高决策效率，还要完善基于有人、无人协同作战体系执行作战任务的系统。</text:p>
      <text:p text:style-name="P4">
Source: <text:a xlink:type="simple" xlink:href="https://www.zaobao.com.sg/realtime/world/story20230511-1393520" text:style-name="Internet_20_link" text:visited-style-name="Visited_20_Internet_20_Link">
https://www.zaobao.com.sg/realtime/world/story20230511-1393520</text:a>
</text:p>
      <!--NEWS-->
      <text:h text:style-name="P10" text:outline-level="1">
<text:span text:style-name="T4">
欧股跌多涨少</text:span>
</text:h>
      <text:p text:style-name="P4">
Publisher: 法新社</text:p>
      <text:p text:style-name="P4">
Published Time: 2023-05-11T17:02:08+00:00</text:p>
      <text:p text:style-name="P4">
Modified Time: 2023-05-11T16:50:01+00:00</text:p>
      <text:p text:style-name="P4">
Description: （法新社伦敦11日电） 在投资人衡量美国最新通膨数据、区域性银行「西太平洋银行公司」（PacWest）财务体质、英国央行再度升息等消息之际，欧洲主要股市今天多收跌。</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1" text:anchor-type="as-char" svg:width="6.9236in" svg:height="3.617581in" draw:z-index="0">
<draw:image xlink:href="../Images/rficn/2023-05-11T17-02-08-00-00/000000.png" xlink:type="simple" xlink:show="embed" xlink:actuate="onLoad" draw:mime-type="image/png"/>
</draw:frame>
</text:p>
      <text:p text:style-name="P4">
美国劳工部今天公布，4月生产者物价指数（PPI）月增0.2%，略低于市场预期。但美国西太平洋银行公司表示存款流失后，公司股价呈现暴跌。</text:p>
      <text:p text:style-name="P4">
英国央行英格兰银行（Bank of England）今天决议将基准利率调高1码至4.5%，以对抗居高不下的通膨，创下近15年来最高水准。</text:p>
      <text:p text:style-name="P4">
伦敦FTSE 100指数下跌10.75点或0.14%，以7730.58点作收。</text:p>
      <text:p text:style-name="P4">
法兰克福DAX指数下滑61.32点或0.39%，收在15834.91点。</text:p>
      <text:p text:style-name="P4">
巴黎CAC 40指数上涨20.58点或0.28%，收7381.78点。</text:p>
      <text:p text:style-name="P4">
Source: <text:a xlink:type="simple" xlink:href="https://www.rfi.fr/cn/%E8%B4%A2%E7%BB%8F%E5%BF%AB%E8%AE%AF/20230511-%E6%AC%A7%E8%82%A1%E8%B7%8C%E5%A4%9A%E6%B6%A8%E5%B0%91" text:style-name="Internet_20_link" text:visited-style-name="Visited_20_Internet_20_Link">
https://www.rfi.fr/cn/%E8%B4%A2%E7%BB%8F%E5%BF%AB%E8%AE%AF/20230511-%E6%AC%A7%E8%82%A1%E8%B7%8C%E5%A4%9A%E6%B6%A8%E5%B0%91</text:a>
</text:p>
      <!--NEWS-->
      <text:h text:style-name="P10" text:outline-level="1">
<text:span text:style-name="T4">
日央行行长：全球金融系统恢复平静 G7将就不稳定性密切沟通</text:span>
</text:h>
      <text:p text:style-name="P4">
Author: 联合早报 (Person)</text:p>
      <text:p text:style-name="P4">
Publisher: 联合早报 (Organization)</text:p>
      <text:p text:style-name="P4">
Published Time: 2023-05-11T17:07</text:p>
      <text:p text:style-name="P4">
Modified Time: 2023-05-11T17:28</text:p>
      <text:p text:style-name="P4">
Description: 日本央行行长植田和男星期四（5月11日）说，近期几家美国银行接连倒闭的风波过后，全球金融系统已恢复平静，但七国集团（G7）的财政领导人将密切沟通，以应对任何重新出现的不稳定情况。路...</text:p>
      <text:p text:style-name="P4">
Videos: []</text:p>
      <text:p text:style-name="P4">
Audios: []</text:p>
      <text:p text:style-name="P4">
Images: []</text:p>
      <text:p text:style-name="P4">
Type: NewsArticle</text:p>
      <text:p text:style-name="P4">
Breadcrumbs: ['即时', '国际']</text:p>
      <text:p text:style-name="P4">
Keywords: ['日本', '七国集团', '金融风险']</text:p>
      <!--METADATA-->
      <text:p text:style-name="P4">
日本央行行长植田和男星期四（5月11日）说，近期几家美国银行接连倒闭的风波过后，全球金融系统已恢复平静，但七国集团（G7）的财政领导人将密切沟通，以应对任何重新出现的不稳定情况。</text:p>
      <text:p text:style-name="P4">
路透社报道，植田和男指出，最近的风波未对日本银行系统造成严重影响，压力测试结果显示，日本银行都没有面临重大问题。</text:p>
      <text:p text:style-name="P4">
植田和男当天参加G7财长会议之前告诉记者：“由于美国和欧洲当局的迅速反应，金融市场和全球银行系统已经恢复平静。但G7各国财长就能否预见未来的不稳定情况或许持有不同看法。我们会对过去的事件展开复盘，并就目前发现的情况进行密切沟通。”</text:p>
      <text:p text:style-name="P4">
星期四的G7财长会议将讨论全球金融系统风险相关课题。</text:p>
      <text:p text:style-name="P4">
Source: <text:a xlink:type="simple" xlink:href="https://www.zaobao.com.sg/realtime/world/story20230511-1393529" text:style-name="Internet_20_link" text:visited-style-name="Visited_20_Internet_20_Link">
https://www.zaobao.com.sg/realtime/world/story20230511-1393529</text:a>
</text:p>
      <!--NEWS-->
      <text:h text:style-name="P10" text:outline-level="1">
<text:span text:style-name="T4">
欧洲议会通过部分AI监管措施 迈出AI监管第一步</text:span>
</text:h>
      <text:p text:style-name="P4">
Author: 联合早报 (Person)</text:p>
      <text:p text:style-name="P4">
Publisher: 联合早报 (Organization)</text:p>
      <text:p text:style-name="P4">
Published Time: 2023-05-11T17:48</text:p>
      <text:p text:style-name="P4">
Modified Time: 2023-05-11T17:48</text:p>
      <text:p text:style-name="P4">
Description: 欧洲议会立法者星期四（5月11日）就备受瞩目的《人工智能法》（Artificial Intelligence Act）进行投票，针对禁用公共场所面部识别、预测性警示服务等部分人工智...</text:p>
      <text:p text:style-name="P4">
Videos: []</text:p>
      <text:p text:style-name="P4">
Audios: []</text:p>
      <text:p text:style-name="P4">
Images: []</text:p>
      <text:p text:style-name="P4">
Type: NewsArticle</text:p>
      <text:p text:style-name="P4">
Breadcrumbs: ['即时', '国际']</text:p>
      <text:p text:style-name="P4">
Keywords: ['欧盟', '人工智能']</text:p>
      <!--METADATA-->
      <text:p text:style-name="P4">
欧洲议会立法者星期四（5月11日）就备受瞩目的《人工智能法》（Artificial IntelligenceAct）进行投票，针对禁用公共场所面部识别、预测性警示服务等部分人工智能（AI）技术监管措施达成一致。</text:p>
      <text:p text:style-name="P4">
综合路透社和法新社报道，欧盟2021年提出的《人工智能法》将成为首个管理AI技术的全面法案。经过两年的谈判，该法案如今有望取得新进展，进入委员会和成员国谈判阶段。</text:p>
      <text:p text:style-name="P4">
当天的投票开始前，有欧洲议会议员指出，如今，人工智能的重要性显而易见，社会期待立法者对人工智能及其给大众生活带来的影响做出坚定行动。</text:p>
      <text:p text:style-name="P4">
本次投票同意禁用公共场合生物识别监控、情绪识别和预测性警示服务等人工智能系统。</text:p>
      <text:p text:style-name="P4">
法案还寻求对ChatGPT等生成式人工智能系统制定新的透明措施，例如要求相关应用必须告知用户其内容是由机器而非人类生成。</text:p>
      <text:p text:style-name="P4">
在本次会议的提案中，人工智能公司将被要求对其算法保持人为控制，提供技术文件，并为“高风险”应用建立风险管理系统。每个欧盟成员国都将设立一个监督机构，确保这些规则得到遵守。</text:p>
      <text:p text:style-name="P4">
欧洲议会议员说，这次投票是监管人工智能的一个“里程碑”，人工智能应该为人、社会和环境服务，而不能本末倒置。</text:p>
      <text:p text:style-name="P4">
不过，实施监管措施并不代表要严令禁止人工智能科技，欧盟仍呼吁并支持促进人工智能行业创新。</text:p>
      <text:p text:style-name="P4">
Source: <text:a xlink:type="simple" xlink:href="https://www.zaobao.com.sg/realtime/world/story20230511-1393539" text:style-name="Internet_20_link" text:visited-style-name="Visited_20_Internet_20_Link">
https://www.zaobao.com.sg/realtime/world/story20230511-1393539</text:a>
</text:p>
      <!--NEWS-->
      <text:h text:style-name="P10" text:outline-level="1">
<text:span text:style-name="T4">
CNN：英国为乌克兰提供多枚“暴风影”巡航导弹</text:span>
</text:h>
      <text:p text:style-name="P4">
Author: 联合早报 (Person)</text:p>
      <text:p text:style-name="P4">
Publisher: 联合早报 (Organization)</text:p>
      <text:p text:style-name="P4">
Published Time: 2023-05-11T18:38</text:p>
      <text:p text:style-name="P4">
Modified Time: 2023-05-11T23:12</text:p>
      <text:p text:style-name="P4">
Description: 多名西方官员透露，英国向乌克兰提供了多枚“暴风影”（Storm Shadow）巡航导弹，为乌克兰的反攻行动再添助力。美国有线新闻网（CNN）星期四（5月11日）报道，“暴风影”是一...</text:p>
      <text:p text:style-name="P4">
Videos: []</text:p>
      <text:p text:style-name="P4">
Audios: []</text:p>
      <text:p text:style-name="P4">
Images: []</text:p>
      <text:p text:style-name="P4">
Type: NewsArticle</text:p>
      <text:p text:style-name="P4">
Breadcrumbs: ['即时', '国际']</text:p>
      <text:p text:style-name="P4">
Keywords: ['俄乌战争', '英国', '武器', '导弹']</text:p>
      <!--METADATA-->
      <text:p text:style-name="P4">
多名西方官员透露，英国向乌克兰提供了多枚“暴风影”（Storm Shadow）巡航导弹，为乌克兰的反攻行动再添助力。</text:p>
      <text:p text:style-name="P4">
美国有线新闻网（CNN）星期四（5月11日）报道，“暴风影”是一种具有隐形能力的远程巡航导弹，由英国和法国联合开发，通常从空中发射。</text:p>
      <text:p text:style-name="P4">
“暴风影”的射程超过250公里，与乌克兰长期要求的美制地对地陆军战术导弹系统（ATACMS）的射程能力相差无几。</text:p>
      <text:p text:style-name="P4">
CNN指出，尤为关键的一点是，”暴风影“的射程可以深入到乌东的俄控领土。一名西方官员告诉CNN，英国已经得到乌克兰政府的保证，这些导弹将只在乌克兰主权领土内使用，而不是在俄罗斯境内。</text:p>
      <text:p text:style-name="P4">
CNN引述一位美国高级军事官员强调，这款导弹在射程角度上真正改变了棋局，并为基辅提供自战争爆发以来一直需要的能力。目前美方为乌军提供的武器最大射程约为78.9公里。</text:p>
      <text:p text:style-name="P4">
英国方面证实了这一消息。国防部长华莱士星期四对国会表明，在向乌克兰援助这批“暴风影”导弹之前，政府已对如何最小化风险以及避免对俄罗斯的不必要挑衅进行评估，“重要的是要为乌克兰提供（作战所需的）能力。要让乌克兰能够捍卫自己。”</text:p>
      <text:p text:style-name="P4">
俄罗斯克里姆林宫星期四评论称，英国为乌克兰提供“暴风影”巡航导弹一事要求俄军队“做出充分的回应”。</text:p>
      <text:p text:style-name="P4">
Source: <text:a xlink:type="simple" xlink:href="https://www.zaobao.com.sg/realtime/world/story20230511-1393555" text:style-name="Internet_20_link" text:visited-style-name="Visited_20_Internet_20_Link">
https://www.zaobao.com.sg/realtime/world/story20230511-1393555</text:a>
</text:p>
      <!--NEWS-->
      <text:h text:style-name="P10" text:outline-level="1">
<text:span text:style-name="T4">
现场直击：墨西哥雷诺萨的移民庇护所</text:span>
</text:h>
      <text:p text:style-name="P4">
Author: VOA</text:p>
      <text:p text:style-name="P4">
Publisher: 美国之音中文网 (Type: Organization)</text:p>
      <text:p text:style-name="P4">
Published Time: 2023-05-11T19:31:15+08:00</text:p>
      <text:p text:style-name="P4">
Modified Time: 2023-05-11 11:31:15Z</text:p>
      <text:p text:style-name="P4">
Description: 近几个月来，经由墨西哥进入美国的中国非法移民人数剧增。美国之音记者从德州麦克艾伦(McAllen)驱车前往墨西哥边境小镇雷诺萨(Reynosa)，这里有不少贩毒团伙，也是许多想入境美国的非法移民聚集之地，带您探访雷诺萨一处曾接收过中国“走线客”的移民庇护所，了解现场的景象。</text:p>
      <text:p text:style-name="P4">
Videos: []</text:p>
      <text:p text:style-name="P4">
Images: []</text:p>
      <text:p text:style-name="P4">
Categories: ['每日视频新闻', '美国移民/难民议题', '社媒-最IN视频']</text:p>
      <text:p text:style-name="P4">
Type: None</text:p>
      <!--METADATA-->
      <text:p text:style-name="P4">
NoneNone</text:p>
      <text:p text:style-name="P4">
Source: <text:a xlink:type="simple" xlink:href="https://www.voachinese.com/a/7088349.html" text:style-name="Internet_20_link" text:visited-style-name="Visited_20_Internet_20_Link">
https://www.voachinese.com/a/7088349.html</text:a>
</text:p>
      <!--NEWS-->
      <text:h text:style-name="P10" text:outline-level="1">
<text:span text:style-name="T4">
周四美市盘前小幅走高 重点谈娱乐巨头迪士尼季度业绩</text:span>
</text:h>
      <text:p text:style-name="P4">
Author: 李可爱 (Person)</text:p>
      <text:p text:style-name="P4">
Publisher: 联合早报 (Organization)</text:p>
      <text:p text:style-name="P4">
Published Time: 2023-05-11T19:34</text:p>
      <text:p text:style-name="P4">
Modified Time: 2023-05-11T21:24</text:p>
      <text:p text:style-name="P4">
Description: ●隔夜发布的最新美国通胀数据显示，消费者价格连续第10个月降温，带动美国华尔街股市主要股指期货星期四（11日）小幅走高。许多投资者猜测，美联储可能会暂停加息了。●在7时截稿时，标准...</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美国股市', '美市', '财经即时', '迪士尼']</text:p>
      <!--METADATA-->
      <text:p text:style-name="P4">
星期四（5月11日）重点：</text:p>
      <text:p text:style-name="P4">
●隔夜发布的最新美国通胀数据显示，消费者价格连续第10个月降温，带动美国华尔街股市主要股指期货星期四（11日）小幅走高。许多投资者猜测，美联储可能会暂停加息了。</text:p>
      <text:p text:style-name="P4">
●在7时截稿时，标准与普尔500指数期货微升5.60点或0.13％，报4143.20点；纳斯达克100指数期货起23.90点或0.18％，报13371.70点；道琼斯指数期货则退低21.80点，报33509.50点。</text:p>
      <text:p text:style-name="P4">
●隔夜发布的4月份通胀数字增幅比预测低，再加上谷歌母公司AlphabetInc宣布推出最新人工智能消息的提振下，科技股隔夜（星期三）普遍走高，带动纳斯达克指数以全日最高水平收市。</text:p>
      <text:p text:style-name="P4">
●标准与普尔500指数隔夜上升18.47点，闭市报4137.64点。重量级的道琼斯指数则跌30.48点，闭市报33531.33点。以科技股为主的纳斯达克100指数显著上升1.11％或146.71点，以13347.83点收市。</text:p>
      <text:p text:style-name="P4">
●美国股市隔夜的交易活跃，交易所的总成交量是110亿4000万股，比过去20天的107亿股平均成交量多。</text:p>
      <text:h text:style-name="P13" text:outline-level="4">
<text:span text:style-name="T4">
盘前交易重点：</text:span>
</text:h>
      <text:p text:style-name="P4">
●度假屋租赁公司爱彼迎（AirbnbInc）隔夜对业绩前景持谨慎态度，导致股价创下六个月以来的最大跌幅，跌10.92％。爱彼迎股价在今晚盘前回稳，起0.21美元，截稿时报113.40美元。</text:p>
      <text:p text:style-name="P4">
●UnitySoftware隔夜发布的第一季度亏损比分析师预测的低，而且对第二季度营业额的预测也超出分析师普遍预测，带动股价今晚盘前上涨2.66美元，截稿时报31.40美元。</text:p>
      <text:p text:style-name="P4">
●拥有Coach，Kate Spade以及Stuart Weitzman时装品牌的TapestryInc将在今晚股市开盘前发布业绩。该股股价在今晚盘前上升0.56美元，截稿时报37.70美元。</text:p>
      <text:p text:style-name="P4">
●星期四下文我们来看看娱乐巨头迪士尼季度业绩。今晚盘前该股下跌5.61美元，截稿时报95.53美元。</text:p>
      <text:p text:style-name="P4">
●盘前活跃股按序：西太平洋合众银行、Alphabet Inc A股、Palantir Technologies、特斯拉和Alphabet IncC股。截稿时，除了西太平洋合众银行股价下跌之外，其他四只活跃股的股价全部上升。</text:p>
      <text:p text:style-name="P4">
<draw:frame draw:style-name="fr1" draw:name="Image172" text:anchor-type="as-char" svg:width="6.9236in" svg:height="4.615733in" draw:z-index="0">
<draw:image xlink:href="../Images/zaobao world/2023-05-11T19-34/000000.png" xlink:type="simple" xlink:show="embed" xlink:actuate="onLoad" draw:mime-type="image/png"/>
</draw:frame>
迪士尼业绩的一个亮点来自它的主题公园、体验和产品部门。这个部门在第二季度的营业额增长了17％，达到77亿美元。（档案照片）</text:p>
      <text:h text:style-name="P13" text:outline-level="4">
<text:span text:style-name="T4">
迪士尼（The Walt Disney Company）（纽约证券交易所代码：DIS）</text:span>
</text:h>
      <text:p text:style-name="P4">
虽然娱乐巨头迪士尼的流媒体订户环比减少了，但是因为节流，该业务蒙受的亏损额也较上一季度减少了超过4亿美元，整体的季度业绩也大致上符合华尔街分析师之前的预测。因为订户减少，业绩也没有什么惊喜，迪士尼股价在隔夜盘后下跌了4.48％至96.61美元。</text:p>
      <text:p text:style-name="P4">
唯一较新鲜的消息，是首席执行官伊格（BobIger）透露会在今年底之前推出一款结合适合家庭订户的Disney+和Hulu一般娱乐服务的新应用平台服务。迪士尼希望能够通过这个新服务扩展旗下流媒体领域。</text:p>
      <text:p text:style-name="P4">
根据迪士尼截至今年4月1日的第二季度业绩报告，集团营业额同比增长13％至218亿2000万美元。迪士尼的净利是14亿9000万美元，即每股盈利0.69美元，比去年同期的5亿9700万美元净利，以及每股盈利0.26美元来得好。</text:p>
      <text:p text:style-name="P4">
在计入其他项目后，调整后每股盈利是0.93美元。根据Refinitiv搜集到的分析师平均预测则是营业额217亿8000万美元，每股盈利0.93美元。</text:p>
      <text:p text:style-name="P4">
在这个季度里，集团旗舰Disney+的总订户人数减少了400万户至1亿5780万户，所幸的是，因为Disney+价格上涨和营销费用减少，改善了流媒体今年1月至3月的业绩，季度亏损也从环比的11亿美元减少到6亿5900万美元。</text:p>
      <text:p text:style-name="P4">
StreetAccount之前搜集的分析师普遍预测，是Disney+的总订户人数会微增不到1％至1亿6317万户，没想到实际数字却少了整整500多万户。</text:p>
      <text:p text:style-name="P4">
迪士尼业绩的一个亮点来自它的主题公园、体验和产品部门。这个部门在第二季度营业额增长了17％，达到77亿美元，其中约55亿美元来自迪士尼的主题公园。集团高管说，主题公园的游客在这个季度里花了更多时间和金钱体验集团在美国国内和国外的国际主题公园、酒店和游轮服务。特别是旗下的游轮业务，乘客订购的天数都有所增加。</text:p>
      <text:p text:style-name="P4">
虽然迪士尼股价在业绩发布后节节败退，但是开年以来，该股已上升了13.68％。在Tipranks的13名分析师当中，也有10名给予迪士尼股“买进”的评级，三名给予“持守”的评级，一年期限平均目标价是128.64美元。</text:p>
      <text:p text:style-name="P4">
Source: <text:a xlink:type="simple" xlink:href="https://www.zaobao.com.sg/realtime/world/story20230511-1393563" text:style-name="Internet_20_link" text:visited-style-name="Visited_20_Internet_20_Link">
https://www.zaobao.com.sg/realtime/world/story20230511-1393563</text:a>
</text:p>
      <!--NEWS-->
      <text:h text:style-name="P10" text:outline-level="1">
<text:span text:style-name="T4">
泽连斯基：不担心美国大选结果 相信乌军届时已赢得胜利</text:span>
</text:h>
      <text:p text:style-name="P4">
Author: 联合早报 (Person)</text:p>
      <text:p text:style-name="P4">
Publisher: 联合早报 (Organization)</text:p>
      <text:p text:style-name="P4">
Published Time: 2023-05-11T19:52</text:p>
      <text:p text:style-name="P4">
Modified Time: 2023-05-11T20:01</text:p>
      <text:p text:style-name="P4">
Description: 乌克兰总统泽连斯基称并不担心美国2024年总统选举结果对乌影响如何，因为在那之前，乌克兰将已打赢战争。美国有线新闻网（CNN）报道，泽连斯基在星期四（5月11日）播出的访谈中发表上...</text:p>
      <text:p text:style-name="P4">
Videos: []</text:p>
      <text:p text:style-name="P4">
Audios: []</text:p>
      <text:p text:style-name="P4">
Images: []</text:p>
      <text:p text:style-name="P4">
Type: NewsArticle</text:p>
      <text:p text:style-name="P4">
Breadcrumbs: ['即时', '国际']</text:p>
      <text:p text:style-name="P4">
Keywords: ['俄乌战争', '美国', '乌克兰', '泽连斯基']</text:p>
      <!--METADATA-->
      <text:p text:style-name="P4">
乌克兰总统泽连斯基称并不担心美国2024年总统选举结果对乌影响如何，因为在那之前，乌克兰将已打赢战争。</text:p>
      <text:p text:style-name="P4">
美国有线新闻网（CNN）报道，泽连斯基在星期四（5月11日）播出的访谈中发表上述言论。他对一众欧洲公共媒体中的英国广播公司（BBC）说：“谁知道我们（在美国大选时）会到哪一步？我相信在那之前，乌克兰将已取得胜利。”</text:p>
      <text:p text:style-name="P4">
他还说，乌克兰继续得到美国国会共和与民主两党的支持。</text:p>
      <text:p text:style-name="P4">
自俄乌战争爆发以来，美国已为乌克兰提供大量财政和军事支持，包括星期二（9日）宣布向乌克兰 <text:a xlink:type="simple" xlink:href="https://www.zaobao.com/realtime/world/story20230509-1392667" text:style-name="Internet_20_link" text:visited-style-name="Visited_20_Internet_20_Link">
</text:a>
，其中包括防空系统、弹药和培训资金。</text:p>
      <text:p text:style-name="P4">
美国前总统特朗普星期三（10日）拒绝回应支持俄乌中的哪一方，只说不希望再有人死亡，包括俄罗斯人和乌克兰人。</text:p>
      <text:p text:style-name="P4">
俄乌战火已经持续一年多，乌克兰的反攻计划近期备受关注。</text:p>
      <text:p text:style-name="P4">
据多家外媒报道，泽连斯基称乌军反攻“还需要一些时间”。不过， <text:a xlink:type="simple" xlink:href="https://www.zaobao.com/realtime/world/story20230507-1391877" text:style-name="Internet_20_link" text:visited-style-name="Visited_20_Internet_20_Link">
</text:a>
 星期四说，乌军已经 <text:a xlink:type="simple" xlink:href="https://www.zaobao.com/realtime/world/story20230511-1393345" text:style-name="Internet_20_link" text:visited-style-name="Visited_20_Internet_20_Link">
</text:a>
，并正在从侧翼接近乌克兰东部的巴赫穆特。俄罗斯国防部同日表明，俄军队仍在向巴赫穆特西部地区挺进。</text:p>
      <text:p text:style-name="P4">
Source: <text:a xlink:type="simple" xlink:href="https://www.zaobao.com.sg/realtime/world/story20230511-1393566" text:style-name="Internet_20_link" text:visited-style-name="Visited_20_Internet_20_Link">
https://www.zaobao.com.sg/realtime/world/story20230511-1393566</text:a>
</text:p>
      <!--NEWS-->
      <text:h text:style-name="P10" text:outline-level="1">
<text:span text:style-name="T4">
防疫边境规定告终  美国准备应对移民潮</text:span>
</text:h>
      <text:p text:style-name="P4">
Publisher: 法新社</text:p>
      <text:p text:style-name="P4">
Published Time: 2023-05-11T2:32:09+00:00</text:p>
      <text:p text:style-name="P4">
Modified Time: 2023-05-11T13:20:05+00:00</text:p>
      <text:p text:style-name="P4">
Description: （法新社德州艾尔帕索11日电） 美国疫情期间妨碍移民申请庇护的规定今天告终，预计近几周内将有数万人在美国南部边境提出庇护申请，进一步激化美国国内激烈的移民相关辩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3.617581in" draw:z-index="0">
<draw:image xlink:href="../Images/rficn/2023-05-11T2-32-09-00-00/000000.png" xlink:type="simple" xlink:show="embed" xlink:actuate="onLoad" draw:mime-type="image/png"/>
</draw:frame>
</text:p>
      <text:p text:style-name="P4">
法新社报导，现役军人和国民兵都已被派去协助边境管制官员，应对即将涌入美国这个全球最富裕国家的庇护申请人。这些移民大多经济状况不佳。</text:p>
      <text:p text:style-name="P4">
3年多以来，根据美国法典第42卷（Title 42 of the United StatesCode），美墨之间长达3200公里的边境几乎全部关闭。这项法规看似是在疫情期间为防止感染COVID-19（2019冠状病毒疾病）者入境美国，实际上旨在迅速驱逐试图入境的移民。如今，随着COVID-19紧急状态划上句点，庇护申请服务也于华府时间午夜过后正式恢复。</text:p>
      <text:p text:style-name="P4">
德州艾尔帕索（El Paso）市长李瑟（OscarLeeser）先前表示，「我们不知道隔天会发生什么状况，也无法预料接下来10天会发生什么状况」。艾尔帕索一直是最繁忙的移民过境点之一。「我们知道移民会持续涌入，我们会继续确保我们可以帮助他们。」</text:p>
      <text:p text:style-name="P4">
共和党抨击总统拜登同意让美国法典第42卷失效，说此举导致「门户大开」。前总统川普（DonaldTrump）批评，这堪称是「耻辱日」。他还暗示，如果他明年再度入主白宫，将重新实施在边境拆散移民家庭的政策。</text:p>
      <text:p text:style-name="P4">
川普昨天说，「如果有这项政策，他们（移民）就不会来了」。</text:p>
      <text:p text:style-name="P4">
当局已派出约2万4000名边境警察和1100名移民事务相关人员前往支援，五角大厦也派出约4000名军人。 美国国土安全部部长马约卡斯（AlejandroMayorkas）指出，「整体而言，我们采取的方式是为入境美国设立合法途径，并对非法入境者实施更严厉的惩罚」。</text:p>
      <text:p text:style-name="P4">
Source: <text:a xlink:type="simple" xlink:href="https://www.rfi.fr/cn/%E5%9B%BD%E9%99%85%E6%8A%A5%E9%81%93/20230511-%E9%98%B2%E7%96%AB%E8%BE%B9%E5%A2%83%E8%A7%84%E5%AE%9A%E5%91%8A%E7%BB%88-%E7%BE%8E%E5%9B%BD%E5%87%86%E5%A4%87%E5%BA%94%E5%AF%B9%E7%A7%BB%E6%B0%91%E6%BD%AE" text:style-name="Internet_20_link" text:visited-style-name="Visited_20_Internet_20_Link">
https://www.rfi.fr/cn/%E5%9B%BD%E9%99%85%E6%8A%A5%E9%81%93/20230511-%E9%98%B2%E7%96%AB%E8%BE%B9%E5%A2%83%E8%A7%84%E5%AE%9A%E5%91%8A%E7%BB%88-%E7%BE%8E%E5%9B%BD%E5%87%86%E5%A4%87%E5%BA%94%E5%AF%B9%E7%A7%BB%E6%B0%91%E6%BD%AE</text:a>
</text:p>
      <!--NEWS-->
      <text:h text:style-name="P10" text:outline-level="1">
<text:span text:style-name="T4">
英国央行加息25个基点 利率达15年来最高</text:span>
</text:h>
      <text:p text:style-name="P4">
Author: 联合早报 (Person)</text:p>
      <text:p text:style-name="P4">
Publisher: 联合早报 (Organization)</text:p>
      <text:p text:style-name="P4">
Published Time: 2023-05-11T20:39</text:p>
      <text:p text:style-name="P4">
Modified Time: 2023-05-11T20:58</text:p>
      <text:p text:style-name="P4">
Description: 英格兰银行星期四（5月11日）宣布加息25个基点，基准贷款利率提高至4.5%，达到2008年以来的最高水平，若通胀压力持续存在，未来还可能继续加息。彭博社报道，这是英国央行连续第1...</text:p>
      <text:p text:style-name="P4">
Videos: []</text:p>
      <text:p text:style-name="P4">
Audios: []</text:p>
      <text:p text:style-name="P4">
Images: []</text:p>
      <text:p text:style-name="P4">
Type: NewsArticle</text:p>
      <text:p text:style-name="P4">
Breadcrumbs: ['即时', '国际']</text:p>
      <text:p text:style-name="P4">
Keywords: ['加息', '英国', '通货膨胀']</text:p>
      <!--METADATA-->
      <text:p text:style-name="P4">
英格兰银行星期四（5月11日）宣布加息25个基点，基准贷款利率提高至4.5%，达到2008年以来的最高水平，若通胀压力持续存在，未来还可能继续加息。</text:p>
      <text:p text:style-name="P4">
彭博社报道，这是英国央行连续第12次加息，也是自1989年以来的最大加息幅度。此前就有观点预测，英格兰银行将于本月继续加息。</text:p>
      <text:p text:style-name="P4">
<text:a xlink:type="simple" xlink:href="https://www.zaobao.com/realtime/world/story20230215-1363525" text:style-name="Internet_20_link" text:visited-style-name="Visited_20_Internet_20_Link">
 </text:a>
，英格兰银行行长贝利指出：“如果有证据表明未来价格压力仍然持续，就有必要进一步收紧货币政策。”</text:p>
      <text:p text:style-name="P4">
贝利说，当前的通胀率还是太高，“央行要确保实现通胀率回落至2%的目标”。他说，央行意识到食品价格上涨对民众造成的困难，尤其是对低收入群体，但央行“的确看到食品价格通胀开始趋缓”。</text:p>
      <text:p text:style-name="P4">
英格兰银行预计，加息将在未来几个月对家庭和企业贷款带来更沉重的负担。今年英国将有130万户家庭结束固定利率抵押贷款。连续12次加息推高了抵押贷款成本，逾百万房主恐将承受巨大压力。</text:p>
      <text:p text:style-name="P4">
Source: <text:a xlink:type="simple" xlink:href="https://www.zaobao.com.sg/realtime/world/story20230511-1393578" text:style-name="Internet_20_link" text:visited-style-name="Visited_20_Internet_20_Link">
https://www.zaobao.com.sg/realtime/world/story20230511-1393578</text:a>
</text:p>
      <!--NEWS-->
      <text:h text:style-name="P10" text:outline-level="1">
<text:span text:style-name="T4">
美股多收跌</text:span>
</text:h>
      <text:p text:style-name="P4">
Publisher: 法新社</text:p>
      <text:p text:style-name="P4">
Published Time: 2023-05-11T21:02:08+00:00</text:p>
      <text:p text:style-name="P4">
Modified Time: 2023-05-11T20:50:01+00:00</text:p>
      <text:p text:style-name="P4">
Description: （法新社纽约11日电） 华尔街股市主要指数今天多半收黑，主因区域性银行再度承受压力，难以摆脱投资人对银行业的疑虑。</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4" text:anchor-type="as-char" svg:width="6.9236in" svg:height="3.617581in" draw:z-index="0">
<draw:image xlink:href="../Images/rficn/2023-05-11T21-02-08-00-00/000000.png" xlink:type="simple" xlink:show="embed" xlink:actuate="onLoad" draw:mime-type="image/png"/>
</draw:frame>
</text:p>
      <text:p text:style-name="P4">
道琼工业指数下跌221.82点或0.66%，以33309.51点作收。</text:p>
      <text:p text:style-name="P4">
标准普尔500指数下滑7.02点或0.17%，收4130.62点。</text:p>
      <text:p text:style-name="P4">
科技股那斯达克指数上涨22.07点或0.18%，收12328.51点。</text:p>
      <text:p text:style-name="P4">
费城半导体指数下跌18.79点或0.63%，收2978.72点。</text:p>
      <text:p text:style-name="P4">
Source: <text:a xlink:type="simple" xlink:href="https://www.rfi.fr/cn/%E8%B4%A2%E7%BB%8F%E5%BF%AB%E8%AE%AF/20230511-%E7%BE%8E%E8%82%A1%E5%A4%9A%E6%94%B6%E8%B7%8C" text:style-name="Internet_20_link" text:visited-style-name="Visited_20_Internet_20_Link">
https://www.rfi.fr/cn/%E8%B4%A2%E7%BB%8F%E5%BF%AB%E8%AE%AF/20230511-%E7%BE%8E%E8%82%A1%E5%A4%9A%E6%94%B6%E8%B7%8C</text:a>
</text:p>
      <!--NEWS-->
      <text:h text:style-name="P10" text:outline-level="1">
<text:span text:style-name="T4">
中国证监会回应中概股审计缺陷多：愿与美监管机构促进监管合作</text:span>
</text:h>
      <text:p text:style-name="P4">
Author: chinese@voanews.com (美国之音)</text:p>
      <text:p text:style-name="P4">
Publisher: 美国之音中文网 (Type: NewsMediaOrganization)</text:p>
      <text:p text:style-name="P4">
Published Time: 2023-05-11T21:08:58+08:00</text:p>
      <text:p text:style-name="P4">
Modified Time: 2023-05-11 17:16:32Z</text:p>
      <text:p text:style-name="P4">
Description: 中国的证券监管机构星期四 (5月11日) 称，愿意与美国同行合作，促进监管，确保全球投资者的权利和利益。此前一天，美国公开发行公司会计监督委员会 (PCAOB) 表示，在对在美上市中国企业的审计中，发现不可接受的高缺陷率。</text:p>
      <text:p text:style-name="P4">
Videos: []</text:p>
      <text:p text:style-name="P4">
Images: []</text:p>
      <text:p text:style-name="P4">
Categories: ['中国', '美国', '经济·金融·贸易']</text:p>
      <text:p text:style-name="P4">
Type: None</text:p>
      <!--METADATA-->
      <text:p text:style-name="P4">
NoneNone</text:p>
      <text:p text:style-name="P4">
Source: <text:a xlink:type="simple" xlink:href="https://www.voachinese.com/a/china-says-willing-to-work-with-us-on-audit-deal-20230511/7088426.html" text:style-name="Internet_20_link" text:visited-style-name="Visited_20_Internet_20_Link">
https://www.voachinese.com/a/china-says-willing-to-work-with-us-on-audit-deal-20230511/7088426.html</text:a>
</text:p>
      <!--NEWS-->
      <text:h text:style-name="P10" text:outline-level="1">
<text:span text:style-name="T4">
欧盟文件：欧盟不应卷入美中对抗的零和博弈</text:span>
</text:h>
      <text:p text:style-name="P4">
Author: 联合早报 (Person)</text:p>
      <text:p text:style-name="P4">
Publisher: 联合早报 (Organization)</text:p>
      <text:p text:style-name="P4">
Published Time: 2023-05-11T21:47</text:p>
      <text:p text:style-name="P4">
Modified Time: 2023-05-11T21:55</text:p>
      <text:p text:style-name="P4">
Description: 欧盟外交和安全政策高级代表博雷利在一份文件草案中指出，欧盟需要与盟国合作以降低中国崛起为全球大国所带来的风险，但不应被卷入华盛顿和北京之间的零和博弈。彭博社星期四（5月11日）报道...</text:p>
      <text:p text:style-name="P4">
Videos: []</text:p>
      <text:p text:style-name="P4">
Audios: []</text:p>
      <text:p text:style-name="P4">
Images: []</text:p>
      <text:p text:style-name="P4">
Type: NewsArticle</text:p>
      <text:p text:style-name="P4">
Breadcrumbs: ['即时', '国际']</text:p>
      <text:p text:style-name="P4">
Keywords: ['欧盟', '中国', '中欧关系', '七国集团']</text:p>
      <!--METADATA-->
      <text:p text:style-name="P4">
欧盟外交和安全政策高级代表博雷利在一份文件草案中指出，欧盟需要与盟国合作以降低中国崛起为全球大国所带来的风险，但不应被卷入华盛顿和北京之间的 <text:a xlink:type="simple" xlink:href="https://www.zaobao.com/news/singapore/story20221008-1320774" text:style-name="Internet_20_link" text:visited-style-name="Visited_20_Internet_20_Link">
</text:a>
 。</text:p>
      <text:p text:style-name="P4">
彭博社星期四（5月11日）报道，博雷利和欧盟对外事务局在为星期五（12日）召开的七国集团（G7）外交部长会议准备的文件中，重申了欧盟将中国“同时当成合作方、竞争方和系统性对手”来对待的战略，但也指出，应对方式之间的平衡将取决于中国如何回应欧洲的参与。</text:p>
      <text:p text:style-name="P4">
文件草案中说：“欧盟须考虑到世界构想彼此竞争、经济深度交缠的种种现实，以及中国对内倾向于加强控制，对外更加强硬的后果。”</text:p>
      <text:p text:style-name="P4">
该草案认为，欧盟需要加大力度与其他国家接触，提出更有吸引力的提议，以便与 <text:a xlink:type="simple" xlink:href="https://www.zaobao.com/news/china/story20230210-1361541" text:style-name="Internet_20_link" text:visited-style-name="Visited_20_Internet_20_Link">
</text:a>
抗衡，其中也包括通过自由贸易协议和能源伙伴关系等方式。“然而，欧盟不应认同零和博弈的想法，即在美国和中国之间的二元竞争只能有一个赢家。中国的崛起应该在基于规则的国际秩序中进行。”</text:p>
      <text:p text:style-name="P4">
文件还呼吁欧洲在致力于公平的经济竞争环境、降低对关键矿产等领域的依赖时，应继续与中国接触。欧盟也必须准备好应对中国行动对欧盟各国社会造成的任何影响。</text:p>
      <text:p text:style-name="P4">
此外，博雷利在星期四的欧洲防务与安全峰会上称，欧盟不应该浪费时间试图阻止中国成为世界大国，“如果中国按照国际法施展自身力量，不危及我们的利益和价值观，那我们必须在世界舞台上与中国共存。”</text:p>
      <text:p text:style-name="P4">
G7计划在本月向中国发出信号，宣布共同努力打击“ <text:a xlink:type="simple" xlink:href="https://www.zaobao.com/wencui/political/story20211218-1224304" text:style-name="Internet_20_link" text:visited-style-name="Visited_20_Internet_20_Link">
</text:a>
”，但尚未就具体措施达成一致。预计欧盟领导人6月底在布鲁塞尔举行峰会时，中国也将再次成为关键议题之一。</text:p>
      <text:p text:style-name="P4">
Source: <text:a xlink:type="simple" xlink:href="https://www.zaobao.com.sg/realtime/world/story20230511-1393588" text:style-name="Internet_20_link" text:visited-style-name="Visited_20_Internet_20_Link">
https://www.zaobao.com.sg/realtime/world/story20230511-1393588</text:a>
</text:p>
      <!--NEWS-->
      <text:h text:style-name="P10" text:outline-level="1">
<text:span text:style-name="T4">
美大使：南非曾向俄罗斯提供武器</text:span>
</text:h>
      <text:p text:style-name="P4">
Author: 联合早报 (Person)</text:p>
      <text:p text:style-name="P4">
Publisher: 联合早报 (Organization)</text:p>
      <text:p text:style-name="P4">
Published Time: 2023-05-11T22:05</text:p>
      <text:p text:style-name="P4">
Modified Time: 2023-05-11T22:24</text:p>
      <text:p text:style-name="P4">
Description: 美国驻南非共和国大使星期四（5月11日）向当地媒体透露，南非向俄罗斯提供了军事支持。法新社报道，美驻南非大使布里吉蒂（Reuben Brigety）对当体媒体说，美国“确信”武器和...</text:p>
      <text:p text:style-name="P4">
Videos: []</text:p>
      <text:p text:style-name="P4">
Audios: []</text:p>
      <text:p text:style-name="P4">
Images: []</text:p>
      <text:p text:style-name="P4">
Type: NewsArticle</text:p>
      <text:p text:style-name="P4">
Breadcrumbs: ['即时', '国际']</text:p>
      <text:p text:style-name="P4">
Keywords: ['俄乌战争', '南非', '美国', '武器']</text:p>
      <!--METADATA-->
      <text:p text:style-name="P4">
美国驻南非共和国大使星期四（5月11日）向当地媒体透露，南非向俄罗斯提供了军事支持。</text:p>
      <text:p text:style-name="P4">
法新社报道，美驻南非大使布里吉蒂（Reuben Brigety）对当体媒体说，美国“确信”武器和弹药已于去年12月，在开普敦装上了一艘俄罗斯的货船中。</text:p>
      <text:p text:style-name="P4">
布里吉蒂还说：“俄罗斯的武装极具严重性，我们不认为这一问题得到了解决。”</text:p>
      <text:p text:style-name="P4">
Source: <text:a xlink:type="simple" xlink:href="https://www.zaobao.com.sg/realtime/world/story20230511-1393593" text:style-name="Internet_20_link" text:visited-style-name="Visited_20_Internet_20_Link">
https://www.zaobao.com.sg/realtime/world/story20230511-1393593</text:a>
</text:p>
      <!--NEWS-->
      <text:h text:style-name="P10" text:outline-level="1">
<text:span text:style-name="T4">
白宫：沙利文会见王毅</text:span>
</text:h>
      <text:p text:style-name="P4">
Author: 联合早报 (Person)</text:p>
      <text:p text:style-name="P4">
Publisher: 联合早报 (Organization)</text:p>
      <text:p text:style-name="P4">
Published Time: 2023-05-11T22:13</text:p>
      <text:p text:style-name="P4">
Modified Time: 2023-05-11T22:30</text:p>
      <text:p text:style-name="P4">
Description: 美国白宫星期四（5月11日）说，白宫国家安全顾问沙利文星期三（10日）和星期四在维也纳与中共中央政治局委员、中央外办主任王毅会面。综合路透社和法新社报道，沙利文与王毅就台湾海峡、俄...</text:p>
      <text:p text:style-name="P4">
Videos: []</text:p>
      <text:p text:style-name="P4">
Audios: []</text:p>
      <text:p text:style-name="P4">
Images: []</text:p>
      <text:p text:style-name="P4">
Type: NewsArticle</text:p>
      <text:p text:style-name="P4">
Breadcrumbs: ['即时', '国际']</text:p>
      <text:p text:style-name="P4">
Keywords: ['美中关系', '王毅', '白宫']</text:p>
      <!--METADATA-->
      <text:p text:style-name="P4">
美国白宫星期四（5月11日）说，白宫国家安全顾问沙利文星期三（10日）和星期四在维也纳与中共中央政治局委员、中央外办主任王毅会面。</text:p>
      <text:p text:style-name="P4">
综合路透社和法新社报道，沙利文与王毅就台湾海峡、俄乌战争等问题进行了“坦诚、实质性、建设性的讨论”，双方“同意保持这一重要战略沟通渠道”。</text:p>
      <text:p text:style-name="P4">
Source: <text:a xlink:type="simple" xlink:href="https://www.zaobao.com.sg/realtime/world/story20230511-1393595" text:style-name="Internet_20_link" text:visited-style-name="Visited_20_Internet_20_Link">
https://www.zaobao.com.sg/realtime/world/story20230511-1393595</text:a>
</text:p>
      <!--NEWS-->
      <text:h text:style-name="P10" text:outline-level="1">
<text:span text:style-name="T4">
美墨边界再现非法移民潮，每天寻求入境者超过万人</text:span>
</text:h>
      <text:p text:style-name="P4">
Author: chinese@voanews.com (松仁)</text:p>
      <text:p text:style-name="P4">
Publisher: 美国之音中文网 (Type: NewsMediaOrganization)</text:p>
      <text:p text:style-name="P4">
Published Time: 2023-05-11T22:24:58+08:00</text:p>
      <text:p text:style-name="P4">
Modified Time: 2023-05-11 16:31:01Z</text:p>
      <text:p text:style-name="P4">
Description: 成千上万来自南美和世界其他地区的非法移民本周蜂拥赶至美国南部边界，争取在一项禁止非法入境者申请政治庇护的新规生效前越境进入美国。还有一些人因对美国政策不够了解而选择暂时滞留在美墨边界的墨西哥一侧观望。</text:p>
      <text:p text:style-name="P4">
Videos: []</text:p>
      <text:p text:style-name="P4">
Images: []</text:p>
      <text:p text:style-name="P4">
Categories: ['美国移民/难民议题', '美洲', '人权']</text:p>
      <text:p text:style-name="P4">
Type: None</text:p>
      <!--METADATA-->
      <text:p text:style-name="P4">
NoneNone</text:p>
      <text:p text:style-name="P4">
Source: <text:a xlink:type="simple" xlink:href="https://www.voachinese.com/a/border-crossings-top-10-000-daily-as-migrants-seek-us-entry-before-title-42-ends-051123/7088573.html" text:style-name="Internet_20_link" text:visited-style-name="Visited_20_Internet_20_Link">
https://www.voachinese.com/a/border-crossings-top-10-000-daily-as-migrants-seek-us-entry-before-title-42-ends-051123/7088573.html</text:a>
</text:p>
      <!--NEWS-->
      <text:h text:style-name="P10" text:outline-level="1">
<text:span text:style-name="T4">
世卫：猴痘不再是全球突发公共卫生事件</text:span>
</text:h>
      <text:p text:style-name="P4">
Author: 联合早报 (Person)</text:p>
      <text:p text:style-name="P4">
Publisher: 联合早报 (Organization)</text:p>
      <text:p text:style-name="P4">
Published Time: 2023-05-11T22:43</text:p>
      <text:p text:style-name="P4">
Modified Time: 2023-05-11T22:43</text:p>
      <text:p text:style-name="P4">
Description: 世界卫生组织星期四（5月11日）宣布，猴痘不再是全球突发公共卫生事件。法新社报道，世界卫生组织总干事谭德塞对媒体说，猴痘病例逐渐减少，他接受了世卫专家紧急委员会的建议，解除对猴痘发...</text:p>
      <text:p text:style-name="P4">
Videos: []</text:p>
      <text:p text:style-name="P4">
Audios: []</text:p>
      <text:p text:style-name="P4">
Images: []</text:p>
      <text:p text:style-name="P4">
Type: NewsArticle</text:p>
      <text:p text:style-name="P4">
Breadcrumbs: ['即时', '国际']</text:p>
      <text:p text:style-name="P4">
Keywords: ['世界卫生组织', '猴痘']</text:p>
      <!--METADATA-->
      <text:p text:style-name="P4">
世界卫生组织星期四（5月11日）宣布，猴痘不再是全球突发公共卫生事件。</text:p>
      <text:p text:style-name="P4">
法新社报道，世界卫生组织总干事谭德塞对媒体说，猴痘病例逐渐减少，他接受了世卫专家紧急委员会的建议，解除对猴痘发布的最高级别预警。</text:p>
      <text:p text:style-name="P4">
猴痘是一种人畜共患病毒，常见症状包括发烧、剧烈头痛、肌肉酸痛、背痛、淋巴结肿大、皮疹或皮肤损伤等。</text:p>
      <text:p text:style-name="P4">
世卫 <text:a xlink:type="simple" xlink:href="https://www.zaobao.com/realtime/world/story20220723-1295825" text:style-name="Internet_20_link" text:visited-style-name="Visited_20_Internet_20_Link">
 </text:a>
，但也指出该病毒的风险处于中等级别。</text:p>
      <text:p text:style-name="P4">
Source: <text:a xlink:type="simple" xlink:href="https://www.zaobao.com.sg/realtime/world/story20230511-1393598" text:style-name="Internet_20_link" text:visited-style-name="Visited_20_Internet_20_Link">
https://www.zaobao.com.sg/realtime/world/story20230511-1393598</text:a>
</text:p>
      <!--NEWS-->
      <text:h text:style-name="P10" text:outline-level="1">
<text:span text:style-name="T4">
国家安全无限上纲？中国为何到处出击并过度反应？</text:span>
</text:h>
      <text:p text:style-name="P4">
Author: chinese@voanews.com (陈筠)</text:p>
      <text:p text:style-name="P4">
Publisher: 美国之音中文网 (Type: NewsMediaOrganization)</text:p>
      <text:p text:style-name="P4">
Published Time: 2023-05-11T22:51:25+08:00</text:p>
      <text:p text:style-name="P4">
Modified Time: 2023-05-11 14:51:25Z</text:p>
      <text:p text:style-name="P4">
Description: 中国在三年疫情之后亟欲对外开放，但当局近来频频突击搜查在华的国际谘询顾问公司，令许多外商企业对于进军中国市场望之却步，反而不利中国疫后的经济发展。分析人士表示，中国近来一连串在外交与商业上的矛盾行为和过度反应其实是源自于中国领导人习近平对于国家安全的无限上纲，并且将其对政权安全的概念应用在中国对外的大战略上，目的是要对国人宣传习近平是唯一一个可带领他们走出美中竞争困境的领导人，确保习平的个人统治地位。</text:p>
      <text:p text:style-name="P4">
Videos: []</text:p>
      <text:p text:style-name="P4">
Images: []</text:p>
      <text:p text:style-name="P4">
Categories: ['中国', '港澳', '人权', '法律']</text:p>
      <text:p text:style-name="P4">
Type: None</text:p>
      <!--METADATA-->
      <text:p text:style-name="P4">
NoneNone</text:p>
      <text:p text:style-name="P4">
Source: <text:a xlink:type="simple" xlink:href="https://www.voachinese.com/a/why-is-china-attacking-and-overreacting-diplomatically-and-commercially-20230511/7088630.html" text:style-name="Internet_20_link" text:visited-style-name="Visited_20_Internet_20_Link">
https://www.voachinese.com/a/why-is-china-attacking-and-overreacting-diplomatically-and-commercially-20230511/7088630.html</text:a>
</text:p>
      <!--NEWS-->
      <text:h text:style-name="P10" text:outline-level="1">
<text:span text:style-name="T4">
著名人权活动家郭飞雄被当局以“煽颠罪”再遭重判八年</text:span>
</text:h>
      <text:p text:style-name="P4">
Author: chinese@voanews.com (美国之音)</text:p>
      <text:p text:style-name="P4">
Publisher: 美国之音中文网 (Type: NewsMediaOrganization)</text:p>
      <text:p text:style-name="P4">
Published Time: 2023-05-11T23:02:43+08:00</text:p>
      <text:p text:style-name="P4">
Modified Time: 2023-05-11 15:48:46Z</text:p>
      <text:p text:style-name="P4">
Description: 中共当局5月11日将2021年试图前往美国照顾病危妻子而遭拦截和拘押的著名人权活动家郭飞雄（本名杨茂东）以所谓的“煽动颠覆国家政权”的罪名再次判刑，这次是八年。郭飞雄不服判决，将提起上诉。而几个国家的外交官说，他们被禁止旁听在广州对郭飞雄的一审庭审。</text:p>
      <text:p text:style-name="P4">
Videos: []</text:p>
      <text:p text:style-name="P4">
Images: []</text:p>
      <text:p text:style-name="P4">
Categories: ['中国', '人权', '法律']</text:p>
      <text:p text:style-name="P4">
Type: None</text:p>
      <!--METADATA-->
      <text:p text:style-name="P4">
NoneNone</text:p>
      <text:p text:style-name="P4">
Source: <text:a xlink:type="simple" xlink:href="https://www.voachinese.com/a/china-hands-eight-year-jail-term-to-activist-20230511/7088707.html" text:style-name="Internet_20_link" text:visited-style-name="Visited_20_Internet_20_Link">
https://www.voachinese.com/a/china-hands-eight-year-jail-term-to-activist-20230511/7088707.html</text:a>
</text:p>
      <!--NEWS-->
      <text:h text:style-name="P10" text:outline-level="1">
<text:span text:style-name="T4">
巴基斯坦最高法裁定逮捕伊姆兰汗属非法</text:span>
</text:h>
      <text:p text:style-name="P4">
Author: 联合早报 (Person)</text:p>
      <text:p text:style-name="P4">
Publisher: 联合早报 (Organization)</text:p>
      <text:p text:style-name="P4">
Published Time: 2023-05-11T23:10</text:p>
      <text:p text:style-name="P4">
Modified Time: 2023-05-11T23:14</text:p>
      <text:p text:style-name="P4">
Description: 巴基斯坦最高法院星期四（5月11日）裁定，此前对前总理伊姆兰汗的逮捕是非法的。综合外电报道，伊姆兰汗的律师当天对媒体说：“最高法院撤销了针对伊姆兰汗的所有法律程序……他被要求于星期...</text:p>
      <text:p text:style-name="P4">
Videos: []</text:p>
      <text:p text:style-name="P4">
Audios: []</text:p>
      <text:p text:style-name="P4">
Images: []</text:p>
      <text:p text:style-name="P4">
Type: NewsArticle</text:p>
      <text:p text:style-name="P4">
Breadcrumbs: ['即时', '国际']</text:p>
      <text:p text:style-name="P4">
Keywords: ['巴基斯坦', '抗议活动']</text:p>
      <!--METADATA-->
      <text:p text:style-name="P4">
巴基斯坦最高法院星期四（5月11日）裁定，此前对前总理伊姆兰汗的逮捕是非法的。</text:p>
      <text:p text:style-name="P4">
综合外电报道，伊姆兰汗的律师当天对媒体说：“最高法院撤销了针对伊姆兰汗的所有法律程序……他被要求于星期五（12日）上午前往伊斯兰堡高等法院出庭。”</text:p>
      <text:p text:style-name="P4">
伊姆兰汗星期二（9日）因贪污指控被捕。他的支持者随后在抗议活动中与巴基斯坦安全部队 <text:a xlink:type="simple" xlink:href="https://www.zaobao.com/realtime/world/story20230510-1393108" text:style-name="Internet_20_link" text:visited-style-name="Visited_20_Internet_20_Link">
</text:a>
 ，并发生伤亡事件。</text:p>
      <text:p text:style-name="P4">
伊姆兰汗2018年领导正义运动党赢得选举，随后当选总理。</text:p>
      <text:p text:style-name="P4">
2022年4月10日，巴国民议会通过针对伊姆兰汗的 <text:a xlink:type="simple" xlink:href="https://www.zaobao.com/realtime/world/story20220409-1261126" text:style-name="Internet_20_link" text:visited-style-name="Visited_20_Internet_20_Link">
</text:a>
 。伊姆兰汗成为 <text:a xlink:type="simple" xlink:href="https://www.zaobao.com/realtime/world/story20220410-1261247" text:style-name="Internet_20_link" text:visited-style-name="Visited_20_Internet_20_Link">
</text:a>
 。</text:p>
      <text:p text:style-name="P4">
Source: <text:a xlink:type="simple" xlink:href="https://www.zaobao.com.sg/realtime/world/story20230511-1393604" text:style-name="Internet_20_link" text:visited-style-name="Visited_20_Internet_20_Link">
https://www.zaobao.com.sg/realtime/world/story20230511-1393604</text:a>
</text:p>
      <!--NEWS-->
      <text:h text:style-name="P10" text:outline-level="1">
<text:span text:style-name="T4">
氧气筒货车爆炸 米兰一街区陷火海</text:span>
</text:h>
      <text:p text:style-name="P4">
Author: 联合早报 (Person)</text:p>
      <text:p text:style-name="P4">
Publisher: 联合早报 (Organization)</text:p>
      <text:p text:style-name="P4">
Published Time: 2023-05-11T23:26</text:p>
      <text:p text:style-name="P4">
Modified Time: 2023-05-11T23:30</text:p>
      <text:p text:style-name="P4">
Description: 一辆运载氧气筒的货车在米兰市中心发生爆炸，不仅炸毁了十几辆汽车，还导致司机轻度烧伤，据媒体报道，另外有三个人受伤。电视画面显示，停放在米兰东南部罗马门（Porta Romana）地...</text:p>
      <text:p text:style-name="P4">
Videos: []</text:p>
      <text:p text:style-name="P4">
Audios: []</text:p>
      <text:p text:style-name="P4">
Images: []</text:p>
      <text:p text:style-name="P4">
Type: NewsArticle</text:p>
      <text:p text:style-name="P4">
Breadcrumbs: ['即时', '国际']</text:p>
      <text:p text:style-name="P4">
Keywords: ['意大利', '爆炸']</text:p>
      <!--METADATA-->
      <text:p text:style-name="P4">
一辆运载氧气筒的货车在米兰市中心发生爆炸，不仅炸毁了十几辆汽车，还导致司机轻度烧伤，据媒体报道，另外有三个人受伤。</text:p>
      <text:p text:style-name="P4">
电视画面显示，停放在米兰东南部罗马门（Porta Romana）地区的这辆货车爆炸后，火焰高达数米，浓浓的黑烟冲上高空，消防队员迅速扑灭了大火。</text:p>
      <text:p text:style-name="P4">
法新社报道，米兰市长朱塞佩·萨拉很快排除了蓄意袭击的可能性，他在一场活动间隙回答记者提问时说：“那是一辆运载氧气筒的货车。”他确定没有人在事故中死亡。他说，目前只有司机报告受伤，他“轻度烧伤”。</text:p>
      <text:p text:style-name="P4">
萨拉说，货车司机告诉消防队，他的引擎起火了。 “他迅速抓起一些氧气筒逃离……他试图降低火患的灾害，但随后发生了爆炸。”</text:p>
      <text:p text:style-name="P4">
消防局官员卡洛·卡迪纳利证实，这辆车上运载氧气筒，并说爆炸的确切原因仍在调查中。</text:p>
      <text:p text:style-name="P4">
路透社引述目击者称，火势蔓延到附近的一座建筑物，建筑物内的人员与当地一所学校的人员都被疏散。</text:p>
      <text:p text:style-name="P4">
Source: <text:a xlink:type="simple" xlink:href="https://www.zaobao.com.sg/realtime/world/story20230511-1393606" text:style-name="Internet_20_link" text:visited-style-name="Visited_20_Internet_20_Link">
https://www.zaobao.com.sg/realtime/world/story20230511-1393606</text:a>
</text:p>
      <!--NEWS-->
      <text:h text:style-name="P10" text:outline-level="1">
<text:span text:style-name="T4">
米兰运氧气瓶货车爆炸1伤 排除预谋攻击</text:span>
</text:h>
      <text:p text:style-name="P4">
Publisher: 法新社</text:p>
      <text:p text:style-name="P4">
Published Time: 2023-05-11T6:02:07+00:00</text:p>
      <text:p text:style-name="P4">
Modified Time: 2023-05-11T13:50:02+00:00</text:p>
      <text:p text:style-name="P4">
Description: （法新社米兰11日电） 义大利北部米兰��中心今天发生运送氧气瓶的厢型车爆炸，导致驾驶轻伤，多部车辆起火，当局撤离一所学校200多名学生。米兰市长萨拉排除这是一起预谋攻击的可能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3.617581in" draw:z-index="0">
<draw:image xlink:href="../Images/rficn/2023-05-11T6-02-07-00-00/000000.png" xlink:type="simple" xlink:show="embed" xlink:actuate="onLoad" draw:mime-type="image/png"/>
</draw:frame>
</text:p>
      <text:p text:style-name="P4">
电视画面可以看到，发生在米兰大教堂（Duomo）东南方住宅区街道上的这起爆炸引发好几公尺高大火，黑烟弥漫整个区域。</text:p>
      <text:p text:style-name="P4">
米兰（Milan）市长萨拉（Giuseppe Sala）在事发现场附近告诉记者：「肇事的是一部运送氧气瓶的厢型车。」他排除这是一起预谋攻击的可能性。</text:p>
      <text:p text:style-name="P4">
据义大利艾吉新闻社（AGI），萨拉说：「我被告知截至目前有一人受伤…我认为是驾驶。」</text:p>
      <text:p text:style-name="P4">
萨拉受访时表示，当局将设有小学、中学和托儿所的一栋建筑群内约200到300名学童撤离。</text:p>
      <text:p text:style-name="P4">
在现场救火的消防队，由发言人证实肇事厢型车运送氧气，驾驶受伤。</text:p>
      <text:p text:style-name="P4">
发言人表示，事故原因仍待调查。</text:p>
      <text:p text:style-name="P4">
消防队另一名发言人稍早告诉法新社，伤患手臂和腿部受伤，已经对邻近建筑全面进行人员撤离。</text:p>
      <text:p text:style-name="P4">
Source: <text:a xlink:type="simple" xlink:href="https://www.rfi.fr/cn/%E5%9B%BD%E9%99%85%E6%8A%A5%E9%81%93/20230511-%E7%B1%B3%E5%85%B0%E8%BF%90%E6%B0%A7%E6%B0%94%E7%93%B6%E8%B4%A7%E8%BD%A6%E7%88%86%E7%82%B81%E4%BC%A4-%E6%8E%92%E9%99%A4%E9%A2%84%E8%B0%8B%E6%94%BB%E5%87%BB" text:style-name="Internet_20_link" text:visited-style-name="Visited_20_Internet_20_Link">
https://www.rfi.fr/cn/%E5%9B%BD%E9%99%85%E6%8A%A5%E9%81%93/20230511-%E7%B1%B3%E5%85%B0%E8%BF%90%E6%B0%A7%E6%B0%94%E7%93%B6%E8%B4%A7%E8%BD%A6%E7%88%86%E7%82%B81%E4%BC%A4-%E6%8E%92%E9%99%A4%E9%A2%84%E8%B0%8B%E6%94%BB%E5%87%BB</text:a>
</text:p>
      <!--NEWS-->
      <text:h text:style-name="P10" text:outline-level="1">
<text:span text:style-name="T4">
芬兰赫尔辛基一行人天桥坍塌 27人受伤</text:span>
</text:h>
      <text:p text:style-name="P4">
Author: 联合早报 (Person)</text:p>
      <text:p text:style-name="P4">
Publisher: 联合早报 (Organization)</text:p>
      <text:p text:style-name="P4">
Published Time: 2023-05-11T7:38</text:p>
      <text:p text:style-name="P4">
Modified Time: 2023-05-11T21:29</text:p>
      <text:p text:style-name="P4">
Description: 芬兰首都赫尔辛基星期四（5月11日）发生行人天桥坍塌事故，造成27人受伤，其中多数是未成年人。综合外电报道，坍塌的行人天桥位于赫尔辛基以西城市埃斯波（Espoo）。芬兰媒体Hels...</text:p>
      <text:p text:style-name="P4">
Videos: []</text:p>
      <text:p text:style-name="P4">
Audios: []</text:p>
      <text:p text:style-name="P4">
Images: []</text:p>
      <text:p text:style-name="P4">
Type: NewsArticle</text:p>
      <text:p text:style-name="P4">
Breadcrumbs: ['即时', '国际']</text:p>
      <text:p text:style-name="P4">
Keywords: ['芬兰']</text:p>
      <!--METADATA-->
      <text:p text:style-name="P4">
芬兰首都赫尔辛基星期四（5月11日）发生行人天桥坍塌事故，造成27人受伤，其中多数是未成年人。</text:p>
      <text:p text:style-name="P4">
综合外电报道，坍塌的行人天桥位于赫尔辛基以西城市埃斯波（Espoo）。芬兰媒体Helsing Sanomat称，遭遇塌桥事故的是一群八年级的学生。</text:p>
      <text:p text:style-name="P4">
当地卫生部门声明，伤者已经送院，无生命危险。</text:p>
      <text:p text:style-name="P4">
警方称，当地正在施工，这座行人天桥是临时天桥，由胶合板搭建而成。</text:p>
      <text:p text:style-name="P4">
Source: <text:a xlink:type="simple" xlink:href="https://www.zaobao.com.sg/realtime/world/story20230511-1393554" text:style-name="Internet_20_link" text:visited-style-name="Visited_20_Internet_20_Link">
https://www.zaobao.com.sg/realtime/world/story20230511-1393554</text:a>
</text:p>
      <!--NEWS-->
      <text:h text:style-name="P10" text:outline-level="1">
<text:span text:style-name="T4">
土耳其总统大选迈入倒数 候选人被批瓜分选票宣布退选</text:span>
</text:h>
      <text:p text:style-name="P4">
Publisher: 法新社</text:p>
      <text:p text:style-name="P4">
Published Time: 2023-05-11T9:02:08+00:00</text:p>
      <text:p text:style-name="P4">
Modified Time: 2023-05-11T13:35:02+00:00</text:p>
      <text:p text:style-name="P4">
Description: （法新社伊斯坦堡11日电） 土耳其总统及国会大选进入倒数，总统候选人之一殷斯今天宣布退选，他退选将有助另一候选人基里达欧鲁击败拚竞选连任的总统艾尔段（Rece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6" text:anchor-type="as-char" svg:width="6.9236in" svg:height="3.617581in" draw:z-index="0">
<draw:image xlink:href="../Images/rficn/2023-05-11T9-02-08-00-00/000000.png" xlink:type="simple" xlink:show="embed" xlink:actuate="onLoad" draw:mime-type="image/png"/>
</draw:frame>
</text:p>
      <text:p text:style-name="P4">
土耳其将于5月14日举行总统及国会大选，59岁的国土党殷斯（Muharrem Ince）自参选以来就受由6个在野党组成的联盟抨击瓜分票源。</text:p>
      <text:p text:style-name="P4">
他今天于记者会上表示，自己遭到诽谤和严厉批评。「我要撤回我的候选资格。我这么做是为了我的国家」。</text:p>
      <text:p text:style-name="P4">
殷斯说，他将退选，如果在野阵营的候选人基里达欧鲁（Kemal Kilicdaroglu）选输，就不能怪他。他并呼吁支持者持续支持国土党推出的国会议员候选人。</text:p>
      <text:p text:style-name="P4">
Source: <text:a xlink:type="simple" xlink:href="https://www.rfi.fr/cn/%E5%9B%BD%E9%99%85%E6%8A%A5%E9%81%93/20230511-%E5%9C%9F%E8%80%B3%E5%85%B6%E6%80%BB%E7%BB%9F%E5%A4%A7%E9%80%89%E8%BF%88%E5%85%A5%E5%80%92%E6%95%B0-%E5%80%99%E9%80%89%E4%BA%BA%E8%A2%AB%E6%89%B9%E7%93%9C%E5%88%86%E9%80%89%E7%A5%A8%E5%AE%A3%E5%B8%83%E9%80%80%E9%80%89" text:style-name="Internet_20_link" text:visited-style-name="Visited_20_Internet_20_Link">
https://www.rfi.fr/cn/%E5%9B%BD%E9%99%85%E6%8A%A5%E9%81%93/20230511-%E5%9C%9F%E8%80%B3%E5%85%B6%E6%80%BB%E7%BB%9F%E5%A4%A7%E9%80%89%E8%BF%88%E5%85%A5%E5%80%92%E6%95%B0-%E5%80%99%E9%80%89%E4%BA%BA%E8%A2%AB%E6%89%B9%E7%93%9C%E5%88%86%E9%80%89%E7%A5%A8%E5%AE%A3%E5%B8%83%E9%80%80%E9%80%89</text:a>
</text:p>
      <!--NEWS-->
      <text:h text:style-name="P10" text:outline-level="1">
<text:span text:style-name="T4">
美国财长耶伦：七国集团正在研究如何反击中国的“经济胁迫”</text:span>
</text:h>
      <text:p text:style-name="P4">
Author: chinese@voanews.com (松仁)</text:p>
      <text:p text:style-name="P4">
Publisher: 美国之音中文网 (Type: NewsMediaOrganization)</text:p>
      <text:p text:style-name="P4">
Published Time: 2023-05-12T00:01:44+08:00</text:p>
      <text:p text:style-name="P4">
Modified Time: 2023-05-11 16:01:44Z</text:p>
      <text:p text:style-name="P4">
Description: 美国财政部长珍妮特·耶伦（Janet Yellen）星期四（5月11日）表示，包括美国在内的七国集团（G7）成员，对中国以“经济胁迫”方式对待别国的做法感到关切，并在考虑如何对此进行反制。</text:p>
      <text:p text:style-name="P4">
Videos: []</text:p>
      <text:p text:style-name="P4">
Images: []</text:p>
      <text:p text:style-name="P4">
Categories: ['全球议题', '经济·金融·贸易']</text:p>
      <text:p text:style-name="P4">
Type: None</text:p>
      <!--METADATA-->
      <text:p text:style-name="P4">
NoneNone</text:p>
      <text:p text:style-name="P4">
Source: <text:a xlink:type="simple" xlink:href="https://www.voachinese.com/a/yellen-says-g7-members-looking-at-how-to-counter-china-051123/7089103.html" text:style-name="Internet_20_link" text:visited-style-name="Visited_20_Internet_20_Link">
https://www.voachinese.com/a/yellen-says-g7-members-looking-at-how-to-counter-china-051123/7089103.html</text:a>
</text:p>
      <!--NEWS-->
      <text:h text:style-name="P10" text:outline-level="1">
<text:span text:style-name="T4">
中国走线客：我不担心被遣返</text:span>
</text:h>
      <text:p text:style-name="P4">
Author: VOA</text:p>
      <text:p text:style-name="P4">
Publisher: 美国之音中文网 (Type: Organization)</text:p>
      <text:p text:style-name="P4">
Published Time: 2023-05-12T00:09:35+08:00</text:p>
      <text:p text:style-name="P4">
Modified Time: 2023-05-11 16:09:35Z</text:p>
      <text:p text:style-name="P4">
Description: 美国之音记者在美墨边境采访途中遇到这位来自中国的“走线客”，他向记者展示了他从美国边境管理部门获得的一部用来定位的手机，这个手机取代了以前使用的电子脚镣，让相关部门可以知道他们的行踪。这个中国走线客说，他不怕被遣返。相关内容：https://bit.ly/3pnEevo</text:p>
      <text:p text:style-name="P4">
Videos: []</text:p>
      <text:p text:style-name="P4">
Images: []</text:p>
      <text:p text:style-name="P4">
Categories: ['美国移民/难民议题', '每日视频新闻', '社媒-最IN视频']</text:p>
      <text:p text:style-name="P4">
Type: None</text:p>
      <!--METADATA-->
      <text:p text:style-name="P4">
NoneNone</text:p>
      <text:p text:style-name="P4">
Source: <text:a xlink:type="simple" xlink:href="https://www.voachinese.com/a/7088692.html" text:style-name="Internet_20_link" text:visited-style-name="Visited_20_Internet_20_Link">
https://www.voachinese.com/a/7088692.html</text:a>
</text:p>
      <!--NEWS-->
      <text:h text:style-name="P10" text:outline-level="1">
<text:span text:style-name="T4">
第42条失效前夕 非法移民抢渡河入美</text:span>
</text:h>
      <text:p text:style-name="P4">
Author: VOA</text:p>
      <text:p text:style-name="P4">
Publisher: 美国之音中文网 (Type: Organization)</text:p>
      <text:p text:style-name="P4">
Published Time: 2023-05-12T00:10:54+08:00</text:p>
      <text:p text:style-name="P4">
Modified Time: 2023-05-11 16:10:54Z</text:p>
      <text:p text:style-name="P4">
Description: 5月11日美国快速遣返非法移民的第42条法令将终结，由于担心法案终止后的许多不确定性，美国与墨西哥边境涌现大批非法移民想赶在法案终止前进入美国。美国之音记者在第一时间直击墨西哥边境城市马塔莫罗斯（Matamoros）大量移民偷渡过河的情况。相关内容：https://bit.ly/3pnEevo</text:p>
      <text:p text:style-name="P4">
Videos: []</text:p>
      <text:p text:style-name="P4">
Images: []</text:p>
      <text:p text:style-name="P4">
Categories: ['美国移民/难民议题', '每日视频新闻', '社媒-最IN视频']</text:p>
      <text:p text:style-name="P4">
Type: None</text:p>
      <!--METADATA-->
      <text:p text:style-name="P4">
NoneNone</text:p>
      <text:p text:style-name="P4">
Source: <text:a xlink:type="simple" xlink:href="https://www.voachinese.com/a/7088693.html" text:style-name="Internet_20_link" text:visited-style-name="Visited_20_Internet_20_Link">
https://www.voachinese.com/a/7088693.html</text:a>
</text:p>
      <!--NEWS-->
      <text:h text:style-name="P10" text:outline-level="1">
<text:span text:style-name="T4">
携家带眷 中国走线客渡河“润”美</text:span>
</text:h>
      <text:p text:style-name="P4">
Author: VOA</text:p>
      <text:p text:style-name="P4">
Publisher: 美国之音中文网 (Type: Organization)</text:p>
      <text:p text:style-name="P4">
Published Time: 2023-05-12T00:11:51+08:00</text:p>
      <text:p text:style-name="P4">
Modified Time: 2023-05-11 16:11:51Z</text:p>
      <text:p text:style-name="P4">
Description: 美国之音记者在墨西哥边境采访过程中，还看到四名中国人带着两个年幼的孩子从墨西哥渡河进入美国边境，美国之音的无人机拍摄到他们渡河抵达对岸后被要求付款的景象。相关内容：https://bit.ly/3pnEevo</text:p>
      <text:p text:style-name="P4">
Videos: []</text:p>
      <text:p text:style-name="P4">
Images: []</text:p>
      <text:p text:style-name="P4">
Categories: ['美国移民/难民议题', '每日视频新闻', '社媒-最IN视频']</text:p>
      <text:p text:style-name="P4">
Type: None</text:p>
      <!--METADATA-->
      <text:p text:style-name="P4">
NoneNone</text:p>
      <text:p text:style-name="P4">
Source: <text:a xlink:type="simple" xlink:href="https://www.voachinese.com/a/7088694.html" text:style-name="Internet_20_link" text:visited-style-name="Visited_20_Internet_20_Link">
https://www.voachinese.com/a/7088694.html</text:a>
</text:p>
      <!--NEWS-->
      <text:h text:style-name="P10" text:outline-level="1">
<text:span text:style-name="T4">
都是为了进美国 中国大姐奋勇渡河</text:span>
</text:h>
      <text:p text:style-name="P4">
Author: VOA</text:p>
      <text:p text:style-name="P4">
Publisher: 美国之音中文网 (Type: Organization)</text:p>
      <text:p text:style-name="P4">
Published Time: 2023-05-12T00:12:41+08:00</text:p>
      <text:p text:style-name="P4">
Modified Time: 2023-05-11 16:12:41Z</text:p>
      <text:p text:style-name="P4">
Description: 5月10日，就在美国第42条法案即将终止前夕，美墨边境集结大量非法移民准备进入美国。美国之音记者在墨西哥边境城市马塔莫罗斯（Matamoros）遇到一位来自中国的妇女，她只身一人跳入格兰德河（Rio Grande）游到对岸的美国边境。相关内容：https://bit.ly/3pnEevo</text:p>
      <text:p text:style-name="P4">
Videos: []</text:p>
      <text:p text:style-name="P4">
Images: []</text:p>
      <text:p text:style-name="P4">
Categories: ['美国移民/难民议题', '每日视频新闻', '社媒-最IN视频']</text:p>
      <text:p text:style-name="P4">
Type: None</text:p>
      <!--METADATA-->
      <text:p text:style-name="P4">
NoneNone</text:p>
      <text:p text:style-name="P4">
Source: <text:a xlink:type="simple" xlink:href="https://www.voachinese.com/a/7088695.html" text:style-name="Internet_20_link" text:visited-style-name="Visited_20_Internet_20_Link">
https://www.voachinese.com/a/7088695.html</text:a>
</text:p>
      <!--NEWS-->
      <text:h text:style-name="P10" text:outline-level="1">
<text:span text:style-name="T4">
沙利文会晤王毅，双方同意维持双边战略沟通渠道</text:span>
</text:h>
      <text:p text:style-name="P4">
Author: chinese@voanews.com (松仁)</text:p>
      <text:p text:style-name="P4">
Publisher: 美国之音中文网 (Type: NewsMediaOrganization)</text:p>
      <text:p text:style-name="P4">
Published Time: 2023-05-12T00:51:09+08:00</text:p>
      <text:p text:style-name="P4">
Modified Time: 2023-05-11 16:51:09Z</text:p>
      <text:p text:style-name="P4">
Description: 白宫国家安全顾问杰克·沙利文（Jake Sullivan）周四和周五（5月10日至11日）在奥地利维也纳与中共中央政治局委员、中共中央外事办公室主任王毅举行了会晤，两人就双边关系以及乌克兰战争等双方共同关心的问题进行了深入的讨论。</text:p>
      <text:p text:style-name="P4">
Videos: []</text:p>
      <text:p text:style-name="P4">
Images: []</text:p>
      <text:p text:style-name="P4">
Categories: ['美中关系', '美国', '中国']</text:p>
      <text:p text:style-name="P4">
Type: None</text:p>
      <!--METADATA-->
      <text:p text:style-name="P4">
NoneNone</text:p>
      <text:p text:style-name="P4">
Source: <text:a xlink:type="simple" xlink:href="https://www.voachinese.com/a/us-china-pledge-to-maintain-communications-as-two-top-officials-meet-051123/7089159.html" text:style-name="Internet_20_link" text:visited-style-name="Visited_20_Internet_20_Link">
https://www.voachinese.com/a/us-china-pledge-to-maintain-communications-as-two-top-officials-meet-051123/7089159.html</text:a>
</text:p>
      <!--NEWS-->
      <text:h text:style-name="P10" text:outline-level="1">
<text:span text:style-name="T4">
中国消费及生产价格指数欠佳 内需疲软市场预期更多政府刺激</text:span>
</text:h>
      <text:p text:style-name="P4">
Author: chinese@voanews.com (美国之音)</text:p>
      <text:p text:style-name="P4">
Publisher: 美国之音中文网 (Type: NewsMediaOrganization)</text:p>
      <text:p text:style-name="P4">
Published Time: 2023-05-12T01:13:38+08:00</text:p>
      <text:p text:style-name="P4">
Modified Time: 2023-05-11 17:13:38Z</text:p>
      <text:p text:style-name="P4">
Description: 中国5月11日公布的官方数据显示，4月份的消费者价格指数(Consumer Price Index，CPI)的增长降到两年多来的最低水平，而生产者价格指数(Producer Price Index, PPI)的通缩加剧。这表明政府需要祭出更多的刺激措施来提振新冠病毒疫情后疲软的经济复苏。</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china-s-consumer-inflation-slows-to-over-2-year-low-factory-gate-deflation-deepens-20230511/7088538.html" text:style-name="Internet_20_link" text:visited-style-name="Visited_20_Internet_20_Link">
https://www.voachinese.com/a/china-s-consumer-inflation-slows-to-over-2-year-low-factory-gate-deflation-deepens-20230511/7088538.html</text:a>
</text:p>
      <!--NEWS-->
      <text:h text:style-name="P10" text:outline-level="1">
<text:span text:style-name="T4">
菲律宾外交善变风向 专家:美菲合作向东盟释放抗中信号</text:span>
</text:h>
      <text:p text:style-name="P4">
Author: chinese@voanews.com (向凌)</text:p>
      <text:p text:style-name="P4">
Publisher: 美国之音中文网 (Type: NewsMediaOrganization)</text:p>
      <text:p text:style-name="P4">
Published Time: 2023-05-12T01:30:13+08:00</text:p>
      <text:p text:style-name="P4">
Modified Time: 2023-05-11 17:30:13Z</text:p>
      <text:p text:style-name="P4">
Description: 菲律宾总统小马科斯在东盟峰会前夕表示，他将在会上寻求敲定《南海行为准则》(Conduct for the South China Sea)，并提出对台海局势的讨论，希望东盟能达成一致的立场。专家认为，美菲军事合作是向东盟国家传递美国强化印太合作围堵中国的强烈信号，菲律宾的美军基地在台海安全议题上发挥重要的功能。</text:p>
      <text:p text:style-name="P4">
Videos: []</text:p>
      <text:p text:style-name="P4">
Images: []</text:p>
      <text:p text:style-name="P4">
Categories: ['南中国海争端', '亚太', '美国', '军事']</text:p>
      <text:p text:style-name="P4">
Type: None</text:p>
      <!--METADATA-->
      <text:p text:style-name="P4">
NoneNone</text:p>
      <text:p text:style-name="P4">
Source: <text:a xlink:type="simple" xlink:href="https://www.voachinese.com/a/security-issues-in-the-south-china-sea-and-taiwan-strait-us-and-the-philippines-restart-joint-defense-20230511/7089267.html" text:style-name="Internet_20_link" text:visited-style-name="Visited_20_Internet_20_Link">
https://www.voachinese.com/a/security-issues-in-the-south-china-sea-and-taiwan-strait-us-and-the-philippines-restart-joint-defense-20230511/7089267.html</text:a>
</text:p>
      <!--NEWS-->
      <text:h text:style-name="P10" text:outline-level="1">
<text:span text:style-name="T4">
前香港立法会议员郭荣铿成立新智库 分析中国战略风险</text:span>
</text:h>
      <text:p text:style-name="P4">
Author: chinese@voanews.com (郑乐捷)</text:p>
      <text:p text:style-name="P4">
Publisher: 美国之音中文网 (Type: NewsMediaOrganization)</text:p>
      <text:p text:style-name="P4">
Published Time: 2023-05-12T02:50:26+08:00</text:p>
      <text:p text:style-name="P4">
Modified Time: 2023-05-11 18:50:26Z</text:p>
      <text:p text:style-name="P4">
Description: 正当中国在国内及国际上的动作越来越气势汹汹，外界无可避免要与中国接触，但亦会忧心有多方面的风险。前香港立法会法律界议员郭荣铿成立新智库，以风险的角度看中国，期望影响执政者的看法。</text:p>
      <text:p text:style-name="P4">
Videos: []</text:p>
      <text:p text:style-name="P4">
Images: []</text:p>
      <text:p text:style-name="P4">
Categories: ['港澳', '经济·金融·贸易', '中国']</text:p>
      <text:p text:style-name="P4">
Type: None</text:p>
      <!--METADATA-->
      <text:p text:style-name="P4">
NoneNone</text:p>
      <text:p text:style-name="P4">
Source: <text:a xlink:type="simple" xlink:href="https://www.voachinese.com/a/former-pro-democracy-hong-kong-lawmaker-dennis-kwok-sets-up-new-china-strategic-risks-think-tank-20230511/7089278.html" text:style-name="Internet_20_link" text:visited-style-name="Visited_20_Internet_20_Link">
https://www.voachinese.com/a/former-pro-democracy-hong-kong-lawmaker-dennis-kwok-sets-up-new-china-strategic-risks-think-tank-20230511/7089278.html</text:a>
</text:p>
      <!--NEWS-->
      <text:h text:style-name="P10" text:outline-level="1">
<text:span text:style-name="T4">
乌克兰收复地区残留地雷  乌农民遥控拖拉机排雷</text:span>
</text:h>
      <text:p text:style-name="P4">
Author: chinese@voanews.com (刘恩民)</text:p>
      <text:p text:style-name="P4">
Publisher: 美国之音中文网 (Type: Organization)</text:p>
      <text:p text:style-name="P4">
Published Time: 2023-05-12T04:00:30+08:00</text:p>
      <text:p text:style-name="P4">
Modified Time: 2023-05-11 20:00:30Z</text:p>
      <text:p text:style-name="P4">
Description: 乌克兰去年发动的反攻收复大片失地，然而俄军撤退的地区留下大片雷区，人工排雷预期需要花费数年的时间。时值播种期，农民克雷维佐夫决定不等待过度劳累的官方排雷人员帮助清理他的田地，他将拖拉机改装成无人的遥控拖拉机，并用从俄罗斯废弃坦克上拆下来的保护板装备他的拖拉机驶过雷区，来清除地雷。</text:p>
      <text:p text:style-name="P4">
Videos: []</text:p>
      <text:p text:style-name="P4">
Images: []</text:p>
      <text:p text:style-name="P4">
Categories: ['乌克兰局势', '军事', '每日视频新闻', '社媒-最IN视频']</text:p>
      <text:p text:style-name="P4">
Type: None</text:p>
      <!--METADATA-->
      <text:p text:style-name="P4">
NoneNone</text:p>
      <text:p text:style-name="P4">
Source: <text:a xlink:type="simple" xlink:href="https://www.voachinese.com/a/teams-clear-explosives-from-ukraine-s-mykolaiv-after-russian-retreat-20230512/7089489.html" text:style-name="Internet_20_link" text:visited-style-name="Visited_20_Internet_20_Link">
https://www.voachinese.com/a/teams-clear-explosives-from-ukraine-s-mykolaiv-after-russian-retreat-20230512/7089489.html</text:a>
</text:p>
      <!--NEWS-->
      <text:h text:style-name="P10" text:outline-level="1">
<text:span text:style-name="T4">
英国跨党派议员联署要求英政府协助移居港人取回强积金</text:span>
</text:h>
      <text:p text:style-name="P4">
Author: chinese@voanews.com (郑乐捷)</text:p>
      <text:p text:style-name="P4">
Publisher: 美国之音中文网 (Type: NewsMediaOrganization)</text:p>
      <text:p text:style-name="P4">
Published Time: 2023-05-12T04:28:42+08:00</text:p>
      <text:p text:style-name="P4">
Modified Time: 2023-05-11 20:39:52Z</text:p>
      <text:p text:style-name="P4">
Description: 大约15万香港人已经透过英国国民(海外)(BNO)签证移居到英国，但他们不能拿回平均数万美元的强制性公积金(“强积金”MPF)，令他们的移民生活更加困难。英国议员敦促英国商贸大臣庄敦文(Dominic Johnson)在访问香港时努力争取帮助港人拿回属于自己的积蓄。</text:p>
      <text:p text:style-name="P4">
Videos: []</text:p>
      <text:p text:style-name="P4">
Images: []</text:p>
      <text:p text:style-name="P4">
Categories: ['欧洲', '经济·金融·贸易', '港澳', '人权']</text:p>
      <text:p text:style-name="P4">
Type: None</text:p>
      <!--METADATA-->
      <text:p text:style-name="P4">
NoneNone</text:p>
      <text:p text:style-name="P4">
Source: <text:a xlink:type="simple" xlink:href="https://www.voachinese.com/a/uk-lawmakers-pressure-minister-to-help-moving-hongkongers-take-back-pensions-20230511/7089266.html" text:style-name="Internet_20_link" text:visited-style-name="Visited_20_Internet_20_Link">
https://www.voachinese.com/a/uk-lawmakers-pressure-minister-to-help-moving-hongkongers-take-back-pensions-20230511/7089266.html</text:a>
</text:p>
      <!--NEWS-->
      <text:h text:style-name="P10" text:outline-level="1">
<text:span text:style-name="T4">
英国向基辅提供远程导弹</text:span>
</text:h>
      <text:p text:style-name="P4">
Author: chinese@voanews.com (美国之音)</text:p>
      <text:p text:style-name="P4">
Publisher: 美国之音中文网 (Type: NewsMediaOrganization)</text:p>
      <text:p text:style-name="P4">
Published Time: 2023-05-12T04:49:03+08:00</text:p>
      <text:p text:style-name="P4">
Modified Time: 2023-05-11 20:49:03Z</text:p>
      <text:p text:style-name="P4">
Description: 英国国防大臣本·华莱士周四(5月11日)表示，英国将向乌克兰提供远程巡航导弹，以帮助其对抗俄罗斯历时14个月的入侵。</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latest-in-ukraine-britain-shipping-long-range-missiles-to-kyiv-20230511/7089509.html" text:style-name="Internet_20_link" text:visited-style-name="Visited_20_Internet_20_Link">
https://www.voachinese.com/a/latest-in-ukraine-britain-shipping-long-range-missiles-to-kyiv-20230511/7089509.html</text:a>
</text:p>
      <!--NEWS-->
      <text:h text:style-name="P10" text:outline-level="1">
<text:span text:style-name="T4">
“第42条”到期，美国将执行严格庇护措施，多数在边境等候移民将被驱逐</text:span>
</text:h>
      <text:p text:style-name="P4">
Author: chinese@voanews.com (艾琳·巴罗斯)</text:p>
      <text:p text:style-name="P4">
Publisher: 美国之音中文网 (Type: NewsMediaOrganization)</text:p>
      <text:p text:style-name="P4">
Published Time: 2023-05-12T05:18:21+08:00</text:p>
      <text:p text:style-name="P4">
Modified Time: 2023-05-11 21:51:47Z</text:p>
      <text:p text:style-name="P4">
Description: COVID-19大流行期间在美国-墨西哥边境执行的“第42条”(Title 42)法案星期四(5月11日)午夜到期，这项规定让美国政府得以迅速把移民驱逐回墨西哥或者他们的祖国。</text:p>
      <text:p text:style-name="P4">
Videos: []</text:p>
      <text:p text:style-name="P4">
Images: []</text:p>
      <text:p text:style-name="P4">
Categories: ['美国移民/难民议题', '美洲', '美国']</text:p>
      <text:p text:style-name="P4">
Type: None</text:p>
      <!--METADATA-->
      <text:p text:style-name="P4">
NoneNone</text:p>
      <text:p text:style-name="P4">
Source: <text:a xlink:type="simple" xlink:href="https://www.voachinese.com/a/s-title-42-ends-confusion-at-the-us-mexico-border-20230511/7089572.html" text:style-name="Internet_20_link" text:visited-style-name="Visited_20_Internet_20_Link">
https://www.voachinese.com/a/s-title-42-ends-confusion-at-the-us-mexico-border-20230511/7089572.html</text:a>
</text:p>
      <!--NEWS-->
      <text:h text:style-name="P10" text:outline-level="1">
<text:span text:style-name="T4">
中国银行贷款减少，物价引发对复苏的担忧，央行压力增加</text:span>
</text:h>
      <text:p text:style-name="P4">
Author: chinese@voanews.com (美国之音)</text:p>
      <text:p text:style-name="P4">
Publisher: 美国之音中文网 (Type: NewsMediaOrganization)</text:p>
      <text:p text:style-name="P4">
Published Time: 2023-05-12T05:40:09+08:00</text:p>
      <text:p text:style-name="P4">
Modified Time: 2023-05-11 21:40:09Z</text:p>
      <text:p text:style-name="P4">
Description: 4月份中国银行的新增贷款大幅下降程度远超预期，加剧了人们对疫情后经济复苏失去动力的担忧，并给央行放松政策带来了压力。</text:p>
      <text:p text:style-name="P4">
Videos: []</text:p>
      <text:p text:style-name="P4">
Images: []</text:p>
      <text:p text:style-name="P4">
Categories: ['中国', '经济·金融·贸易', '全球议题', '新冠疫情']</text:p>
      <text:p text:style-name="P4">
Type: None</text:p>
      <!--METADATA-->
      <text:p text:style-name="P4">
NoneNone</text:p>
      <text:p text:style-name="P4">
Source: <text:a xlink:type="simple" xlink:href="https://www.voachinese.com/a/slump-in-china-bank-loans-prices-raise-more-worries-about-recovery-adds-pressure-on-c-bank-20230511/7089553.html" text:style-name="Internet_20_link" text:visited-style-name="Visited_20_Internet_20_Link">
https://www.voachinese.com/a/slump-in-china-bank-loans-prices-raise-more-worries-about-recovery-adds-pressure-on-c-bank-20230511/7089553.html</text:a>
</text:p>
      <!--NEWS-->
      <text:h text:style-name="P10" text:outline-level="1">
<text:span text:style-name="T4">
巴基斯坦最高法院下令释放前总理汗</text:span>
</text:h>
      <text:p text:style-name="P4">
Author: chinese@voanews.com (古尔)</text:p>
      <text:p text:style-name="P4">
Publisher: 美国之音中文网 (Type: NewsMediaOrganization)</text:p>
      <text:p text:style-name="P4">
Published Time: 2023-05-12T06:05:39+08:00</text:p>
      <text:p text:style-name="P4">
Modified Time: 2023-05-11 22:05:39Z</text:p>
      <text:p text:style-name="P4">
Description: 巴基斯坦最高法院星期四下令释放前总理伊姆兰·汗（Imran Khan），汗被捕引发了全国范围的暴力抗议。</text:p>
      <text:p text:style-name="P4">
Videos: []</text:p>
      <text:p text:style-name="P4">
Images: []</text:p>
      <text:p text:style-name="P4">
Categories: ['亚太', '人权', '法律', '军事']</text:p>
      <text:p text:style-name="P4">
Type: None</text:p>
      <!--METADATA-->
      <text:p text:style-name="P4">
NoneNone</text:p>
      <text:p text:style-name="P4">
Source: <text:a xlink:type="simple" xlink:href="https://www.voachinese.com/a/pakistan-former-pm-ordered-released-20230511/7089632.html" text:style-name="Internet_20_link" text:visited-style-name="Visited_20_Internet_20_Link">
https://www.voachinese.com/a/pakistan-former-pm-ordered-released-20230511/7089632.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